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41000001C712FC943A70BE46D0.png" manifest:media-type="image/png"/>
  <manifest:file-entry manifest:full-path="Pictures/1000020100000341000001C751B99BA3F4D557D8.png" manifest:media-type="image/png"/>
  <manifest:file-entry manifest:full-path="Pictures/10000201000003450000033FC281F3072F99E9BC.png" manifest:media-type="image/png"/>
  <manifest:file-entry manifest:full-path="Pictures/10000201000003450000033F12B1C7A14ECBCB13.png" manifest:media-type="image/png"/>
  <manifest:file-entry manifest:full-path="Pictures/10000201000001620000001A36BF10B26C0B86FE.png" manifest:media-type="image/png"/>
  <manifest:file-entry manifest:full-path="Pictures/10000201000001630000003CC7E7B249B27F7C2A.png" manifest:media-type="image/png"/>
  <manifest:file-entry manifest:full-path="Pictures/1000020100000341000001C73FAA0576A502331F.png" manifest:media-type="image/png"/>
  <manifest:file-entry manifest:full-path="Pictures/1000020100000159000000489A4BC5A82D2A399E.png" manifest:media-type="image/png"/>
  <manifest:file-entry manifest:full-path="Pictures/100002010000014900000048F8FF5E669DB52218.png" manifest:media-type="image/png"/>
  <manifest:file-entry manifest:full-path="Pictures/10000201000001180000004215A4757CD2714021.png" manifest:media-type="image/png"/>
  <manifest:file-entry manifest:full-path="Pictures/100002010000014C0000004863BC5E872A6EBB72.png" manifest:media-type="image/png"/>
  <manifest:file-entry manifest:full-path="Pictures/1000020100000118000000462E2C42E13589D78B.png" manifest:media-type="image/png"/>
  <manifest:file-entry manifest:full-path="Pictures/10000201000001250000002186B93B97F5393F28.png" manifest:media-type="image/png"/>
  <manifest:file-entry manifest:full-path="Pictures/100002010000011B00000045C175B0574AD7DB8B.png" manifest:media-type="image/png"/>
  <manifest:file-entry manifest:full-path="Pictures/100002010000011800000045A2CB8658ACBB94D2.png" manifest:media-type="image/png"/>
  <manifest:file-entry manifest:full-path="Pictures/10000201000001180000004577C8F6503BFA39D8.png" manifest:media-type="image/png"/>
  <manifest:file-entry manifest:full-path="Pictures/10000201000001BE0000001BCBEF87E2B4894D66.png" manifest:media-type="image/png"/>
  <manifest:file-entry manifest:full-path="Pictures/100002010000010E0000004291DDCBE63D988D1A.png" manifest:media-type="image/png"/>
  <manifest:file-entry manifest:full-path="Pictures/100002010000015D00000024C8C06C64F2B6C7D7.png" manifest:media-type="image/png"/>
  <manifest:file-entry manifest:full-path="Pictures/10000201000000FC00000053618203A6790B7D49.png" manifest:media-type="image/png"/>
  <manifest:file-entry manifest:full-path="Pictures/10000201000000F900000054FCDD64D452F3CC8B.png" manifest:media-type="image/png"/>
  <manifest:file-entry manifest:full-path="Pictures/100002010000013300000025FCC967E62597E8A7.png" manifest:media-type="image/png"/>
  <manifest:file-entry manifest:full-path="Pictures/1000020100000184000000280DFA553FAA92F75C.png" manifest:media-type="image/png"/>
  <manifest:file-entry manifest:full-path="Pictures/10000201000001780000001326D2B4B69797BCDC.png" manifest:media-type="image/png"/>
  <manifest:file-entry manifest:full-path="Pictures/10000201000001A2000000139406B9ECFB4BF50E.png" manifest:media-type="image/png"/>
  <manifest:file-entry manifest:full-path="Pictures/100002010000015600000019AC041EE64F51EEAF.png" manifest:media-type="image/png"/>
  <manifest:file-entry manifest:full-path="Pictures/10000201000001550000006D7B37C867EF2D7EB5.png" manifest:media-type="image/png"/>
  <manifest:file-entry manifest:full-path="Pictures/10000201000001830000002562B908B93D0B4BD4.png" manifest:media-type="image/png"/>
  <manifest:file-entry manifest:full-path="Pictures/10000201000001BB000000175A3C5051709A7BB4.png" manifest:media-type="image/png"/>
  <manifest:file-entry manifest:full-path="Pictures/100002010000015B00000024E2CF5B7187C1EC3C.png" manifest:media-type="image/png"/>
  <manifest:file-entry manifest:full-path="Pictures/100002010000012B00000025B46B12F18E119231.png" manifest:media-type="image/png"/>
  <manifest:file-entry manifest:full-path="Pictures/100002010000012B0000002482EB47F8675B6639.png" manifest:media-type="image/png"/>
  <manifest:file-entry manifest:full-path="Pictures/10000201000001540000006DFB0F83EB46F07C2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ucida console" svg:font-family="'lucida console', sans-serif"/>
    <style:font-face style:name="Calibri" svg:font-family="Calibri" style:font-family-generic="swiss"/>
    <style:font-face style:name="Courier New" svg:font-family="'Courier New'" style:font-family-generic="swiss"/>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Calibri1" svg:font-family="Calibri" style:font-family-generic="swiss" style:font-pitch="variable"/>
    <style:font-face style:name="Microsoft YaHei" svg:font-family="'Microsoft YaHei'" style:font-adornments="Navadno"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GB" officeooo:rsid="001ad641" officeooo:paragraph-rsid="001ad641"/>
    </style:style>
    <style:style style:name="P2" style:family="paragraph" style:parent-style-name="Text_20_body">
      <style:text-properties fo:language="en" fo:country="GB" officeooo:rsid="001ad641" officeooo:paragraph-rsid="003579f5"/>
    </style:style>
    <style:style style:name="P3" style:family="paragraph" style:parent-style-name="Text_20_body">
      <style:text-properties fo:language="en" fo:country="GB" officeooo:rsid="001d3f96" officeooo:paragraph-rsid="001d3f96"/>
    </style:style>
    <style:style style:name="P4" style:family="paragraph" style:parent-style-name="Text_20_body">
      <style:text-properties fo:language="en" fo:country="GB" officeooo:rsid="002a4a45" officeooo:paragraph-rsid="003579f5"/>
    </style:style>
    <style:style style:name="P5" style:family="paragraph" style:parent-style-name="Text_20_body">
      <style:text-properties fo:language="en" fo:country="GB" officeooo:rsid="005c8913" officeooo:paragraph-rsid="005c8913"/>
    </style:style>
    <style:style style:name="P6" style:family="paragraph" style:parent-style-name="Text_20_body">
      <style:text-properties officeooo:paragraph-rsid="00276e3f"/>
    </style:style>
    <style:style style:name="P7" style:family="paragraph" style:parent-style-name="Text_20_body">
      <style:text-properties officeooo:rsid="002d114f" officeooo:paragraph-rsid="002ed235"/>
    </style:style>
    <style:style style:name="P8" style:family="paragraph" style:parent-style-name="Text_20_body">
      <style:text-properties officeooo:rsid="002d114f" officeooo:paragraph-rsid="004b203c"/>
    </style:style>
    <style:style style:name="P9" style:family="paragraph" style:parent-style-name="Text_20_body">
      <style:text-properties officeooo:rsid="00321465" officeooo:paragraph-rsid="00450321"/>
    </style:style>
    <style:style style:name="P10" style:family="paragraph" style:parent-style-name="Text_20_body">
      <style:text-properties officeooo:rsid="002dd681" officeooo:paragraph-rsid="006525dc"/>
    </style:style>
    <style:style style:name="P11" style:family="paragraph" style:parent-style-name="Text_20_body">
      <style:text-properties officeooo:rsid="006cc451" officeooo:paragraph-rsid="006cc451"/>
    </style:style>
    <style:style style:name="P12" style:family="paragraph" style:parent-style-name="Text_20_body">
      <style:text-properties officeooo:rsid="007731ec" officeooo:paragraph-rsid="007731ec"/>
    </style:style>
    <style:style style:name="P13" style:family="paragraph" style:parent-style-name="Text_20_body">
      <style:text-properties officeooo:rsid="007731ec" officeooo:paragraph-rsid="0148dff1"/>
    </style:style>
    <style:style style:name="P14" style:family="paragraph" style:parent-style-name="Text_20_body">
      <style:text-properties officeooo:rsid="0077b501" officeooo:paragraph-rsid="0077b501"/>
    </style:style>
    <style:style style:name="P15" style:family="paragraph" style:parent-style-name="Text_20_body">
      <style:text-properties officeooo:rsid="0077b501" officeooo:paragraph-rsid="009dd96f"/>
    </style:style>
    <style:style style:name="P16" style:family="paragraph" style:parent-style-name="Text_20_body">
      <style:text-properties officeooo:rsid="007ad5ff" officeooo:paragraph-rsid="007ad5ff"/>
    </style:style>
    <style:style style:name="P17" style:family="paragraph" style:parent-style-name="Text_20_body">
      <style:text-properties officeooo:rsid="003346c5" officeooo:paragraph-rsid="008a3dd2"/>
    </style:style>
    <style:style style:name="P18" style:family="paragraph" style:parent-style-name="Text_20_body">
      <style:text-properties officeooo:rsid="003346c5" officeooo:paragraph-rsid="00d2b4d0"/>
    </style:style>
    <style:style style:name="P19" style:family="paragraph" style:parent-style-name="Text_20_body">
      <style:text-properties officeooo:rsid="0056a167" officeooo:paragraph-rsid="0056a167"/>
    </style:style>
    <style:style style:name="P20" style:family="paragraph" style:parent-style-name="Text_20_body">
      <style:text-properties officeooo:rsid="008d6d3b" officeooo:paragraph-rsid="008d6d3b"/>
    </style:style>
    <style:style style:name="P21" style:family="paragraph" style:parent-style-name="Text_20_body">
      <style:text-properties fo:font-weight="normal" officeooo:rsid="0056a167" officeooo:paragraph-rsid="0056a167" style:font-weight-asian="normal" style:font-weight-complex="normal"/>
    </style:style>
    <style:style style:name="P22" style:family="paragraph" style:parent-style-name="Text_20_body">
      <style:text-properties fo:font-weight="normal" officeooo:rsid="009dd96f" officeooo:paragraph-rsid="00a31ccd" style:font-weight-asian="normal" style:font-weight-complex="normal"/>
    </style:style>
    <style:style style:name="P23" style:family="paragraph" style:parent-style-name="Text_20_body">
      <style:text-properties officeooo:rsid="009dd96f" officeooo:paragraph-rsid="009dd96f"/>
    </style:style>
    <style:style style:name="P24" style:family="paragraph" style:parent-style-name="Text_20_body">
      <style:text-properties fo:font-style="normal" fo:font-weight="normal" officeooo:rsid="007731ec" officeooo:paragraph-rsid="00aaeaff" style:font-style-asian="normal" style:font-weight-asian="normal" style:font-style-complex="normal" style:font-weight-complex="normal"/>
    </style:style>
    <style:style style:name="P25" style:family="paragraph" style:parent-style-name="Text_20_body">
      <style:text-properties officeooo:rsid="00a626f1" officeooo:paragraph-rsid="00a626f1"/>
    </style:style>
    <style:style style:name="P26" style:family="paragraph" style:parent-style-name="Text_20_body">
      <style:text-properties fo:font-weight="bold" officeooo:rsid="00ac51b4" officeooo:paragraph-rsid="00ac51b4" style:font-weight-asian="bold" style:font-weight-complex="bold"/>
    </style:style>
    <style:style style:name="P27" style:family="paragraph" style:parent-style-name="Text_20_body">
      <style:text-properties fo:font-weight="bold" officeooo:rsid="00ac51b4" officeooo:paragraph-rsid="00b92289" style:font-weight-asian="bold" style:font-weight-complex="bold"/>
    </style:style>
    <style:style style:name="P28" style:family="paragraph" style:parent-style-name="Text_20_body">
      <style:text-properties officeooo:rsid="00c2febe" officeooo:paragraph-rsid="00c3aa9f"/>
    </style:style>
    <style:style style:name="P29" style:family="paragraph" style:parent-style-name="Text_20_body">
      <style:text-properties officeooo:rsid="00c3aa9f" officeooo:paragraph-rsid="00c3aa9f"/>
    </style:style>
    <style:style style:name="P30" style:family="paragraph" style:parent-style-name="Text_20_body">
      <style:text-properties officeooo:paragraph-rsid="00c71b8d"/>
    </style:style>
    <style:style style:name="P31" style:family="paragraph" style:parent-style-name="Text_20_body">
      <style:text-properties officeooo:rsid="00c90937" officeooo:paragraph-rsid="00c90937"/>
    </style:style>
    <style:style style:name="P32" style:family="paragraph" style:parent-style-name="Text_20_body">
      <style:text-properties officeooo:rsid="00c90937" officeooo:paragraph-rsid="00ca8a76"/>
    </style:style>
    <style:style style:name="P33" style:family="paragraph" style:parent-style-name="Text_20_body">
      <style:text-properties officeooo:rsid="00cc7090" officeooo:paragraph-rsid="00cc7090"/>
    </style:style>
    <style:style style:name="P34" style:family="paragraph" style:parent-style-name="Text_20_body">
      <style:text-properties officeooo:rsid="00ce965d" officeooo:paragraph-rsid="00ce965d"/>
    </style:style>
    <style:style style:name="P35" style:family="paragraph" style:parent-style-name="Text_20_body">
      <style:text-properties officeooo:rsid="00d3c518" officeooo:paragraph-rsid="00d3c518"/>
    </style:style>
    <style:style style:name="P36" style:family="paragraph" style:parent-style-name="Text_20_body">
      <style:text-properties fo:color="#000000" officeooo:rsid="00c5972a" officeooo:paragraph-rsid="00c3aa9f"/>
    </style:style>
    <style:style style:name="P37" style:family="paragraph" style:parent-style-name="Text_20_body">
      <style:text-properties officeooo:paragraph-rsid="00dd1e1b"/>
    </style:style>
    <style:style style:name="P38" style:family="paragraph" style:parent-style-name="Text_20_body">
      <style:text-properties officeooo:rsid="00e55e3b" officeooo:paragraph-rsid="00e55e3b"/>
    </style:style>
    <style:style style:name="P39" style:family="paragraph" style:parent-style-name="Text_20_body">
      <style:text-properties officeooo:rsid="00e55e3b" officeooo:paragraph-rsid="011fdc72"/>
    </style:style>
    <style:style style:name="P40" style:family="paragraph" style:parent-style-name="Text_20_body">
      <style:text-properties officeooo:rsid="00dca22e" officeooo:paragraph-rsid="00dca22e"/>
    </style:style>
    <style:style style:name="P41" style:family="paragraph" style:parent-style-name="Text_20_body">
      <style:text-properties officeooo:rsid="00ec9319" officeooo:paragraph-rsid="00ec9319"/>
    </style:style>
    <style:style style:name="P42" style:family="paragraph" style:parent-style-name="Text_20_body">
      <style:text-properties officeooo:rsid="00eea60a" officeooo:paragraph-rsid="00eea60a"/>
    </style:style>
    <style:style style:name="P43" style:family="paragraph" style:parent-style-name="Text_20_body">
      <style:text-properties officeooo:rsid="00f6b412" officeooo:paragraph-rsid="00f894bd"/>
    </style:style>
    <style:style style:name="P44" style:family="paragraph" style:parent-style-name="Text_20_body">
      <style:text-properties officeooo:paragraph-rsid="00fe6dda"/>
    </style:style>
    <style:style style:name="P45" style:family="paragraph" style:parent-style-name="Text_20_body">
      <style:text-properties officeooo:rsid="00d2b4d0" officeooo:paragraph-rsid="0101d1b2"/>
    </style:style>
    <style:style style:name="P46" style:family="paragraph" style:parent-style-name="Text_20_body">
      <style:text-properties officeooo:rsid="00d2b4d0" officeooo:paragraph-rsid="00d2b4d0"/>
    </style:style>
    <style:style style:name="P47" style:family="paragraph" style:parent-style-name="Text_20_body">
      <style:text-properties officeooo:rsid="01104839" officeooo:paragraph-rsid="01104839"/>
    </style:style>
    <style:style style:name="P48" style:family="paragraph" style:parent-style-name="Text_20_body">
      <style:text-properties officeooo:rsid="011754a0" officeooo:paragraph-rsid="011754a0"/>
    </style:style>
    <style:style style:name="P49" style:family="paragraph" style:parent-style-name="Text_20_body">
      <style:text-properties officeooo:rsid="002254c8" officeooo:paragraph-rsid="002254c8"/>
    </style:style>
    <style:style style:name="P50" style:family="paragraph" style:parent-style-name="Text_20_body">
      <style:text-properties officeooo:rsid="00fe6dda" officeooo:paragraph-rsid="00fe6dda"/>
    </style:style>
    <style:style style:name="P51" style:family="paragraph" style:parent-style-name="Text_20_body">
      <style:text-properties officeooo:rsid="00ec3ff8" officeooo:paragraph-rsid="011fdc72"/>
    </style:style>
    <style:style style:name="P52" style:family="paragraph" style:parent-style-name="Text_20_body">
      <style:text-properties officeooo:rsid="00a97c34" officeooo:paragraph-rsid="00a97c34"/>
    </style:style>
    <style:style style:name="P53" style:family="paragraph" style:parent-style-name="Text_20_body">
      <style:text-properties fo:font-style="italic" fo:font-weight="bold" officeooo:rsid="013592be" officeooo:paragraph-rsid="013592be" style:font-style-asian="italic" style:font-weight-asian="bold" style:font-style-complex="italic" style:font-weight-complex="bold"/>
    </style:style>
    <style:style style:name="P54" style:family="paragraph" style:parent-style-name="Text_20_body">
      <style:text-properties officeooo:paragraph-rsid="01371297"/>
    </style:style>
    <style:style style:name="P55" style:family="paragraph" style:parent-style-name="Text_20_body">
      <style:text-properties officeooo:rsid="0095aa72" officeooo:paragraph-rsid="01371297"/>
    </style:style>
    <style:style style:name="P56" style:family="paragraph" style:parent-style-name="Text_20_body">
      <style:text-properties officeooo:paragraph-rsid="00b7e2e1"/>
    </style:style>
    <style:style style:name="P57" style:family="paragraph" style:parent-style-name="Text_20_body">
      <style:text-properties officeooo:rsid="01374d7e" officeooo:paragraph-rsid="01374d7e"/>
    </style:style>
    <style:style style:name="P58" style:family="paragraph" style:parent-style-name="Text_20_body">
      <style:text-properties officeooo:rsid="00f09d76" officeooo:paragraph-rsid="00f09d76"/>
    </style:style>
    <style:style style:name="P59" style:family="paragraph" style:parent-style-name="Text_20_body">
      <style:text-properties officeooo:rsid="014745da" officeooo:paragraph-rsid="014745da"/>
    </style:style>
    <style:style style:name="P60" style:family="paragraph" style:parent-style-name="Text_20_body">
      <style:text-properties officeooo:paragraph-rsid="014f812a"/>
    </style:style>
    <style:style style:name="P61" style:family="paragraph" style:parent-style-name="Text_20_body">
      <style:text-properties officeooo:paragraph-rsid="0073284d"/>
    </style:style>
    <style:style style:name="P62" style:family="paragraph" style:parent-style-name="Text_20_body">
      <style:text-properties officeooo:rsid="0129bc7c" officeooo:paragraph-rsid="015b0299"/>
    </style:style>
    <style:style style:name="P63" style:family="paragraph" style:parent-style-name="Text_20_body">
      <style:text-properties officeooo:rsid="01915db3" officeooo:paragraph-rsid="01915db3"/>
    </style:style>
    <style:style style:name="P64" style:family="paragraph" style:parent-style-name="Text_20_body">
      <style:text-properties officeooo:paragraph-rsid="01928171"/>
    </style:style>
    <style:style style:name="P65" style:family="paragraph" style:parent-style-name="Text_20_body">
      <style:text-properties officeooo:paragraph-rsid="0193e924"/>
    </style:style>
    <style:style style:name="P66" style:family="paragraph" style:parent-style-name="Text_20_body">
      <style:text-properties officeooo:paragraph-rsid="01b02106"/>
    </style:style>
    <style:style style:name="P67" style:family="paragraph" style:parent-style-name="Text_20_body">
      <style:text-properties officeooo:paragraph-rsid="01b344a7"/>
    </style:style>
    <style:style style:name="P68" style:family="paragraph" style:parent-style-name="Text_20_body">
      <style:text-properties officeooo:rsid="01b02106" officeooo:paragraph-rsid="01b819f2"/>
    </style:style>
    <style:style style:name="P69" style:family="paragraph" style:parent-style-name="Text_20_body">
      <style:text-properties officeooo:paragraph-rsid="01b83b37"/>
    </style:style>
    <style:style style:name="P70" style:family="paragraph" style:parent-style-name="Text_20_body">
      <style:text-properties officeooo:paragraph-rsid="01bdff22"/>
    </style:style>
    <style:style style:name="P71" style:family="paragraph" style:parent-style-name="Text_20_body">
      <style:text-properties officeooo:paragraph-rsid="01bf2112"/>
    </style:style>
    <style:style style:name="P72" style:family="paragraph" style:parent-style-name="Text_20_body">
      <style:text-properties officeooo:paragraph-rsid="01c15903"/>
    </style:style>
    <style:style style:name="P73" style:family="paragraph" style:parent-style-name="Text_20_body">
      <style:text-properties officeooo:paragraph-rsid="01c2dda8"/>
    </style:style>
    <style:style style:name="P74" style:family="paragraph" style:parent-style-name="Text_20_body">
      <style:text-properties officeooo:paragraph-rsid="01c49ff8"/>
    </style:style>
    <style:style style:name="P75" style:family="paragraph" style:parent-style-name="Text_20_body">
      <style:text-properties officeooo:paragraph-rsid="01c5d077"/>
    </style:style>
    <style:style style:name="P76" style:family="paragraph" style:parent-style-name="Text_20_body">
      <style:text-properties officeooo:paragraph-rsid="01db80ae"/>
    </style:style>
    <style:style style:name="P77" style:family="paragraph" style:parent-style-name="Text_20_body">
      <style:text-properties officeooo:paragraph-rsid="01e0e00f"/>
    </style:style>
    <style:style style:name="P78" style:family="paragraph" style:parent-style-name="Text_20_body">
      <style:text-properties officeooo:paragraph-rsid="01e125ed"/>
    </style:style>
    <style:style style:name="P79" style:family="paragraph" style:parent-style-name="Text_20_body">
      <style:text-properties officeooo:rsid="00c32a4e" officeooo:paragraph-rsid="00c3aa9f"/>
    </style:style>
    <style:style style:name="P80" style:family="paragraph" style:parent-style-name="Text_20_body">
      <style:text-properties officeooo:rsid="01e8328f" officeooo:paragraph-rsid="01e8328f"/>
    </style:style>
    <style:style style:name="P81" style:family="paragraph" style:parent-style-name="Text_20_body">
      <style:text-properties officeooo:paragraph-rsid="01eaf057"/>
    </style:style>
    <style:style style:name="P82" style:family="paragraph" style:parent-style-name="Text_20_body">
      <style:text-properties style:font-name="Cambria1" officeooo:rsid="01dd9964" officeooo:paragraph-rsid="01dd9964"/>
    </style:style>
    <style:style style:name="P83" style:family="paragraph" style:parent-style-name="Text_20_body">
      <style:text-properties officeooo:paragraph-rsid="01ece228"/>
    </style:style>
    <style:style style:name="P84" style:family="paragraph" style:parent-style-name="Text_20_body">
      <style:text-properties officeooo:paragraph-rsid="01f07fbd"/>
    </style:style>
    <style:style style:name="P85" style:family="paragraph" style:parent-style-name="Text_20_body">
      <style:text-properties officeooo:rsid="01f5b6c1" officeooo:paragraph-rsid="01f5b6c1"/>
    </style:style>
    <style:style style:name="P86" style:family="paragraph" style:parent-style-name="Text_20_body">
      <style:text-properties officeooo:paragraph-rsid="01fdf9cb"/>
    </style:style>
    <style:style style:name="P87" style:family="paragraph" style:parent-style-name="Text_20_body">
      <style:text-properties officeooo:paragraph-rsid="01fe15e1"/>
    </style:style>
    <style:style style:name="P88" style:family="paragraph" style:parent-style-name="Subtitle">
      <style:text-properties officeooo:rsid="0058bb13" officeooo:paragraph-rsid="0058bb13"/>
    </style:style>
    <style:style style:name="P89" style:family="paragraph" style:parent-style-name="Title">
      <style:text-properties fo:language="en" fo:country="GB" officeooo:rsid="001ad641" officeooo:paragraph-rsid="001ad641"/>
    </style:style>
    <style:style style:name="P90" style:family="paragraph" style:parent-style-name="Text_20_body">
      <style:paragraph-properties fo:margin-left="1.251cm" fo:margin-right="0cm" fo:text-indent="0cm" style:auto-text-indent="false"/>
      <style:text-properties officeooo:paragraph-rsid="00fe6dda"/>
    </style:style>
    <style:style style:name="P91" style:family="paragraph" style:parent-style-name="Text_20_body">
      <style:paragraph-properties fo:margin-left="1.251cm" fo:margin-right="0cm" fo:text-indent="0cm" style:auto-text-indent="false"/>
      <style:text-properties officeooo:paragraph-rsid="01371297"/>
    </style:style>
    <style:style style:name="P92"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rsid="013be36b" officeooo:paragraph-rsid="01590453"/>
    </style:style>
    <style:style style:name="P93"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590453"/>
    </style:style>
    <style:style style:name="P94"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5dd84e"/>
    </style:style>
    <style:style style:name="P95"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756299"/>
    </style:style>
    <style:style style:name="P96"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c3db13"/>
    </style:style>
    <style:style style:name="P97" style:family="paragraph" style:parent-style-name="Text_20_body">
      <style:paragraph-properties fo:margin-left="1.251cm" fo:margin-right="0cm" fo:margin-top="0cm" fo:margin-bottom="0cm" loext:contextual-spacing="false" fo:text-indent="0cm" style:auto-text-indent="false" style:writing-mode="page"/>
      <style:text-properties officeooo:rsid="01726878" officeooo:paragraph-rsid="01726878"/>
    </style:style>
    <style:style style:name="P98" style:family="paragraph" style:parent-style-name="Text_20_body">
      <style:paragraph-properties fo:margin-left="1.251cm" fo:margin-right="0cm" fo:margin-top="0cm" fo:margin-bottom="0cm" loext:contextual-spacing="false" fo:text-indent="0cm" style:auto-text-indent="false" style:writing-mode="page"/>
      <style:text-properties officeooo:rsid="0075ce6d" officeooo:paragraph-rsid="0157afbe"/>
    </style:style>
    <style:style style:name="P99" style:family="paragraph" style:parent-style-name="Text_20_body">
      <style:paragraph-properties fo:margin-left="1.251cm" fo:margin-right="0cm" fo:margin-top="0cm" fo:margin-bottom="0cm" loext:contextual-spacing="false" fo:text-indent="0cm" style:auto-text-indent="false" style:writing-mode="page"/>
      <style:text-properties officeooo:paragraph-rsid="0157afbe"/>
    </style:style>
    <style:style style:name="P100"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writing-mode="page">
        <style:tab-stops>
          <style:tab-stop style:position="0.203cm"/>
        </style:tab-stops>
      </style:paragraph-properties>
      <style:text-properties officeooo:rsid="013be36b" officeooo:paragraph-rsid="01590453"/>
    </style:style>
    <style:style style:name="P101"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writing-mode="page"/>
      <style:text-properties officeooo:rsid="013be36b" officeooo:paragraph-rsid="01590453"/>
    </style:style>
    <style:style style:name="P102" style:family="paragraph" style:parent-style-name="Text_20_body">
      <style:paragraph-properties fo:margin-top="0cm" fo:margin-bottom="0cm" loext:contextual-spacing="false" style:writing-mode="page"/>
      <style:text-properties fo:font-size="8pt" officeooo:rsid="00a1aa6f" officeooo:paragraph-rsid="00a1aa6f" style:font-size-asian="8pt" style:font-size-complex="8pt"/>
    </style:style>
    <style:style style:name="P103" style:family="paragraph" style:parent-style-name="Text_20_body">
      <style:paragraph-properties fo:margin-top="0cm" fo:margin-bottom="0cm" loext:contextual-spacing="false" style:writing-mode="page"/>
      <style:text-properties officeooo:paragraph-rsid="018660bb"/>
    </style:style>
    <style:style style:name="P104" style:family="paragraph" style:parent-style-name="Text_20_body">
      <style:paragraph-properties fo:margin-top="0cm" fo:margin-bottom="0cm" loext:contextual-spacing="false" style:writing-mode="page"/>
      <style:text-properties officeooo:paragraph-rsid="019ba5e3"/>
    </style:style>
    <style:style style:name="P105" style:family="paragraph" style:parent-style-name="Text_20_body">
      <style:paragraph-properties fo:margin-top="0cm" fo:margin-bottom="0cm" loext:contextual-spacing="false" style:writing-mode="page"/>
      <style:text-properties officeooo:paragraph-rsid="01a20aa5"/>
    </style:style>
    <style:style style:name="P106" style:family="paragraph" style:parent-style-name="Text_20_body">
      <style:paragraph-properties fo:margin-top="0cm" fo:margin-bottom="0cm" loext:contextual-spacing="false" style:writing-mode="page"/>
      <style:text-properties officeooo:paragraph-rsid="01b02106"/>
    </style:style>
    <style:style style:name="P107" style:family="paragraph" style:parent-style-name="Text_20_body">
      <style:paragraph-properties fo:margin-top="0cm" fo:margin-bottom="0cm" loext:contextual-spacing="false" style:writing-mode="page"/>
      <style:text-properties officeooo:paragraph-rsid="01b344a7"/>
    </style:style>
    <style:style style:name="P108" style:family="paragraph" style:parent-style-name="Text_20_body">
      <style:paragraph-properties fo:margin-top="0cm" fo:margin-bottom="0cm" loext:contextual-spacing="false" style:writing-mode="page"/>
      <style:text-properties officeooo:paragraph-rsid="01bfb9b6"/>
    </style:style>
    <style:style style:name="P109" style:family="paragraph" style:parent-style-name="Text_20_body">
      <style:paragraph-properties fo:margin-top="0cm" fo:margin-bottom="0cm" loext:contextual-spacing="false" style:writing-mode="page"/>
      <style:text-properties officeooo:paragraph-rsid="01c2dda8"/>
    </style:style>
    <style:style style:name="P110" style:family="paragraph" style:parent-style-name="Text_20_body">
      <style:paragraph-properties fo:margin-top="0cm" fo:margin-bottom="0cm" loext:contextual-spacing="false" style:writing-mode="page"/>
      <style:text-properties officeooo:paragraph-rsid="01c88b7e"/>
    </style:style>
    <style:style style:name="P111" style:family="paragraph" style:parent-style-name="Text_20_body">
      <style:paragraph-properties fo:margin-top="0cm" fo:margin-bottom="0cm" loext:contextual-spacing="false" style:writing-mode="page"/>
      <style:text-properties officeooo:paragraph-rsid="01c5d077"/>
    </style:style>
    <style:style style:name="P112" style:family="paragraph" style:parent-style-name="Text_20_body">
      <style:paragraph-properties fo:margin-top="0cm" fo:margin-bottom="0cm" loext:contextual-spacing="false" style:writing-mode="page"/>
      <style:text-properties officeooo:paragraph-rsid="01e759dd"/>
    </style:style>
    <style:style style:name="P113" style:family="paragraph" style:parent-style-name="Standard">
      <style:paragraph-properties fo:margin-top="0cm" fo:margin-bottom="0cm" loext:contextual-spacing="false" style:writing-mode="page"/>
      <style:text-properties officeooo:paragraph-rsid="01a20aa5"/>
    </style:style>
    <style:style style:name="P114" style:family="paragraph" style:parent-style-name="Text_20_body">
      <style:paragraph-properties fo:margin-left="0cm" fo:margin-right="0cm" fo:text-indent="0cm" style:auto-text-indent="false"/>
      <style:text-properties officeooo:paragraph-rsid="01371297"/>
    </style:style>
    <style:style style:name="P115" style:family="paragraph" style:parent-style-name="Text_20_body">
      <style:paragraph-properties fo:margin-left="0cm" fo:margin-right="0cm" fo:text-indent="0cm" style:auto-text-indent="false"/>
      <style:text-properties officeooo:paragraph-rsid="015f689a"/>
    </style:style>
    <style:style style:name="P116"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13be36b" officeooo:paragraph-rsid="0148dff1"/>
    </style:style>
    <style:style style:name="P117" style:family="paragraph" style:parent-style-name="Contents_20_2">
      <style:paragraph-properties fo:margin-left="0cm" fo:margin-right="0cm" fo:text-indent="0cm" style:auto-text-indent="false">
        <style:tab-stops>
          <style:tab-stop style:position="16.501cm" style:type="right" style:leader-style="dotted" style:leader-text="."/>
        </style:tab-stops>
      </style:paragraph-properties>
      <style:text-properties fo:language="en" fo:country="GB" officeooo:rsid="001ad641" officeooo:paragraph-rsid="001ad641"/>
    </style:style>
    <style:style style:name="P118" style:family="paragraph" style:parent-style-name="Text_20_body">
      <style:paragraph-properties fo:margin-left="0cm" fo:margin-right="0cm" fo:margin-top="0cm" fo:margin-bottom="0.25cm" loext:contextual-spacing="false" fo:text-indent="0cm" style:auto-text-indent="false" style:writing-mode="page"/>
      <style:text-properties officeooo:paragraph-rsid="01988d12"/>
    </style:style>
    <style:style style:name="P119" style:family="paragraph" style:parent-style-name="Text_20_body">
      <style:paragraph-properties fo:margin-top="0cm" fo:margin-bottom="0.25cm" loext:contextual-spacing="false" style:writing-mode="page"/>
      <style:text-properties officeooo:paragraph-rsid="019ac6cc"/>
    </style:style>
    <style:style style:name="P120" style:family="paragraph" style:parent-style-name="Text_20_body">
      <style:paragraph-properties fo:margin-top="0cm" fo:margin-bottom="0.25cm" loext:contextual-spacing="false" style:writing-mode="page"/>
      <style:text-properties officeooo:paragraph-rsid="019d2326"/>
    </style:style>
    <style:style style:name="P121" style:family="paragraph" style:parent-style-name="Text_20_body">
      <style:paragraph-properties fo:margin-top="0cm" fo:margin-bottom="0.25cm" loext:contextual-spacing="false" style:writing-mode="page"/>
      <style:text-properties officeooo:rsid="01a0f668" officeooo:paragraph-rsid="01a0f668"/>
    </style:style>
    <style:style style:name="P122" style:family="paragraph" style:parent-style-name="Contents_20_Heading">
      <style:paragraph-properties fo:break-before="page"/>
    </style:style>
    <style:style style:name="P123" style:family="paragraph" style:parent-style-name="Contents_20_1">
      <style:paragraph-properties>
        <style:tab-stops>
          <style:tab-stop style:position="17cm" style:type="right" style:leader-style="dotted" style:leader-text="."/>
        </style:tab-stops>
      </style:paragraph-properties>
    </style:style>
    <style:style style:name="P124" style:family="paragraph" style:parent-style-name="Contents_20_2">
      <style:paragraph-properties>
        <style:tab-stops>
          <style:tab-stop style:position="16.501cm" style:type="right" style:leader-style="dotted" style:leader-text="."/>
        </style:tab-stops>
      </style:paragraph-properties>
    </style:style>
    <style:style style:name="P125" style:family="paragraph" style:parent-style-name="Contents_20_3">
      <style:paragraph-properties>
        <style:tab-stops>
          <style:tab-stop style:position="16.002cm" style:type="right" style:leader-style="dotted" style:leader-text="."/>
        </style:tab-stops>
      </style:paragraph-properties>
    </style:style>
    <style:style style:name="P126" style:family="paragraph" style:parent-style-name="Standard" style:list-style-name="L9">
      <style:paragraph-properties fo:margin-top="0cm" fo:margin-bottom="0cm" loext:contextual-spacing="false" style:writing-mode="page"/>
      <style:text-properties officeooo:paragraph-rsid="01a20aa5"/>
    </style:style>
    <style:style style:name="P127" style:family="paragraph" style:parent-style-name="Heading_20_1">
      <style:paragraph-properties fo:break-before="page"/>
      <style:text-properties fo:language="en" fo:country="GB" officeooo:rsid="001ad641" officeooo:paragraph-rsid="001ad641"/>
    </style:style>
    <style:style style:name="P128" style:family="paragraph" style:parent-style-name="Heading_20_1" style:list-style-name="">
      <style:paragraph-properties fo:break-before="page"/>
      <style:text-properties officeooo:rsid="009d430e" officeooo:paragraph-rsid="009d430e"/>
    </style:style>
    <style:style style:name="P129" style:family="paragraph" style:parent-style-name="Heading_20_1" style:list-style-name="">
      <style:paragraph-properties fo:break-before="page"/>
      <style:text-properties officeooo:rsid="01846a8a" officeooo:paragraph-rsid="01846a8a"/>
    </style:style>
    <style:style style:name="P130" style:family="paragraph" style:parent-style-name="Heading_20_1">
      <style:paragraph-properties fo:break-before="page"/>
      <style:text-properties officeooo:rsid="009b5d84" officeooo:paragraph-rsid="009b5d84"/>
    </style:style>
    <style:style style:name="P131" style:family="paragraph" style:parent-style-name="Heading_20_1" style:list-style-name="">
      <style:paragraph-properties fo:break-before="page"/>
      <style:text-properties officeooo:paragraph-rsid="016b1537"/>
    </style:style>
    <style:style style:name="P132" style:family="paragraph" style:parent-style-name="Heading_20_1">
      <style:paragraph-properties fo:break-before="page"/>
      <style:text-properties officeooo:paragraph-rsid="015721ee"/>
    </style:style>
    <style:style style:name="P133" style:family="paragraph" style:parent-style-name="Heading_20_2">
      <style:text-properties officeooo:rsid="00208405" officeooo:paragraph-rsid="00208405"/>
    </style:style>
    <style:style style:name="P134" style:family="paragraph" style:parent-style-name="Heading_20_2">
      <style:text-properties officeooo:rsid="002904d5" officeooo:paragraph-rsid="002904d5"/>
    </style:style>
    <style:style style:name="P135" style:family="paragraph" style:parent-style-name="Heading_20_2">
      <style:text-properties officeooo:rsid="008d6d3b" officeooo:paragraph-rsid="008d6d3b"/>
    </style:style>
    <style:style style:name="P136" style:family="paragraph" style:parent-style-name="Heading_20_2">
      <style:text-properties officeooo:rsid="0077b501" officeooo:paragraph-rsid="0077b501"/>
    </style:style>
    <style:style style:name="P137" style:family="paragraph" style:parent-style-name="Heading_20_2">
      <style:text-properties officeooo:rsid="018660bb" officeooo:paragraph-rsid="018660bb"/>
    </style:style>
    <style:style style:name="P138" style:family="paragraph" style:parent-style-name="Heading_20_2">
      <style:text-properties officeooo:rsid="018f7f9a" officeooo:paragraph-rsid="018f7f9a"/>
    </style:style>
    <style:style style:name="P139" style:family="paragraph" style:parent-style-name="Heading_20_2">
      <style:text-properties officeooo:paragraph-rsid="01b70cf9"/>
    </style:style>
    <style:style style:name="P140" style:family="paragraph" style:parent-style-name="Heading_20_2">
      <style:text-properties officeooo:paragraph-rsid="01ebc1fc"/>
    </style:style>
    <style:style style:name="P141" style:family="paragraph" style:parent-style-name="Heading_20_2">
      <style:text-properties officeooo:rsid="0127fb24" officeooo:paragraph-rsid="0127fb24"/>
    </style:style>
    <style:style style:name="P142" style:family="paragraph" style:parent-style-name="Heading_20_2" style:list-style-name="L26">
      <style:text-properties officeooo:paragraph-rsid="0201499e"/>
    </style:style>
    <style:style style:name="P143" style:family="paragraph" style:parent-style-name="Heading_20_2">
      <style:text-properties officeooo:paragraph-rsid="0157afbe"/>
    </style:style>
    <style:style style:name="P144" style:family="paragraph" style:parent-style-name="Heading_20_2">
      <style:paragraph-properties fo:break-before="page"/>
      <style:text-properties officeooo:rsid="00c29bc8" officeooo:paragraph-rsid="00c3aa9f"/>
    </style:style>
    <style:style style:name="P145" style:family="paragraph" style:parent-style-name="Heading_20_3">
      <style:text-properties officeooo:rsid="00321465" officeooo:paragraph-rsid="006410fc"/>
    </style:style>
    <style:style style:name="P146" style:family="paragraph" style:parent-style-name="Heading_20_3">
      <style:text-properties officeooo:rsid="00321465" officeooo:paragraph-rsid="00468423"/>
    </style:style>
    <style:style style:name="P147" style:family="paragraph" style:parent-style-name="Heading_20_3">
      <style:text-properties officeooo:rsid="00321465" officeooo:paragraph-rsid="0056a167"/>
    </style:style>
    <style:style style:name="P148" style:family="paragraph" style:parent-style-name="Heading_20_3">
      <style:text-properties officeooo:rsid="00b70cb2" officeooo:paragraph-rsid="00b70cb2"/>
    </style:style>
    <style:style style:name="P149" style:family="paragraph" style:parent-style-name="Heading_20_3">
      <style:text-properties officeooo:paragraph-rsid="01371297"/>
    </style:style>
    <style:style style:name="P150" style:family="paragraph" style:parent-style-name="Heading_20_3">
      <style:text-properties officeooo:rsid="00f8bc86" officeooo:paragraph-rsid="00f8bc86"/>
    </style:style>
    <style:style style:name="P151" style:family="paragraph" style:parent-style-name="Heading_20_3">
      <style:text-properties officeooo:rsid="00c2febe" officeooo:paragraph-rsid="00c3aa9f"/>
    </style:style>
    <style:style style:name="P152" style:family="paragraph" style:parent-style-name="Heading_20_3">
      <style:text-properties officeooo:rsid="00c3aa9f" officeooo:paragraph-rsid="00c3aa9f"/>
    </style:style>
    <style:style style:name="P153" style:family="paragraph" style:parent-style-name="Heading_20_3">
      <style:text-properties officeooo:rsid="00c71b8d" officeooo:paragraph-rsid="00c71b8d"/>
    </style:style>
    <style:style style:name="P154" style:family="paragraph" style:parent-style-name="Heading_20_3">
      <style:text-properties officeooo:rsid="00cc7090" officeooo:paragraph-rsid="00cc7090"/>
    </style:style>
    <style:style style:name="P155" style:family="paragraph" style:parent-style-name="Heading_20_3">
      <style:text-properties officeooo:rsid="00d3c518" officeooo:paragraph-rsid="00d3c518"/>
    </style:style>
    <style:style style:name="P156" style:family="paragraph" style:parent-style-name="Heading_20_3">
      <style:text-properties officeooo:rsid="007ad5ff" officeooo:paragraph-rsid="007ad5ff"/>
    </style:style>
    <style:style style:name="P157" style:family="paragraph" style:parent-style-name="Heading_20_3">
      <style:text-properties officeooo:rsid="0077b501" officeooo:paragraph-rsid="0077b501"/>
    </style:style>
    <style:style style:name="P158" style:family="paragraph" style:parent-style-name="Heading_20_3">
      <style:text-properties fo:font-style="normal" fo:font-weight="bold" style:font-style-asian="normal" style:font-weight-asian="bold" style:font-style-complex="normal" style:font-weight-complex="bold"/>
    </style:style>
    <style:style style:name="P159" style:family="paragraph" style:parent-style-name="Heading_20_3">
      <style:text-properties officeooo:rsid="0096e8fa" officeooo:paragraph-rsid="0096e8fa"/>
    </style:style>
    <style:style style:name="P160" style:family="paragraph" style:parent-style-name="Heading_20_3">
      <style:text-properties officeooo:rsid="00ce965d" officeooo:paragraph-rsid="00ce965d"/>
    </style:style>
    <style:style style:name="P161" style:family="paragraph" style:parent-style-name="Heading_20_3">
      <style:text-properties officeooo:rsid="01104839" officeooo:paragraph-rsid="01104839"/>
    </style:style>
    <style:style style:name="P162" style:family="paragraph" style:parent-style-name="Heading_20_3">
      <style:text-properties officeooo:paragraph-rsid="00b46ffc"/>
    </style:style>
    <style:style style:name="P163" style:family="paragraph" style:parent-style-name="Heading_20_3">
      <style:text-properties officeooo:rsid="01915db3" officeooo:paragraph-rsid="01915db3"/>
    </style:style>
    <style:style style:name="P164" style:family="paragraph" style:parent-style-name="Heading_20_3">
      <style:text-properties officeooo:paragraph-rsid="0191996d"/>
    </style:style>
    <style:style style:name="P165" style:family="paragraph" style:parent-style-name="Heading_20_3">
      <style:text-properties officeooo:rsid="01b3277a" officeooo:paragraph-rsid="01b3277a"/>
    </style:style>
    <style:style style:name="P166" style:family="paragraph" style:parent-style-name="Heading_20_3">
      <style:text-properties officeooo:paragraph-rsid="01b344a7"/>
    </style:style>
    <style:style style:name="P167" style:family="paragraph" style:parent-style-name="Heading_20_3">
      <style:text-properties officeooo:paragraph-rsid="01bfc74e"/>
    </style:style>
    <style:style style:name="P168" style:family="paragraph" style:parent-style-name="Heading_20_3">
      <style:text-properties officeooo:paragraph-rsid="01e125ed"/>
    </style:style>
    <style:style style:name="P169" style:family="paragraph" style:parent-style-name="Heading_20_3">
      <style:text-properties officeooo:rsid="01d99ce8" officeooo:paragraph-rsid="01d99ce8"/>
    </style:style>
    <style:style style:name="P170" style:family="paragraph" style:parent-style-name="Heading_20_3">
      <style:text-properties officeooo:rsid="00f6b412" officeooo:paragraph-rsid="00f6b412"/>
    </style:style>
    <style:style style:name="P171" style:family="paragraph" style:parent-style-name="Heading_20_3">
      <style:paragraph-properties fo:margin-top="0cm" fo:margin-bottom="0.25cm" loext:contextual-spacing="false" style:writing-mode="page"/>
      <style:text-properties officeooo:paragraph-rsid="019f1131"/>
    </style:style>
    <style:style style:name="P172"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1fe15e1" style:font-name-asian="Microsoft YaHei" style:font-size-asian="14.1000003814697pt" style:font-weight-asian="bold" style:font-name-complex="Mangal" style:font-size-complex="14.1000003814697pt" style:font-weight-complex="bold"/>
    </style:style>
    <style:style style:name="P173" style:family="paragraph" style:parent-style-name="Text_20_body" style:list-style-name="L1">
      <style:text-properties officeooo:rsid="00426a23" officeooo:paragraph-rsid="00426a23"/>
    </style:style>
    <style:style style:name="P174" style:family="paragraph" style:parent-style-name="Text_20_body" style:list-style-name="L1">
      <style:text-properties officeooo:rsid="00864443" officeooo:paragraph-rsid="0130af73"/>
    </style:style>
    <style:style style:name="P175" style:family="paragraph" style:parent-style-name="Text_20_body" style:list-style-name="L1">
      <style:text-properties officeooo:rsid="012d7818" officeooo:paragraph-rsid="012d7818"/>
    </style:style>
    <style:style style:name="P176" style:family="paragraph" style:parent-style-name="Text_20_body" style:list-style-name="L1">
      <style:text-properties officeooo:rsid="00623afb" officeooo:paragraph-rsid="00623afb"/>
    </style:style>
    <style:style style:name="P177" style:family="paragraph" style:parent-style-name="Text_20_body" style:list-style-name="L1">
      <style:text-properties officeooo:rsid="0068348f" officeooo:paragraph-rsid="0068348f"/>
    </style:style>
    <style:style style:name="P178" style:family="paragraph" style:parent-style-name="Text_20_body" style:list-style-name="L1">
      <style:text-properties officeooo:rsid="0069e9d8" officeooo:paragraph-rsid="0069e9d8"/>
    </style:style>
    <style:style style:name="P179" style:family="paragraph" style:parent-style-name="Text_20_body" style:list-style-name="L1">
      <style:text-properties officeooo:rsid="0077b501" officeooo:paragraph-rsid="0077b501"/>
    </style:style>
    <style:style style:name="P180" style:family="paragraph" style:parent-style-name="Text_20_body" style:list-style-name="L1">
      <style:text-properties officeooo:rsid="00880eb5" officeooo:paragraph-rsid="00880eb5"/>
    </style:style>
    <style:style style:name="P181" style:family="paragraph" style:parent-style-name="Text_20_body" style:list-style-name="L1">
      <style:text-properties officeooo:rsid="012dc4d6" officeooo:paragraph-rsid="012dc4d6"/>
    </style:style>
    <style:style style:name="P182" style:family="paragraph" style:parent-style-name="Text_20_body" style:list-style-name="L1">
      <style:text-properties officeooo:rsid="01327046" officeooo:paragraph-rsid="01327046"/>
    </style:style>
    <style:style style:name="P183" style:family="paragraph" style:parent-style-name="Text_20_body" style:list-style-name="L1">
      <style:text-properties fo:font-weight="normal" officeooo:rsid="016a16f7" officeooo:paragraph-rsid="016a16f7" style:font-weight-asian="normal" style:font-weight-complex="normal"/>
    </style:style>
    <style:style style:name="P184" style:family="paragraph" style:parent-style-name="Text_20_body" style:list-style-name="L2">
      <style:text-properties officeooo:paragraph-rsid="01371297"/>
    </style:style>
    <style:style style:name="P185" style:family="paragraph" style:parent-style-name="Text_20_body" style:list-style-name="L2">
      <style:text-properties officeooo:rsid="00832a4d" officeooo:paragraph-rsid="01371297"/>
    </style:style>
    <style:style style:name="P186" style:family="paragraph" style:parent-style-name="Text_20_body" style:list-style-name="L2">
      <style:text-properties officeooo:rsid="0090cba2" officeooo:paragraph-rsid="01371297"/>
    </style:style>
    <style:style style:name="P187" style:family="paragraph" style:parent-style-name="Text_20_body" style:list-style-name="L4"/>
    <style:style style:name="P188" style:family="paragraph" style:parent-style-name="Text_20_body" style:list-style-name="L10">
      <style:text-properties officeooo:paragraph-rsid="015f689a"/>
    </style:style>
    <style:style style:name="P189" style:family="paragraph" style:parent-style-name="Text_20_body" style:list-style-name="L15">
      <style:text-properties officeooo:paragraph-rsid="01e125ed"/>
    </style:style>
    <style:style style:name="P190" style:family="paragraph" style:parent-style-name="Text_20_body" style:list-style-name="L15">
      <style:text-properties officeooo:paragraph-rsid="01eaf057"/>
    </style:style>
    <style:style style:name="P191" style:family="paragraph" style:parent-style-name="Text_20_body" style:list-style-name="L16"/>
    <style:style style:name="P192" style:family="paragraph" style:parent-style-name="Text_20_body" style:list-style-name="L16">
      <style:text-properties officeooo:paragraph-rsid="01f07fbd"/>
    </style:style>
    <style:style style:name="P193" style:family="paragraph" style:parent-style-name="Text_20_body" style:list-style-name="L17">
      <style:text-properties officeooo:rsid="01f5b6c1" officeooo:paragraph-rsid="01f5b6c1"/>
    </style:style>
    <style:style style:name="P194" style:family="paragraph" style:parent-style-name="Text_20_body" style:list-style-name="L18"/>
    <style:style style:name="P195" style:family="paragraph" style:parent-style-name="Text_20_body" style:list-style-name="L19">
      <style:text-properties officeooo:paragraph-rsid="01fe15e1"/>
    </style:style>
    <style:style style:name="P196" style:family="paragraph" style:parent-style-name="Text_20_body" style:list-style-name="L19">
      <style:text-properties officeooo:paragraph-rsid="01ff822c"/>
    </style:style>
    <style:style style:name="P197" style:family="paragraph" style:parent-style-name="Text_20_body" style:list-style-name="L20">
      <style:text-properties officeooo:paragraph-rsid="00f894bd"/>
    </style:style>
    <style:style style:name="P198" style:family="paragraph" style:parent-style-name="Text_20_body" style:list-style-name="L20">
      <style:text-properties officeooo:paragraph-rsid="01240b22"/>
    </style:style>
    <style:style style:name="P199" style:family="paragraph" style:parent-style-name="Text_20_body" style:list-style-name="L20">
      <style:text-properties officeooo:paragraph-rsid="01247e20"/>
    </style:style>
    <style:style style:name="P200" style:family="paragraph" style:parent-style-name="Text_20_body" style:list-style-name="L20">
      <style:text-properties officeooo:rsid="010d400b" officeooo:paragraph-rsid="01247e20"/>
    </style:style>
    <style:style style:name="P201" style:family="paragraph" style:parent-style-name="Text_20_body" style:list-style-name="L3">
      <style:paragraph-properties fo:margin-top="0cm" fo:margin-bottom="0cm" loext:contextual-spacing="false" style:writing-mode="page"/>
      <style:text-properties fo:font-size="8pt" officeooo:rsid="00a1aa6f" officeooo:paragraph-rsid="00a1aa6f" style:font-size-asian="8pt" style:font-size-complex="8pt"/>
    </style:style>
    <style:style style:name="P202" style:family="paragraph" style:parent-style-name="Text_20_body" style:list-style-name="L3">
      <style:paragraph-properties fo:margin-top="0cm" fo:margin-bottom="0cm" loext:contextual-spacing="false" style:writing-mode="page"/>
      <style:text-properties fo:font-size="8pt" officeooo:rsid="00a1aa6f" officeooo:paragraph-rsid="00be3508" style:font-size-asian="8pt" style:font-size-complex="8pt"/>
    </style:style>
    <style:style style:name="P203" style:family="paragraph" style:parent-style-name="Text_20_body" style:list-style-name="L3">
      <style:paragraph-properties fo:margin-top="0cm" fo:margin-bottom="0cm" loext:contextual-spacing="false" style:writing-mode="page"/>
      <style:text-properties fo:font-size="8pt" officeooo:rsid="00a1aa6f" officeooo:paragraph-rsid="00bee94b" style:font-size-asian="8pt" style:font-size-complex="8pt"/>
    </style:style>
    <style:style style:name="P204" style:family="paragraph" style:parent-style-name="Text_20_body" style:list-style-name="L5">
      <style:paragraph-properties fo:margin-top="0cm" fo:margin-bottom="0cm" loext:contextual-spacing="false" style:writing-mode="page"/>
      <style:text-properties officeooo:rsid="013be36b" officeooo:paragraph-rsid="018660bb"/>
    </style:style>
    <style:style style:name="P205" style:family="paragraph" style:parent-style-name="Text_20_body" style:list-style-name="L10">
      <style:paragraph-properties fo:margin-top="0cm" fo:margin-bottom="0cm" loext:contextual-spacing="false" style:writing-mode="page"/>
      <style:text-properties officeooo:rsid="013be36b" officeooo:paragraph-rsid="01614cc4"/>
    </style:style>
    <style:style style:name="P206" style:family="paragraph" style:parent-style-name="Text_20_body" style:list-style-name="L10">
      <style:paragraph-properties fo:margin-top="0cm" fo:margin-bottom="0cm" loext:contextual-spacing="false" style:writing-mode="page"/>
      <style:text-properties officeooo:rsid="013be36b" officeooo:paragraph-rsid="0161f1b3"/>
    </style:style>
    <style:style style:name="P207" style:family="paragraph" style:parent-style-name="Text_20_body" style:list-style-name="L21">
      <style:paragraph-properties fo:margin-top="0cm" fo:margin-bottom="0cm" loext:contextual-spacing="false" style:writing-mode="page"/>
      <style:text-properties officeooo:rsid="013be36b" officeooo:paragraph-rsid="01614cc4"/>
    </style:style>
    <style:style style:name="P208" style:family="paragraph" style:parent-style-name="Text_20_body" style:list-style-name="L24">
      <style:paragraph-properties fo:margin-top="0cm" fo:margin-bottom="0cm" loext:contextual-spacing="false" style:writing-mode="page"/>
      <style:text-properties officeooo:rsid="013be36b" officeooo:paragraph-rsid="017d0c09"/>
    </style:style>
    <style:style style:name="P209" style:family="paragraph" style:parent-style-name="Text_20_body" style:list-style-name="L24">
      <style:paragraph-properties fo:margin-top="0cm" fo:margin-bottom="0cm" loext:contextual-spacing="false" style:writing-mode="page"/>
      <style:text-properties officeooo:rsid="013be36b" officeooo:paragraph-rsid="01cd5823"/>
    </style:style>
    <style:style style:name="P210" style:family="paragraph" style:parent-style-name="Text_20_body" style:list-style-name="L24">
      <style:paragraph-properties fo:margin-top="0cm" fo:margin-bottom="0cm" loext:contextual-spacing="false" style:writing-mode="page"/>
      <style:text-properties officeooo:rsid="013be36b" officeooo:paragraph-rsid="01815499"/>
    </style:style>
    <style:style style:name="P211" style:family="paragraph" style:parent-style-name="Text_20_body" style:list-style-name="L5">
      <style:paragraph-properties fo:margin-top="0cm" fo:margin-bottom="0cm" loext:contextual-spacing="false" style:writing-mode="page"/>
      <style:text-properties officeooo:paragraph-rsid="018660bb"/>
    </style:style>
    <style:style style:name="P212" style:family="paragraph" style:parent-style-name="Text_20_body" style:list-style-name="L6">
      <style:paragraph-properties fo:margin-top="0cm" fo:margin-bottom="0cm" loext:contextual-spacing="false" style:writing-mode="page"/>
      <style:text-properties officeooo:paragraph-rsid="0194ecb8"/>
    </style:style>
    <style:style style:name="P213" style:family="paragraph" style:parent-style-name="Text_20_body" style:list-style-name="L7">
      <style:paragraph-properties fo:margin-top="0cm" fo:margin-bottom="0cm" loext:contextual-spacing="false" style:writing-mode="page"/>
      <style:text-properties officeooo:paragraph-rsid="01989467"/>
    </style:style>
    <style:style style:name="P214" style:family="paragraph" style:parent-style-name="Text_20_body" style:list-style-name="L10">
      <style:paragraph-properties fo:margin-top="0cm" fo:margin-bottom="0cm" loext:contextual-spacing="false" style:writing-mode="page"/>
      <style:text-properties officeooo:paragraph-rsid="01b02106"/>
    </style:style>
    <style:style style:name="P215" style:family="paragraph" style:parent-style-name="Text_20_body" style:list-style-name="L10">
      <style:paragraph-properties fo:margin-top="0cm" fo:margin-bottom="0cm" loext:contextual-spacing="false" style:writing-mode="page"/>
      <style:text-properties officeooo:paragraph-rsid="0166baec"/>
    </style:style>
    <style:style style:name="P216" style:family="paragraph" style:parent-style-name="Text_20_body" style:list-style-name="L10">
      <style:paragraph-properties fo:margin-top="0cm" fo:margin-bottom="0cm" loext:contextual-spacing="false" style:writing-mode="page"/>
      <style:text-properties officeooo:paragraph-rsid="0176ae1a"/>
    </style:style>
    <style:style style:name="P217" style:family="paragraph" style:parent-style-name="Text_20_body" style:list-style-name="L10">
      <style:paragraph-properties fo:margin-top="0cm" fo:margin-bottom="0cm" loext:contextual-spacing="false" style:writing-mode="page"/>
      <style:text-properties officeooo:paragraph-rsid="01780baa"/>
    </style:style>
    <style:style style:name="P218" style:family="paragraph" style:parent-style-name="Text_20_body" style:list-style-name="L10">
      <style:paragraph-properties fo:margin-top="0cm" fo:margin-bottom="0cm" loext:contextual-spacing="false" style:writing-mode="page"/>
      <style:text-properties officeooo:paragraph-rsid="017a7d58"/>
    </style:style>
    <style:style style:name="P219" style:family="paragraph" style:parent-style-name="Text_20_body" style:list-style-name="L11">
      <style:paragraph-properties fo:margin-top="0cm" fo:margin-bottom="0cm" loext:contextual-spacing="false" style:writing-mode="page"/>
      <style:text-properties officeooo:paragraph-rsid="01b344a7"/>
    </style:style>
    <style:style style:name="P220" style:family="paragraph" style:parent-style-name="Text_20_body" style:list-style-name="L12">
      <style:paragraph-properties fo:margin-top="0cm" fo:margin-bottom="0cm" loext:contextual-spacing="false" style:writing-mode="page"/>
      <style:text-properties officeooo:paragraph-rsid="01bfb9b6"/>
    </style:style>
    <style:style style:name="P221" style:family="paragraph" style:parent-style-name="Text_20_body" style:list-style-name="L12">
      <style:paragraph-properties fo:margin-top="0cm" fo:margin-bottom="0cm" loext:contextual-spacing="false" style:writing-mode="page"/>
      <style:text-properties officeooo:paragraph-rsid="01c2dda8"/>
    </style:style>
    <style:style style:name="P222" style:family="paragraph" style:parent-style-name="Text_20_body" style:list-style-name="L13">
      <style:paragraph-properties fo:margin-top="0cm" fo:margin-bottom="0cm" loext:contextual-spacing="false" style:writing-mode="page"/>
      <style:text-properties officeooo:paragraph-rsid="01e759dd"/>
    </style:style>
    <style:style style:name="P223" style:family="paragraph" style:parent-style-name="Text_20_body" style:list-style-name="L14">
      <style:paragraph-properties fo:margin-top="0cm" fo:margin-bottom="0cm" loext:contextual-spacing="false" style:writing-mode="page"/>
      <style:text-properties officeooo:paragraph-rsid="01c88b7e"/>
    </style:style>
    <style:style style:name="P224" style:family="paragraph" style:parent-style-name="Text_20_body" style:list-style-name="L14">
      <style:paragraph-properties fo:margin-top="0cm" fo:margin-bottom="0cm" loext:contextual-spacing="false" style:writing-mode="page"/>
      <style:text-properties officeooo:paragraph-rsid="01c75073"/>
    </style:style>
    <style:style style:name="P225" style:family="paragraph" style:parent-style-name="Text_20_body" style:list-style-name="L10">
      <style:paragraph-properties fo:margin-top="0cm" fo:margin-bottom="0cm" loext:contextual-spacing="false" style:writing-mode="page"/>
      <style:text-properties fo:font-weight="bold" officeooo:rsid="01614cc4" officeooo:paragraph-rsid="01614cc4" style:font-weight-asian="bold" style:font-weight-complex="bold"/>
    </style:style>
    <style:style style:name="P226" style:family="paragraph" style:parent-style-name="Text_20_body" style:list-style-name="L10">
      <style:paragraph-properties fo:margin-top="0cm" fo:margin-bottom="0cm" loext:contextual-spacing="false" style:writing-mode="page"/>
      <style:text-properties officeooo:rsid="01614cc4" officeooo:paragraph-rsid="01614cc4"/>
    </style:style>
    <style:style style:name="P227" style:family="paragraph" style:parent-style-name="Text_20_body" style:list-style-name="L10">
      <style:paragraph-properties fo:margin-top="0cm" fo:margin-bottom="0cm" loext:contextual-spacing="false" style:writing-mode="page"/>
      <style:text-properties officeooo:rsid="01614cc4" officeooo:paragraph-rsid="01726878"/>
    </style:style>
    <style:style style:name="P228" style:family="paragraph" style:parent-style-name="Text_20_body" style:list-style-name="L10">
      <style:paragraph-properties fo:margin-top="0cm" fo:margin-bottom="0cm" loext:contextual-spacing="false" style:writing-mode="page"/>
      <style:text-properties officeooo:rsid="01614cc4" officeooo:paragraph-rsid="0175b8d7"/>
    </style:style>
    <style:style style:name="P229" style:family="paragraph" style:parent-style-name="Text_20_body" style:list-style-name="L22">
      <style:paragraph-properties fo:margin-top="0cm" fo:margin-bottom="0cm" loext:contextual-spacing="false" style:writing-mode="page"/>
      <style:text-properties officeooo:rsid="01726878" officeooo:paragraph-rsid="01726878"/>
    </style:style>
    <style:style style:name="P230" style:family="paragraph" style:parent-style-name="Text_20_body" style:list-style-name="L22">
      <style:paragraph-properties fo:margin-top="0cm" fo:margin-bottom="0cm" loext:contextual-spacing="false" style:writing-mode="page"/>
      <style:text-properties officeooo:paragraph-rsid="01726878"/>
    </style:style>
    <style:style style:name="P231" style:family="paragraph" style:parent-style-name="Text_20_body" style:list-style-name="L23">
      <style:paragraph-properties fo:margin-top="0cm" fo:margin-bottom="0cm" loext:contextual-spacing="false" style:writing-mode="page"/>
      <style:text-properties officeooo:paragraph-rsid="01726878"/>
    </style:style>
    <style:style style:name="P232" style:family="paragraph" style:parent-style-name="Text_20_body" style:list-style-name="L10">
      <style:paragraph-properties fo:margin-top="0cm" fo:margin-bottom="0cm" loext:contextual-spacing="false" style:writing-mode="page"/>
      <style:text-properties officeooo:rsid="017430fe" officeooo:paragraph-rsid="017430fe"/>
    </style:style>
    <style:style style:name="P233" style:family="paragraph" style:parent-style-name="Text_20_body" style:list-style-name="L25">
      <style:paragraph-properties fo:margin-top="0cm" fo:margin-bottom="0cm" loext:contextual-spacing="false" style:writing-mode="page"/>
      <style:text-properties officeooo:paragraph-rsid="017f3201"/>
    </style:style>
    <style:style style:name="P234" style:family="paragraph" style:parent-style-name="Text_20_body" style:list-style-name="L25">
      <style:paragraph-properties fo:margin-top="0cm" fo:margin-bottom="0cm" loext:contextual-spacing="false" style:writing-mode="page"/>
      <style:text-properties officeooo:paragraph-rsid="0180031f"/>
    </style:style>
    <style:style style:name="P235" style:family="paragraph" style:parent-style-name="Text_20_body" style:list-style-name="L25">
      <style:paragraph-properties fo:margin-top="0cm" fo:margin-bottom="0cm" loext:contextual-spacing="false" style:writing-mode="page"/>
      <style:text-properties officeooo:paragraph-rsid="0182076b"/>
    </style:style>
    <style:style style:name="P236" style:family="paragraph" style:parent-style-name="Text_20_body" style:list-style-name="L25">
      <style:paragraph-properties fo:margin-top="0cm" fo:margin-bottom="0cm" loext:contextual-spacing="false" style:writing-mode="page"/>
      <style:text-properties officeooo:paragraph-rsid="01d41c8d"/>
    </style:style>
    <style:style style:name="P237" style:family="paragraph" style:parent-style-name="Text_20_body" style:list-style-name="L25">
      <style:paragraph-properties fo:margin-top="0cm" fo:margin-bottom="0cm" loext:contextual-spacing="false" style:writing-mode="page"/>
      <style:text-properties officeooo:paragraph-rsid="01d655ca"/>
    </style:style>
    <style:style style:name="P238" style:family="paragraph" style:parent-style-name="Text_20_body" style:list-style-name="L25">
      <style:paragraph-properties fo:margin-top="0cm" fo:margin-bottom="0cm" loext:contextual-spacing="false" style:writing-mode="page"/>
      <style:text-properties officeooo:paragraph-rsid="01d854b3"/>
    </style:style>
    <style:style style:name="P239" style:family="paragraph" style:parent-style-name="Text_20_body">
      <style:paragraph-properties fo:margin-top="0cm" fo:margin-bottom="0cm" loext:contextual-spacing="false" style:writing-mode="page"/>
      <style:text-properties officeooo:paragraph-rsid="02036d95"/>
    </style:style>
    <style:style style:name="P240" style:family="paragraph" style:parent-style-name="Text_20_body" style:list-style-name="L4">
      <style:paragraph-properties fo:margin-top="0cm" fo:margin-bottom="0cm" loext:contextual-spacing="false"/>
    </style:style>
    <style:style style:name="P241" style:family="paragraph" style:parent-style-name="Text_20_body" style:list-style-name="L8">
      <style:paragraph-properties fo:margin-top="0cm" fo:margin-bottom="0.25cm" loext:contextual-spacing="false" style:writing-mode="page"/>
      <style:text-properties officeooo:paragraph-rsid="019d2326"/>
    </style:style>
    <style:style style:name="T1" style:family="text">
      <style:text-properties officeooo:rsid="001bd669"/>
    </style:style>
    <style:style style:name="T2" style:family="text">
      <style:text-properties officeooo:rsid="00208b8b"/>
    </style:style>
    <style:style style:name="T3" style:family="text">
      <style:text-properties officeooo:rsid="00222414"/>
    </style:style>
    <style:style style:name="T4" style:family="text">
      <style:text-properties officeooo:rsid="0022865f"/>
    </style:style>
    <style:style style:name="T5" style:family="text">
      <style:text-properties officeooo:rsid="00276e3f"/>
    </style:style>
    <style:style style:name="T6" style:family="text">
      <style:text-properties officeooo:rsid="002a4a45"/>
    </style:style>
    <style:style style:name="T7" style:family="text">
      <style:text-properties officeooo:rsid="002dd681"/>
    </style:style>
    <style:style style:name="T8" style:family="text">
      <style:text-properties fo:font-weight="bold" style:font-weight-asian="bold" style:font-weight-complex="bold"/>
    </style:style>
    <style:style style:name="T9" style:family="text">
      <style:text-properties fo:font-weight="bold" officeooo:rsid="002dd681" style:font-weight-asian="bold" style:font-weight-complex="bold"/>
    </style:style>
    <style:style style:name="T10" style:family="text">
      <style:text-properties fo:font-weight="bold" officeooo:rsid="00450321" style:font-weight-asian="bold" style:font-weight-complex="bold"/>
    </style:style>
    <style:style style:name="T11" style:family="text">
      <style:text-properties fo:font-weight="bold" officeooo:rsid="00468423" style:font-weight-asian="bold" style:font-weight-complex="bold"/>
    </style:style>
    <style:style style:name="T12" style:family="text">
      <style:text-properties fo:font-weight="bold" officeooo:rsid="004e3083" style:font-weight-asian="bold" style:font-weight-complex="bold"/>
    </style:style>
    <style:style style:name="T13" style:family="text">
      <style:text-properties fo:font-weight="bold" officeooo:rsid="0056a167" style:font-weight-asian="bold" style:font-weight-complex="bold"/>
    </style:style>
    <style:style style:name="T14" style:family="text">
      <style:text-properties fo:font-weight="bold" officeooo:rsid="006410fc" style:font-weight-asian="bold" style:font-weight-complex="bold"/>
    </style:style>
    <style:style style:name="T15" style:family="text">
      <style:text-properties fo:font-weight="bold" officeooo:rsid="00793116" style:font-weight-asian="bold" style:font-weight-complex="bold"/>
    </style:style>
    <style:style style:name="T16" style:family="text">
      <style:text-properties fo:font-weight="bold" officeooo:rsid="007a40c1" style:font-weight-asian="bold" style:font-weight-complex="bold"/>
    </style:style>
    <style:style style:name="T17" style:family="text">
      <style:text-properties fo:font-weight="bold" officeooo:rsid="007bcdd6" style:font-weight-asian="bold" style:font-weight-complex="bold"/>
    </style:style>
    <style:style style:name="T18" style:family="text">
      <style:text-properties fo:font-weight="bold" officeooo:rsid="00832a4d" style:font-weight-asian="bold" style:font-weight-complex="bold"/>
    </style:style>
    <style:style style:name="T19" style:family="text">
      <style:text-properties fo:font-weight="bold" officeooo:rsid="00c29bc8" style:font-weight-asian="bold" style:font-weight-complex="bold"/>
    </style:style>
    <style:style style:name="T20" style:family="text">
      <style:text-properties fo:font-weight="bold" officeooo:rsid="00d6e91e" style:font-weight-asian="bold" style:font-weight-complex="bold"/>
    </style:style>
    <style:style style:name="T21" style:family="text">
      <style:text-properties fo:font-weight="bold" officeooo:rsid="00db1c6d" style:font-weight-asian="bold" style:font-weight-complex="bold"/>
    </style:style>
    <style:style style:name="T22" style:family="text">
      <style:text-properties fo:font-weight="bold" officeooo:rsid="01112df2" style:font-weight-asian="bold" style:font-weight-complex="bold"/>
    </style:style>
    <style:style style:name="T23" style:family="text">
      <style:text-properties fo:font-weight="bold" officeooo:rsid="011d9ad9" style:font-weight-asian="bold" style:font-weight-complex="bold"/>
    </style:style>
    <style:style style:name="T24" style:family="text">
      <style:text-properties fo:font-weight="bold" officeooo:rsid="0130af73" style:font-weight-asian="bold" style:font-weight-complex="bold"/>
    </style:style>
    <style:style style:name="T25" style:family="text">
      <style:text-properties fo:font-weight="bold" officeooo:rsid="00b48bcd" style:font-weight-asian="bold" style:font-weight-complex="bold"/>
    </style:style>
    <style:style style:name="T26" style:family="text">
      <style:text-properties fo:font-weight="bold" officeooo:rsid="018ad0b1" style:font-weight-asian="bold" style:font-weight-complex="bold"/>
    </style:style>
    <style:style style:name="T27" style:family="text">
      <style:text-properties fo:font-weight="bold" officeooo:rsid="01936e29" style:font-weight-asian="bold" style:font-weight-complex="bold"/>
    </style:style>
    <style:style style:name="T28" style:family="text">
      <style:text-properties fo:font-weight="bold" officeooo:rsid="01b02106" style:font-weight-asian="bold" style:font-weight-complex="bold"/>
    </style:style>
    <style:style style:name="T29" style:family="text">
      <style:text-properties fo:font-weight="bold" officeooo:rsid="01e088dc" style:font-weight-asian="bold" style:font-weight-complex="bold"/>
    </style:style>
    <style:style style:name="T30" style:family="text">
      <style:text-properties fo:font-weight="bold" officeooo:rsid="01e125ed" style:font-weight-asian="bold" style:font-weight-complex="bold"/>
    </style:style>
    <style:style style:name="T31" style:family="text">
      <style:text-properties fo:font-weight="normal" style:font-weight-asian="normal" style:font-weight-complex="normal"/>
    </style:style>
    <style:style style:name="T32" style:family="text">
      <style:text-properties fo:font-weight="normal" officeooo:rsid="002dd681" style:font-weight-asian="normal" style:font-weight-complex="normal"/>
    </style:style>
    <style:style style:name="T33" style:family="text">
      <style:text-properties fo:font-weight="normal" officeooo:rsid="00478f7f" style:font-weight-asian="normal" style:font-weight-complex="normal"/>
    </style:style>
    <style:style style:name="T34" style:family="text">
      <style:text-properties fo:font-weight="normal" officeooo:rsid="0047ae22" style:font-weight-asian="normal" style:font-weight-complex="normal"/>
    </style:style>
    <style:style style:name="T35" style:family="text">
      <style:text-properties fo:font-weight="normal" officeooo:rsid="004b203c" style:font-weight-asian="normal" style:font-weight-complex="normal"/>
    </style:style>
    <style:style style:name="T36" style:family="text">
      <style:text-properties fo:font-weight="normal" officeooo:rsid="004d01a1" style:font-weight-asian="normal" style:font-weight-complex="normal"/>
    </style:style>
    <style:style style:name="T37" style:family="text">
      <style:text-properties fo:font-weight="normal" officeooo:rsid="0052d5c7" style:font-weight-asian="normal" style:font-weight-complex="normal"/>
    </style:style>
    <style:style style:name="T38" style:family="text">
      <style:text-properties fo:font-weight="normal" officeooo:rsid="0053ab48" style:font-weight-asian="normal" style:font-weight-complex="normal"/>
    </style:style>
    <style:style style:name="T39" style:family="text">
      <style:text-properties fo:font-weight="normal" officeooo:rsid="00557657" style:font-weight-asian="normal" style:font-weight-complex="normal"/>
    </style:style>
    <style:style style:name="T40" style:family="text">
      <style:text-properties fo:font-weight="normal" officeooo:rsid="00587bbc" style:font-weight-asian="normal" style:font-weight-complex="normal"/>
    </style:style>
    <style:style style:name="T41" style:family="text">
      <style:text-properties fo:font-weight="normal" officeooo:rsid="006410fc" style:font-weight-asian="normal" style:font-weight-complex="normal"/>
    </style:style>
    <style:style style:name="T42" style:family="text">
      <style:text-properties fo:font-weight="normal" officeooo:rsid="006525dc" style:font-weight-asian="normal" style:font-weight-complex="normal"/>
    </style:style>
    <style:style style:name="T43" style:family="text">
      <style:text-properties fo:font-weight="normal" officeooo:rsid="00793116" style:font-weight-asian="normal" style:font-weight-complex="normal"/>
    </style:style>
    <style:style style:name="T44" style:family="text">
      <style:text-properties fo:font-weight="normal" officeooo:rsid="007bcdd6" style:font-weight-asian="normal" style:font-weight-complex="normal"/>
    </style:style>
    <style:style style:name="T45" style:family="text">
      <style:text-properties fo:font-weight="normal" officeooo:rsid="007daa58" style:font-weight-asian="normal" style:font-weight-complex="normal"/>
    </style:style>
    <style:style style:name="T46" style:family="text">
      <style:text-properties fo:font-weight="normal" officeooo:rsid="00832a4d" style:font-weight-asian="normal" style:font-weight-complex="normal"/>
    </style:style>
    <style:style style:name="T47" style:family="text">
      <style:text-properties fo:font-weight="normal" officeooo:rsid="009dd96f" style:font-weight-asian="normal" style:font-weight-complex="normal"/>
    </style:style>
    <style:style style:name="T48" style:family="text">
      <style:text-properties fo:font-weight="normal" officeooo:rsid="00ac51b4" style:font-weight-asian="normal" style:font-weight-complex="normal"/>
    </style:style>
    <style:style style:name="T49" style:family="text">
      <style:text-properties fo:font-weight="normal" officeooo:rsid="00b115a4" style:font-weight-asian="normal" style:font-weight-complex="normal"/>
    </style:style>
    <style:style style:name="T50" style:family="text">
      <style:text-properties fo:font-weight="normal" officeooo:rsid="00db1c6d" style:font-weight-asian="normal" style:font-weight-complex="normal"/>
    </style:style>
    <style:style style:name="T51" style:family="text">
      <style:text-properties fo:font-weight="normal" officeooo:rsid="00df08a9" style:font-weight-asian="normal" style:font-weight-complex="normal"/>
    </style:style>
    <style:style style:name="T52" style:family="text">
      <style:text-properties fo:font-weight="normal" officeooo:rsid="00ec9319" style:font-weight-asian="normal" style:font-weight-complex="normal"/>
    </style:style>
    <style:style style:name="T53" style:family="text">
      <style:text-properties fo:font-weight="normal" officeooo:rsid="011f68bb" style:font-weight-asian="normal" style:font-weight-complex="normal"/>
    </style:style>
    <style:style style:name="T54" style:family="text">
      <style:text-properties fo:font-weight="normal" officeooo:rsid="00b48bcd" style:font-weight-asian="normal" style:font-weight-complex="normal"/>
    </style:style>
    <style:style style:name="T55" style:family="text">
      <style:text-properties fo:font-weight="normal" officeooo:rsid="013be36b" style:font-weight-asian="normal" style:font-weight-complex="normal"/>
    </style:style>
    <style:style style:name="T56" style:family="text">
      <style:text-properties fo:font-weight="normal" officeooo:rsid="0176ae1a" style:font-weight-asian="normal" style:font-weight-complex="normal"/>
    </style:style>
    <style:style style:name="T57" style:family="text">
      <style:text-properties fo:font-weight="normal" officeooo:rsid="018ad0b1" style:font-weight-asian="normal" style:font-weight-complex="normal"/>
    </style:style>
    <style:style style:name="T58" style:family="text">
      <style:text-properties fo:font-weight="normal" officeooo:rsid="01780baa" style:font-weight-asian="normal" style:font-weight-complex="normal"/>
    </style:style>
    <style:style style:name="T59" style:family="text">
      <style:text-properties fo:font-weight="normal" officeooo:rsid="01e088dc" style:font-weight-asian="normal" style:font-weight-complex="normal"/>
    </style:style>
    <style:style style:name="T60" style:family="text">
      <style:text-properties fo:font-weight="normal" officeooo:rsid="01e125ed" style:font-weight-asian="normal" style:font-weight-complex="normal"/>
    </style:style>
    <style:style style:name="T61" style:family="text">
      <style:text-properties fo:font-weight="normal" officeooo:rsid="01e99b5a" style:font-weight-asian="normal" style:font-weight-complex="normal"/>
    </style:style>
    <style:style style:name="T62" style:family="text">
      <style:text-properties officeooo:rsid="00426a23"/>
    </style:style>
    <style:style style:name="T63" style:family="text">
      <style:text-properties officeooo:rsid="00580f2d"/>
    </style:style>
    <style:style style:name="T64" style:family="text">
      <style:text-properties officeooo:rsid="005c30d0"/>
    </style:style>
    <style:style style:name="T65" style:family="text">
      <style:text-properties officeooo:rsid="006661de"/>
    </style:style>
    <style:style style:name="T66" style:family="text">
      <style:text-properties officeooo:rsid="0069e9d8"/>
    </style:style>
    <style:style style:name="T67" style:family="text">
      <style:text-properties officeooo:rsid="006b795b"/>
    </style:style>
    <style:style style:name="T68" style:family="text">
      <style:text-properties officeooo:rsid="006d71fd"/>
    </style:style>
    <style:style style:name="T69" style:family="text">
      <style:text-properties officeooo:rsid="0072f203"/>
    </style:style>
    <style:style style:name="T70" style:family="text">
      <style:text-properties officeooo:rsid="00749ee7"/>
    </style:style>
    <style:style style:name="T71" style:family="text">
      <style:text-properties officeooo:rsid="0075ce6d"/>
    </style:style>
    <style:style style:name="T72" style:family="text">
      <style:text-properties fo:font-size="10pt" style:font-size-asian="10pt" style:font-size-complex="10pt"/>
    </style:style>
    <style:style style:name="T73" style:family="text">
      <style:text-properties fo:font-size="10pt" officeooo:rsid="007731ec" style:font-size-asian="10pt" style:font-size-complex="10pt"/>
    </style:style>
    <style:style style:name="T74" style:family="text">
      <style:text-properties fo:font-size="10pt" officeooo:rsid="00776c7e" style:font-size-asian="10pt" style:font-size-complex="10pt"/>
    </style:style>
    <style:style style:name="T75" style:family="text">
      <style:text-properties fo:font-size="10pt" officeooo:rsid="00d9c253" style:font-size-asian="10pt" style:font-size-complex="10pt"/>
    </style:style>
    <style:style style:name="T76" style:family="text">
      <style:text-properties fo:font-size="10pt" officeooo:rsid="00eb7ac9" style:font-size-asian="10pt" style:font-size-complex="10pt"/>
    </style:style>
    <style:style style:name="T77" style:family="text">
      <style:text-properties fo:font-size="10pt" officeooo:rsid="00f07973" style:font-size-asian="10pt" style:font-size-complex="10pt"/>
    </style:style>
    <style:style style:name="T78" style:family="text">
      <style:text-properties fo:font-size="10pt" officeooo:rsid="01240b22" style:font-size-asian="10pt" style:font-size-complex="10pt"/>
    </style:style>
    <style:style style:name="T79" style:family="text">
      <style:text-properties fo:font-size="10pt" officeooo:rsid="01374d7e" style:font-size-asian="10pt" style:font-size-complex="10pt"/>
    </style:style>
    <style:style style:name="T80" style:family="text">
      <style:text-properties fo:font-size="10pt" officeooo:rsid="015f689a" style:font-size-asian="10pt" style:font-size-complex="10pt"/>
    </style:style>
    <style:style style:name="T81" style:family="text">
      <style:text-properties fo:font-size="10pt" officeooo:rsid="01612fbd" style:font-size-asian="10pt" style:font-size-complex="10pt"/>
    </style:style>
    <style:style style:name="T82" style:family="text">
      <style:text-properties fo:font-size="10pt" fo:font-weight="normal" officeooo:rsid="01726878" style:font-size-asian="10pt" style:font-weight-asian="normal" style:font-size-complex="10pt" style:font-weight-complex="normal"/>
    </style:style>
    <style:style style:name="T83" style:family="text">
      <style:text-properties fo:font-style="italic" fo:font-weight="bold" style:font-style-asian="italic" style:font-weight-asian="bold" style:font-style-complex="italic" style:font-weight-complex="bold"/>
    </style:style>
    <style:style style:name="T84" style:family="text">
      <style:text-properties fo:font-style="italic" fo:font-weight="bold" officeooo:rsid="00dca22e" style:font-style-asian="italic" style:font-weight-asian="bold" style:font-style-complex="italic" style:font-weight-complex="bold"/>
    </style:style>
    <style:style style:name="T85" style:family="text">
      <style:text-properties fo:font-style="italic" fo:font-weight="bold" officeooo:rsid="00ecac60" style:font-style-asian="italic" style:font-weight-asian="bold" style:font-style-complex="italic" style:font-weight-complex="bold"/>
    </style:style>
    <style:style style:name="T86" style:family="text">
      <style:text-properties fo:font-style="italic" fo:font-weight="bold" officeooo:rsid="01936e29" style:font-style-asian="italic" style:font-weight-asian="bold" style:font-style-complex="italic" style:font-weight-complex="bold"/>
    </style:style>
    <style:style style:name="T87" style:family="text">
      <style:text-properties fo:font-style="italic" officeooo:rsid="00f6b412" style:font-style-asian="italic" style:font-style-complex="italic"/>
    </style:style>
    <style:style style:name="T88" style:family="text">
      <style:text-properties fo:font-style="italic" officeooo:rsid="01240b22" style:font-style-asian="italic" style:font-style-complex="italic"/>
    </style:style>
    <style:style style:name="T89" style:family="text">
      <style:text-properties fo:font-style="italic" fo:font-weight="normal" officeooo:rsid="00f6b412" style:font-style-asian="italic" style:font-weight-asian="normal" style:font-style-complex="italic" style:font-weight-complex="normal"/>
    </style:style>
    <style:style style:name="T90" style:family="text">
      <style:text-properties fo:font-style="italic" fo:font-weight="normal" officeooo:rsid="01247e20" style:font-style-asian="italic" style:font-weight-asian="normal" style:font-style-complex="italic" style:font-weight-complex="normal"/>
    </style:style>
    <style:style style:name="T91" style:family="text">
      <style:text-properties officeooo:rsid="00793116"/>
    </style:style>
    <style:style style:name="T92" style:family="text">
      <style:text-properties officeooo:rsid="00816f73"/>
    </style:style>
    <style:style style:name="T93" style:family="text">
      <style:text-properties officeooo:rsid="00819a25"/>
    </style:style>
    <style:style style:name="T94" style:family="text">
      <style:text-properties officeooo:rsid="0084af67"/>
    </style:style>
    <style:style style:name="T95" style:family="text">
      <style:text-properties officeooo:rsid="00863b34"/>
    </style:style>
    <style:style style:name="T96" style:family="text">
      <style:text-properties officeooo:rsid="008c1eec"/>
    </style:style>
    <style:style style:name="T97" style:family="text">
      <style:text-properties officeooo:rsid="008d6d3b"/>
    </style:style>
    <style:style style:name="T98" style:family="text">
      <style:text-properties officeooo:rsid="00832a4d"/>
    </style:style>
    <style:style style:name="T99" style:family="text">
      <style:text-properties officeooo:rsid="009068bd"/>
    </style:style>
    <style:style style:name="T100" style:family="text">
      <style:text-properties style:font-name="Calibri1"/>
    </style:style>
    <style:style style:name="T101" style:family="text">
      <style:text-properties style:font-name="Calibri1" officeooo:rsid="0090cba2"/>
    </style:style>
    <style:style style:name="T102" style:family="text">
      <style:text-properties style:font-name="Calibri1" fo:font-style="normal" fo:font-weight="normal" style:font-style-asian="normal" style:font-weight-asian="normal" style:font-style-complex="normal" style:font-weight-complex="normal"/>
    </style:style>
    <style:style style:name="T103" style:family="text">
      <style:text-properties style:font-name="Calibri1" fo:font-style="normal" fo:font-weight="normal" officeooo:rsid="0115ae6b" style:font-style-asian="normal" style:font-weight-asian="normal" style:font-style-complex="normal" style:font-weight-complex="normal"/>
    </style:style>
    <style:style style:name="T104" style:family="text">
      <style:text-properties style:font-name="Calibri1" fo:font-style="normal" fo:font-weight="normal" officeooo:rsid="014e9896" style:font-style-asian="normal" style:font-weight-asian="normal" style:font-style-complex="normal" style:font-weight-complex="normal"/>
    </style:style>
    <style:style style:name="T105" style:family="text">
      <style:text-properties style:font-name="Calibri1" fo:font-style="normal" fo:font-weight="normal" officeooo:rsid="016bcdc0" style:font-style-asian="normal" style:font-weight-asian="normal" style:font-style-complex="normal" style:font-weight-complex="normal"/>
    </style:style>
    <style:style style:name="T106" style:family="text">
      <style:text-properties style:font-name="Calibri1" fo:font-style="normal" fo:font-weight="normal" officeooo:rsid="01990543" style:font-style-asian="normal" style:font-weight-asian="normal" style:font-style-complex="normal" style:font-weight-complex="normal"/>
    </style:style>
    <style:style style:name="T107" style:family="text">
      <style:text-properties style:font-name="Calibri1" fo:font-style="normal" fo:font-weight="normal" officeooo:rsid="0199ca4a" style:font-style-asian="normal" style:font-weight-asian="normal" style:font-style-complex="normal" style:font-weight-complex="normal"/>
    </style:style>
    <style:style style:name="T108" style:family="text">
      <style:text-properties style:font-name="Calibri1" fo:font-style="normal" fo:font-weight="normal" officeooo:rsid="019ba5e3" style:font-style-asian="normal" style:font-weight-asian="normal" style:font-style-complex="normal" style:font-weight-complex="normal"/>
    </style:style>
    <style:style style:name="T109" style:family="text">
      <style:text-properties style:font-name="Calibri1" fo:font-style="normal" fo:font-weight="normal" officeooo:rsid="0193e924" style:font-style-asian="normal" style:font-weight-asian="normal" style:font-style-complex="normal" style:font-weight-complex="normal"/>
    </style:style>
    <style:style style:name="T110" style:family="text">
      <style:text-properties style:font-name="Calibri1" fo:font-style="normal" fo:font-weight="normal" officeooo:rsid="018ad0b1" style:font-style-asian="normal" style:font-weight-asian="normal" style:font-style-complex="normal" style:font-weight-complex="normal"/>
    </style:style>
    <style:style style:name="T111" style:family="text">
      <style:text-properties style:font-name="Calibri1" fo:font-style="normal" fo:font-weight="normal" officeooo:rsid="01a20aa5" style:font-style-asian="normal" style:font-weight-asian="normal" style:font-style-complex="normal" style:font-weight-complex="normal"/>
    </style:style>
    <style:style style:name="T112" style:family="text">
      <style:text-properties style:font-name="Calibri1" fo:font-style="normal" fo:font-weight="normal" officeooo:rsid="01a3e03f" style:font-style-asian="normal" style:font-weight-asian="normal" style:font-style-complex="normal" style:font-weight-complex="normal"/>
    </style:style>
    <style:style style:name="T113" style:family="text">
      <style:text-properties style:font-name="Calibri1" fo:font-style="normal" fo:font-weight="normal" officeooo:rsid="01b344a7" style:font-style-asian="normal" style:font-weight-asian="normal" style:font-style-complex="normal" style:font-weight-complex="normal"/>
    </style:style>
    <style:style style:name="T114" style:family="text">
      <style:text-properties style:font-name="Calibri1" fo:font-style="normal" fo:font-weight="normal" officeooo:rsid="01b41d08" style:font-style-asian="normal" style:font-weight-asian="normal" style:font-style-complex="normal" style:font-weight-complex="normal"/>
    </style:style>
    <style:style style:name="T115" style:family="text">
      <style:text-properties style:font-name="Calibri1" fo:font-style="normal" fo:font-weight="normal" officeooo:rsid="01bfb9b6" style:font-style-asian="normal" style:font-weight-asian="normal" style:font-style-complex="normal" style:font-weight-complex="normal"/>
    </style:style>
    <style:style style:name="T116" style:family="text">
      <style:text-properties style:font-name="Calibri1" fo:font-style="normal" fo:font-weight="normal" officeooo:rsid="01c2dda8" style:font-style-asian="normal" style:font-weight-asian="normal" style:font-style-complex="normal" style:font-weight-complex="normal"/>
    </style:style>
    <style:style style:name="T117" style:family="text">
      <style:text-properties style:font-name="Calibri1" fo:font-style="normal" fo:font-weight="normal" officeooo:rsid="01c5d077" style:font-style-asian="normal" style:font-weight-asian="normal" style:font-style-complex="normal" style:font-weight-complex="normal"/>
    </style:style>
    <style:style style:name="T118" style:family="text">
      <style:text-properties style:font-name="Calibri1" fo:font-style="normal" fo:font-weight="normal" officeooo:rsid="01c75073" style:font-style-asian="normal" style:font-weight-asian="normal" style:font-style-complex="normal" style:font-weight-complex="normal"/>
    </style:style>
    <style:style style:name="T119" style:family="text">
      <style:text-properties style:font-name="Calibri1" fo:font-style="normal" fo:font-weight="normal" officeooo:rsid="01c83750" style:font-style-asian="normal" style:font-weight-asian="normal" style:font-style-complex="normal" style:font-weight-complex="normal"/>
    </style:style>
    <style:style style:name="T120" style:family="text">
      <style:text-properties style:font-name="Calibri1" fo:font-style="normal" fo:font-weight="normal" officeooo:rsid="01c88b7e" style:font-style-asian="normal" style:font-weight-asian="normal" style:font-style-complex="normal" style:font-weight-complex="normal"/>
    </style:style>
    <style:style style:name="T121" style:family="text">
      <style:text-properties style:font-name="Calibri1" fo:font-style="normal" fo:font-weight="normal" officeooo:rsid="01ca56c6" style:font-style-asian="normal" style:font-weight-asian="normal" style:font-style-complex="normal" style:font-weight-complex="normal"/>
    </style:style>
    <style:style style:name="T122" style:family="text">
      <style:text-properties style:font-name="Calibri1" fo:font-style="normal" fo:font-weight="normal" officeooo:rsid="01cabfba" style:font-style-asian="normal" style:font-weight-asian="normal" style:font-style-complex="normal" style:font-weight-complex="normal"/>
    </style:style>
    <style:style style:name="T123" style:family="text">
      <style:text-properties style:font-name="Calibri1" fo:font-style="normal" fo:font-weight="normal" officeooo:rsid="01e125ed" style:font-style-asian="normal" style:font-weight-asian="normal" style:font-style-complex="normal" style:font-weight-complex="normal"/>
    </style:style>
    <style:style style:name="T124" style:family="text">
      <style:text-properties style:font-name="Calibri1" fo:font-style="normal" fo:font-weight="normal" officeooo:rsid="01e99b5a" style:font-style-asian="normal" style:font-weight-asian="normal" style:font-style-complex="normal" style:font-weight-complex="normal"/>
    </style:style>
    <style:style style:name="T125" style:family="text">
      <style:text-properties style:font-name="Calibri1" fo:font-style="normal" fo:font-weight="normal" officeooo:rsid="01eaf057" style:font-style-asian="normal" style:font-weight-asian="normal" style:font-style-complex="normal" style:font-weight-complex="normal"/>
    </style:style>
    <style:style style:name="T126" style:family="text">
      <style:text-properties style:font-name="Calibri1" fo:font-style="normal" fo:font-weight="normal" officeooo:rsid="01f07fbd" style:font-style-asian="normal" style:font-weight-asian="normal" style:font-style-complex="normal" style:font-weight-complex="normal"/>
    </style:style>
    <style:style style:name="T127" style:family="text">
      <style:text-properties style:font-name="Calibri1" fo:font-style="normal" fo:font-weight="normal" officeooo:rsid="01f6c0fd" style:font-name-asian="Microsoft YaHei" style:font-style-asian="normal" style:font-weight-asian="normal" style:font-name-complex="Mangal" style:font-style-complex="normal" style:font-weight-complex="normal"/>
    </style:style>
    <style:style style:name="T128" style:family="text">
      <style:text-properties style:font-name="Calibri1" fo:font-style="normal" fo:font-weight="normal" officeooo:rsid="0193e924" style:font-name-asian="Microsoft YaHei" style:font-style-asian="normal" style:font-weight-asian="normal" style:font-name-complex="Mangal" style:font-style-complex="normal" style:font-weight-complex="normal"/>
    </style:style>
    <style:style style:name="T129" style:family="text">
      <style:text-properties style:font-name="Calibri1" fo:font-style="normal" fo:font-weight="normal" officeooo:rsid="01fe15e1" style:font-name-asian="Microsoft YaHei" style:font-style-asian="normal" style:font-weight-asian="normal" style:font-name-complex="Mangal" style:font-style-complex="normal" style:font-weight-complex="normal"/>
    </style:style>
    <style:style style:name="T130" style:family="text">
      <style:text-properties style:font-name="Calibri1" fo:font-style="normal" fo:font-weight="normal" officeooo:rsid="01fe64c7" style:font-name-asian="Microsoft YaHei" style:font-style-asian="normal" style:font-weight-asian="normal" style:font-name-complex="Mangal" style:font-style-complex="normal" style:font-weight-complex="normal"/>
    </style:style>
    <style:style style:name="T131" style:family="text">
      <style:text-properties style:font-name="Calibri1" fo:font-style="normal" fo:font-weight="normal" officeooo:rsid="01fe99c7" style:font-name-asian="Microsoft YaHei" style:font-style-asian="normal" style:font-weight-asian="normal" style:font-name-complex="Mangal" style:font-style-complex="normal" style:font-weight-complex="normal"/>
    </style:style>
    <style:style style:name="T132" style:family="text">
      <style:text-properties style:font-name="Calibri1" fo:font-style="normal" fo:font-weight="normal" officeooo:rsid="01ff822c" style:font-name-asian="Microsoft YaHei" style:font-style-asian="normal" style:font-weight-asian="normal" style:font-name-complex="Mangal" style:font-style-complex="normal" style:font-weight-complex="normal"/>
    </style:style>
    <style:style style:name="T133" style:family="text">
      <style:text-properties style:font-name="Calibri1" fo:font-style="normal" fo:font-weight="bold" style:font-style-asian="normal" style:font-weight-asian="bold" style:font-style-complex="normal" style:font-weight-complex="bold"/>
    </style:style>
    <style:style style:name="T134" style:family="text">
      <style:text-properties style:font-name="Calibri1" fo:font-style="normal" fo:font-weight="bold" officeooo:rsid="016bcdc0" style:font-style-asian="normal" style:font-weight-asian="bold" style:font-style-complex="normal" style:font-weight-complex="bold"/>
    </style:style>
    <style:style style:name="T135" style:family="text">
      <style:text-properties style:font-name="Calibri1" fo:font-style="normal" fo:font-weight="bold" officeooo:rsid="0199ca4a" style:font-style-asian="normal" style:font-weight-asian="bold" style:font-style-complex="normal" style:font-weight-complex="bold"/>
    </style:style>
    <style:style style:name="T136" style:family="text">
      <style:text-properties style:font-name="Calibri1" fo:font-style="normal" fo:font-weight="bold" officeooo:rsid="019a9416" style:font-style-asian="normal" style:font-weight-asian="bold" style:font-style-complex="normal" style:font-weight-complex="bold"/>
    </style:style>
    <style:style style:name="T137" style:family="text">
      <style:text-properties style:font-name="Calibri1" fo:font-style="normal" fo:font-weight="bold" officeooo:rsid="019ba5e3" style:font-style-asian="normal" style:font-weight-asian="bold" style:font-style-complex="normal" style:font-weight-complex="bold"/>
    </style:style>
    <style:style style:name="T138" style:family="text">
      <style:text-properties style:font-name="Calibri1" fo:font-style="normal" fo:font-weight="bold" officeooo:rsid="019d2326" style:font-style-asian="normal" style:font-weight-asian="bold" style:font-style-complex="normal" style:font-weight-complex="bold"/>
    </style:style>
    <style:style style:name="T139" style:family="text">
      <style:text-properties style:font-name="Calibri1" fo:font-style="normal" fo:font-weight="bold" officeooo:rsid="019fc3aa" style:font-style-asian="normal" style:font-weight-asian="bold" style:font-style-complex="normal" style:font-weight-complex="bold"/>
    </style:style>
    <style:style style:name="T140" style:family="text">
      <style:text-properties style:font-name="Calibri1" fo:font-style="normal" fo:font-weight="bold" officeooo:rsid="0193e924" style:font-style-asian="normal" style:font-weight-asian="bold" style:font-style-complex="normal" style:font-weight-complex="bold"/>
    </style:style>
    <style:style style:name="T141" style:family="text">
      <style:text-properties style:font-name="Calibri1" fo:font-style="normal" fo:font-weight="bold" officeooo:rsid="019ac6cc" style:font-style-asian="normal" style:font-weight-asian="bold" style:font-style-complex="normal" style:font-weight-complex="bold"/>
    </style:style>
    <style:style style:name="T142" style:family="text">
      <style:text-properties style:font-name="Calibri1" fo:font-style="normal" fo:font-weight="bold" officeooo:rsid="018ad0b1" style:font-style-asian="normal" style:font-weight-asian="bold" style:font-style-complex="normal" style:font-weight-complex="bold"/>
    </style:style>
    <style:style style:name="T143" style:family="text">
      <style:text-properties style:font-name="Calibri1" fo:font-style="normal" fo:font-weight="bold" officeooo:rsid="01a20aa5" style:font-style-asian="normal" style:font-weight-asian="bold" style:font-style-complex="normal" style:font-weight-complex="bold"/>
    </style:style>
    <style:style style:name="T144" style:family="text">
      <style:text-properties style:font-name="Calibri1" fo:font-style="normal" fo:font-weight="bold" officeooo:rsid="01b344a7" style:font-style-asian="normal" style:font-weight-asian="bold" style:font-style-complex="normal" style:font-weight-complex="bold"/>
    </style:style>
    <style:style style:name="T145" style:family="text">
      <style:text-properties style:font-name="Calibri1" fo:font-style="normal" fo:font-weight="bold" officeooo:rsid="01c2dda8" style:font-style-asian="normal" style:font-weight-asian="bold" style:font-style-complex="normal" style:font-weight-complex="bold"/>
    </style:style>
    <style:style style:name="T146" style:family="text">
      <style:text-properties style:font-name="Calibri1" fo:font-style="normal" fo:font-weight="bold" officeooo:rsid="01c5d077" style:font-style-asian="normal" style:font-weight-asian="bold" style:font-style-complex="normal" style:font-weight-complex="bold"/>
    </style:style>
    <style:style style:name="T147" style:family="text">
      <style:text-properties style:font-name="Calibri1" fo:font-style="normal" fo:font-weight="bold" officeooo:rsid="01e125ed" style:font-style-asian="normal" style:font-weight-asian="bold" style:font-style-complex="normal" style:font-weight-complex="bold"/>
    </style:style>
    <style:style style:name="T148" style:family="text">
      <style:text-properties style:font-name="Calibri1" fo:font-style="normal" fo:font-weight="bold" officeooo:rsid="01eaf057" style:font-style-asian="normal" style:font-weight-asian="bold" style:font-style-complex="normal" style:font-weight-complex="bold"/>
    </style:style>
    <style:style style:name="T149" style:family="text">
      <style:text-properties style:font-name="Calibri1" fo:font-style="normal" fo:font-weight="bold" officeooo:rsid="01f07fbd" style:font-style-asian="normal" style:font-weight-asian="bold" style:font-style-complex="normal" style:font-weight-complex="bold"/>
    </style:style>
    <style:style style:name="T150" style:family="text">
      <style:text-properties style:font-name="Calibri1" fo:font-style="normal" fo:font-weight="bold" officeooo:rsid="01a20aa5" style:font-name-asian="Microsoft YaHei" style:font-style-asian="normal" style:font-weight-asian="bold" style:font-name-complex="Mangal" style:font-style-complex="normal" style:font-weight-complex="bold"/>
    </style:style>
    <style:style style:name="T151" style:family="text">
      <style:text-properties style:font-name="Calibri1" fo:font-style="normal" fo:font-weight="bold" officeooo:rsid="01f6c0fd" style:font-name-asian="Microsoft YaHei" style:font-style-asian="normal" style:font-weight-asian="bold" style:font-name-complex="Mangal" style:font-style-complex="normal" style:font-weight-complex="bold"/>
    </style:style>
    <style:style style:name="T152" style:family="text">
      <style:text-properties style:font-name="Calibri1" fo:font-style="normal" fo:font-weight="bold" officeooo:rsid="01fe15e1" style:font-name-asian="Microsoft YaHei" style:font-style-asian="normal" style:font-weight-asian="bold" style:font-name-complex="Mangal" style:font-style-complex="normal" style:font-weight-complex="bold"/>
    </style:style>
    <style:style style:name="T153" style:family="text">
      <style:text-properties style:font-name="Calibri1" fo:font-style="normal" fo:font-weight="bold" officeooo:rsid="01fe99c7" style:font-name-asian="Microsoft YaHei" style:font-style-asian="normal" style:font-weight-asian="bold" style:font-name-complex="Mangal" style:font-style-complex="normal" style:font-weight-complex="bold"/>
    </style:style>
    <style:style style:name="T154" style:family="text">
      <style:text-properties style:font-name="Calibri1" officeooo:rsid="0148dff1"/>
    </style:style>
    <style:style style:name="T155" style:family="text">
      <style:text-properties style:font-name="Calibri1" officeooo:rsid="014e9896"/>
    </style:style>
    <style:style style:name="T156" style:family="text">
      <style:text-properties style:font-name="Calibri1" fo:font-style="italic" fo:font-weight="bold" officeooo:rsid="014e9896" style:font-style-asian="italic" style:font-weight-asian="bold" style:font-style-complex="italic" style:font-weight-complex="bold"/>
    </style:style>
    <style:style style:name="T157" style:family="text">
      <style:text-properties style:font-name="Calibri1" officeooo:rsid="014f812a"/>
    </style:style>
    <style:style style:name="T158" style:family="text">
      <style:text-properties style:font-name="Calibri1" officeooo:rsid="0150485e"/>
    </style:style>
    <style:style style:name="T159" style:family="text">
      <style:text-properties style:font-name="Calibri1" officeooo:rsid="01507c0c"/>
    </style:style>
    <style:style style:name="T160" style:family="text">
      <style:text-properties style:font-name="Calibri1" officeooo:rsid="015f689a"/>
    </style:style>
    <style:style style:name="T161" style:family="text">
      <style:text-properties style:font-name="Calibri1" officeooo:rsid="01614cc4"/>
    </style:style>
    <style:style style:name="T162" style:family="text">
      <style:text-properties style:font-name="Calibri1" fo:font-weight="bold" style:font-weight-asian="bold" style:font-weight-complex="bold"/>
    </style:style>
    <style:style style:name="T163" style:family="text">
      <style:text-properties style:font-name="Calibri1" fo:font-weight="bold" officeooo:rsid="01614cc4" style:font-weight-asian="bold" style:font-weight-complex="bold"/>
    </style:style>
    <style:style style:name="T164" style:family="text">
      <style:text-properties style:font-name="Calibri1" fo:font-weight="bold" officeooo:rsid="0161f1b3" style:font-weight-asian="bold" style:font-weight-complex="bold"/>
    </style:style>
    <style:style style:name="T165" style:family="text">
      <style:text-properties style:font-name="Calibri1" fo:font-weight="bold" officeooo:rsid="0166246c" style:font-weight-asian="bold" style:font-weight-complex="bold"/>
    </style:style>
    <style:style style:name="T166" style:family="text">
      <style:text-properties style:font-name="Calibri1" fo:font-weight="bold" officeooo:rsid="0166baec" style:font-weight-asian="bold" style:font-weight-complex="bold"/>
    </style:style>
    <style:style style:name="T167" style:family="text">
      <style:text-properties style:font-name="Calibri1" fo:font-weight="bold" officeooo:rsid="016bcdc0" style:font-weight-asian="bold" style:font-weight-complex="bold"/>
    </style:style>
    <style:style style:name="T168" style:family="text">
      <style:text-properties style:font-name="Calibri1" fo:font-weight="bold" officeooo:rsid="016c78c2" style:font-weight-asian="bold" style:font-weight-complex="bold"/>
    </style:style>
    <style:style style:name="T169" style:family="text">
      <style:text-properties style:font-name="Calibri1" fo:font-weight="bold" officeooo:rsid="015f689a" style:font-weight-asian="bold" style:font-weight-complex="bold"/>
    </style:style>
    <style:style style:name="T170" style:family="text">
      <style:text-properties style:font-name="Calibri1" fo:font-weight="bold" officeooo:rsid="016fb1fc" style:font-weight-asian="bold" style:font-weight-complex="bold"/>
    </style:style>
    <style:style style:name="T171" style:family="text">
      <style:text-properties style:font-name="Calibri1" fo:font-weight="bold" officeooo:rsid="0175d1b3" style:font-weight-asian="bold" style:font-weight-complex="bold"/>
    </style:style>
    <style:style style:name="T172" style:family="text">
      <style:text-properties style:font-name="Calibri1" fo:font-weight="bold" officeooo:rsid="01780baa" style:font-weight-asian="bold" style:font-weight-complex="bold"/>
    </style:style>
    <style:style style:name="T173" style:family="text">
      <style:text-properties style:font-name="Calibri1" fo:font-weight="bold" officeooo:rsid="0176ae1a" style:font-weight-asian="bold" style:font-weight-complex="bold"/>
    </style:style>
    <style:style style:name="T174" style:family="text">
      <style:text-properties style:font-name="Calibri1" fo:font-weight="bold" officeooo:rsid="01928171" style:font-weight-asian="bold" style:font-weight-complex="bold"/>
    </style:style>
    <style:style style:name="T175" style:family="text">
      <style:text-properties style:font-name="Calibri1" fo:font-weight="bold" officeooo:rsid="018ad0b1" style:font-weight-asian="bold" style:font-weight-complex="bold"/>
    </style:style>
    <style:style style:name="T176" style:family="text">
      <style:text-properties style:font-name="Calibri1" fo:font-weight="bold" officeooo:rsid="0193e924" style:font-weight-asian="bold" style:font-weight-complex="bold"/>
    </style:style>
    <style:style style:name="T177" style:family="text">
      <style:text-properties style:font-name="Calibri1" fo:font-weight="bold" officeooo:rsid="01b344a7" style:font-weight-asian="bold" style:font-weight-complex="bold"/>
    </style:style>
    <style:style style:name="T178" style:family="text">
      <style:text-properties style:font-name="Calibri1" fo:font-weight="bold" officeooo:rsid="01b02106" style:font-weight-asian="bold" style:font-weight-complex="bold"/>
    </style:style>
    <style:style style:name="T179" style:family="text">
      <style:text-properties style:font-name="Calibri1" fo:font-weight="normal" officeooo:rsid="01614cc4" style:font-weight-asian="normal" style:font-weight-complex="normal"/>
    </style:style>
    <style:style style:name="T180" style:family="text">
      <style:text-properties style:font-name="Calibri1" fo:font-weight="normal" officeooo:rsid="0166246c" style:font-weight-asian="normal" style:font-weight-complex="normal"/>
    </style:style>
    <style:style style:name="T181" style:family="text">
      <style:text-properties style:font-name="Calibri1" fo:font-weight="normal" officeooo:rsid="0166baec" style:font-weight-asian="normal" style:font-weight-complex="normal"/>
    </style:style>
    <style:style style:name="T182" style:family="text">
      <style:text-properties style:font-name="Calibri1" fo:font-weight="normal" officeooo:rsid="0168a2be" style:font-weight-asian="normal" style:font-weight-complex="normal"/>
    </style:style>
    <style:style style:name="T183" style:family="text">
      <style:text-properties style:font-name="Calibri1" fo:font-weight="normal" officeooo:rsid="016bcdc0" style:font-weight-asian="normal" style:font-weight-complex="normal"/>
    </style:style>
    <style:style style:name="T184" style:family="text">
      <style:text-properties style:font-name="Calibri1" fo:font-weight="normal" officeooo:rsid="016c78c2" style:font-weight-asian="normal" style:font-weight-complex="normal"/>
    </style:style>
    <style:style style:name="T185" style:family="text">
      <style:text-properties style:font-name="Calibri1" fo:font-weight="normal" officeooo:rsid="016ce04d" style:font-weight-asian="normal" style:font-weight-complex="normal"/>
    </style:style>
    <style:style style:name="T186" style:family="text">
      <style:text-properties style:font-name="Calibri1" fo:font-weight="normal" officeooo:rsid="016d1c44" style:font-weight-asian="normal" style:font-weight-complex="normal"/>
    </style:style>
    <style:style style:name="T187" style:family="text">
      <style:text-properties style:font-name="Calibri1" fo:font-weight="normal" officeooo:rsid="016dc37f" style:font-weight-asian="normal" style:font-weight-complex="normal"/>
    </style:style>
    <style:style style:name="T188" style:family="text">
      <style:text-properties style:font-name="Calibri1" fo:font-weight="normal" officeooo:rsid="0172fd7f" style:font-weight-asian="normal" style:font-weight-complex="normal"/>
    </style:style>
    <style:style style:name="T189" style:family="text">
      <style:text-properties style:font-name="Calibri1" fo:font-weight="normal" officeooo:rsid="0175d1b3" style:font-weight-asian="normal" style:font-weight-complex="normal"/>
    </style:style>
    <style:style style:name="T190" style:family="text">
      <style:text-properties style:font-name="Calibri1" fo:font-weight="normal" officeooo:rsid="0176ae1a" style:font-weight-asian="normal" style:font-weight-complex="normal"/>
    </style:style>
    <style:style style:name="T191" style:family="text">
      <style:text-properties style:font-name="Calibri1" fo:font-weight="normal" officeooo:rsid="01780baa" style:font-weight-asian="normal" style:font-weight-complex="normal"/>
    </style:style>
    <style:style style:name="T192" style:family="text">
      <style:text-properties style:font-name="Calibri1" fo:font-weight="normal" officeooo:rsid="01795a01" style:font-weight-asian="normal" style:font-weight-complex="normal"/>
    </style:style>
    <style:style style:name="T193" style:family="text">
      <style:text-properties style:font-name="Calibri1" fo:font-weight="normal" officeooo:rsid="0188b8a5" style:font-weight-asian="normal" style:font-weight-complex="normal"/>
    </style:style>
    <style:style style:name="T194" style:family="text">
      <style:text-properties style:font-name="Calibri1" fo:font-weight="normal" officeooo:rsid="0189d339" style:font-weight-asian="normal" style:font-weight-complex="normal"/>
    </style:style>
    <style:style style:name="T195" style:family="text">
      <style:text-properties style:font-name="Calibri1" fo:font-weight="normal" officeooo:rsid="01b6fe17" style:font-weight-asian="normal" style:font-weight-complex="normal"/>
    </style:style>
    <style:style style:name="T196" style:family="text">
      <style:text-properties style:font-name="Calibri1" fo:font-weight="normal" officeooo:rsid="018ad0b1" style:font-weight-asian="normal" style:font-weight-complex="normal"/>
    </style:style>
    <style:style style:name="T197" style:family="text">
      <style:text-properties style:font-name="Calibri1" officeooo:rsid="0161f1b3"/>
    </style:style>
    <style:style style:name="T198" style:family="text">
      <style:text-properties style:font-name="Calibri1" officeooo:rsid="01621e8d"/>
    </style:style>
    <style:style style:name="T199" style:family="text">
      <style:text-properties style:font-name="Calibri1" officeooo:rsid="01631c63"/>
    </style:style>
    <style:style style:name="T200" style:family="text">
      <style:text-properties style:font-name="Calibri1" officeooo:rsid="0164a4b6"/>
    </style:style>
    <style:style style:name="T201" style:family="text">
      <style:text-properties style:font-name="Calibri1" officeooo:rsid="0164bc5e"/>
    </style:style>
    <style:style style:name="T202" style:family="text">
      <style:text-properties style:font-name="Calibri1" officeooo:rsid="0166246c"/>
    </style:style>
    <style:style style:name="T203" style:family="text">
      <style:text-properties style:font-name="Calibri1" officeooo:rsid="0166baec"/>
    </style:style>
    <style:style style:name="T204" style:family="text">
      <style:text-properties style:font-name="Calibri1" fo:font-size="12pt" fo:font-weight="normal" officeooo:rsid="01756299" style:font-size-asian="12pt" style:font-weight-asian="normal" style:font-size-complex="12pt" style:font-weight-complex="normal"/>
    </style:style>
    <style:style style:name="T205" style:family="text">
      <style:text-properties style:font-name="Calibri1" fo:font-size="12pt" fo:font-weight="normal" officeooo:rsid="017430fe" style:font-size-asian="12pt" style:font-weight-asian="normal" style:font-size-complex="12pt" style:font-weight-complex="normal"/>
    </style:style>
    <style:style style:name="T206" style:family="text">
      <style:text-properties style:font-name="Calibri1" fo:font-size="12pt" fo:font-weight="normal" officeooo:rsid="017d0c09" style:font-size-asian="12pt" style:font-weight-asian="normal" style:font-size-complex="12pt" style:font-weight-complex="normal"/>
    </style:style>
    <style:style style:name="T207" style:family="text">
      <style:text-properties style:font-name="Calibri1" fo:font-size="12pt" fo:font-weight="normal" officeooo:rsid="017de4c4" style:font-size-asian="12pt" style:font-weight-asian="normal" style:font-size-complex="12pt" style:font-weight-complex="normal"/>
    </style:style>
    <style:style style:name="T208" style:family="text">
      <style:text-properties style:font-name="Calibri1" fo:font-size="12pt" fo:font-weight="normal" officeooo:rsid="017f3201" style:font-size-asian="12pt" style:font-weight-asian="normal" style:font-size-complex="12pt" style:font-weight-complex="normal"/>
    </style:style>
    <style:style style:name="T209" style:family="text">
      <style:text-properties style:font-name="Calibri1" fo:font-size="12pt" fo:font-weight="normal" officeooo:rsid="017f3c2f" style:font-size-asian="12pt" style:font-weight-asian="normal" style:font-size-complex="12pt" style:font-weight-complex="normal"/>
    </style:style>
    <style:style style:name="T210" style:family="text">
      <style:text-properties style:font-name="Calibri1" fo:font-size="12pt" fo:font-weight="normal" officeooo:rsid="0180031f" style:font-size-asian="12pt" style:font-weight-asian="normal" style:font-size-complex="12pt" style:font-weight-complex="normal"/>
    </style:style>
    <style:style style:name="T211" style:family="text">
      <style:text-properties style:font-name="Calibri1" fo:font-size="12pt" fo:font-weight="normal" officeooo:rsid="0180f630" style:font-size-asian="12pt" style:font-weight-asian="normal" style:font-size-complex="12pt" style:font-weight-complex="normal"/>
    </style:style>
    <style:style style:name="T212" style:family="text">
      <style:text-properties style:font-name="Calibri1" fo:font-size="12pt" fo:font-weight="normal" officeooo:rsid="0182076b" style:font-size-asian="12pt" style:font-weight-asian="normal" style:font-size-complex="12pt" style:font-weight-complex="normal"/>
    </style:style>
    <style:style style:name="T213" style:family="text">
      <style:text-properties style:font-name="Calibri1" fo:font-size="12pt" fo:font-weight="normal" officeooo:rsid="01cec7cc" style:font-size-asian="12pt" style:font-weight-asian="normal" style:font-size-complex="12pt" style:font-weight-complex="normal"/>
    </style:style>
    <style:style style:name="T214" style:family="text">
      <style:text-properties style:font-name="Calibri1" fo:font-size="12pt" fo:font-weight="normal" officeooo:rsid="01d0b2f0" style:font-size-asian="12pt" style:font-weight-asian="normal" style:font-size-complex="12pt" style:font-weight-complex="normal"/>
    </style:style>
    <style:style style:name="T215" style:family="text">
      <style:text-properties style:font-name="Calibri1" fo:font-size="12pt" fo:font-weight="normal" officeooo:rsid="01d360df" style:font-size-asian="12pt" style:font-weight-asian="normal" style:font-size-complex="12pt" style:font-weight-complex="normal"/>
    </style:style>
    <style:style style:name="T216" style:family="text">
      <style:text-properties style:font-name="Calibri1" fo:font-size="12pt" fo:font-weight="normal" officeooo:rsid="01d41253" style:font-size-asian="12pt" style:font-weight-asian="normal" style:font-size-complex="12pt" style:font-weight-complex="normal"/>
    </style:style>
    <style:style style:name="T217" style:family="text">
      <style:text-properties style:font-name="Calibri1" fo:font-size="12pt" fo:font-weight="normal" officeooo:rsid="01d41c8d" style:font-size-asian="12pt" style:font-weight-asian="normal" style:font-size-complex="12pt" style:font-weight-complex="normal"/>
    </style:style>
    <style:style style:name="T218" style:family="text">
      <style:text-properties style:font-name="Calibri1" fo:font-size="12pt" fo:font-weight="normal" officeooo:rsid="01d5bac3" style:font-size-asian="12pt" style:font-weight-asian="normal" style:font-size-complex="12pt" style:font-weight-complex="normal"/>
    </style:style>
    <style:style style:name="T219" style:family="text">
      <style:text-properties style:font-name="Calibri1" fo:font-size="12pt" fo:font-weight="normal" officeooo:rsid="01d655ca" style:font-size-asian="12pt" style:font-weight-asian="normal" style:font-size-complex="12pt" style:font-weight-complex="normal"/>
    </style:style>
    <style:style style:name="T220" style:family="text">
      <style:text-properties style:font-name="Calibri1" fo:font-size="12pt" fo:font-weight="normal" officeooo:rsid="01d854b3" style:font-size-asian="12pt" style:font-weight-asian="normal" style:font-size-complex="12pt" style:font-weight-complex="normal"/>
    </style:style>
    <style:style style:name="T221" style:family="text">
      <style:text-properties style:font-name="Calibri1" fo:font-size="12pt" fo:font-weight="bold" style:font-size-asian="12pt" style:font-weight-asian="bold" style:font-size-complex="12pt" style:font-weight-complex="bold"/>
    </style:style>
    <style:style style:name="T222" style:family="text">
      <style:text-properties style:font-name="Calibri1" fo:font-size="12pt" fo:font-weight="bold" officeooo:rsid="01756299" style:font-size-asian="12pt" style:font-weight-asian="bold" style:font-size-complex="12pt" style:font-weight-complex="bold"/>
    </style:style>
    <style:style style:name="T223" style:family="text">
      <style:text-properties style:font-name="Calibri1" fo:font-size="12pt" fo:font-weight="bold" officeooo:rsid="0175b8d7" style:font-size-asian="12pt" style:font-weight-asian="bold" style:font-size-complex="12pt" style:font-weight-complex="bold"/>
    </style:style>
    <style:style style:name="T224" style:family="text">
      <style:text-properties style:font-name="Calibri1" fo:font-size="12pt" fo:font-weight="bold" officeooo:rsid="017430fe" style:font-size-asian="12pt" style:font-weight-asian="bold" style:font-size-complex="12pt" style:font-weight-complex="bold"/>
    </style:style>
    <style:style style:name="T225" style:family="text">
      <style:text-properties style:font-name="Calibri1" fo:font-size="12pt" fo:font-weight="bold" officeooo:rsid="017f3201" style:font-size-asian="12pt" style:font-weight-asian="bold" style:font-size-complex="12pt" style:font-weight-complex="bold"/>
    </style:style>
    <style:style style:name="T226" style:family="text">
      <style:text-properties style:font-name="Calibri1" fo:font-size="12pt" fo:font-weight="bold" officeooo:rsid="01d0b2f0" style:font-size-asian="12pt" style:font-weight-asian="bold" style:font-size-complex="12pt" style:font-weight-complex="bold"/>
    </style:style>
    <style:style style:name="T227" style:family="text">
      <style:text-properties style:font-name="Calibri1" fo:font-size="12pt" fo:font-weight="bold" officeooo:rsid="01cec7cc" style:font-size-asian="12pt" style:font-weight-asian="bold" style:font-size-complex="12pt" style:font-weight-complex="bold"/>
    </style:style>
    <style:style style:name="T228" style:family="text">
      <style:text-properties style:font-name="Calibri1" fo:font-size="12pt" fo:font-weight="bold" officeooo:rsid="01d360df" style:font-size-asian="12pt" style:font-weight-asian="bold" style:font-size-complex="12pt" style:font-weight-complex="bold"/>
    </style:style>
    <style:style style:name="T229" style:family="text">
      <style:text-properties style:font-name="Calibri1" fo:font-size="12pt" fo:font-weight="bold" officeooo:rsid="01d41c8d" style:font-size-asian="12pt" style:font-weight-asian="bold" style:font-size-complex="12pt" style:font-weight-complex="bold"/>
    </style:style>
    <style:style style:name="T230" style:family="text">
      <style:text-properties style:font-name="Calibri1" fo:font-size="12pt" fo:font-weight="bold" officeooo:rsid="01d5bac3" style:font-size-asian="12pt" style:font-weight-asian="bold" style:font-size-complex="12pt" style:font-weight-complex="bold"/>
    </style:style>
    <style:style style:name="T231" style:family="text">
      <style:text-properties style:font-name="Calibri1" fo:font-size="12pt" fo:font-weight="bold" officeooo:rsid="01d655ca" style:font-size-asian="12pt" style:font-weight-asian="bold" style:font-size-complex="12pt" style:font-weight-complex="bold"/>
    </style:style>
    <style:style style:name="T232" style:family="text">
      <style:text-properties style:font-name="Calibri1" fo:font-size="12pt" fo:font-weight="bold" officeooo:rsid="01d854b3" style:font-size-asian="12pt" style:font-weight-asian="bold" style:font-size-complex="12pt" style:font-weight-complex="bold"/>
    </style:style>
    <style:style style:name="T233" style:family="text">
      <style:text-properties style:font-name="Calibri1" fo:font-size="12pt" fo:font-style="normal" fo:font-weight="bold" officeooo:rsid="01f07fbd" style:font-name-asian="Microsoft YaHei" style:font-size-asian="12pt" style:font-style-asian="normal" style:font-weight-asian="bold" style:font-name-complex="Mangal" style:font-size-complex="12pt" style:font-style-complex="normal" style:font-weight-complex="bold"/>
    </style:style>
    <style:style style:name="T234" style:family="text">
      <style:text-properties style:font-name="Calibri1" fo:font-size="12pt" fo:font-style="normal" fo:font-weight="normal" officeooo:rsid="01f07fbd" style:font-name-asian="Microsoft YaHei" style:font-size-asian="12pt" style:font-style-asian="normal" style:font-weight-asian="normal" style:font-name-complex="Mangal" style:font-size-complex="12pt" style:font-style-complex="normal" style:font-weight-complex="normal"/>
    </style:style>
    <style:style style:name="T235" style:family="text">
      <style:text-properties style:font-name="Calibri1" fo:font-size="12pt" fo:font-style="normal" fo:font-weight="normal" officeooo:rsid="01f6c0fd" style:font-name-asian="Microsoft YaHei" style:font-size-asian="12pt" style:font-style-asian="normal" style:font-weight-asian="normal" style:font-name-complex="Mangal" style:font-size-complex="12pt" style:font-style-complex="normal" style:font-weight-complex="normal"/>
    </style:style>
    <style:style style:name="T236" style:family="text">
      <style:text-properties style:font-name="Calibri1" officeooo:rsid="01928171"/>
    </style:style>
    <style:style style:name="T237" style:family="text">
      <style:text-properties style:font-name="Calibri1" officeooo:rsid="018ad0b1"/>
    </style:style>
    <style:style style:name="T238" style:family="text">
      <style:text-properties style:font-name="Calibri1" officeooo:rsid="019fc3aa"/>
    </style:style>
    <style:style style:name="T239" style:family="text">
      <style:text-properties style:font-name="Calibri1" officeooo:rsid="01b344a7"/>
    </style:style>
    <style:style style:name="T240" style:family="text">
      <style:text-properties officeooo:rsid="0091f2ab"/>
    </style:style>
    <style:style style:name="T241" style:family="text">
      <style:text-properties officeooo:rsid="009465a6"/>
    </style:style>
    <style:style style:name="T242" style:family="text">
      <style:text-properties officeooo:rsid="0097c495"/>
    </style:style>
    <style:style style:name="T243" style:family="text">
      <style:text-properties officeooo:rsid="0099e886"/>
    </style:style>
    <style:style style:name="T244" style:family="text">
      <style:text-properties officeooo:rsid="009d430e"/>
    </style:style>
    <style:style style:name="T245" style:family="text">
      <style:text-properties fo:font-style="normal" style:font-style-asian="normal" style:font-style-complex="normal"/>
    </style:style>
    <style:style style:name="T246" style:family="text">
      <style:text-properties fo:font-style="normal" officeooo:rsid="00ae2c4e" style:font-style-asian="normal" style:font-style-complex="normal"/>
    </style:style>
    <style:style style:name="T247" style:family="text">
      <style:text-properties fo:font-style="normal" officeooo:rsid="00b92289" style:font-style-asian="normal" style:font-style-complex="normal"/>
    </style:style>
    <style:style style:name="T248" style:family="text">
      <style:text-properties fo:font-style="normal" officeooo:rsid="00babff4" style:font-style-asian="normal" style:font-style-complex="normal"/>
    </style:style>
    <style:style style:name="T249" style:family="text">
      <style:text-properties fo:font-style="normal" officeooo:rsid="00f894bd" style:font-style-asian="normal" style:font-style-complex="normal"/>
    </style:style>
    <style:style style:name="T250" style:family="text">
      <style:text-properties fo:font-style="normal" officeooo:rsid="00f6b412" style:font-style-asian="normal" style:font-style-complex="normal"/>
    </style:style>
    <style:style style:name="T251" style:family="text">
      <style:text-properties fo:font-style="normal" officeooo:rsid="00f8bc86" style:font-style-asian="normal" style:font-style-complex="normal"/>
    </style:style>
    <style:style style:name="T252" style:family="text">
      <style:text-properties fo:font-style="normal" fo:font-weight="bold" style:font-style-asian="normal" style:font-weight-asian="bold" style:font-style-complex="normal" style:font-weight-complex="bold"/>
    </style:style>
    <style:style style:name="T253" style:family="text">
      <style:text-properties fo:font-style="normal" fo:font-weight="bold" officeooo:rsid="00f894bd" style:font-style-asian="normal" style:font-weight-asian="bold" style:font-style-complex="normal" style:font-weight-complex="bold"/>
    </style:style>
    <style:style style:name="T254" style:family="text">
      <style:text-properties fo:font-style="normal" fo:font-weight="bold" officeooo:rsid="00f8bc86" style:font-style-asian="normal" style:font-weight-asian="bold" style:font-style-complex="normal" style:font-weight-complex="bold"/>
    </style:style>
    <style:style style:name="T255" style:family="text">
      <style:text-properties fo:font-style="normal" fo:font-weight="bold" officeooo:rsid="011130fb" style:font-style-asian="normal" style:font-weight-asian="bold" style:font-style-complex="normal" style:font-weight-complex="bold"/>
    </style:style>
    <style:style style:name="T256" style:family="text">
      <style:text-properties fo:font-style="normal" fo:font-weight="normal" style:font-style-asian="normal" style:font-weight-asian="normal" style:font-style-complex="normal" style:font-weight-complex="normal"/>
    </style:style>
    <style:style style:name="T257" style:family="text">
      <style:text-properties fo:font-style="normal" fo:font-weight="normal" officeooo:rsid="00f8bc86" style:font-style-asian="normal" style:font-weight-asian="normal" style:font-style-complex="normal" style:font-weight-complex="normal"/>
    </style:style>
    <style:style style:name="T258" style:family="text">
      <style:text-properties fo:font-style="normal" fo:font-weight="normal" officeooo:rsid="0108a9eb" style:font-style-asian="normal" style:font-weight-asian="normal" style:font-style-complex="normal" style:font-weight-complex="normal"/>
    </style:style>
    <style:style style:name="T259" style:family="text">
      <style:text-properties fo:font-style="normal" fo:font-weight="normal" officeooo:rsid="010a1ca0" style:font-style-asian="normal" style:font-weight-asian="normal" style:font-style-complex="normal" style:font-weight-complex="normal"/>
    </style:style>
    <style:style style:name="T260" style:family="text">
      <style:text-properties fo:font-style="normal" fo:font-weight="normal" officeooo:rsid="01104839" style:font-style-asian="normal" style:font-weight-asian="normal" style:font-style-complex="normal" style:font-weight-complex="normal"/>
    </style:style>
    <style:style style:name="T261" style:family="text">
      <style:text-properties fo:font-style="normal" fo:font-weight="normal" officeooo:rsid="011130fb" style:font-style-asian="normal" style:font-weight-asian="normal" style:font-style-complex="normal" style:font-weight-complex="normal"/>
    </style:style>
    <style:style style:name="T262" style:family="text">
      <style:text-properties fo:font-style="normal" fo:font-weight="normal" officeooo:rsid="0113dbde" style:font-style-asian="normal" style:font-weight-asian="normal" style:font-style-complex="normal" style:font-weight-complex="normal"/>
    </style:style>
    <style:style style:name="T263" style:family="text">
      <style:text-properties fo:font-style="normal" fo:font-weight="normal" officeooo:rsid="0115ae6b" style:font-style-asian="normal" style:font-weight-asian="normal" style:font-style-complex="normal" style:font-weight-complex="normal"/>
    </style:style>
    <style:style style:name="T264" style:family="text">
      <style:text-properties fo:font-style="normal" fo:font-weight="normal" officeooo:rsid="0148dff1" style:font-style-asian="normal" style:font-weight-asian="normal" style:font-style-complex="normal" style:font-weight-complex="normal"/>
    </style:style>
    <style:style style:name="T265" style:family="text">
      <style:text-properties fo:font-style="normal" fo:font-weight="normal" officeooo:rsid="01936e29" style:font-style-asian="normal" style:font-weight-asian="normal" style:font-style-complex="normal" style:font-weight-complex="normal"/>
    </style:style>
    <style:style style:name="T266" style:family="text">
      <style:text-properties fo:font-style="normal" fo:font-weight="normal" officeooo:rsid="0193e924" style:font-style-asian="normal" style:font-weight-asian="normal" style:font-style-complex="normal" style:font-weight-complex="normal"/>
    </style:style>
    <style:style style:name="T267" style:family="text">
      <style:text-properties fo:font-style="normal" fo:font-weight="normal" officeooo:rsid="01eaf057" style:font-style-asian="normal" style:font-weight-asian="normal" style:font-style-complex="normal" style:font-weight-complex="normal"/>
    </style:style>
    <style:style style:name="T268" style:family="text">
      <style:text-properties officeooo:rsid="007bcdd6"/>
    </style:style>
    <style:style style:name="T269" style:family="text">
      <style:text-properties officeooo:rsid="009fd796"/>
    </style:style>
    <style:style style:name="T270" style:family="text">
      <style:text-properties officeooo:rsid="00a1aa6f"/>
    </style:style>
    <style:style style:name="T271" style:family="text">
      <style:text-properties fo:color="#ff0000"/>
    </style:style>
    <style:style style:name="T272" style:family="text">
      <style:text-properties fo:color="#ff0000" officeooo:rsid="00a1aa6f"/>
    </style:style>
    <style:style style:name="T273" style:family="text">
      <style:text-properties fo:color="#ff0000" officeooo:rsid="011313e5"/>
    </style:style>
    <style:style style:name="T274" style:family="text">
      <style:text-properties fo:color="#ff0000" officeooo:rsid="015dd84e"/>
    </style:style>
    <style:style style:name="T275" style:family="text">
      <style:text-properties officeooo:rsid="00a44aa3"/>
    </style:style>
    <style:style style:name="T276" style:family="text">
      <style:text-properties officeooo:rsid="00a626f1"/>
    </style:style>
    <style:style style:name="T277" style:family="text">
      <style:text-properties officeooo:rsid="00aa6a8e"/>
    </style:style>
    <style:style style:name="T278" style:family="text">
      <style:text-properties officeooo:rsid="00ae2c4e"/>
    </style:style>
    <style:style style:name="T279" style:family="text">
      <style:text-properties officeooo:rsid="00b55022"/>
    </style:style>
    <style:style style:name="T280" style:family="text">
      <style:text-properties officeooo:rsid="00b7e2e1"/>
    </style:style>
    <style:style style:name="T281" style:family="text">
      <style:text-properties officeooo:rsid="00bb0bfb"/>
    </style:style>
    <style:style style:name="T282" style:family="text">
      <style:text-properties officeooo:rsid="00bc7380"/>
    </style:style>
    <style:style style:name="T283" style:family="text">
      <style:text-properties officeooo:rsid="00bee94b"/>
    </style:style>
    <style:style style:name="T284" style:family="text">
      <style:text-properties officeooo:rsid="00c1685d"/>
    </style:style>
    <style:style style:name="T285" style:family="text">
      <style:text-properties officeooo:rsid="00c29bc8"/>
    </style:style>
    <style:style style:name="T286" style:family="text">
      <style:text-properties officeooo:rsid="00c2febe"/>
    </style:style>
    <style:style style:name="T287" style:family="text">
      <style:text-properties officeooo:rsid="00c3aa9f"/>
    </style:style>
    <style:style style:name="T288" style:family="text">
      <style:text-properties fo:color="#000000"/>
    </style:style>
    <style:style style:name="T289" style:family="text">
      <style:text-properties fo:color="#000000" officeooo:rsid="00c45283"/>
    </style:style>
    <style:style style:name="T290" style:family="text">
      <style:text-properties fo:color="#000000" officeooo:rsid="00c5972a"/>
    </style:style>
    <style:style style:name="T291" style:family="text">
      <style:text-properties fo:color="#000000" officeooo:rsid="00ca8a76"/>
    </style:style>
    <style:style style:name="T292" style:family="text">
      <style:text-properties fo:color="#000000" style:font-name="Calibri1" fo:font-weight="bold" officeooo:rsid="013be36b" style:font-weight-asian="bold" style:font-weight-complex="bold"/>
    </style:style>
    <style:style style:name="T293" style:family="text">
      <style:text-properties fo:color="#000000" style:font-name="Calibri1" fo:font-weight="normal" officeooo:rsid="0168a2be" style:font-weight-asian="normal" style:font-weight-complex="normal"/>
    </style:style>
    <style:style style:name="T294" style:family="text">
      <style:text-properties fo:color="#000000" style:font-name="Calibri1" fo:font-weight="normal" officeooo:rsid="013be36b" style:font-weight-asian="normal" style:font-weight-complex="normal"/>
    </style:style>
    <style:style style:name="T295" style:family="text">
      <style:text-properties fo:color="#000000" style:font-name="Calibri1" fo:font-weight="normal" officeooo:rsid="01780baa" style:font-weight-asian="normal" style:font-weight-complex="normal"/>
    </style:style>
    <style:style style:name="T296" style:family="text">
      <style:text-properties fo:color="#000000" style:font-name="Calibri1" fo:font-weight="normal" officeooo:rsid="01795a01" style:font-weight-asian="normal" style:font-weight-complex="normal"/>
    </style:style>
    <style:style style:name="T297" style:family="text">
      <style:text-properties fo:color="#000000" style:font-name="Calibri1" fo:font-weight="normal" officeooo:rsid="017a7d58" style:font-weight-asian="normal" style:font-weight-complex="normal"/>
    </style:style>
    <style:style style:name="T298" style:family="text">
      <style:text-properties fo:color="#000000" style:font-name="Calibri1" fo:font-size="12pt" fo:font-weight="bold" officeooo:rsid="01726878" style:font-size-asian="12pt" style:font-weight-asian="bold" style:font-size-complex="12pt" style:font-weight-complex="bold"/>
    </style:style>
    <style:style style:name="T299" style:family="text">
      <style:text-properties fo:color="#000000" style:font-name="Calibri1" fo:font-size="12pt" fo:font-weight="bold" officeooo:rsid="013be36b" style:font-size-asian="12pt" style:font-weight-asian="bold" style:font-size-complex="12pt" style:font-weight-complex="bold"/>
    </style:style>
    <style:style style:name="T300" style:family="text">
      <style:text-properties fo:color="#000000" style:font-name="Calibri1" fo:font-size="12pt" fo:font-weight="normal" style:font-size-asian="12pt" style:font-weight-asian="normal" style:font-size-complex="12pt" style:font-weight-complex="normal"/>
    </style:style>
    <style:style style:name="T301" style:family="text">
      <style:text-properties fo:color="#000000" style:font-name="Calibri1" fo:font-size="12pt" fo:font-weight="normal" officeooo:rsid="01726878" style:font-size-asian="12pt" style:font-weight-asian="normal" style:font-size-complex="12pt" style:font-weight-complex="normal"/>
    </style:style>
    <style:style style:name="T302" style:family="text">
      <style:text-properties fo:color="#000000" style:font-name="Calibri1" fo:font-size="12pt" fo:font-weight="normal" officeooo:rsid="013be36b" style:font-size-asian="12pt" style:font-weight-asian="normal" style:font-size-complex="12pt" style:font-weight-complex="normal"/>
    </style:style>
    <style:style style:name="T303" style:family="text">
      <style:text-properties fo:color="#000000" style:font-name="Calibri1" fo:font-size="12pt" fo:font-weight="normal" officeooo:rsid="017d0c09" style:font-size-asian="12pt" style:font-weight-asian="normal" style:font-size-complex="12pt" style:font-weight-complex="normal"/>
    </style:style>
    <style:style style:name="T304" style:family="text">
      <style:text-properties fo:color="#000000" style:font-name="Calibri1" fo:font-size="12pt" fo:font-weight="normal" officeooo:rsid="0180031f" style:font-size-asian="12pt" style:font-weight-asian="normal" style:font-size-complex="12pt" style:font-weight-complex="normal"/>
    </style:style>
    <style:style style:name="T305" style:family="text">
      <style:text-properties fo:color="#000000" fo:language="zxx" fo:country="none" fo:font-weight="normal" style:font-name-asian="Microsoft YaHei" style:font-weight-asian="normal" style:font-name-complex="Mangal" style:font-weight-complex="normal"/>
    </style:style>
    <style:style style:name="T306" style:family="text">
      <style:text-properties fo:color="#000000" fo:language="zxx" fo:country="none" fo:font-weight="normal" officeooo:rsid="01f6c0fd" style:font-name-asian="Microsoft YaHei" style:font-weight-asian="normal" style:font-name-complex="Mangal" style:font-weight-complex="normal"/>
    </style:style>
    <style:style style:name="T307" style:family="text">
      <style:text-properties fo:color="#000000" fo:language="zxx" fo:country="none" fo:font-weight="bold" officeooo:rsid="01f6c0fd" style:font-name-asian="Microsoft YaHei" style:font-weight-asian="bold" style:font-name-complex="Mangal" style:font-weight-complex="bold"/>
    </style:style>
    <style:style style:name="T308" style:family="text">
      <style:text-properties officeooo:rsid="00c90937"/>
    </style:style>
    <style:style style:name="T309" style:family="text">
      <style:text-properties officeooo:rsid="00ca8a76"/>
    </style:style>
    <style:style style:name="T310" style:family="text">
      <style:text-properties officeooo:rsid="00cdbc61"/>
    </style:style>
    <style:style style:name="T311" style:family="text">
      <style:text-properties officeooo:rsid="00d0249f"/>
    </style:style>
    <style:style style:name="T312" style:family="text">
      <style:text-properties officeooo:rsid="00d1a823"/>
    </style:style>
    <style:style style:name="T313" style:family="text">
      <style:text-properties officeooo:rsid="00d5491c"/>
    </style:style>
    <style:style style:name="T314" style:family="text">
      <style:text-properties officeooo:rsid="00d6e91e"/>
    </style:style>
    <style:style style:name="T315" style:family="text">
      <style:text-properties officeooo:rsid="00d81769"/>
    </style:style>
    <style:style style:name="T316" style:family="text">
      <style:text-properties officeooo:rsid="00da2772"/>
    </style:style>
    <style:style style:name="T317" style:family="text">
      <style:text-properties officeooo:rsid="00db1c6d"/>
    </style:style>
    <style:style style:name="T318" style:family="text">
      <style:text-properties officeooo:rsid="00db565d"/>
    </style:style>
    <style:style style:name="T319" style:family="text">
      <style:text-properties officeooo:rsid="00dbb89f"/>
    </style:style>
    <style:style style:name="T320" style:family="text">
      <style:text-properties officeooo:rsid="00e3d1d8"/>
    </style:style>
    <style:style style:name="T321" style:family="text">
      <style:text-properties officeooo:rsid="00e9f8ed"/>
    </style:style>
    <style:style style:name="T322" style:family="text">
      <style:text-properties officeooo:rsid="00ec3ff8"/>
    </style:style>
    <style:style style:name="T323" style:family="text">
      <style:text-properties officeooo:rsid="00f07973"/>
    </style:style>
    <style:style style:name="T324" style:family="text">
      <style:text-properties officeooo:rsid="00f1272b"/>
    </style:style>
    <style:style style:name="T325" style:family="text">
      <style:text-properties officeooo:rsid="00f6b412"/>
    </style:style>
    <style:style style:name="T326" style:family="text">
      <style:text-properties officeooo:rsid="00f894bd"/>
    </style:style>
    <style:style style:name="T327" style:family="text">
      <style:text-properties officeooo:rsid="00f9732e"/>
    </style:style>
    <style:style style:name="T328" style:family="text">
      <style:text-properties officeooo:rsid="00fe6dda"/>
    </style:style>
    <style:style style:name="T329" style:family="text">
      <style:text-properties officeooo:rsid="0101d1b2"/>
    </style:style>
    <style:style style:name="T330" style:family="text">
      <style:text-properties officeooo:rsid="01112df2"/>
    </style:style>
    <style:style style:name="T331" style:family="text">
      <style:text-properties officeooo:rsid="01193823"/>
    </style:style>
    <style:style style:name="T332" style:family="text">
      <style:text-properties officeooo:rsid="011aba92"/>
    </style:style>
    <style:style style:name="T333" style:family="text">
      <style:text-properties officeooo:rsid="011f68bb"/>
    </style:style>
    <style:style style:name="T334" style:family="text">
      <style:text-properties officeooo:rsid="01222f48"/>
    </style:style>
    <style:style style:name="T335" style:family="text">
      <style:text-properties officeooo:rsid="012affcc"/>
    </style:style>
    <style:style style:name="T336" style:family="text">
      <style:text-properties officeooo:rsid="012b27dc"/>
    </style:style>
    <style:style style:name="T337" style:family="text">
      <style:text-properties officeooo:rsid="012d164a"/>
    </style:style>
    <style:style style:name="T338" style:family="text">
      <style:text-properties officeooo:rsid="012f289b"/>
    </style:style>
    <style:style style:name="T339" style:family="text">
      <style:text-properties officeooo:rsid="0130af73"/>
    </style:style>
    <style:style style:name="T340" style:family="text">
      <style:text-properties officeooo:rsid="00b48bcd"/>
    </style:style>
    <style:style style:name="T341" style:family="text">
      <style:text-properties officeooo:rsid="01371297"/>
    </style:style>
    <style:style style:name="T342" style:family="text">
      <style:text-properties officeooo:rsid="00b70cb2"/>
    </style:style>
    <style:style style:name="T343" style:family="text">
      <style:text-properties fo:font-size="13pt" fo:font-style="normal" fo:font-weight="bold" officeooo:rsid="01374d7e" style:font-size-asian="13pt" style:font-style-asian="normal" style:font-weight-asian="bold" style:font-size-complex="13pt" style:font-style-complex="normal" style:font-weight-complex="bold"/>
    </style:style>
    <style:style style:name="T344" style:family="text">
      <style:text-properties fo:font-size="13pt" fo:font-style="normal" fo:font-weight="bold" officeooo:rsid="01391c0b" style:font-size-asian="13pt" style:font-style-asian="normal" style:font-weight-asian="bold" style:font-size-complex="13pt" style:font-style-complex="normal" style:font-weight-complex="bold"/>
    </style:style>
    <style:style style:name="T345" style:family="text">
      <style:text-properties fo:font-size="13pt" fo:font-style="normal" fo:font-weight="bold" officeooo:rsid="013a388c" style:font-size-asian="13pt" style:font-style-asian="normal" style:font-weight-asian="bold" style:font-size-complex="13pt" style:font-style-complex="normal" style:font-weight-complex="bold"/>
    </style:style>
    <style:style style:name="T346" style:family="text">
      <style:text-properties officeooo:rsid="013dd1fa"/>
    </style:style>
    <style:style style:name="T347" style:family="text">
      <style:text-properties officeooo:rsid="013f707b"/>
    </style:style>
    <style:style style:name="T348" style:family="text">
      <style:text-properties officeooo:rsid="0140b810"/>
    </style:style>
    <style:style style:name="T349" style:family="text">
      <style:text-properties officeooo:rsid="01427d63"/>
    </style:style>
    <style:style style:name="T350" style:family="text">
      <style:text-properties officeooo:rsid="0146bbf7"/>
    </style:style>
    <style:style style:name="T351" style:family="text">
      <style:text-properties officeooo:rsid="0148dff1"/>
    </style:style>
    <style:style style:name="T352" style:family="text">
      <style:text-properties officeooo:rsid="014cce7b"/>
    </style:style>
    <style:style style:name="T353" style:family="text">
      <style:text-properties style:font-name="Cambria1"/>
    </style:style>
    <style:style style:name="T354" style:family="text">
      <style:text-properties style:font-name="Cambria1" officeooo:rsid="014f812a"/>
    </style:style>
    <style:style style:name="T355" style:family="text">
      <style:text-properties style:font-name="Cambria1" officeooo:rsid="01555ad6"/>
    </style:style>
    <style:style style:name="T356" style:family="text">
      <style:text-properties style:font-name="Cambria1" officeooo:rsid="015721ee"/>
    </style:style>
    <style:style style:name="T357" style:family="text">
      <style:text-properties style:font-name="Cambria1" officeooo:rsid="01572edc"/>
    </style:style>
    <style:style style:name="T358" style:family="text">
      <style:text-properties style:font-name="Cambria1" officeooo:rsid="0157afbe"/>
    </style:style>
    <style:style style:name="T359" style:family="text">
      <style:text-properties style:font-name="Cambria1" officeooo:rsid="016b1537"/>
    </style:style>
    <style:style style:name="T360" style:family="text">
      <style:text-properties style:font-name="Cambria1" officeooo:rsid="01846a8a"/>
    </style:style>
    <style:style style:name="T361" style:family="text">
      <style:text-properties style:font-name="Cambria1" officeooo:rsid="0191996d"/>
    </style:style>
    <style:style style:name="T362" style:family="text">
      <style:text-properties style:font-name="Cambria1" officeooo:rsid="01928171"/>
    </style:style>
    <style:style style:name="T363" style:family="text">
      <style:text-properties style:font-name="Cambria1" fo:font-style="normal" fo:font-weight="bold" style:font-style-asian="normal" style:font-weight-asian="bold" style:font-style-complex="normal" style:font-weight-complex="bold"/>
    </style:style>
    <style:style style:name="T364" style:family="text">
      <style:text-properties style:font-name="Cambria1" fo:font-style="normal" fo:font-weight="bold" officeooo:rsid="0191996d" style:font-style-asian="normal" style:font-weight-asian="bold" style:font-style-complex="normal" style:font-weight-complex="bold"/>
    </style:style>
    <style:style style:name="T365" style:family="text">
      <style:text-properties style:font-name="Cambria1" fo:font-style="normal" fo:font-weight="bold" officeooo:rsid="01928171" style:font-style-asian="normal" style:font-weight-asian="bold" style:font-style-complex="normal" style:font-weight-complex="bold"/>
    </style:style>
    <style:style style:name="T366" style:family="text">
      <style:text-properties style:font-name="Cambria1" fo:font-style="normal" fo:font-weight="bold" officeooo:rsid="019f1131" style:font-style-asian="normal" style:font-weight-asian="bold" style:font-style-complex="normal" style:font-weight-complex="bold"/>
    </style:style>
    <style:style style:name="T367" style:family="text">
      <style:text-properties style:font-name="Cambria1" fo:font-style="normal" fo:font-weight="bold" officeooo:rsid="01bdff22" style:font-style-asian="normal" style:font-weight-asian="bold" style:font-style-complex="normal" style:font-weight-complex="bold"/>
    </style:style>
    <style:style style:name="T368" style:family="text">
      <style:text-properties style:font-name="Cambria1" fo:font-style="normal" fo:font-weight="bold" officeooo:rsid="01c2dda8" style:font-style-asian="normal" style:font-weight-asian="bold" style:font-style-complex="normal" style:font-weight-complex="bold"/>
    </style:style>
    <style:style style:name="T369" style:family="text">
      <style:text-properties style:font-name="Cambria1" fo:font-style="normal" fo:font-weight="bold" officeooo:rsid="01c49ff8" style:font-style-asian="normal" style:font-weight-asian="bold" style:font-style-complex="normal" style:font-weight-complex="bold"/>
    </style:style>
    <style:style style:name="T370" style:family="text">
      <style:text-properties style:font-name="Cambria1" fo:font-style="normal" fo:font-weight="bold" officeooo:rsid="01db80ae" style:font-style-asian="normal" style:font-weight-asian="bold" style:font-style-complex="normal" style:font-weight-complex="bold"/>
    </style:style>
    <style:style style:name="T371" style:family="text">
      <style:text-properties style:font-name="Cambria1" fo:font-style="normal" fo:font-weight="bold" officeooo:rsid="01b02106" style:font-style-asian="normal" style:font-weight-asian="bold" style:font-style-complex="normal" style:font-weight-complex="bold"/>
    </style:style>
    <style:style style:name="T372" style:family="text">
      <style:text-properties style:font-name="Cambria1" fo:font-style="normal" fo:font-weight="bold" officeooo:rsid="01ba5f28" style:font-style-asian="normal" style:font-weight-asian="bold" style:font-style-complex="normal" style:font-weight-complex="bold"/>
    </style:style>
    <style:style style:name="T373" style:family="text">
      <style:text-properties style:font-name="Cambria1" fo:font-style="normal" fo:font-weight="bold" officeooo:rsid="01e759dd" style:font-style-asian="normal" style:font-weight-asian="bold" style:font-style-complex="normal" style:font-weight-complex="bold"/>
    </style:style>
    <style:style style:name="T374" style:family="text">
      <style:text-properties style:font-name="Cambria1" fo:font-style="normal" fo:font-weight="bold" officeooo:rsid="01ece228" style:font-style-asian="normal" style:font-weight-asian="bold" style:font-style-complex="normal" style:font-weight-complex="bold"/>
    </style:style>
    <style:style style:name="T375" style:family="text">
      <style:text-properties style:font-name="Cambria1" fo:font-style="normal" fo:font-weight="bold" officeooo:rsid="01f6c0fd" style:font-style-asian="normal" style:font-weight-asian="bold" style:font-style-complex="normal" style:font-weight-complex="bold"/>
    </style:style>
    <style:style style:name="T376" style:family="text">
      <style:text-properties style:font-name="Cambria1" fo:font-style="normal" fo:font-weight="bold" officeooo:rsid="020178ed" style:font-style-asian="normal" style:font-weight-asian="bold" style:font-style-complex="normal" style:font-weight-complex="bold"/>
    </style:style>
    <style:style style:name="T377" style:family="text">
      <style:text-properties style:font-name="Cambria1" fo:font-style="normal" fo:font-weight="bold" officeooo:rsid="01f6c0fd" style:font-name-asian="Microsoft YaHei" style:font-style-asian="normal" style:font-weight-asian="bold" style:font-name-complex="Mangal" style:font-style-complex="normal" style:font-weight-complex="bold"/>
    </style:style>
    <style:style style:name="T378" style:family="text">
      <style:text-properties style:font-name="Cambria1" fo:font-style="normal" fo:font-weight="bold" officeooo:rsid="01fe15e1" style:font-name-asian="Microsoft YaHei" style:font-style-asian="normal" style:font-weight-asian="bold" style:font-name-complex="Mangal" style:font-style-complex="normal" style:font-weight-complex="bold"/>
    </style:style>
    <style:style style:name="T379" style:family="text">
      <style:text-properties style:font-name="Cambria1" fo:font-style="normal" fo:font-weight="normal" officeooo:rsid="018ad0b1" style:font-style-asian="normal" style:font-weight-asian="normal" style:font-style-complex="normal" style:font-weight-complex="normal"/>
    </style:style>
    <style:style style:name="T380" style:family="text">
      <style:text-properties style:font-name="Cambria1" fo:font-style="normal" fo:font-weight="normal" officeooo:rsid="01e759dd" style:font-style-asian="normal" style:font-weight-asian="normal" style:font-style-complex="normal" style:font-weight-complex="normal"/>
    </style:style>
    <style:style style:name="T381" style:family="text">
      <style:text-properties style:font-name="Cambria1" officeooo:rsid="01b344a7"/>
    </style:style>
    <style:style style:name="T382" style:family="text">
      <style:text-properties style:font-name="Cambria1" officeooo:rsid="01b5d064"/>
    </style:style>
    <style:style style:name="T383" style:family="text">
      <style:text-properties style:font-name="Cambria1" fo:font-weight="normal" officeooo:rsid="01b83b37" style:font-weight-asian="normal" style:font-weight-complex="normal"/>
    </style:style>
    <style:style style:name="T384" style:family="text">
      <style:text-properties style:font-name="Cambria1" fo:font-weight="normal" officeooo:rsid="01ba5f28" style:font-weight-asian="normal" style:font-weight-complex="normal"/>
    </style:style>
    <style:style style:name="T385" style:family="text">
      <style:text-properties style:font-name="Cambria1" fo:font-weight="normal" officeooo:rsid="018ad0b1" style:font-weight-asian="normal" style:font-weight-complex="normal"/>
    </style:style>
    <style:style style:name="T386" style:family="text">
      <style:text-properties style:font-name="Cambria1" fo:font-weight="normal" officeooo:rsid="01eaf057" style:font-weight-asian="normal" style:font-weight-complex="normal"/>
    </style:style>
    <style:style style:name="T387" style:family="text">
      <style:text-properties style:font-name="Cambria1" fo:font-weight="normal" officeooo:rsid="018ad0b1" style:font-name-asian="Microsoft YaHei" style:font-weight-asian="normal" style:font-name-complex="Mangal" style:font-weight-complex="normal"/>
    </style:style>
    <style:style style:name="T388" style:family="text">
      <style:text-properties style:font-name="Cambria1" officeooo:rsid="01b70cf9"/>
    </style:style>
    <style:style style:name="T389" style:family="text">
      <style:text-properties style:font-name="Cambria1" officeooo:rsid="01b83b37"/>
    </style:style>
    <style:style style:name="T390" style:family="text">
      <style:text-properties style:font-name="Cambria1" fo:font-weight="bold" style:font-weight-asian="bold" style:font-weight-complex="bold"/>
    </style:style>
    <style:style style:name="T391" style:family="text">
      <style:text-properties style:font-name="Cambria1" fo:font-weight="bold" officeooo:rsid="01b83b37" style:font-weight-asian="bold" style:font-weight-complex="bold"/>
    </style:style>
    <style:style style:name="T392" style:family="text">
      <style:text-properties style:font-name="Cambria1" fo:font-weight="bold" officeooo:rsid="01ba5f28" style:font-weight-asian="bold" style:font-weight-complex="bold"/>
    </style:style>
    <style:style style:name="T393" style:family="text">
      <style:text-properties style:font-name="Cambria1" fo:font-weight="bold" officeooo:rsid="01b02106" style:font-weight-asian="bold" style:font-weight-complex="bold"/>
    </style:style>
    <style:style style:name="T394" style:family="text">
      <style:text-properties style:font-name="Cambria1" fo:font-weight="bold" officeooo:rsid="01bdff22" style:font-weight-asian="bold" style:font-weight-complex="bold"/>
    </style:style>
    <style:style style:name="T395" style:family="text">
      <style:text-properties style:font-name="Cambria1" fo:font-weight="bold" officeooo:rsid="01c2dda8" style:font-weight-asian="bold" style:font-weight-complex="bold"/>
    </style:style>
    <style:style style:name="T396" style:family="text">
      <style:text-properties style:font-name="Cambria1" fo:font-weight="bold" officeooo:rsid="01c49ff8" style:font-weight-asian="bold" style:font-weight-complex="bold"/>
    </style:style>
    <style:style style:name="T397" style:family="text">
      <style:text-properties style:font-name="Cambria1" fo:font-weight="bold" officeooo:rsid="01db80ae" style:font-weight-asian="bold" style:font-weight-complex="bold"/>
    </style:style>
    <style:style style:name="T398" style:family="text">
      <style:text-properties style:font-name="Cambria1" fo:font-weight="bold" officeooo:rsid="01e99b5a" style:font-weight-asian="bold" style:font-weight-complex="bold"/>
    </style:style>
    <style:style style:name="T399" style:family="text">
      <style:text-properties style:font-name="Cambria1" fo:font-weight="bold" officeooo:rsid="01eaf057" style:font-weight-asian="bold" style:font-weight-complex="bold"/>
    </style:style>
    <style:style style:name="T400" style:family="text">
      <style:text-properties style:font-name="Cambria1" fo:font-weight="bold" officeooo:rsid="01ece228" style:font-weight-asian="bold" style:font-weight-complex="bold"/>
    </style:style>
    <style:style style:name="T401" style:family="text">
      <style:text-properties style:font-name="Cambria1" fo:font-weight="bold" officeooo:rsid="01ed6aa1" style:font-weight-asian="bold" style:font-weight-complex="bold"/>
    </style:style>
    <style:style style:name="T402" style:family="text">
      <style:text-properties style:font-name="Cambria1" fo:font-weight="bold" officeooo:rsid="01eec6d0" style:font-weight-asian="bold" style:font-weight-complex="bold"/>
    </style:style>
    <style:style style:name="T403" style:family="text">
      <style:text-properties style:font-name="Cambria1" fo:font-weight="bold" officeooo:rsid="01fdf9cb" style:font-weight-asian="bold" style:font-weight-complex="bold"/>
    </style:style>
    <style:style style:name="T404" style:family="text">
      <style:text-properties style:font-name="Cambria1" fo:font-weight="bold" officeooo:rsid="01f6c0fd" style:font-name-asian="Microsoft YaHei" style:font-weight-asian="bold" style:font-name-complex="Mangal" style:font-weight-complex="bold"/>
    </style:style>
    <style:style style:name="T405" style:family="text">
      <style:text-properties style:font-name="Cambria1" fo:font-weight="bold" officeooo:rsid="01b02106" style:font-name-asian="Microsoft YaHei" style:font-weight-asian="bold" style:font-name-complex="Mangal" style:font-weight-complex="bold"/>
    </style:style>
    <style:style style:name="T406" style:family="text">
      <style:text-properties style:font-name="Cambria1" fo:font-weight="bold" officeooo:rsid="01ba5f28" style:font-name-asian="Microsoft YaHei" style:font-weight-asian="bold" style:font-name-complex="Mangal" style:font-weight-complex="bold"/>
    </style:style>
    <style:style style:name="T407" style:family="text">
      <style:text-properties style:font-name="Cambria1" fo:font-weight="bold" officeooo:rsid="01ed6aa1" style:font-name-asian="Microsoft YaHei" style:font-weight-asian="bold" style:font-name-complex="Mangal" style:font-weight-complex="bold"/>
    </style:style>
    <style:style style:name="T408" style:family="text">
      <style:text-properties style:font-name="Cambria1" fo:font-weight="bold" officeooo:rsid="01eec6d0" style:font-name-asian="Microsoft YaHei" style:font-weight-asian="bold" style:font-name-complex="Mangal" style:font-weight-complex="bold"/>
    </style:style>
    <style:style style:name="T409" style:family="text">
      <style:text-properties style:font-name="Cambria1" fo:font-weight="bold" officeooo:rsid="01fe15e1" style:font-name-asian="Microsoft YaHei" style:font-weight-asian="bold" style:font-name-complex="Mangal" style:font-weight-complex="bold"/>
    </style:style>
    <style:style style:name="T410" style:family="text">
      <style:text-properties style:font-name="Cambria1" officeooo:rsid="01bfc74e"/>
    </style:style>
    <style:style style:name="T411" style:family="text">
      <style:text-properties style:font-name="Cambria1" officeooo:rsid="01c15903"/>
    </style:style>
    <style:style style:name="T412" style:family="text">
      <style:text-properties style:font-name="Cambria1" officeooo:rsid="01c20903"/>
    </style:style>
    <style:style style:name="T413" style:family="text">
      <style:text-properties style:font-name="Cambria1" officeooo:rsid="01c2ee73"/>
    </style:style>
    <style:style style:name="T414" style:family="text">
      <style:text-properties style:font-name="Cambria1" officeooo:rsid="01c49ff8"/>
    </style:style>
    <style:style style:name="T415" style:family="text">
      <style:text-properties style:font-name="Cambria1" fo:font-style="italic" officeooo:rsid="01c49ff8" style:font-style-asian="italic" style:font-style-complex="italic"/>
    </style:style>
    <style:style style:name="T416" style:family="text">
      <style:text-properties style:font-name="Cambria1" fo:font-style="italic" officeooo:rsid="01c925bd" style:font-style-asian="italic" style:font-style-complex="italic"/>
    </style:style>
    <style:style style:name="T417" style:family="text">
      <style:text-properties style:font-name="Cambria1" officeooo:rsid="01e125ed"/>
    </style:style>
    <style:style style:name="T418" style:family="text">
      <style:text-properties style:font-name="Cambria1" officeooo:rsid="01e2f140"/>
    </style:style>
    <style:style style:name="T419" style:family="text">
      <style:text-properties style:font-name="Cambria1" officeooo:rsid="01e473a7"/>
    </style:style>
    <style:style style:name="T420" style:family="text">
      <style:text-properties style:font-name="Cambria1" officeooo:rsid="01e4d76d"/>
    </style:style>
    <style:style style:name="T421" style:family="text">
      <style:text-properties style:font-name="Cambria1" officeooo:rsid="01e759dd"/>
    </style:style>
    <style:style style:name="T422" style:family="text">
      <style:text-properties style:font-name="Cambria1" officeooo:rsid="01ebc1fc"/>
    </style:style>
    <style:style style:name="T423" style:family="text">
      <style:text-properties style:font-name="Cambria1" officeooo:rsid="01ece228"/>
    </style:style>
    <style:style style:name="T424" style:family="text">
      <style:text-properties style:font-name="Cambria1" officeooo:rsid="01fd4260"/>
    </style:style>
    <style:style style:name="T425" style:family="text">
      <style:text-properties style:font-name="Cambria1" officeooo:rsid="01fdf9cb"/>
    </style:style>
    <style:style style:name="T426" style:family="text">
      <style:text-properties style:font-name="Cambria1" officeooo:rsid="01fe15e1"/>
    </style:style>
    <style:style style:name="T427" style:family="text">
      <style:text-properties style:font-name="Cambria1" officeooo:rsid="01fe99c7"/>
    </style:style>
    <style:style style:name="T428" style:family="text">
      <style:text-properties style:font-name="Cambria1" officeooo:rsid="01ff822c"/>
    </style:style>
    <style:style style:name="T429" style:family="text">
      <style:text-properties style:font-name="Cambria1" fo:font-size="14pt" fo:font-weight="normal" style:font-size-asian="14pt" style:font-weight-asian="normal" style:font-size-complex="14pt" style:font-weight-complex="normal"/>
    </style:style>
    <style:style style:name="T430" style:family="text">
      <style:text-properties style:font-name="Cambria1" fo:font-size="14pt" fo:font-weight="normal" officeooo:rsid="016b1537" style:font-size-asian="14pt" style:font-weight-asian="normal" style:font-size-complex="14pt" style:font-weight-complex="normal"/>
    </style:style>
    <style:style style:name="T431" style:family="text">
      <style:text-properties style:font-name="Cambria1" fo:font-size="14pt" fo:font-weight="normal" officeooo:rsid="0201499e" style:font-size-asian="14pt" style:font-weight-asian="normal" style:font-size-complex="14pt" style:font-weight-complex="normal"/>
    </style:style>
    <style:style style:name="T432" style:family="text">
      <style:text-properties style:font-name="Cambria1" fo:font-size="14pt" fo:font-weight="normal" officeooo:rsid="0201499e" style:font-size-asian="12.25pt" style:font-weight-asian="normal" style:font-size-complex="14pt" style:font-weight-complex="normal"/>
    </style:style>
    <style:style style:name="T433" style:family="text">
      <style:text-properties style:font-name="Cambria1" fo:font-size="14pt" fo:font-weight="bold" officeooo:rsid="01cc547e" style:font-size-asian="14pt" style:font-weight-asian="bold" style:font-size-complex="14pt" style:font-weight-complex="bold"/>
    </style:style>
    <style:style style:name="T434" style:family="text">
      <style:text-properties style:font-name="Cambria1" fo:font-size="14pt" fo:font-weight="bold" officeooo:rsid="016b1537" style:font-size-asian="14pt" style:font-weight-asian="bold" style:font-size-complex="14pt" style:font-weight-complex="bold"/>
    </style:style>
    <style:style style:name="T435" style:family="text">
      <style:text-properties style:font-name="Cambria1" fo:font-size="14pt" fo:font-weight="bold" officeooo:rsid="0201499e" style:font-size-asian="12.25pt" style:font-weight-asian="bold" style:font-size-complex="14pt" style:font-weight-complex="bold"/>
    </style:style>
    <style:style style:name="T436" style:family="text">
      <style:text-properties style:font-name="Cambria1" fo:font-size="14pt" officeooo:rsid="01b5f472" style:font-size-asian="14pt" style:font-size-complex="14pt"/>
    </style:style>
    <style:style style:name="T437" style:family="text">
      <style:text-properties officeooo:rsid="0073284d"/>
    </style:style>
    <style:style style:name="T438" style:family="text">
      <style:text-properties officeooo:rsid="013be36b"/>
    </style:style>
    <style:style style:name="T439" style:family="text">
      <style:text-properties officeooo:rsid="01631c63"/>
    </style:style>
    <style:style style:name="T440" style:family="text">
      <style:text-properties officeooo:rsid="016af79d"/>
    </style:style>
    <style:style style:name="T441" style:family="text">
      <style:text-properties fo:font-size="11pt" style:font-size-asian="11pt" style:font-size-complex="11pt"/>
    </style:style>
    <style:style style:name="T442" style:family="text">
      <style:text-properties fo:font-size="10.5pt" style:font-size-asian="10.5pt" style:font-size-complex="10.5pt"/>
    </style:style>
    <style:style style:name="T443" style:family="text">
      <style:text-properties fo:font-size="12pt" fo:font-weight="normal" style:font-size-asian="12pt" style:font-weight-asian="normal" style:font-size-complex="12pt" style:font-weight-complex="normal"/>
    </style:style>
    <style:style style:name="T444" style:family="text">
      <style:text-properties officeooo:rsid="01815499"/>
    </style:style>
    <style:style style:name="T445" style:family="text">
      <style:text-properties officeooo:rsid="0182ce44"/>
    </style:style>
    <style:style style:name="T446" style:family="text">
      <style:text-properties officeooo:rsid="01846a8a"/>
    </style:style>
    <style:style style:name="T447" style:family="text">
      <style:text-properties officeooo:rsid="018ad0b1"/>
    </style:style>
    <style:style style:name="T448" style:family="text">
      <style:text-properties officeooo:rsid="01b2cecf"/>
    </style:style>
    <style:style style:name="T449" style:family="text">
      <style:text-properties officeooo:rsid="01b819f2"/>
    </style:style>
    <style:style style:name="T450" style:family="text">
      <style:text-properties officeooo:rsid="01c3db13"/>
    </style:style>
    <style:style style:name="T451" style:family="text">
      <style:text-properties officeooo:rsid="01cd5823"/>
    </style:style>
    <style:style style:name="T452" style:family="text">
      <style:text-properties officeooo:rsid="01d135a0"/>
    </style:style>
    <style:style style:name="T453" style:family="text">
      <style:text-properties officeooo:rsid="01d1838b"/>
    </style:style>
    <style:style style:name="T454" style:family="text">
      <style:text-properties officeooo:rsid="01df4eb8"/>
    </style:style>
    <style:style style:name="T455" style:family="text">
      <style:text-properties officeooo:rsid="01e125ed"/>
    </style:style>
    <style:style style:name="T456" style:family="text">
      <style:text-properties officeooo:rsid="01e8b6c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Qscintilla documentation</text:p>
      <text:p text:style-name="P88">(<text:span text:style-name="T243">A l</text:span>earn-by-example guide)</text:p>
      <text:p text:style-name="P1"/>
      <text:p text:style-name="P2">This documentation assumes a basic knowledge of the Python programming language. But even if you are a complete beginner in the language do not get discouraged, the examples should be <text:span text:style-name="T1">quite</text:span> understandable regardless.</text:p>
      <text:p text:style-name="P4">All examples will use the Python 3 programming language and the PyQt<text:span text:style-name="T313">5</text:span> application framework. To change the examples to Python 2 or the PyQt<text:span text:style-name="T313">4</text:span> is quite simple and in most cases, trivial.</text:p>
      <text:p text:style-name="P5">For in-depth information about Qt, PyQt, Scintilla and QScintilla go to the official documentation website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2">Table of Contents</text:p>
          </text:index-title>
          <text:p text:style-name="P123"><text:a xlink:type="simple" xlink:href="#__RefHeading___Toc107_1441186946" text:style-name="Index_20_Link" text:visited-style-name="Index_20_Link">1. Introduction<text:tab/>4</text:a></text:p>
          <text:p text:style-name="P124"><text:a xlink:type="simple" xlink:href="#__RefHeading___Toc109_1441186946" text:style-name="Index_20_Link" text:visited-style-name="Index_20_Link">1.1. What is QScintilla?<text:tab/>4</text:a></text:p>
          <text:p text:style-name="P124"><text:a xlink:type="simple" xlink:href="#__RefHeading___Toc592_400742055" text:style-name="Index_20_Link" text:visited-style-name="Index_20_Link">1.2. Some QScintilla features<text:tab/>4</text:a></text:p>
          <text:p text:style-name="P124"><text:a xlink:type="simple" xlink:href="#__RefHeading___Toc113_1441186946" text:style-name="Index_20_Link" text:visited-style-name="Index_20_Link">1.3. QScintilla object overview<text:tab/>5</text:a></text:p>
          <text:p text:style-name="P125"><text:a xlink:type="simple" xlink:href="#__RefHeading___Toc90_1989102905" text:style-name="Index_20_Link" text:visited-style-name="Index_20_Link">1.3.1. PyQt5.Qsci.QsciScintillaBase<text:tab/>5</text:a></text:p>
          <text:p text:style-name="P125"><text:a xlink:type="simple" xlink:href="#__RefHeading___Toc252_279009425" text:style-name="Index_20_Link" text:visited-style-name="Index_20_Link">1.3.2. PyQt5.Qsci.QsciScintilla<text:tab/>5</text:a></text:p>
          <text:p text:style-name="P125"><text:a xlink:type="simple" xlink:href="#__RefHeading___Toc254_279009425" text:style-name="Index_20_Link" text:visited-style-name="Index_20_Link">1.3.3. PyQt5.Qsci.QsciLexer<text:tab/>5</text:a></text:p>
          <text:p text:style-name="P125"><text:a xlink:type="simple" xlink:href="#__RefHeading___Toc235_1846445259" text:style-name="Index_20_Link" text:visited-style-name="Index_20_Link">1.3.4. PyQt5.Qsci.QsciAPIs<text:tab/>6</text:a></text:p>
          <text:p text:style-name="P124"><text:a xlink:type="simple" xlink:href="#__RefHeading___Toc594_400742055" text:style-name="Index_20_Link" text:visited-style-name="Index_20_Link">1.4. PyQt objects used by QScintilla<text:tab/>6</text:a></text:p>
          <text:p text:style-name="P125"><text:a xlink:type="simple" xlink:href="#__RefHeading___Toc1034_1077626958" text:style-name="Index_20_Link" text:visited-style-name="Index_20_Link">1.4.1. PyQt5.QtWidgets.QApplication<text:tab/>6</text:a></text:p>
          <text:p text:style-name="P125"><text:a xlink:type="simple" xlink:href="#__RefHeading___Toc2668_1144493446" text:style-name="Index_20_Link" text:visited-style-name="Index_20_Link">1.4.2. PyQt5.QtWidgets.QMainWindow<text:tab/>6</text:a></text:p>
          <text:p text:style-name="P125"><text:a xlink:type="simple" xlink:href="#__RefHeading___Toc1452_1843862561" text:style-name="Index_20_Link" text:visited-style-name="Index_20_Link">1.4.3. PyQt5.QtWidgets.QWidget<text:tab/>6</text:a></text:p>
          <text:p text:style-name="P125"><text:a xlink:type="simple" xlink:href="#__RefHeading___Toc2670_1144493446" text:style-name="Index_20_Link" text:visited-style-name="Index_20_Link">1.4.4 PyQt5.QtGui.QFont<text:tab/>6</text:a></text:p>
          <text:p text:style-name="P124"><text:a xlink:type="simple" xlink:href="#__RefHeading___Toc1041_1077626958" text:style-name="Index_20_Link" text:visited-style-name="Index_20_Link">1.5. QScintilla visual description<text:tab/>8</text:a></text:p>
          <text:p text:style-name="P125"><text:a xlink:type="simple" xlink:href="#__RefHeading___Toc1043_1077626958" text:style-name="Index_20_Link" text:visited-style-name="Index_20_Link">1.5.1. Editing area<text:tab/>8</text:a></text:p>
          <text:p text:style-name="P125"><text:a xlink:type="simple" xlink:href="#__RefHeading___Toc1045_1077626958" text:style-name="Index_20_Link" text:visited-style-name="Index_20_Link">1.5.2. Margin area<text:tab/>8</text:a></text:p>
          <text:p text:style-name="P125"><text:a xlink:type="simple" xlink:href="#__RefHeading___Toc1047_1077626958" text:style-name="Index_20_Link" text:visited-style-name="Index_20_Link">1.5.3. Scroll bar area<text:tab/>9</text:a></text:p>
          <text:p text:style-name="P125"><text:a xlink:type="simple" xlink:href="#__RefHeading___Toc1049_1077626958" text:style-name="Index_20_Link" text:visited-style-name="Index_20_Link">1.5.4. Autocompletion windows<text:tab/>9</text:a></text:p>
          <text:p text:style-name="P125"><text:a xlink:type="simple" xlink:href="#__RefHeading___Toc1051_1077626958" text:style-name="Index_20_Link" text:visited-style-name="Index_20_Link">1.5.5. Context menu<text:tab/>10</text:a></text:p>
          <text:p text:style-name="P124"><text:a xlink:type="simple" xlink:href="#__RefHeading___Toc503_279009425" text:style-name="Index_20_Link" text:visited-style-name="Index_20_Link">1.6. QScintilla's default settings<text:tab/>10</text:a></text:p>
          <text:p text:style-name="P125"><text:a xlink:type="simple" xlink:href="#__RefHeading___Toc505_279009425" text:style-name="Index_20_Link" text:visited-style-name="Index_20_Link">1.6.1. Default lexer<text:tab/>10</text:a></text:p>
          <text:p text:style-name="P125"><text:a xlink:type="simple" xlink:href="#__RefHeading___Toc507_279009425" text:style-name="Index_20_Link" text:visited-style-name="Index_20_Link">1.6.2. Default font<text:tab/>10</text:a></text:p>
          <text:p text:style-name="P125"><text:a xlink:type="simple" xlink:href="#__RefHeading___Toc688_2020789143" text:style-name="Index_20_Link" text:visited-style-name="Index_20_Link">1.6.3. Default paper<text:tab/>11</text:a></text:p>
          <text:p text:style-name="P125"><text:a xlink:type="simple" xlink:href="#__RefHeading___Toc599_400742055" text:style-name="Index_20_Link" text:visited-style-name="Index_20_Link">1.6.4. Default keyboard shortcuts<text:tab/>11</text:a></text:p>
          <text:p text:style-name="P125"><text:a xlink:type="simple" xlink:href="#__RefHeading___Toc1053_1077626958" text:style-name="Index_20_Link" text:visited-style-name="Index_20_Link">1.6.5. Default scroll bar behaviour<text:tab/>12</text:a></text:p>
          <text:p text:style-name="P125"><text:a xlink:type="simple" xlink:href="#__RefHeading___Toc1055_1077626958" text:style-name="Index_20_Link" text:visited-style-name="Index_20_Link">1.6.6. Default margin<text:tab/>12</text:a></text:p>
          <text:p text:style-name="P125"><text:a xlink:type="simple" xlink:href="#__RefHeading___Toc1057_1077626958" text:style-name="Index_20_Link" text:visited-style-name="Index_20_Link">1.6.7. Default autocompletion behaviour<text:tab/>12</text:a></text:p>
          <text:p text:style-name="P125"><text:a xlink:type="simple" xlink:href="#__RefHeading___Toc1059_1077626958" text:style-name="Index_20_Link" text:visited-style-name="Index_20_Link">1.6.8. Default mouse behaviour<text:tab/>12</text:a></text:p>
          <text:p text:style-name="P125"><text:a xlink:type="simple" xlink:href="#__RefHeading___Toc1454_1843862561" text:style-name="Index_20_Link" text:visited-style-name="Index_20_Link">1.6.9. Default encoding<text:tab/>13</text:a></text:p>
          <text:p text:style-name="P123"><text:a xlink:type="simple" xlink:href="#__RefHeading___Toc684_2020789143" text:style-name="Index_20_Link" text:visited-style-name="Index_20_Link">2. Installation guide<text:tab/>14</text:a></text:p>
          <text:p text:style-name="P125"><text:a xlink:type="simple" xlink:href="#__RefHeading___Toc696_2020789143" text:style-name="Index_20_Link" text:visited-style-name="Index_20_Link">2.1. Windows<text:tab/>14</text:a></text:p>
          <text:p text:style-name="P125"><text:a xlink:type="simple" xlink:href="#__RefHeading___Toc706_2020789143" text:style-name="Index_20_Link" text:visited-style-name="Index_20_Link">2.2. GNU/Linux<text:tab/>14</text:a></text:p>
          <text:p text:style-name="P125"><text:a xlink:type="simple" xlink:href="#__RefHeading___Toc702_2020789143" text:style-name="Index_20_Link" text:visited-style-name="Index_20_Link">2.3. Mac OS<text:tab/>14</text:a></text:p>
          <text:p text:style-name="P123"><text:a xlink:type="simple" xlink:href="#__RefHeading___Toc5086_828957953" text:style-name="Index_20_Link" text:visited-style-name="Index_20_Link">3. QScintilla options<text:tab/>16</text:a></text:p>
          <text:p text:style-name="P124"><text:a xlink:type="simple" xlink:href="#__RefHeading___Toc4460_1036245467" text:style-name="Index_20_Link" text:visited-style-name="Index_20_Link">3.1. Text wrapping<text:tab/>16</text:a></text:p>
          <text:p text:style-name="P125"><text:a xlink:type="simple" xlink:href="#__RefHeading___Toc4472_770503392" text:style-name="Index_20_Link" text:visited-style-name="Index_20_Link">3.1.1. Text wrapping mode<text:tab/>16</text:a></text:p>
          <text:p text:style-name="P125"><text:a xlink:type="simple" xlink:href="#__RefHeading___Toc5090_828957953" text:style-name="Index_20_Link" text:visited-style-name="Index_20_Link">3.1.2 Text wrapping visual flags<text:tab/>17</text:a></text:p>
          <text:p text:style-name="P125"><text:a xlink:type="simple" xlink:href="#__RefHeading___Toc5092_828957953" text:style-name="Index_20_Link" text:visited-style-name="Index_20_Link"><text:span text:style-name="T245">3.1.</text:span></text:a><text:a xlink:type="simple" xlink:href="#__RefHeading___Toc5092_828957953" text:style-name="Index_20_Link" text:visited-style-name="Index_20_Link"><text:span text:style-name="T245">3</text:span></text:a><text:a xlink:type="simple" xlink:href="#__RefHeading___Toc5092_828957953" text:style-name="Index_20_Link" text:visited-style-name="Index_20_Link"><text:span text:style-name="T245"> </text:span></text:a><text:a xlink:type="simple" xlink:href="#__RefHeading___Toc5092_828957953" text:style-name="Index_20_Link" text:visited-style-name="Index_20_Link"><text:span text:style-name="T245">Text wrapping </text:span></text:a><text:a xlink:type="simple" xlink:href="#__RefHeading___Toc5092_828957953" text:style-name="Index_20_Link" text:visited-style-name="Index_20_Link"><text:span text:style-name="T245">indent mode</text:span></text:a><text:a xlink:type="simple" xlink:href="#__RefHeading___Toc5092_828957953" text:style-name="Index_20_Link" text:visited-style-name="Index_20_Link"><text:tab/>18</text:a></text:p>
          <text:p text:style-name="P124"><text:a xlink:type="simple" xlink:href="#__RefHeading___Toc5094_828957953" text:style-name="Index_20_Link" text:visited-style-name="Index_20_Link">3.2. End-Of-Line (EOL) options<text:tab/>19</text:a></text:p>
          <text:p text:style-name="P125"><text:a xlink:type="simple" xlink:href="#__RefHeading___Toc5213_828957953" text:style-name="Index_20_Link" text:visited-style-name="Index_20_Link">3.2.1. End-Of-Line mode<text:tab/>19</text:a></text:p>
          <text:p text:style-name="P125"><text:a xlink:type="simple" xlink:href="#__RefHeading___Toc5215_828957953" text:style-name="Index_20_Link" text:visited-style-name="Index_20_Link">3.2.2. End-Of-Line character/s visibility<text:tab/>19</text:a></text:p>
          <text:p text:style-name="P124"><text:a xlink:type="simple" xlink:href="#__RefHeading___Toc6404_2018667005" text:style-name="Index_20_Link" text:visited-style-name="Index_20_Link">3.3. Indentation options<text:tab/>20</text:a></text:p>
          <text:p text:style-name="P125"><text:a xlink:type="simple" xlink:href="#__RefHeading___Toc6406_2018667005" text:style-name="Index_20_Link" text:visited-style-name="Index_20_Link">3.3.1. Indentation character (tabs or spaces)<text:tab/>20</text:a></text:p>
          <text:p text:style-name="P125"><text:a xlink:type="simple" xlink:href="#__RefHeading___Toc6057_1487816881" text:style-name="Index_20_Link" text:visited-style-name="Index_20_Link">3.3.2. Indentation size<text:tab/>20</text:a></text:p>
          <text:p text:style-name="P125"><text:a xlink:type="simple" xlink:href="#__RefHeading___Toc6408_2018667005" text:style-name="Index_20_Link" text:visited-style-name="Index_20_Link">3.3.3. Indentation guides<text:tab/>20</text:a></text:p>
          <text:p text:style-name="P125"><text:a xlink:type="simple" xlink:href="#__RefHeading___Toc5994_1487816881" text:style-name="Index_20_Link" text:visited-style-name="Index_20_Link">3.3.4. Indentation </text:a><text:a xlink:type="simple" xlink:href="#__RefHeading___Toc5994_1487816881" text:style-name="Index_20_Link" text:visited-style-name="Index_20_Link">at space</text:a><text:a xlink:type="simple" xlink:href="#__RefHeading___Toc5994_1487816881" text:style-name="Index_20_Link" text:visited-style-name="Index_20_Link">s</text:a><text:a xlink:type="simple" xlink:href="#__RefHeading___Toc5994_1487816881" text:style-name="Index_20_Link" text:visited-style-name="Index_20_Link"> options<text:tab/>21</text:a></text:p>
          <text:p text:style-name="P125"><text:a xlink:type="simple" xlink:href="#__RefHeading___Toc6410_2018667005" text:style-name="Index_20_Link" text:visited-style-name="Index_20_Link">3.3.5. Automatic indentation<text:tab/>21</text:a></text:p>
          <text:p text:style-name="P124"><text:soft-page-break/><text:a xlink:type="simple" xlink:href="#__RefHeading___Toc6412_2018667005" text:style-name="Index_20_Link" text:visited-style-name="Index_20_Link">3.4. Caret options (cursor representation)<text:tab/>22</text:a></text:p>
          <text:p text:style-name="P125"><text:a xlink:type="simple" xlink:href="#__RefHeading___Toc6609_61508626" text:style-name="Index_20_Link" text:visited-style-name="Index_20_Link">3.4.1. Caret foreground color<text:tab/>22</text:a></text:p>
          <text:p text:style-name="P125"><text:a xlink:type="simple" xlink:href="#__RefHeading___Toc6611_61508626" text:style-name="Index_20_Link" text:visited-style-name="Index_20_Link">3.4.2. Caret line visibility<text:tab/>22</text:a></text:p>
          <text:p text:style-name="P125"><text:a xlink:type="simple" xlink:href="#__RefHeading___Toc6613_61508626" text:style-name="Index_20_Link" text:visited-style-name="Index_20_Link">3.4.3. Caret line background color<text:tab/>23</text:a></text:p>
          <text:p text:style-name="P125"><text:a xlink:type="simple" xlink:href="#__RefHeading___Toc6621_61508626" text:style-name="Index_20_Link" text:visited-style-name="Index_20_Link">3.4.3. Caret width<text:tab/>23</text:a></text:p>
          <text:p text:style-name="P123"><text:a xlink:type="simple" xlink:href="#__RefHeading___Toc501_279009425" text:style-name="Index_20_Link" text:visited-style-name="Index_20_Link">4. Basic examples<text:tab/>24</text:a></text:p>
          <text:p text:style-name="P124"><text:a xlink:type="simple" xlink:href="#__RefHeading___Toc686_2020789143" text:style-name="Index_20_Link" text:visited-style-name="Index_20_Link">4.1. Qscintilla's “Hello World” example<text:tab/>24</text:a></text:p>
          <text:p text:style-name="P125"><text:a xlink:type="simple" xlink:href="#__RefHeading___Toc1448_1843862561" text:style-name="Index_20_Link" text:visited-style-name="Index_20_Link">4.1.1. Code breakdown<text:tab/>24</text:a></text:p>
          <text:p text:style-name="P124"><text:a xlink:type="simple" xlink:href="#__RefHeading___Toc2672_1144493446" text:style-name="Index_20_Link" text:visited-style-name="Index_20_Link">4.2. Customization example<text:tab/>25</text:a></text:p>
          <text:p text:style-name="P125"><text:a xlink:type="simple" xlink:href="#__RefHeading___Toc2996_908872987" text:style-name="Index_20_Link" text:visited-style-name="Index_20_Link">4.2.1. Code breakdown<text:tab/>25</text:a></text:p>
          <text:p text:style-name="P123"><text:a xlink:type="simple" xlink:href="#__RefHeading___Toc5096_828957953" text:style-name="Index_20_Link" text:visited-style-name="Index_20_Link">FUTURE CHAPTERS:<text:tab/>29</text:a></text:p>
          <text:p text:style-name="P124"><text:a xlink:type="simple" xlink:href="#__RefHeading___Toc5098_828957953" text:style-name="Index_20_Link" text:visited-style-name="Index_20_Link">Creating a Nim programming language lexer<text:tab/>29</text:a></text:p>
          <text:p text:style-name="P123"><text:a xlink:type="simple" xlink:href="#__RefHeading___Toc3007_908872987" text:style-name="Index_20_Link" text:visited-style-name="Index_20_Link">X. Appendix: code examples<text:tab/>30</text:a></text:p>
          <text:p text:style-name="P124"><text:a xlink:type="simple" xlink:href="#__RefHeading___Toc2998_908872987" text:style-name="Index_20_Link" text:visited-style-name="Index_20_Link">X.1. Hello World<text:tab/>30</text:a></text:p>
          <text:p text:style-name="P124"><text:a xlink:type="simple" xlink:href="#__RefHeading___Toc3009_908872987" text:style-name="Index_20_Link" text:visited-style-name="Index_20_Link">X.2. Customization<text:tab/>30</text:a></text:p>
        </text:index-body>
      </text:table-of-content>
      <text:p text:style-name="P117"><text:a xlink:type="simple" xlink:href="#__RefHeading___Toc2672_1144493446" text:style-name="Index_20_Link" text:visited-style-name="Index_20_Link"/></text:p>
      <text:h text:style-name="P127" text:outline-level="1"><text:bookmark-start text:name="__RefHeading___Toc107_1441186946"/>1. <text:span text:style-name="T69">I</text:span>ntroduction<text:bookmark-end text:name="__RefHeading___Toc107_1441186946"/></text:h>
      <text:p text:style-name="P3">This chapter assumes you know nothing about QScintilla or PyQt and will guide you step by step to understanding the basics of the PyQt framework and the QScintilla editing component.</text:p>
      <text:h text:style-name="P133" text:outline-level="2"><text:bookmark-start text:name="__RefHeading___Toc109_1441186946"/>1.1. What is QScintilla?<text:bookmark-end text:name="__RefHeading___Toc109_1441186946"/></text:h>
      <text:p text:style-name="P6"><text:span text:style-name="T2">QScintilla is a text editing component for the Qt application framework written in the C++ programming language. It is a wrapper for the Scintilla text editing component created by </text:span>Neil Hodgson <text:span text:style-name="T5">also</text:span> <text:span text:style-name="T3">written in the C++ programming language</text:span>. <text:span text:style-name="T64">The Qt application framework is a set of objects, also referred to as widgets, that help making GUI (Graphical-User-Interface) and other types of applications easier and is cross-platform.</text:span></text:p>
      <text:p text:style-name="P49">PyQt is a set of Python bindings to the <text:span text:style-name="T2">Qt application framework, </text:span>which also includes bindings to the QScintilla component. <text:span text:style-name="T4">So hurray, we can use QScintilla in Python. This introduction chapter will focus solely on the PyQt's QScintilla component, other PyQt components will only be mentioned when they are needed with regards to the QScintilla component.</text:span></text:p>
      <text:p text:style-name="P48">As PyQt is a wrapper for Qt framework, it cannot be avoided that some parts of Qt will have to be described in order to understand the documentation. Sometimes I will even mention some C++ code, but only when it is absolutely necessary.</text:p>
      <text:p text:style-name="P18">The referencing of QScintilla / Scintilla will seem confusing at first but do not get discouraged, just keep in mind that QScintilla <text:span text:style-name="T92">component </text:span>is just <text:span text:style-name="T93">the</text:span> Scintilla text editing component <text:span text:style-name="T70">wrapped in a Qt QWidget object so it can be used in the Qt framework</text:span>, and PyQt's QScintilla component is just <text:span text:style-name="T94">the</text:span> QScintilla <text:span text:style-name="T94">component</text:span> wrapped in Python! </text:p>
      <text:p text:style-name="P45">Also later in the document I will use the terms QScintilla, Qscintilla document, editor, <text:span text:style-name="T329">object or widget</text:span> interchangeably. All terms mean the QScintilla editing component.</text:p>
      <text:p text:style-name="P17"/>
      <text:h text:style-name="Heading_20_2" text:outline-level="2"><text:bookmark-start text:name="__RefHeading___Toc592_400742055"/>1.2. Some QScintilla features<text:bookmark-end text:name="__RefHeading___Toc592_400742055"/></text:h>
      <text:list xml:id="list6971555371474644105" text:style-name="L1">
        <text:list-item>
          <text:p text:style-name="P173">Built-in syntax highlighting for <text:span text:style-name="T68">more than 30</text:span> programming languages</text:p>
        </text:list-item>
        <text:list-item>
          <text:p text:style-name="P173">Create syntax highlighting for custom purposes</text:p>
        </text:list-item>
        <text:list-item>
          <text:p text:style-name="P174">Text styling: underlining, highlighting, …</text:p>
        </text:list-item>
        <text:list-item>
          <text:p text:style-name="P174"><text:span text:style-name="T339">C</text:span>lickable text <text:span text:style-name="T339">(called </text:span><text:span text:style-name="T24">Hotspots </text:span><text:span text:style-name="T339">in QScintilla)</text:span></text:p>
        </text:list-item>
        <text:list-item>
          <text:p text:style-name="P175">Word wrapping</text:p>
        </text:list-item>
        <text:list-item>
          <text:p text:style-name="P173">Autocompletion functionality <text:span text:style-name="T67">and call tips</text:span></text:p>
        </text:list-item>
        <text:list-item>
          <text:p text:style-name="P173">Error indicating, bookmarks, … <text:span text:style-name="T66">using the margins of the document</text:span></text:p>
        </text:list-item>
        <text:list-item>
          <text:p text:style-name="P173">Code folding</text:p>
        </text:list-item>
        <text:list-item>
          <text:p text:style-name="P176">Selecting <text:span text:style-name="T65">various</text:span> font styles and colors</text:p>
        </text:list-item>
        <text:list-item>
          <text:p text:style-name="P176"><text:soft-page-break/>Mixing font styles in the same document</text:p>
        </text:list-item>
        <text:list-item>
          <text:p text:style-name="P177">Customizing keyboard commands</text:p>
        </text:list-item>
        <text:list-item>
          <text:p text:style-name="P178">Block selection of text</text:p>
        </text:list-item>
        <text:list-item>
          <text:p text:style-name="P179">Zooming text in / out</text:p>
        </text:list-item>
        <text:list-item>
          <text:p text:style-name="P180">UTF-8 support</text:p>
        </text:list-item>
        <text:list-item>
          <text:p text:style-name="P181">Command macros (call sequences of commands with one <text:span text:style-name="T338">command</text:span>)</text:p>
        </text:list-item>
        <text:list-item>
          <text:p text:style-name="P182">Customizing the <text:span text:style-name="T8">Caret</text:span><text:span text:style-name="T31"> (the blinking marker that shows where the cursor is located)</text:span></text:p>
        </text:list-item>
        <text:list-item>
          <text:p text:style-name="P183"><text:span text:style-name="T440">Built-in s</text:span>earch <text:span text:style-name="T440">and replace</text:span> functionality</text:p>
        </text:list-item>
        <text:list-item>
          <text:p text:style-name="P180">...</text:p>
        </text:list-item>
      </text:list>
      <text:p text:style-name="P11">Plus with Python and the entire PyQt framework at your disposal, you will be able to do much, much more.</text:p>
      <text:p text:style-name="P11"/>
      <text:h text:style-name="P134" text:outline-level="2"><text:bookmark-start text:name="__RefHeading___Toc113_1441186946"/>1.<text:span text:style-name="T62">3</text:span>. QScintilla <text:span text:style-name="T6">object </text:span>overview<text:bookmark-end text:name="__RefHeading___Toc113_1441186946"/></text:h>
      <text:p text:style-name="P7">All QScintilla objects are part of the PyQt framework <text:span text:style-name="T7">under the </text:span><text:span text:style-name="T9">PyQt5.Qsci</text:span><text:span text:style-name="T7"> module. The below listed objects will be covered in depth (some more than others) in this documentation.</text:span></text:p>
      <text:h text:style-name="Heading_20_3" text:outline-level="3"><text:bookmark-start text:name="__RefHeading___Toc90_1989102905"/><text:span text:style-name="T10">1.3.</text:span><text:span text:style-name="T19">1</text:span><text:span text:style-name="T10">. </text:span><text:span text:style-name="T9">PyQt</text:span><text:span text:style-name="T20">5</text:span><text:span text:style-name="T9">.Qsci.QsciScintilla</text:span><text:span text:style-name="T8">Base</text:span><text:bookmark-end text:name="__RefHeading___Toc90_1989102905"/></text:h>
      <text:p text:style-name="P9">The base object for text editing<text:span text:style-name="T31">. This is a more direct low level wrapper to access all of the underlying Scintilla functionality. It is used when you cannot implement something in the higher level </text:span><text:span text:style-name="T9">PyQt5.Qsci.QsciScintilla</text:span><text:span text:style-name="T32"> object.</text:span></text:p>
      <text:h text:style-name="P145" text:outline-level="3"><text:bookmark-start text:name="__RefHeading___Toc252_279009425"/><text:span text:style-name="T10">1.3.</text:span><text:span text:style-name="T19">2</text:span><text:span text:style-name="T10">. </text:span><text:span text:style-name="T9">PyQt</text:span><text:span text:style-name="T20">5</text:span><text:span text:style-name="T9">.Qsci.QsciScintilla</text:span><text:bookmark-end text:name="__RefHeading___Toc252_279009425"/></text:h>
      <text:p text:style-name="P10"><text:span text:style-name="T32">The high level object for text editing. </text:span><text:span text:style-name="T41">It </text:span><text:span text:style-name="T42">is a subclass of</text:span><text:span text:style-name="T41"> the low level </text:span><text:span text:style-name="T8">PyQt5.Qsci.QsciScintilla</text:span><text:span text:style-name="T14">Base</text:span><text:span text:style-name="T41"> </text:span><text:span text:style-name="T42">object, which just means it has access to all of the </text:span><text:span text:style-name="T8">PyQt5.Qsci.QsciScintilla</text:span><text:span text:style-name="T14">Base</text:span><text:span text:style-name="T42"> methods and attributes</text:span><text:span text:style-name="T41">. </text:span><text:span text:style-name="T32">This object will be used most of the time for all text editing purposes you will need and has a very Qt-like API. </text:span><text:span text:style-name="T15">When using the name QScintilla, I will always be refer</text:span><text:span text:style-name="T16">r</text:span><text:span text:style-name="T15">ing to this object</text:span><text:span text:style-name="T43">.</text:span></text:p>
      <text:h text:style-name="P146" text:outline-level="3"><text:bookmark-start text:name="__RefHeading___Toc254_279009425"/><text:span text:style-name="T10">1.3.</text:span><text:span text:style-name="T12">3</text:span><text:span text:style-name="T10">. </text:span><text:span text:style-name="T9">PyQt</text:span><text:span text:style-name="T20">5</text:span><text:span text:style-name="T9">.Qsci.Qsci</text:span><text:span text:style-name="T11">Lexer</text:span><text:bookmark-end text:name="__RefHeading___Toc254_279009425"/></text:h>
      <text:p text:style-name="P8"><text:span text:style-name="T32">The</text:span><text:span text:style-name="T33"> abstract </text:span><text:span text:style-name="T32">object </text:span><text:span text:style-name="T33">used</text:span><text:span text:style-name="T32"> for </text:span><text:span text:style-name="T33">styling text (syntax hig</text:span><text:span text:style-name="T37">h</text:span><text:span text:style-name="T33">lighting) usually in the context of a programming language</text:span><text:span text:style-name="T32">. </text:span><text:span text:style-name="T33">This is an abstract object and has to be sub-classed to make a custom </text:span><text:span text:style-name="T34">lexer. There are many built-in lexers already available such as: QsciLexerPython, QsciLexerRuby, … </text:span><text:span text:style-name="T35">The lexer needs to be applied to a</text:span><text:span text:style-name="T36">n</text:span><text:span text:style-name="T35"> instance of a </text:span><text:span text:style-name="T9">PyQt5.Qsci.QsciScintilla</text:span><text:span text:style-name="T32"> </text:span><text:span text:style-name="T35">object </text:span><text:span text:style-name="T38">for it to start styling </text:span><text:span text:style-name="T39">the </text:span><text:span text:style-name="T38">text</text:span><text:span text:style-name="T35">.</text:span></text:p>
      <text:h text:style-name="P147" text:outline-level="3"><text:bookmark-start text:name="__RefHeading___Toc235_1846445259"/><text:soft-page-break/><text:span text:style-name="T10">1.3.</text:span><text:span text:style-name="T13">4</text:span><text:span text:style-name="T10">. </text:span><text:span text:style-name="T9">PyQt</text:span><text:span text:style-name="T20">5</text:span><text:span text:style-name="T9">.Qsci.Qsci</text:span><text:span text:style-name="T13">APIs</text:span><text:bookmark-end text:name="__RefHeading___Toc235_1846445259"/></text:h>
      <text:p text:style-name="P19">The object used for storing the <text:span text:style-name="T63">custom </text:span>autocompletion and call tip information. In a nutshell, you assign it to an instance of the sub-classed <text:span text:style-name="T9">PyQt5.Qsci.Qsci</text:span><text:span text:style-name="T8">Lexer</text:span><text:span text:style-name="T31"> with autocompletions / call tips enabled, add keywords to it and you get </text:span><text:span text:style-name="T40">custom </text:span><text:span text:style-name="T31">autocompletions in the editor.</text:span></text:p>
      <text:p text:style-name="P21"/>
      <text:h text:style-name="P135" text:outline-level="2"><text:bookmark-start text:name="__RefHeading___Toc594_400742055"/>1.4. PyQt object<text:span text:style-name="T99">s</text:span> used by QScintilla<text:bookmark-end text:name="__RefHeading___Toc594_400742055"/></text:h>
      <text:p text:style-name="P20">There are various PyQt objects needed to customize the QScintilla component, <text:span text:style-name="T279">while some are needed to initialize the PyQt application</text:span>.</text:p>
      <text:h text:style-name="P148" text:outline-level="3"><text:bookmark-start text:name="__RefHeading___Toc1034_1077626958"/>1.4.<text:span text:style-name="T341">1</text:span>. PyQt<text:span text:style-name="T314">5</text:span>.<text:span text:style-name="T314">QtWidgets</text:span>.QApplication<text:bookmark-end text:name="__RefHeading___Toc1034_1077626958"/></text:h>
      <text:p text:style-name="P56"><text:span text:style-name="T280">The </text:span><text:a xlink:type="simple" xlink:href="https://doc.qt.io/qt-5/qapplication.html" text:style-name="Internet_20_link" text:visited-style-name="Visited_20_Internet_20_Link"><text:span text:style-name="T280">QApplication</text:span></text:a><text:span text:style-name="T280"> object </text:span>manages the GUI application's control flow and main setting<text:span text:style-name="T280">s. It's the object that needs to be initialized and executed to get QScintilla shown on the screen.</text:span></text:p>
      <text:h text:style-name="P149" text:outline-level="3"><text:bookmark-start text:name="__RefHeading___Toc2668_1144493446"/>1.4.<text:span text:style-name="T341">2</text:span>. <text:span text:style-name="T342">PyQt5.QtWidgets.QMainWindow</text:span><text:bookmark-end text:name="__RefHeading___Toc2668_1144493446"/></text:h>
      <text:p text:style-name="P57">This object provides the main application window. It should always be used a the main window widget. If you are creating a simple QScintilla editor without any bells and whistles, just create </text:p>
      <text:h text:style-name="P150" text:outline-level="3"><text:bookmark-start text:name="__RefHeading___Toc1452_1843862561"/>1.4.3. PyQt5.QtWidgets.QWidget<text:bookmark-end text:name="__RefHeading___Toc1452_1843862561"/></text:h>
      <text:p text:style-name="P44"><text:span text:style-name="T328">The </text:span><text:a xlink:type="simple" xlink:href="https://doc.qt.io/qt-5/qwidget.html" text:style-name="Internet_20_link" text:visited-style-name="Visited_20_Internet_20_Link">QWidget</text:a> <text:span text:style-name="T328">object</text:span> is the base <text:span text:style-name="T327">object </text:span>of all user interface objects. <text:span text:style-name="T329">The QScintilla object and all other GUI object inherit from this object, that is why it is relevant.</text:span></text:p>
      <text:p text:style-name="P50">From the official Qt 5 documentation:</text:p>
      <text:p text:style-name="P90">The widget is the atom of the user interface: it receives mouse, keyboard and other events from the window system, and paints a representation of itself on the screen. Every widget is rectangular, and they are sorted in a Z-order. A widget is clipped by its parent and by the widgets in front of it. </text:p>
      <text:p text:style-name="P91">A widget that is not embedded in a parent widget is called a window. Usually, windows have a frame and a title bar, although it is also possible to create windows without such decoration using suitable <text:a xlink:type="simple" xlink:href="https://doc.qt.io/qt-5/qt.html#WindowType-enum" text:style-name="Internet_20_link" text:visited-style-name="Visited_20_Internet_20_Link">window flags</text:a>). In Qt, <text:a xlink:type="simple" xlink:href="https://doc.qt.io/qt-5/qmainwindow.html" text:style-name="Internet_20_link" text:visited-style-name="Visited_20_Internet_20_Link">QMainWindow</text:a> and the various subclasses of <text:a xlink:type="simple" xlink:href="https://doc.qt.io/qt-5/qdialog.html" text:style-name="Internet_20_link" text:visited-style-name="Visited_20_Internet_20_Link">QDialog</text:a> are the most common window types.</text:p>
      <text:h text:style-name="P149" text:outline-level="3"><text:bookmark-start text:name="__RefHeading___Toc2670_1144493446"/>1.4.<text:span text:style-name="T341">4</text:span> <text:span text:style-name="T241">PyQt5.QtGui.</text:span>QFont<text:bookmark-end text:name="__RefHeading___Toc2670_1144493446"/></text:h>
      <text:p text:style-name="P54"><text:span text:style-name="T97">QScintilla uses PyQt's QFont object for describing fonts. The QFont object resides in the </text:span><text:span text:style-name="T18">PyQt5.QtGui</text:span><text:span text:style-name="T98"> module. The relevant attributes of the QFont object with regards to QScintilla are: </text:span></text:p>
      <text:list xml:id="list5517895940693543628" text:style-name="L2">
        <text:list-item>
          <text:p text:style-name="P184"><text:span text:style-name="T98">family: style of the font. Some examples are: </text:span><text:span text:style-name="Teletype"><text:span text:style-name="T100">Courier, Times, </text:span></text:span><text:span text:style-name="Teletype"><text:span text:style-name="T101">Helvetica, </text:span></text:span><text:span text:style-name="Teletype"><text:span text:style-name="T100">...</text:span></text:span></text:p>
        </text:list-item>
        <text:list-item>
          <text:p text:style-name="P185">pointSize: size of the font in points. If it is set to lower than 1, it will default to the system default size</text:p>
        </text:list-item>
        <text:list-item>
          <text:p text:style-name="P185"><text:soft-page-break/>weight: font thickness from 0 (ultralight) to 99 (extremely black). The predefined values are QFont.Light, QFont.Normal, QFont.DemiBold, QFont.Bold and Qfont.Black.</text:p>
        </text:list-item>
        <text:list-item>
          <text:p text:style-name="P186"><text:span text:style-name="T269">i</text:span>talic: tilted <text:span text:style-name="T240">text, True or False.</text:span></text:p>
        </text:list-item>
      </text:list>
      <text:p text:style-name="P55">For more detailed information on this object, see the PyQt's web documentation.</text:p>
      <text:p text:style-name="P114"><text:span text:style-name="T340">You may be wondering how do you change the </text:span><text:span text:style-name="T25">color</text:span><text:span text:style-name="T54"> of the font, right? This is what styling does, which will be described in a later chapter.</text:span> </text:p>
      <text:h text:style-name="P144" text:outline-level="2"><text:bookmark-start text:name="__RefHeading___Toc1041_1077626958"/>1.<text:span text:style-name="T287">5</text:span>. QScinti<text:span text:style-name="T286">l</text:span>la visual description<text:bookmark-end text:name="__RefHeading___Toc1041_1077626958"/></text:h>
      <text:p text:style-name="P28">Here I will describe the parts of the QScintilla component that will be discussed throughout this document, so you will have a clear idea of what goes where. <text:span text:style-name="T23">A more detailed look into these parts will follow in a later chapter.</text:span></text:p>
      <text:h text:style-name="P151" text:outline-level="3"><text:bookmark-start text:name="__RefHeading___Toc1043_1077626958"/>1.<text:span text:style-name="T287">5</text:span>.<text:span text:style-name="T287">1</text:span>. Editing area<text:bookmark-end text:name="__RefHeading___Toc1043_1077626958"/></text:h>
      <text:p text:style-name="P79">This is where all of the editing <text:span text:style-name="T310">and styling (coloring, ...)</text:span> of text happens. Text is edited using the mouse and keyboard, but it may also be manipulated in Python code. <text:span text:style-name="T287">The editing area is swhon in the red rectangle in the image below.</text:span></text:p>
      <text:p text:style-name="P80"><draw:frame draw:style-name="fr1" draw:name="Image1" text:anchor-type="paragraph" svg:x="2.822cm" svg:y="-0.152cm" svg:width="12.58cm" svg:height="6.87cm" draw:z-index="0"><draw:image xlink:href="Pictures/1000020100000341000001C712FC943A70BE46D0.png" xlink:type="simple" xlink:show="embed" xlink:actuate="onLoad"/></draw:frame></text:p>
      <text:h text:style-name="P152" text:outline-level="3"><text:bookmark-start text:name="__RefHeading___Toc1045_1077626958"/>1.5.2. Margin area<text:bookmark-end text:name="__RefHeading___Toc1045_1077626958"/></text:h>
      <text:p text:style-name="P29">This is where the margins of the QScintilla document are located. Margins are the sidebars that can show line numbers, where there is the option for code folding, showing error indicators, showing bookmarks and anything else you can think of. The QScintilla can have up to 7 margins <text:span text:style-name="T271">(I think?)</text:span><text:span text:style-name="T288">. </text:span><text:span text:style-name="T289">The margin area is shown in </text:span><text:span text:style-name="T290">the image below.</text:span></text:p>
      <text:p text:style-name="P36"><draw:frame draw:style-name="fr2" draw:name="Image2" text:anchor-type="paragraph" svg:width="12.58cm" svg:height="6.87cm" draw:z-index="1"><draw:image xlink:href="Pictures/1000020100000341000001C751B99BA3F4D557D8.png" xlink:type="simple" xlink:show="embed" xlink:actuate="onLoad"/></draw:frame></text:p>
      <text:h text:style-name="P153" text:outline-level="3"><text:bookmark-start text:name="__RefHeading___Toc1047_1077626958"/><text:soft-page-break/>1.5.3. Scroll bar area<text:bookmark-end text:name="__RefHeading___Toc1047_1077626958"/></text:h>
      <text:p text:style-name="P32">This is <text:span text:style-name="T309">is the area where the scroll bars are shown. The horizontal vertical bar is always present, while the vertical scroll bars is shown depending on the number of lines in the document and the documents window size. </text:span><text:span text:style-name="T289">The </text:span><text:span text:style-name="T291">scroll bar</text:span><text:span text:style-name="T289"> area is shown in </text:span><text:span text:style-name="T290">the image below.</text:span></text:p>
      <text:p text:style-name="P30"><draw:frame draw:style-name="fr2" draw:name="Image3" text:anchor-type="paragraph" svg:width="10.328cm" svg:height="9.058cm" draw:z-index="2"><draw:image xlink:href="Pictures/10000201000003450000033FC281F3072F99E9BC.png" xlink:type="simple" xlink:show="embed" xlink:actuate="onLoad"/></draw:frame></text:p>
      <text:h text:style-name="P154" text:outline-level="3"><text:bookmark-start text:name="__RefHeading___Toc1049_1077626958"/>1.5.4. Autocompletion windows<text:bookmark-end text:name="__RefHeading___Toc1049_1077626958"/></text:h>
      <text:p text:style-name="P33">When autocompletions are active in the document, the documentation window show <text:span text:style-name="T456">s</text:span>the current autocompletion suggestions. By default, autocompletion is not enabled. An example autocompletion window is shown in the image below.</text:p>
      <text:p text:style-name="P33"><draw:frame draw:style-name="fr3" draw:name="Image4" text:anchor-type="paragraph" svg:y="-0.131cm" svg:width="10.329cm" svg:height="9.059cm" draw:z-index="3"><draw:image xlink:href="Pictures/10000201000003450000033F12B1C7A14ECBCB13.png" xlink:type="simple" xlink:show="embed" xlink:actuate="onLoad"/></draw:frame></text:p>
      <text:h text:style-name="P155" text:outline-level="3"><text:bookmark-start text:name="__RefHeading___Toc1051_1077626958"/><text:soft-page-break/>1.5.5. Context menu<text:bookmark-end text:name="__RefHeading___Toc1051_1077626958"/></text:h>
      <text:p text:style-name="P35">By default there is only the right-click context menu that shows some standard editing options in the QScintilla component. Custom context menus can be added in Python code, but they use other parts of the PyQt framework that will not be covered in this documentation. QScintilla's default context menu is shown in the image below.</text:p>
      <text:p text:style-name="P35"><draw:frame draw:style-name="fr4" draw:name="Image5" text:anchor-type="paragraph" svg:width="12.58cm" svg:height="6.87cm" draw:z-index="4"><draw:image xlink:href="Pictures/1000020100000341000001C73FAA0576A502331F.png" xlink:type="simple" xlink:show="embed" xlink:actuate="onLoad"/></draw:frame></text:p>
      <text:p text:style-name="P35"/>
      <text:h text:style-name="P136" text:outline-level="2"><text:bookmark-start text:name="__RefHeading___Toc503_279009425"/>1.<text:span text:style-name="T287">6</text:span>. QScintilla's default settings<text:bookmark-end text:name="__RefHeading___Toc503_279009425"/></text:h>
      <text:p text:style-name="P14"><text:span text:style-name="T95">Below are </text:span>QScintilla<text:span text:style-name="T95">'s</text:span> default settings. <text:span text:style-name="T284">These are the setting when you create an instance of the QScintilla component without setting any of it's options.</text:span></text:p>
      <text:h text:style-name="P156" text:outline-level="3"><text:bookmark-start text:name="__RefHeading___Toc505_279009425"/>1.<text:span text:style-name="T287">6</text:span>.<text:span text:style-name="T242">1.</text:span> <text:span text:style-name="T96">Default l</text:span>exer<text:bookmark-end text:name="__RefHeading___Toc505_279009425"/></text:h>
      <text:p text:style-name="P16">By default, there is <text:span text:style-name="T8">NO</text:span> lexer set for the QScintilla editing component <text:span text:style-name="T95">when it is first created</text:span>. <text:span text:style-name="T439">Sometimes I will also say that the lexer is disabled, but it means the same thing, that no lexer is set for the editor.</text:span></text:p>
      <text:h text:style-name="P157" text:outline-level="3"><text:bookmark-start text:name="__RefHeading___Toc507_279009425"/>1.<text:span text:style-name="T287">6</text:span>.<text:span text:style-name="T285">2</text:span>. <text:span text:style-name="T96">Default f</text:span>ont<text:bookmark-end text:name="__RefHeading___Toc507_279009425"/></text:h>
      <text:p text:style-name="P15">The default font used by <text:span text:style-name="T91">QScintilla when </text:span><text:span text:style-name="T15">NO</text:span><text:span text:style-name="T91"> lexer is set depends on the operating system you are using. On Windows it is </text:span><text:span text:style-name="T15">MS Shell Dlg 2</text:span><text:span text:style-name="T43">, </text:span><text:span text:style-name="T44">while on GNU/Linux Debian </text:span><text:span text:style-name="T48">Jesse</text:span><text:span text:style-name="T44"> it is </text:span><text:span text:style-name="T17">Roboto</text:span><text:span text:style-name="T44">. </text:span></text:p>
      <text:p text:style-name="P15"><text:span text:style-name="T47">The default </text:span><text:span text:style-name="T49">font color</text:span><text:span text:style-name="T46"> is black. </text:span><text:span text:style-name="T45">The size of the font depends on your system's settings.</text:span><text:span text:style-name="T44"> I have not had the opportunity to test on other systems.</text:span></text:p>
      <text:p text:style-name="P26">When there is a lexer set for the document, it overrides any settings that you have manually set previously. If you are trying to set some font style or color directly and nothing is happening, it means that a lexer is set on the document <text:span text:style-name="T278">and is always overriding the changes you are trying to make</text:span>.</text:p>
      <text:h text:style-name="P158" text:outline-level="3"><text:bookmark-start text:name="__RefHeading___Toc688_2020789143"/><text:soft-page-break/><text:span text:style-name="T268">1.6</text:span>.<text:span text:style-name="T285">3</text:span>. Default paper<text:bookmark-end text:name="__RefHeading___Toc688_2020789143"/></text:h>
      <text:p text:style-name="P22"><text:span text:style-name="T245">In QScintilla the background of the document is called the </text:span><text:span text:style-name="T252">paper</text:span><text:span text:style-name="T245">. The paper is the background color of the document. By default the paper is white. </text:span></text:p>
      <text:p text:style-name="P27"><text:span text:style-name="T248">Here it's the same as with the font. If </text:span><text:span text:style-name="T245">you are trying to set </text:span><text:span text:style-name="T247">the paper color</text:span><text:span text:style-name="T245"> directly and nothing is happening, it means that a lexer is set on the document </text:span><text:span text:style-name="T246">and is always overriding the changes you are trying to make</text:span><text:span text:style-name="T245">.</text:span></text:p>
      <text:h text:style-name="P159" text:outline-level="3"><text:bookmark-start text:name="__RefHeading___Toc599_400742055"/>1.<text:span text:style-name="T287">6</text:span>.<text:span text:style-name="T285">4</text:span>. Default keyboard shortcuts<text:bookmark-end text:name="__RefHeading___Toc599_400742055"/></text:h>
      <text:p text:style-name="P23">Below is the <text:span text:style-name="T270">list of the default shortcuts used by QScintilla.<text:line-break/></text:span><text:span text:style-name="T272">(NOTE: FIX </text:span><text:span text:style-name="T273">ALL OF </text:span><text:span text:style-name="T272">THE DESCRIPTIONS BELOW)</text:span></text:p>
      <text:list xml:id="list1564639703706932755" text:style-name="L3">
        <text:list-item>
          <text:p text:style-name="P201">'Down': <text:span text:style-name="T281">Move one line down</text:span></text:p>
        </text:list-item>
        <text:list-item>
          <text:p text:style-name="P201">'Down+Shift': <text:span text:style-name="T281">Extend selected text one line down</text:span></text:p>
        </text:list-item>
        <text:list-item>
          <text:p text:style-name="P201">'Down+Ctrl': <text:span text:style-name="T281">Scroll the view one line down</text:span></text:p>
        </text:list-item>
        <text:list-item>
          <text:p text:style-name="P201">'Down+Alt+Shift': <text:span text:style-name="T282">Block extend selection one line down</text:span></text:p>
        </text:list-item>
        <text:list-item>
          <text:p text:style-name="P202">'Up': <text:span text:style-name="T281">Move one line up</text:span></text:p>
        </text:list-item>
        <text:list-item>
          <text:p text:style-name="P202">'Up+Shift': <text:s/><text:span text:style-name="T281">Extend selected text one line up</text:span></text:p>
        </text:list-item>
        <text:list-item>
          <text:p text:style-name="P202">'Up+Ctrl': <text:span text:style-name="T281">Scroll the view one line up</text:span></text:p>
        </text:list-item>
        <text:list-item>
          <text:p text:style-name="P202">'Up+Alt+Shift': <text:span text:style-name="T282">Block extend selection one line up</text:span></text:p>
        </text:list-item>
        <text:list-item>
          <text:p text:style-name="P201">'[+Ctrl': <text:span text:style-name="T283">Move paragraph up</text:span></text:p>
        </text:list-item>
        <text:list-item>
          <text:p text:style-name="P203">'[+Ctrl+Shift': <text:span text:style-name="T281">Extend selection one paragraph up</text:span></text:p>
        </text:list-item>
        <text:list-item>
          <text:p text:style-name="P203">']+Ctrl': <text:span text:style-name="T283">Move paragraph down</text:span></text:p>
        </text:list-item>
        <text:list-item>
          <text:p text:style-name="P201">']+Ctrl+Shift': <text:span text:style-name="T281">Extend selection one paragraph down</text:span></text:p>
        </text:list-item>
        <text:list-item>
          <text:p text:style-name="P201">'Left': SCI_CHARLEFT</text:p>
        </text:list-item>
        <text:list-item>
          <text:p text:style-name="P201">'Left+Shift': SCI_CHARLEFTEXTEND</text:p>
        </text:list-item>
        <text:list-item>
          <text:p text:style-name="P201">'Left+Ctrl': SCI_WORDLEFT</text:p>
        </text:list-item>
        <text:list-item>
          <text:p text:style-name="P201">'Left+Shift+Ctrl': SCI_WORDLEFTEXTEND</text:p>
        </text:list-item>
        <text:list-item>
          <text:p text:style-name="P201">'Left+Alt+Shift': SCI_CHARLEFTRECTEXTEND</text:p>
        </text:list-item>
        <text:list-item>
          <text:p text:style-name="P201">'Right': SCI_CHARRIGHT</text:p>
        </text:list-item>
        <text:list-item>
          <text:p text:style-name="P201">'Right+Shift': SCI_CHARRIGHTEXTEND</text:p>
        </text:list-item>
        <text:list-item>
          <text:p text:style-name="P201">'Right+Ctrl': SCI_WORDRIGHT</text:p>
        </text:list-item>
        <text:list-item>
          <text:p text:style-name="P201">'Right+Shift+Ctrl': SCI_WORDRIGHTEXTEND</text:p>
        </text:list-item>
        <text:list-item>
          <text:p text:style-name="P201">'Right+Alt+Shift': SCI_CHARRIGHTRECTEXTEND</text:p>
        </text:list-item>
        <text:list-item>
          <text:p text:style-name="P201">'/+Ctrl': SCI_WORDPARTLEFT</text:p>
        </text:list-item>
        <text:list-item>
          <text:p text:style-name="P201">'/+Ctrl+Shift': SCI_WORDPARTLEFTEXTEND</text:p>
        </text:list-item>
        <text:list-item>
          <text:p text:style-name="P201">'\\+Ctrl': SCI_WORDPARTRIGHT</text:p>
        </text:list-item>
        <text:list-item>
          <text:p text:style-name="P201">'\\+Ctrl+Shift': SCI_WORDPARTRIGHTEXTEND</text:p>
        </text:list-item>
        <text:list-item>
          <text:p text:style-name="P201">'Home': SCI_VCHOME</text:p>
        </text:list-item>
        <text:list-item>
          <text:p text:style-name="P201">'Home+Shift': SCI_VCHOMEEXTEND</text:p>
        </text:list-item>
        <text:list-item>
          <text:p text:style-name="P201">'Ctrl+Home': SCI_DOCUMENTSTART</text:p>
        </text:list-item>
        <text:list-item>
          <text:p text:style-name="P201">'Ctrl+End': SCI_DOCUMENTSTARTEXTEND</text:p>
        </text:list-item>
        <text:list-item>
          <text:p text:style-name="P201">'Home+Alt': SCI_HOMEDISPLAY</text:p>
        </text:list-item>
        <text:list-item>
          <text:p text:style-name="P201">'Home+Alt+Shift': SCI_VCHOMERECTEXTEND</text:p>
        </text:list-item>
        <text:list-item>
          <text:p text:style-name="P201">'End': SCI_LINEEND</text:p>
        </text:list-item>
        <text:list-item>
          <text:p text:style-name="P201">'End+Shift': SCI_LINEENDEXTEND</text:p>
        </text:list-item>
        <text:list-item>
          <text:p text:style-name="P201">'Ctrl+End': SCI_DOCUMENTEND</text:p>
        </text:list-item>
        <text:list-item>
          <text:p text:style-name="P201">'Ctrl+Shift+End': SCI_DOCUMENTENDEXTEND</text:p>
        </text:list-item>
        <text:list-item>
          <text:p text:style-name="P201">'End+Alt': SCI_LINEENDDISPLAY</text:p>
        </text:list-item>
        <text:list-item>
          <text:p text:style-name="P201">'End+Alt+Shift': SCI_LINEENDRECTEXTEND</text:p>
        </text:list-item>
        <text:list-item>
          <text:p text:style-name="P201">'PageUp': SCI_PAGEUP</text:p>
        </text:list-item>
        <text:list-item>
          <text:p text:style-name="P201">'Shift+PageUp': SCI_PAGEUPEXTEND</text:p>
        </text:list-item>
        <text:list-item>
          <text:p text:style-name="P201">'PageUp+Alt+Shift': SCI_PAGEUPRECTEXTEND</text:p>
        </text:list-item>
        <text:list-item>
          <text:p text:style-name="P201">'PageDown': SCI_PAGEDOWN</text:p>
        </text:list-item>
        <text:list-item>
          <text:p text:style-name="P201">'Shift+PageDown': SCI_PAGEDOWNEXTEND</text:p>
        </text:list-item>
        <text:list-item>
          <text:p text:style-name="P201">'PageDown+Alt+Shift': SCI_PAGEDOWNRECTEXTEND</text:p>
        </text:list-item>
        <text:list-item>
          <text:p text:style-name="P201">'Delete': SCI_CLEAR</text:p>
        </text:list-item>
        <text:list-item>
          <text:p text:style-name="P201">'Delete+Shift': SCI_CUT</text:p>
        </text:list-item>
        <text:list-item>
          <text:p text:style-name="P201">'Ctrl+Delete': SCI_DELWORDRIGHT</text:p>
        </text:list-item>
        <text:list-item>
          <text:p text:style-name="P201"><text:soft-page-break/>'Ctrl+Shift+BackSpace': SCI_DELLINERIGHT</text:p>
        </text:list-item>
        <text:list-item>
          <text:p text:style-name="P201">'Insert': SCI_EDITTOGGLEOVERTYPE</text:p>
        </text:list-item>
        <text:list-item>
          <text:p text:style-name="P201">'Insert+Shift': SCI_PASTE</text:p>
        </text:list-item>
        <text:list-item>
          <text:p text:style-name="P201">'Insert+Ctrl': SCI_COPY</text:p>
        </text:list-item>
        <text:list-item>
          <text:p text:style-name="P201">'Escape': SCI_CANCEL</text:p>
        </text:list-item>
        <text:list-item>
          <text:p text:style-name="P201">'Backspace': SCI_DELETEBACK</text:p>
        </text:list-item>
        <text:list-item>
          <text:p text:style-name="P201">'Backspace+Shift': SCI_DELETEBACK</text:p>
        </text:list-item>
        <text:list-item>
          <text:p text:style-name="P201">'Ctrl+BackSpace': SCI_DELWORDLEFT</text:p>
        </text:list-item>
        <text:list-item>
          <text:p text:style-name="P201">'Backspace+Alt': SCI_UNDO</text:p>
        </text:list-item>
        <text:list-item>
          <text:p text:style-name="P201">'Ctrl+Shift+BackSpace': SCI_DELLINELEFT</text:p>
        </text:list-item>
        <text:list-item>
          <text:p text:style-name="P201">'Ctrl+Z': SCI_UNDO</text:p>
        </text:list-item>
        <text:list-item>
          <text:p text:style-name="P201">'Ctrl+Y': SCI_REDO</text:p>
        </text:list-item>
        <text:list-item>
          <text:p text:style-name="P201">'Ctrl+X': SCI_CUT</text:p>
        </text:list-item>
        <text:list-item>
          <text:p text:style-name="P201">'Ctrl+C': SCI_COPY</text:p>
        </text:list-item>
        <text:list-item>
          <text:p text:style-name="P201">'Ctrl+V': SCI_PASTE</text:p>
        </text:list-item>
        <text:list-item>
          <text:p text:style-name="P201">'Ctrl+A': SCI_SELECTALL</text:p>
        </text:list-item>
        <text:list-item>
          <text:p text:style-name="P201">'Tab': SCI_TAB</text:p>
        </text:list-item>
        <text:list-item>
          <text:p text:style-name="P201">'Shift+Tab': SCI_BACKTAB</text:p>
        </text:list-item>
        <text:list-item>
          <text:p text:style-name="P201">'Return': SCI_NEWLINE</text:p>
        </text:list-item>
        <text:list-item>
          <text:p text:style-name="P201">'Return+Shift': SCI_NEWLINE</text:p>
        </text:list-item>
        <text:list-item>
          <text:p text:style-name="P201">'Add+Ctrl': SCI_ZOOMIN</text:p>
        </text:list-item>
        <text:list-item>
          <text:p text:style-name="P201">'Subtract+Ctrl': SCI_ZOOMOUT</text:p>
        </text:list-item>
        <text:list-item>
          <text:p text:style-name="P201">'Divide+Ctrl': SCI_SETZOOM</text:p>
        </text:list-item>
        <text:list-item>
          <text:p text:style-name="P201">'Ctrl+L': SCI_LINECUT</text:p>
        </text:list-item>
        <text:list-item>
          <text:p text:style-name="P201">'Ctrl+Shift+L': SCI_LINEDELETE</text:p>
        </text:list-item>
        <text:list-item>
          <text:p text:style-name="P201">'Ctrl+Shift+T': SCI_LINECOPY</text:p>
        </text:list-item>
        <text:list-item>
          <text:p text:style-name="P201">'Ctrl+T': SCI_LINETRANSPOSE</text:p>
        </text:list-item>
        <text:list-item>
          <text:p text:style-name="P201">'Ctrl+D': SCI_SELECTIONDUPLICATE</text:p>
        </text:list-item>
        <text:list-item>
          <text:p text:style-name="P201">'U+Ctrl': SCI_LOWERCASE</text:p>
        </text:list-item>
        <text:list-item>
          <text:p text:style-name="P201">'U+Ctrl+Shift': SCI_UPPERCASE</text:p>
        </text:list-item>
      </text:list>
      <text:p text:style-name="P102"/>
      <text:h text:style-name="P152" text:outline-level="3"><text:bookmark-start text:name="__RefHeading___Toc1053_1077626958"/>1.6.5. Default scroll bar <text:span text:style-name="T308">behaviour</text:span><text:bookmark-end text:name="__RefHeading___Toc1053_1077626958"/></text:h>
      <text:p text:style-name="P29">By default, only the horizontal scroll bar is shown and it has a default starting length. The horizontal scroll bar automatically grows as you enter more text and adjusts itself to the longest line in the document. The vertical scroll bar also shrinks automatically when you delete text form the lines, but it shrinks back to it's default size.</text:p>
      <text:p text:style-name="P31">The vertical scroll bar appears only when there are more lines than can be shown in the current QScintilla document. When you add lines the vertical scroll bar grows automatically, while when you delete lines it shrinks automatically.</text:p>
      <text:h text:style-name="P152" text:outline-level="3"><text:bookmark-start text:name="__RefHeading___Toc1055_1077626958"/>1.6.6. Default margin<text:bookmark-end text:name="__RefHeading___Toc1055_1077626958"/></text:h>
      <text:p text:style-name="P29">The QScintilla shows one margin by default. It's behaviour is, that it selects the text of the line next to the position where the user has left-clicked on the margin using the mouse.</text:p>
      <text:h text:style-name="P160" text:outline-level="3"><text:bookmark-start text:name="__RefHeading___Toc1057_1077626958"/>1.6.7. Default autocompletion behaviour<text:bookmark-end text:name="__RefHeading___Toc1057_1077626958"/></text:h>
      <text:p text:style-name="P34">By default, autocompletion are disabled.</text:p>
      <text:h text:style-name="P160" text:outline-level="3"><text:bookmark-start text:name="__RefHeading___Toc1059_1077626958"/>1.6.8. Default mouse behaviour<text:bookmark-end text:name="__RefHeading___Toc1059_1077626958"/></text:h>
      <text:p text:style-name="P34">The default mouse behaviour is text selection with holding the left mouse button and dragging the mouse. <text:span text:style-name="T320">R</text:span>ight clicking <text:span text:style-name="T312">anywhere in the document </text:span>shows the contex menu. <text:span text:style-name="T311">By default the context menu has the following options: Undo, Redo, Cut, Copy, Paste, Delete and Select All.</text:span></text:p>
      <text:p text:style-name="P46"><text:soft-page-break/>When there is text selected in the editor</text:p>
      <text:h text:style-name="P161" text:outline-level="3"><text:bookmark-start text:name="__RefHeading___Toc1454_1843862561"/>1.6.9. Default encoding<text:bookmark-end text:name="__RefHeading___Toc1454_1843862561"/></text:h>
      <text:p text:style-name="P47">The default encoding is ASCII. <text:span text:style-name="T330">Unknown characters will appear as the questionmark (</text:span><text:span text:style-name="T22">?</text:span><text:span text:style-name="T330">) symbol.</text:span></text:p>
      <text:h text:style-name="P128" text:outline-level="1"><text:bookmark-start text:name="__RefHeading___Toc684_2020789143"/>2. Installation guide<text:bookmark-end text:name="__RefHeading___Toc684_2020789143"/></text:h>
      <text:p text:style-name="P40">Note that in this installation guide I mention <text:span text:style-name="T8">QScintilla2</text:span>. QScintilla is at version 2.9.3 at the moment, this is where the <text:span text:style-name="T8">2</text:span><text:span text:style-name="T31"> comes from.</text:span></text:p>
      <text:p text:style-name="P41"><text:span text:style-name="T52">I</text:span><text:span text:style-name="T31">nstalling PyQt5 using </text:span><text:span text:style-name="T8">pip</text:span><text:span text:style-name="T31"> as described below can be done </text:span><text:span text:style-name="T8">ONLY</text:span><text:span text:style-name="T31"> with Python3.5 at the moment.</text:span></text:p>
      <text:h text:style-name="Heading_20_3" text:outline-level="3"><text:bookmark-start text:name="__RefHeading___Toc696_2020789143"/>2.1. Windows<text:bookmark-end text:name="__RefHeading___Toc696_2020789143"/></text:h>
      <text:p text:style-name="P37">Install the latest <text:a xlink:type="simple" xlink:href="https://www.riverbankcomputing.com/software/pyqt/download5" text:style-name="Internet_20_link" text:visited-style-name="Visited_20_Internet_20_Link"><text:span text:style-name="T316">PyQt5</text:span></text:a> library for your version of Python 3, <text:span text:style-name="T317">this can be done easily using the </text:span><text:a xlink:type="simple" xlink:href="https://pypi.python.org/pypi/pip" text:style-name="Internet_20_link" text:visited-style-name="Visited_20_Internet_20_Link"><text:span text:style-name="T21">pip</text:span></text:a><text:a xlink:type="simple" xlink:href="https://pypi.python.org/pypi/pip" text:style-name="Internet_20_link" text:visited-style-name="Visited_20_Internet_20_Link"><text:span text:style-name="T50"> </text:span></text:a><text:a xlink:type="simple" xlink:href="https://pypi.python.org/pypi/pip" text:style-name="Internet_20_link" text:visited-style-name="Visited_20_Internet_20_Link"><text:span text:style-name="T53">package manager</text:span></text:a><text:span text:style-name="T53"> </text:span><text:span text:style-name="T51">(if you have it installed)</text:span><text:span text:style-name="T50"> with the following command in the windows console:</text:span></text:p>
      <text:p text:style-name="P37"><text:span text:style-name="_5f_BashIdent"><text:span text:style-name="T84">pip</text:span></text:span><text:span text:style-name="T84"> </text:span><text:span text:style-name="_5f_BashAltKeyword"><text:span text:style-name="T84">install</text:span></text:span><text:span text:style-name="T84"> </text:span><text:span text:style-name="_5f_BashIdent"><text:span text:style-name="T84">PyQt5</text:span></text:span></text:p>
      <text:p text:style-name="P25">The other option is to install the Visual Studio version that your Python 3 version was compiled with and compile the from source from their official <text:a xlink:type="simple" xlink:href="https://www.riverbankcomputing.com/software/pyqt/download" text:style-name="Internet_20_link" text:visited-style-name="Visited_20_Internet_20_Link">website</text:a>. You will also need to download the <text:a xlink:type="simple" xlink:href="https://www.riverbankcomputing.com/software/sip/download" text:style-name="Internet_20_link" text:visited-style-name="Visited_20_Internet_20_Link">SIP library source code</text:a>. Download the source code and follow the instructions in the readme/install files. You'll also need the <text:a xlink:type="simple" xlink:href="https://wiki.qt.io/Get_the_Source#Qt_4.x" text:style-name="Internet_20_link" text:visited-style-name="Visited_20_Internet_20_Link">Qt</text:a><text:a xlink:type="simple" xlink:href="https://wiki.qt.io/Get_the_Source#Qt_4.x" text:style-name="Internet_20_link" text:visited-style-name="Visited_20_Internet_20_Link"><text:span text:style-name="T316">5</text:span></text:a><text:a xlink:type="simple" xlink:href="https://wiki.qt.io/Get_the_Source#Qt_4.x" text:style-name="Internet_20_link" text:visited-style-name="Visited_20_Internet_20_Link"> C++ source code</text:a>.</text:p>
      <text:h text:style-name="P162" text:outline-level="3"><text:bookmark-start text:name="__RefHeading___Toc706_2020789143"/><text:span text:style-name="Strong_20_Emphasis"><text:span text:style-name="T275">2.2. </text:span></text:span><text:span text:style-name="Strong_20_Emphasis">GNU/Linux</text:span><text:bookmark-end text:name="__RefHeading___Toc706_2020789143"/></text:h>
      <text:p text:style-name="Text_20_body"><text:span text:style-name="T244">If you are on Lubuntu, Raspbian or probably most Debian derivatives, install the following libraries using </text:span><text:span text:style-name="Strong_20_Emphasis"><text:span text:style-name="T244">apt-get</text:span></text:span><text:span text:style-name="T244">:</text:span></text:p>
      <text:list xml:id="list5023244611727683621" text:style-name="L4">
        <text:list-item>
          <text:p text:style-name="P240">python3.x (Probably already installed on the system) </text:p>
        </text:list-item>
        <text:list-item>
          <text:p text:style-name="P240">python3-pyqt<text:span text:style-name="T317">5</text:span> </text:p>
        </text:list-item>
        <text:list-item>
          <text:p text:style-name="P187">python3-pyqt<text:span text:style-name="T317">5</text:span>.qsci</text:p>
        </text:list-item>
      </text:list>
      <text:p text:style-name="P38">Another option is as on Windows using <text:a xlink:type="simple" xlink:href="https://pypi.python.org/pypi/pip" text:style-name="Internet_20_link" text:visited-style-name="Visited_20_Internet_20_Link"><text:span text:style-name="T8">pip</text:span></text:a> with the following command in your favourite terminal:</text:p>
      <text:p text:style-name="P38"><text:span text:style-name="_5f_BashIdent"><text:span text:style-name="T84">pip</text:span></text:span><text:span text:style-name="_5f_BashIdent"><text:span text:style-name="T85">3</text:span></text:span><text:span text:style-name="T84"> </text:span><text:span text:style-name="_5f_BashAltKeyword"><text:span text:style-name="T84">install</text:span></text:span><text:span text:style-name="T84"> </text:span><text:span text:style-name="_5f_BashIdent"><text:span text:style-name="T84">PyQt5</text:span></text:span></text:p>
      <text:p text:style-name="P42">Notice it's <text:span text:style-name="T8">pip3</text:span><text:span text:style-name="T31"> on GNU/Linux as it usually has both Python2 and Python3 installed.</text:span></text:p>
      <text:p text:style-name="Text_20_body">Otherwise you can install PyQt<text:span text:style-name="T317">5</text:span> and QScintilla2 (you <text:span text:style-name="T276">will </text:span>also need the <text:a xlink:type="simple" xlink:href="https://www.riverbankcomputing.com/software/sip/download" text:style-name="Internet_20_link" text:visited-style-name="Visited_20_Internet_20_Link">SIP library</text:a>) from source from their official <text:a xlink:type="simple" xlink:href="https://www.riverbankcomputing.com/software/pyqt/download" text:style-name="Internet_20_link" text:visited-style-name="Visited_20_Internet_20_Link">website</text:a>. Download the source code and follow the instructions in the readme/install files. You'll also need the <text:a xlink:type="simple" xlink:href="https://wiki.qt.io/Get_the_Source#Qt_4.x" text:style-name="Internet_20_link" text:visited-style-name="Visited_20_Internet_20_Link">Qt</text:a><text:a xlink:type="simple" xlink:href="https://wiki.qt.io/Get_the_Source#Qt_4.x" text:style-name="Internet_20_link" text:visited-style-name="Visited_20_Internet_20_Link"><text:span text:style-name="T318">5</text:span></text:a><text:a xlink:type="simple" xlink:href="https://wiki.qt.io/Get_the_Source#Qt_4.x" text:style-name="Internet_20_link" text:visited-style-name="Visited_20_Internet_20_Link"> C++ source code</text:a>.</text:p>
      <text:h text:style-name="Heading_20_3" text:outline-level="3"><text:bookmark-start text:name="__RefHeading___Toc702_2020789143"/>2.3. Mac OS<text:bookmark-end text:name="__RefHeading___Toc702_2020789143"/></text:h>
      <text:p text:style-name="P51">Install t<text:span text:style-name="T333">he latest Python3 version and the pip package manager and use the following command in the terminal:</text:span></text:p>
      <text:p text:style-name="P39"><text:span text:style-name="_5f_BashIdent"><text:span text:style-name="T84">pip</text:span></text:span><text:span text:style-name="T84"> </text:span><text:span text:style-name="_5f_BashAltKeyword"><text:span text:style-name="T84">install</text:span></text:span><text:span text:style-name="T84"> </text:span><text:span text:style-name="_5f_BashIdent"><text:span text:style-name="T84">PyQt5</text:span></text:span></text:p>
      <text:p text:style-name="Text_20_body"><text:span text:style-name="T322">Another thing you can t</text:span>ry <text:span text:style-name="T322">is </text:span>using Anaconda Python 3 and it's package manager to install all dependencies. Here is the more <text:a xlink:type="simple" xlink:href="https://github.com/matkuki/ExCo/issues/1" text:style-name="Internet_20_link" text:visited-style-name="Visited_20_Internet_20_Link">information</text:a>.<text:line-break/><text:soft-page-break/>I don't know much about Mac's, but you can try using the default Mac package manager to find the PyQt<text:span text:style-name="T319">5</text:span> and QScintilla2 libraries or install the libraries from source, same as on GNU/Linux. </text:p>
      <text:h text:style-name="P129" text:outline-level="1"><text:bookmark-start text:name="__RefHeading___Toc5086_828957953"/>3. QScintilla options<text:bookmark-end text:name="__RefHeading___Toc5086_828957953"/></text:h>
      <text:p text:style-name="Text_20_body"><text:bookmark-start text:name="__RefHeading___Toc5131_828957953"/>This chapter will be an in depth description of all QScintilla options.<text:bookmark-end text:name="__RefHeading___Toc5131_828957953"/></text:p>
      <text:h text:style-name="P137" text:outline-level="2"><text:bookmark-start text:name="__RefHeading___Toc4460_1036245467"/>3.1. Text wrapping<text:bookmark-end text:name="__RefHeading___Toc4460_1036245467"/></text:h>
      <text:p text:style-name="P63">Text wrapping disables or enables multiple types of text wrapping, which means breaking lines that are longer than what the QScintilla editor can show in the editor screen into multiple lines.</text:p>
      <text:h text:style-name="P163" text:outline-level="3"><text:bookmark-start text:name="__RefHeading___Toc4472_770503392"/>3.1.1. Text wrapping mode<text:bookmark-end text:name="__RefHeading___Toc4472_770503392"/></text:h>
      <text:p text:style-name="P65"><text:span text:style-name="T447">Set with method: </text:span><text:span text:style-name="T8">setWrapMode</text:span><text:span text:style-name="T27">(wrap_mode)</text:span><text:span text:style-name="T8"><text:line-break/></text:span><text:span text:style-name="T57">Q</text:span><text:span text:style-name="T447">ueried with </text:span><text:span text:style-name="T57">method: </text:span><text:span text:style-name="T26">wrapMode</text:span><text:span text:style-name="T27">()</text:span><text:span text:style-name="T26"><text:line-break/></text:span><text:span text:style-name="T86">wrap_mode</text:span><text:span text:style-name="T265"> </text:span><text:span text:style-name="T266">parameter options:</text:span></text:p>
      <text:list xml:id="list355319468650378560" text:style-name="L5">
        <text:list-item>
          <text:p text:style-name="P204"><text:span text:style-name="_5f_OOoComputerSpecial"><text:span text:style-name="T167">PyQt5.Qsci.QsciScintilla.WrapNone</text:span></text:span><text:span text:style-name="_5f_OOoComputerSpecial"><text:span text:style-name="T183"><text:line-break/>No wrapping. </text:span></text:span><text:span text:style-name="_5f_OOoComputerSpecial"><text:span text:style-name="T187">Lines that exceed the editor's screen width cannot be seen unless you scroll horizonstally using the mouse or with the cursor.</text:span></text:span></text:p>
        </text:list-item>
        <text:list-item>
          <text:p text:style-name="P211"><draw:frame draw:style-name="fr3" draw:name="Image6" text:anchor-type="paragraph" svg:y="1.337cm" svg:width="12.331cm" svg:height="2.697cm" draw:z-index="6"><draw:image xlink:href="Pictures/100002010000014900000048F8FF5E669DB52218.png" xlink:type="simple" xlink:show="embed" xlink:actuate="onLoad"/></draw:frame><text:span text:style-name="_5f_OOoComputerSpecial"><text:span text:style-name="T167">PyQt5.Qsci.QsciScintilla</text:span></text:span><text:bookmark text:name="a7081c7ff25b5f6bd5b3a6cbd478a9f42aeb6fe909aad13c04aab01c9c216ac2ec"/><text:span text:style-name="_5f_OOoComputerSpecial"><text:span text:style-name="T167">.WrapWord<text:line-break/></text:span></text:span><text:span text:style-name="_5f_OOoComputerSpecial"><text:span text:style-name="T183">Lines are wrapped at words. </text:span></text:span><text:span text:style-name="_5f_OOoComputerSpecial"><text:span text:style-name="T184">Example:<text:line-break/>Note the line wrap character and that the wrapped line has no line number (if there is a line margin present in the QScintilla editor). </text:span></text:span><text:span text:style-name="_5f_OOoComputerSpecial"><text:span text:style-name="T185">The other wrap visualisation options will be shown later.</text:span></text:span></text:p>
        </text:list-item>
        <text:list-item>
          <text:p text:style-name="P211"><draw:frame draw:style-name="fr3" draw:name="Image7" text:anchor-type="paragraph" svg:y="1.281cm" svg:width="12.395cm" svg:height="2.686cm" draw:z-index="7"><draw:image xlink:href="Pictures/100002010000014C0000004863BC5E872A6EBB72.png" xlink:type="simple" xlink:show="embed" xlink:actuate="onLoad"/></draw:frame><text:span text:style-name="_5f_OOoComputerSpecial"><text:span text:style-name="T168">PyQt5.Qsci.QsciScintilla.WrapCharacter<text:line-break/></text:span></text:span><text:span text:style-name="_5f_OOoComputerSpecial"><text:span text:style-name="T184">Lines are wrapped at the character boundaries. Example:</text:span></text:span></text:p>
        </text:list-item>
        <text:list-item>
          <text:p text:style-name="P211"><text:span text:style-name="_5f_OOoComputerSpecial"><text:span text:style-name="T168">PyQt5.Qsci.QsciScintilla.</text:span></text:span><text:bookmark text:name="a7081c7ff25b5f6bd5b3a6cbd478a9f42ae04a9e56dd933f834facd3cda30bb9ff"/><text:span text:style-name="_5f_OOoComputerSpecial"><text:span text:style-name="T168">WrapWhitespace<text:line-break/></text:span></text:span><text:span text:style-name="_5f_OOoComputerSpecial"><text:span text:style-name="T184">Lines are wrapped at the </text:span></text:span><text:span text:style-name="_5f_OOoComputerSpecial"><text:span text:style-name="T186">whitespace boundaries</text:span></text:span><text:span text:style-name="_5f_OOoComputerSpecial"><text:span text:style-name="T184">. Example:</text:span></text:span></text:p>
        </text:list-item>
      </text:list>
      <text:p text:style-name="P103"><draw:frame draw:style-name="fr1" draw:name="Image8" text:anchor-type="paragraph" svg:x="2.512cm" svg:y="0.019cm" svg:width="12.204cm" svg:height="2.646cm" draw:z-index="8"><draw:image xlink:href="Pictures/1000020100000159000000489A4BC5A82D2A399E.png" xlink:type="simple" xlink:show="embed" xlink:actuate="onLoad"/></draw:frame><text:span text:style-name="_5f_OOoComputerSpecial"><text:span text:style-name="T184"/></text:span></text:p>
      <text:h text:style-name="P164" text:outline-level="3"><text:bookmark-start text:name="__RefHeading___Toc5090_828957953"/><text:soft-page-break/><text:span text:style-name="_5f_OOoComputerSpecial"><text:span text:style-name="T361">3.1.2 </text:span></text:span><text:span text:style-name="_5f_OOoComputerSpecial"><text:span text:style-name="T362">Text wrapping visual flags</text:span></text:span><text:bookmark-end text:name="__RefHeading___Toc5090_828957953"/></text:h>
      <text:p text:style-name="P64"><text:span text:style-name="_5f_OOoComputerSpecial"><text:span text:style-name="T236">These method select</text:span></text:span><text:span text:style-name="_5f_OOoComputerSpecial"><text:span text:style-name="T238">s</text:span></text:span><text:span text:style-name="_5f_OOoComputerSpecial"><text:span text:style-name="T236"> how the text wrapping will be indicated in the QScintilla editor.</text:span></text:span></text:p>
      <text:p text:style-name="P65"><text:span text:style-name="_5f_OOoComputerSpecial"><text:span text:style-name="T237">Set with method: </text:span></text:span><text:span text:style-name="_5f_OOoComputerSpecial"><text:span text:style-name="T175">setWrapVisualFlags</text:span></text:span><text:span text:style-name="_5f_OOoComputerSpecial"><text:span text:style-name="T176">(</text:span></text:span><text:span text:style-name="_5f_OOoComputerSpecial"><text:span text:style-name="Emphasis"><text:span text:style-name="T140">endFlag, startflag, indent</text:span></text:span></text:span><text:span text:style-name="_5f_OOoComputerSpecial"><text:span text:style-name="T176">)</text:span></text:span><text:span text:style-name="_5f_OOoComputerSpecial"><text:span text:style-name="T174"><text:line-break/></text:span></text:span><text:span text:style-name="Emphasis"><text:span text:style-name="T140">endFlag</text:span></text:span><text:span text:style-name="Emphasis"><text:span text:style-name="T109"> </text:span></text:span><text:span text:style-name="_5f_OOoComputerSpecial"><text:span text:style-name="T109">parameter options:</text:span></text:span></text:p>
      <text:list xml:id="list3767082844903145609" text:style-name="L6">
        <text:list-item>
          <text:p text:style-name="P212"><text:span text:style-name="_5f_OOoComputerSpecial"><text:span text:style-name="T134">PyQt5.Qsci.QsciScintilla</text:span></text:span><text:bookmark text:name="a7081c7ff25b5f6bd5b3a6cbd478a9f42aeb6fe909aad13c04aab01c9c216ac2ec1"/><text:span text:style-name="_5f_OOoComputerSpecial"><text:span text:style-name="T134">.</text:span></text:span><text:bookmark text:name="ac4d1c67938c75806b2c139d0779d0478a2a3d02013e9e15f31413c12668824472"/><text:span text:style-name="_5f_OOoComputerSpecial"><text:span text:style-name="T134">WrapFlagNone</text:span></text:span></text:p>
          <text:p text:style-name="P212"><draw:frame draw:style-name="fr4" draw:name="Image10" text:anchor-type="paragraph" svg:width="9.876cm" svg:height="2.469cm" draw:z-index="9"><draw:image xlink:href="Pictures/1000020100000118000000462E2C42E13589D78B.png" xlink:type="simple" xlink:show="embed" xlink:actuate="onLoad"/></draw:frame><text:span text:style-name="_5f_OOoComputerSpecial"><text:span text:style-name="T134"/></text:span></text:p>
        </text:list-item>
        <text:list-item>
          <text:p text:style-name="P212"><text:span text:style-name="_5f_OOoComputerSpecial"><text:span text:style-name="T134">PyQt5.Qsci.QsciScintilla</text:span></text:span><text:bookmark text:name="a7081c7ff25b5f6bd5b3a6cbd478a9f42aeb6fe909aad13c04aab01c9c216ac2ec11"/><text:span text:style-name="_5f_OOoComputerSpecial"><text:span text:style-name="T134">.</text:span></text:span><text:bookmark text:name="ac4d1c67938c75806b2c139d0779d0478ab86cea167b725bddc0ad9f677bcf3120"/><text:span text:style-name="_5f_OOoComputerSpecial"><text:span text:style-name="T134">WrapFlagByText</text:span></text:span></text:p>
          <text:p text:style-name="P212"><draw:frame draw:style-name="fr4" draw:name="Image11" text:anchor-type="paragraph" svg:width="9.982cm" svg:height="2.432cm" draw:z-index="10"><draw:image xlink:href="Pictures/100002010000011B00000045C175B0574AD7DB8B.png" xlink:type="simple" xlink:show="embed" xlink:actuate="onLoad"/></draw:frame><text:span text:style-name="_5f_OOoComputerSpecial"><text:span text:style-name="T134"/></text:span></text:p>
        </text:list-item>
        <text:list-item>
          <text:p text:style-name="P212"><text:span text:style-name="_5f_OOoComputerSpecial"><text:span text:style-name="T134">PyQt5.Qsci.QsciScintilla</text:span></text:span><text:bookmark text:name="a7081c7ff25b5f6bd5b3a6cbd478a9f42aeb6fe909aad13c04aab01c9c216ac2ec12"/><text:span text:style-name="_5f_OOoComputerSpecial"><text:span text:style-name="T134">.</text:span></text:span><text:bookmark text:name="ac4d1c67938c75806b2c139d0779d0478a690a08e6da3622e6f101fe67ca914816"/><text:span text:style-name="_5f_OOoComputerSpecial"><text:span text:style-name="T134">WrapFlagByBorder</text:span></text:span></text:p>
          <text:p text:style-name="P212"><draw:frame draw:style-name="fr4" draw:name="Image12" text:anchor-type="paragraph" svg:width="9.876cm" svg:height="2.328cm" draw:z-index="11"><draw:image xlink:href="Pictures/10000201000001180000004215A4757CD2714021.png" xlink:type="simple" xlink:show="embed" xlink:actuate="onLoad"/></draw:frame><text:span text:style-name="_5f_OOoComputerSpecial"><text:span text:style-name="T134"/></text:span></text:p>
        </text:list-item>
        <text:list-item>
          <text:p text:style-name="P212"><text:span text:style-name="_5f_OOoComputerSpecial"><text:span text:style-name="T134">PyQt5.Qsci.QsciScintilla</text:span></text:span><text:bookmark text:name="a7081c7ff25b5f6bd5b3a6cbd478a9f42aeb6fe909aad13c04aab01c9c216ac2ec13"/><text:span text:style-name="_5f_OOoComputerSpecial"><text:span text:style-name="T134">.</text:span></text:span><text:bookmark text:name="ac4d1c67938c75806b2c139d0779d0478a0b40cb40f72cd10104a75c84ae809211"/><text:span text:style-name="_5f_OOoComputerSpecial"><text:span text:style-name="T134">WrapFlagInMargin</text:span></text:span></text:p>
        </text:list-item>
      </text:list>
      <text:p text:style-name="P118"><draw:frame draw:style-name="fr4" draw:name="Image13" text:anchor-type="paragraph" svg:width="9.876cm" svg:height="2.432cm" draw:z-index="12"><draw:image xlink:href="Pictures/100002010000011800000045A2CB8658ACBB94D2.png" xlink:type="simple" xlink:show="embed" xlink:actuate="onLoad"/></draw:frame><text:span text:style-name="Emphasis"><text:span text:style-name="T140"/></text:span></text:p>
      <text:p text:style-name="P118"><text:span text:style-name="Emphasis"><text:span text:style-name="T140">startflag</text:span></text:span><text:span text:style-name="Emphasis"><text:span text:style-name="T109"> </text:span></text:span><text:span text:style-name="_5f_OOoComputerSpecial"><text:span text:style-name="T109">parameter options:</text:span></text:span></text:p>
      <text:list xml:id="list4835478451735184672" text:style-name="L7">
        <text:list-item>
          <text:p text:style-name="P213"><text:span text:style-name="_5f_OOoComputerSpecial"><text:span text:style-name="T134">PyQt5.Qsci.QsciScintilla</text:span></text:span><text:bookmark text:name="a7081c7ff25b5f6bd5b3a6cbd478a9f42aeb6fe909aad13c04aab01c9c216ac2ec131"/><text:span text:style-name="_5f_OOoComputerSpecial"><text:span text:style-name="T134">.WrapFlagNone</text:span></text:span></text:p>
          <text:p text:style-name="P213"><draw:frame draw:style-name="fr4" draw:name="Image14" text:anchor-type="paragraph" svg:width="9.876cm" svg:height="2.469cm" draw:z-index="13"><draw:image xlink:href="Pictures/1000020100000118000000462E2C42E13589D78B.png" xlink:type="simple" xlink:show="embed" xlink:actuate="onLoad"/></draw:frame><text:span text:style-name="_5f_OOoComputerSpecial"><text:span text:style-name="T134"/></text:span></text:p>
        </text:list-item>
        <text:list-item>
          <text:p text:style-name="P213"><text:span text:style-name="_5f_OOoComputerSpecial"><text:span text:style-name="T134">PyQt5.Qsci.QsciScintilla</text:span></text:span><text:bookmark text:name="a7081c7ff25b5f6bd5b3a6cbd478a9f42aeb6fe909aad13c04aab01c9c216ac2ec111"/><text:span text:style-name="_5f_OOoComputerSpecial"><text:span text:style-name="T134">.</text:span></text:span><text:bookmark text:name="ac4d1c67938c75806b2c139d0779d0478ab86cea167b725bddc0ad9f677bcf31201"/><text:span text:style-name="_5f_OOoComputerSpecial"><text:span text:style-name="T134">WrapFlagByText</text:span></text:span><text:span text:style-name="_5f_OOoComputerSpecial"><text:span text:style-name="T105"> </text:span></text:span><text:span text:style-name="_5f_OOoComputerSpecial"><text:span text:style-name="T106">or </text:span></text:span><text:span text:style-name="_5f_OOoComputerSpecial"><text:span text:style-name="T134">PyQt5.Qsci.QsciScintilla</text:span></text:span><text:bookmark text:name="a7081c7ff25b5f6bd5b3a6cbd478a9f42aeb6fe909aad13c04aab01c9c216ac2ec121"/><text:span text:style-name="_5f_OOoComputerSpecial"><text:span text:style-name="T134">.</text:span></text:span><text:bookmark text:name="ac4d1c67938c75806b2c139d0779d0478a690a08e6da3622e6f101fe67ca9148161"/><text:span text:style-name="_5f_OOoComputerSpecial"><text:span text:style-name="T134">WrapFlagByBorder</text:span></text:span></text:p>
          <text:p text:style-name="P213"><draw:frame draw:style-name="fr4" draw:name="Image15" text:anchor-type="paragraph" svg:width="9.876cm" svg:height="2.432cm" draw:z-index="14"><draw:image xlink:href="Pictures/10000201000001180000004577C8F6503BFA39D8.png" xlink:type="simple" xlink:show="embed" xlink:actuate="onLoad"/></draw:frame><text:soft-page-break/><text:span text:style-name="_5f_OOoComputerSpecial"><text:span text:style-name="T134"/></text:span></text:p>
        </text:list-item>
        <text:list-item>
          <text:p text:style-name="P213"><text:span text:style-name="_5f_OOoComputerSpecial"><text:span text:style-name="T134">PyQt5.Qsci.QsciScintilla</text:span></text:span><text:bookmark text:name="a7081c7ff25b5f6bd5b3a6cbd478a9f42aeb6fe909aad13c04aab01c9c216ac2ec132"/><text:span text:style-name="_5f_OOoComputerSpecial"><text:span text:style-name="T134">.</text:span></text:span><text:bookmark text:name="ac4d1c67938c75806b2c139d0779d0478a0b40cb40f72cd10104a75c84ae8092111"/><text:span text:style-name="_5f_OOoComputerSpecial"><text:span text:style-name="T134">WrapFlagInMargin</text:span></text:span><text:span text:style-name="_5f_OOoComputerSpecial"><text:span text:style-name="T105"> </text:span></text:span><text:span text:style-name="_5f_OOoComputerSpecial"><text:span text:style-name="T107">(</text:span></text:span><text:span text:style-name="_5f_OOoComputerSpecial"><text:span text:style-name="T135">same effect as the endflag </text:span></text:span><text:span text:style-name="_5f_OOoComputerSpecial"><text:span text:style-name="T136">parameter</text:span></text:span><text:span text:style-name="_5f_OOoComputerSpecial"><text:span text:style-name="T107">)</text:span></text:span></text:p>
          <text:p text:style-name="P213"><draw:frame draw:style-name="fr4" draw:name="Image16" text:anchor-type="paragraph" svg:width="9.876cm" svg:height="2.432cm" draw:z-index="15"><draw:image xlink:href="Pictures/100002010000011800000045A2CB8658ACBB94D2.png" xlink:type="simple" xlink:show="embed" xlink:actuate="onLoad"/></draw:frame><text:span text:style-name="_5f_OOoComputerSpecial"><text:span text:style-name="T134"/></text:span></text:p>
        </text:list-item>
      </text:list>
      <text:p text:style-name="P119"><text:span text:style-name="Emphasis"><text:span text:style-name="T140">inden</text:span></text:span><text:span text:style-name="Emphasis"><text:span text:style-name="T141">t</text:span></text:span><text:span text:style-name="Emphasis"><text:span text:style-name="T109"> </text:span></text:span><text:span text:style-name="_5f_OOoComputerSpecial"><text:span text:style-name="T109">parameter options:</text:span></text:span></text:p>
      <text:list xml:id="list2481207284955451037" text:style-name="L8">
        <text:list-item>
          <text:p text:style-name="P241"><text:span text:style-name="_5f_OOoComputerSpecial"><text:span text:style-name="T108">This parameter sets the number of spaces each wrapped line is indented by. It has to be an </text:span></text:span><text:span text:style-name="_5f_OOoComputerSpecial"><text:span text:style-name="T137">int</text:span></text:span><text:span text:style-name="_5f_OOoComputerSpecial"><text:span text:style-name="T108">. </text:span></text:span><text:span text:style-name="_5f_OOoComputerSpecial"><text:span text:style-name="T138">It effects can be seen ONLY </text:span></text:span><text:span text:style-name="_5f_OOoComputerSpecial"><text:span text:style-name="T139">i</text:span></text:span><text:span text:style-name="_5f_OOoComputerSpecial"><text:span text:style-name="T138">f setWrapIndentMode is set to </text:span></text:span><text:span text:style-name="_5f_OOoComputerSpecial"><text:span text:style-name="T134">PyQt5.Qsci.QsciScintilla</text:span></text:span><text:bookmark text:name="a7081c7ff25b5f6bd5b3a6cbd478a9f42aeb6fe909aad13c04aab01c9c216ac2ec1322"/><text:span text:style-name="_5f_OOoComputerSpecial"><text:span text:style-name="T134">.WrapIndentFixed!</text:span></text:span></text:p>
        </text:list-item>
      </text:list>
      <text:p text:style-name="P120"><text:span text:style-name="_5f_OOoComputerSpecial"><text:span text:style-name="T134"/></text:span></text:p>
      <text:h text:style-name="P171" text:outline-level="3"><text:bookmark-start text:name="__RefHeading___Toc5092_828957953"/><text:span text:style-name="_5f_OOoComputerSpecial"><text:span text:style-name="T364">3.1.</text:span></text:span><text:span text:style-name="_5f_OOoComputerSpecial"><text:span text:style-name="T366">3</text:span></text:span><text:span text:style-name="_5f_OOoComputerSpecial"><text:span text:style-name="T364"> </text:span></text:span><text:span text:style-name="_5f_OOoComputerSpecial"><text:span text:style-name="T365">Text wrapping </text:span></text:span><text:span text:style-name="_5f_OOoComputerSpecial"><text:span text:style-name="T366">indent mode</text:span></text:span><text:bookmark-end text:name="__RefHeading___Toc5092_828957953"/></text:h>
      <text:p text:style-name="P121">Selects how wrapped lines are indented.</text:p>
      <text:p text:style-name="P105"><text:span text:style-name="_5f_OOoComputerSpecial"><text:span text:style-name="T110">Set with method: </text:span></text:span><text:span text:style-name="_5f_OOoComputerSpecial"><text:span text:style-name="T142">setWrapIndentMode </text:span></text:span><text:span text:style-name="_5f_OOoComputerSpecial"><text:span text:style-name="T140">(</text:span></text:span><text:span text:style-name="_5f_OOoComputerSpecial"><text:span text:style-name="T143">indent_</text:span></text:span><text:span text:style-name="Emphasis"><text:span text:style-name="T143">mode</text:span></text:span><text:span text:style-name="_5f_OOoComputerSpecial"><text:span text:style-name="T140">)</text:span></text:span></text:p>
      <text:p text:style-name="P105"><text:span text:style-name="_5f_OOoComputerSpecial"><text:span text:style-name="T143">indent_</text:span></text:span><text:span text:style-name="Emphasis"><text:span text:style-name="T143">mode </text:span></text:span><text:span text:style-name="_5f_OOoComputerSpecial"><text:span text:style-name="T109">parameter options:</text:span></text:span></text:p>
      <text:list xml:id="list3839631803769976609" text:style-name="L9">
        <text:list-item>
          <text:p text:style-name="P126"><text:bookmark text:name="a59b529ccfcb1f7896efb523025371a03a041dc048521b889bf1db274546d0f562"/><text:span text:style-name="_5f_OOoComputerSpecial"><text:span text:style-name="T134">PyQt5.Qsci.QsciScintilla</text:span></text:span><text:bookmark text:name="a7081c7ff25b5f6bd5b3a6cbd478a9f42aeb6fe909aad13c04aab01c9c216ac2ec13221"/><text:span text:style-name="_5f_OOoComputerSpecial"><text:span text:style-name="T134">.</text:span></text:span><text:span text:style-name="_5f_OOoComputerSpecial"><text:span text:style-name="T140">WrapIndentFixed </text:span></text:span><text:span text:style-name="_5f_OOoComputerSpecial"><text:span text:style-name="T143">(with </text:span></text:span><text:span text:style-name="_5f_OOoComputerSpecial"><text:span text:style-name="T142">setWrapVisualFlags </text:span></text:span><text:span text:style-name="_5f_OOoComputerSpecial"><text:span text:style-name="T143">indent parameter set to 4!)</text:span></text:span></text:p>
          <text:p text:style-name="P126"><draw:frame draw:style-name="fr3" draw:name="Image17" text:anchor-type="paragraph" svg:y="0.459cm" svg:width="9.523cm" svg:height="2.328cm" draw:z-index="16"><draw:image xlink:href="Pictures/100002010000010E0000004291DDCBE63D988D1A.png" xlink:type="simple" xlink:show="embed" xlink:actuate="onLoad"/></draw:frame><text:span text:style-name="_5f_OOoComputerSpecial"><text:span text:style-name="T143"/></text:span></text:p>
        </text:list-item>
        <text:list-item>
          <text:p text:style-name="P126"><text:span text:style-name="_5f_OOoComputerSpecial"><text:span text:style-name="T134">PyQt5.Qsci.QsciScintilla</text:span></text:span><text:bookmark text:name="a7081c7ff25b5f6bd5b3a6cbd478a9f42aeb6fe909aad13c04aab01c9c216ac2ec132211"/><text:span text:style-name="_5f_OOoComputerSpecial"><text:span text:style-name="T134">.</text:span></text:span><text:bookmark text:name="a59b529ccfcb1f7896efb523025371a03ab9cc585fd0eb9a14e0f8c7d9389656e8"/><text:span text:style-name="_5f_OOoComputerSpecial"><text:span text:style-name="T140">WrapIndentSame</text:span></text:span></text:p>
          <text:p text:style-name="P126"><text:span text:style-name="_5f_OOoComputerSpecial"><text:span text:style-name="T111">Indents the same as the first wrapped line. In the below example, the first line is indented by two whitespaces.</text:span></text:span></text:p>
          <text:p text:style-name="P126"><draw:frame draw:style-name="fr3" draw:name="Image18" text:anchor-type="paragraph" svg:y="0.219cm" svg:width="8.888cm" svg:height="2.926cm" draw:z-index="17"><draw:image xlink:href="Pictures/10000201000000FC00000053618203A6790B7D49.png" xlink:type="simple" xlink:show="embed" xlink:actuate="onLoad"/></draw:frame><text:span text:style-name="_5f_OOoComputerSpecial"><text:span text:style-name="T111"/></text:span></text:p>
        </text:list-item>
        <text:list-item>
          <text:p text:style-name="P126"><text:span text:style-name="_5f_OOoComputerSpecial"><text:span text:style-name="T134">PyQt5.Qsci.QsciScintilla</text:span></text:span><text:bookmark text:name="a7081c7ff25b5f6bd5b3a6cbd478a9f42aeb6fe909aad13c04aab01c9c216ac2ec1322111"/><text:span text:style-name="_5f_OOoComputerSpecial"><text:span text:style-name="T134">.</text:span></text:span><text:bookmark text:name="a59b529ccfcb1f7896efb523025371a03a0cb2a2ef379ad02b388a08880a624f2b"/><text:span text:style-name="_5f_OOoComputerSpecial"><text:span text:style-name="T140">WrapIndentIndented</text:span></text:span></text:p>
          <text:p text:style-name="P126"><text:span text:style-name="_5f_OOoComputerSpecial"><text:span text:style-name="T111">Indents the same as the first wrapped line </text:span></text:span><text:span text:style-name="_5f_OOoComputerSpecial"><text:span text:style-name="T143">PLUS</text:span></text:span><text:span text:style-name="_5f_OOoComputerSpecial"><text:span text:style-name="T111"> one more indentation level. </text:span></text:span><text:span text:style-name="_5f_OOoComputerSpecial"><text:span text:style-name="T112">Indentation level is </text:span></text:span><text:span text:style-name="_5f_OOoComputerSpecial"><text:span text:style-name="T111">by the </text:span></text:span><text:span text:style-name="_5f_OOoComputerSpecial"><text:span text:style-name="T143">setTabWidth</text:span></text:span><text:span text:style-name="_5f_OOoComputerSpecial"><text:span text:style-name="T111"> method.</text:span></text:span></text:p>
          <text:p text:style-name="P126"><draw:frame draw:style-name="fr2" draw:name="Image19" text:anchor-type="paragraph" svg:width="8.782cm" svg:height="2.962cm" draw:z-index="18"><draw:image xlink:href="Pictures/10000201000000F900000054FCDD64D452F3CC8B.png" xlink:type="simple" xlink:show="embed" xlink:actuate="onLoad"/></draw:frame><text:soft-page-break/><text:span text:style-name="_5f_OOoComputerSpecial"><text:span text:style-name="T111"/></text:span></text:p>
          <text:p text:style-name="P126"><text:span text:style-name="_5f_OOoComputerSpecial"><text:span text:style-name="T111"/></text:span></text:p>
        </text:list-item>
      </text:list>
      <text:p text:style-name="P113"><text:span text:style-name="_5f_OOoComputerSpecial"><text:span text:style-name="T143"/></text:span></text:p>
      <text:p text:style-name="P104"><text:span text:style-name="_5f_OOoComputerSpecial"><text:span text:style-name="T134"/></text:span></text:p>
      <text:h text:style-name="P138" text:outline-level="2"><text:bookmark-start text:name="__RefHeading___Toc5094_828957953"/>3.2. End-Of-Line (EOL) <text:span text:style-name="T448">options</text:span> <text:bookmark-end text:name="__RefHeading___Toc5094_828957953"/></text:h>
      <text:p text:style-name="P68"><text:span text:style-name="T449">These options effect</text:span> the End-Of-Line <text:span text:style-name="T449">settings like the </text:span>End-Of-Line<text:span text:style-name="T449"> character and mode </text:span>for the QScintilla editor. By default the line endings are invisible but can be made visible with the <text:span text:style-name="T8">setEolVisibility</text:span> method, described below.</text:p>
      <text:h text:style-name="P165" text:outline-level="3"><text:bookmark-start text:name="__RefHeading___Toc5213_828957953"/>3.2.1. End-Of-Line mode<text:bookmark-end text:name="__RefHeading___Toc5213_828957953"/></text:h>
      <text:p text:style-name="P66"><text:span text:style-name="T447">Set with method: </text:span><text:span text:style-name="T8">set</text:span><text:span text:style-name="T28">Eol</text:span><text:span text:style-name="T8">Mode</text:span><text:span text:style-name="T28">(eol_mode)</text:span><text:span text:style-name="T8"><text:line-break/></text:span><text:span text:style-name="T57">Q</text:span><text:span text:style-name="T447">ueried with </text:span><text:span text:style-name="T57">method: </text:span><text:span text:style-name="T28">eol</text:span><text:span text:style-name="T26">Mode</text:span><text:span text:style-name="T28">()<text:line-break/></text:span><text:span text:style-name="_5f_OOoComputerSpecial"><text:span text:style-name="T143">indent_</text:span></text:span><text:span text:style-name="Emphasis"><text:span text:style-name="T143">mode </text:span></text:span><text:span text:style-name="_5f_OOoComputerSpecial"><text:span text:style-name="T109">parameter options:</text:span></text:span></text:p>
      <text:list xml:id="list6001597101265245325" text:style-name="L10">
        <text:list-item>
          <text:p text:style-name="P214"><text:span text:style-name="_5f_OOoComputerSpecial"><text:span text:style-name="T173">PyQt5.Qsci.QsciScintilla.EolWindows:</text:span></text:span><text:span text:style-name="_5f_OOoComputerSpecial"><text:span text:style-name="T190"> </text:span></text:span><text:span text:style-name="_5f_OOoComputerSpecial"><text:span text:style-name="T191">Carrige-Return + Line-Feed (\r\n)</text:span></text:span></text:p>
        </text:list-item>
        <text:list-item>
          <text:p text:style-name="P214"><text:span text:style-name="_5f_OOoComputerSpecial"><text:span text:style-name="T173">PyQt5.Qsci.QsciScintilla.</text:span></text:span><text:bookmark text:name="ab4b6b4286a74e173a86de0a7f55241d5a66683da125a4e780a672edae2781df891"/><text:span text:style-name="_5f_OOoComputerSpecial"><text:span text:style-name="T173">EolUnix:</text:span></text:span><text:span text:style-name="_5f_OOoComputerSpecial"><text:span text:style-name="T190"> </text:span></text:span><text:span text:style-name="_5f_OOoComputerSpecial"><text:span text:style-name="T191">Line-Feed (\n)</text:span></text:span></text:p>
        </text:list-item>
        <text:list-item>
          <text:p text:style-name="P214"><text:span text:style-name="_5f_OOoComputerSpecial"><text:span text:style-name="T173">PyQt5.Qsci.QsciScintilla.</text:span></text:span><text:bookmark text:name="ab4b6b4286a74e173a86de0a7f55241d5a884e225089dc5181bf661a13a5d12c991"/><text:span text:style-name="_5f_OOoComputerSpecial"><text:span text:style-name="T173">EolMac:</text:span></text:span><text:span text:style-name="_5f_OOoComputerSpecial"><text:span text:style-name="T190"> </text:span></text:span><text:span text:style-name="_5f_OOoComputerSpecial"><text:span text:style-name="T191">Carrige-Return (\r)</text:span></text:span></text:p>
        </text:list-item>
      </text:list>
      <text:p text:style-name="P106"><text:span text:style-name="_5f_OOoComputerSpecial"><text:span text:style-name="T58"/></text:span></text:p>
      <text:h text:style-name="P166" text:outline-level="3"><text:bookmark-start text:name="__RefHeading___Toc5215_828957953"/><text:span text:style-name="_5f_OOoComputerSpecial"><text:span text:style-name="T381">3.2.2. End-Of-Line character/</text:span></text:span><text:span text:style-name="_5f_OOoComputerSpecial"><text:span text:style-name="T382">s</text:span></text:span><text:span text:style-name="_5f_OOoComputerSpecial"><text:span text:style-name="T381"> visibility</text:span></text:span><text:bookmark-end text:name="__RefHeading___Toc5215_828957953"/></text:h>
      <text:p text:style-name="Text_20_body"><text:span text:style-name="_5f_OOoComputerSpecial"><text:span text:style-name="T100">This </text:span></text:span><text:span text:style-name="_5f_OOoComputerSpecial"><text:span text:style-name="T239">selects the visibility of the EOL character/s in the editor window. By default it is not visible.</text:span></text:span></text:p>
      <text:p text:style-name="P67"><text:span text:style-name="_5f_OOoComputerSpecial"><text:span text:style-name="T237">Set with method: </text:span></text:span><text:span text:style-name="_5f_OOoComputerSpecial"><text:span text:style-name="T177">set</text:span></text:span><text:span text:style-name="_5f_OOoComputerSpecial"><text:span text:style-name="T178">Eol</text:span></text:span><text:span text:style-name="_5f_OOoComputerSpecial"><text:span text:style-name="T177">Visibility</text:span></text:span><text:span text:style-name="_5f_OOoComputerSpecial"><text:span text:style-name="T178">(</text:span></text:span><text:span text:style-name="_5f_OOoComputerSpecial"><text:span text:style-name="T177">visibility</text:span></text:span><text:span text:style-name="_5f_OOoComputerSpecial"><text:span text:style-name="T178">)</text:span></text:span><text:span text:style-name="_5f_OOoComputerSpecial"><text:span text:style-name="T177"><text:line-break/></text:span></text:span><text:span text:style-name="_5f_OOoComputerSpecial"><text:span text:style-name="T196">Q</text:span></text:span><text:span text:style-name="_5f_OOoComputerSpecial"><text:span text:style-name="T237">ueried with </text:span></text:span><text:span text:style-name="_5f_OOoComputerSpecial"><text:span text:style-name="T196">method: </text:span></text:span><text:span text:style-name="_5f_OOoComputerSpecial"><text:span text:style-name="T178">eol</text:span></text:span><text:span text:style-name="_5f_OOoComputerSpecial"><text:span text:style-name="T177">Visibility</text:span></text:span><text:span text:style-name="_5f_OOoComputerSpecial"><text:span text:style-name="T178">()</text:span></text:span></text:p>
      <text:p text:style-name="P67"><text:span text:style-name="_5f_OOoComputerSpecial"><text:span text:style-name="T144">visibility</text:span></text:span><text:span text:style-name="Emphasis"><text:span text:style-name="T143"> </text:span></text:span><text:span text:style-name="_5f_OOoComputerSpecial"><text:span text:style-name="T109">parameter options:</text:span></text:span></text:p>
      <text:list xml:id="list8484836730748527007" text:style-name="L11">
        <text:list-item>
          <text:p text:style-name="P219"><text:span text:style-name="_5f_OOoComputerSpecial"><text:span text:style-name="T144">False</text:span></text:span><text:span text:style-name="_5f_OOoComputerSpecial"><text:span text:style-name="T113">: The EOL character/s is/are </text:span></text:span><text:span text:style-name="_5f_OOoComputerSpecial"><text:span text:style-name="T144">NOT</text:span></text:span><text:span text:style-name="_5f_OOoComputerSpecial"><text:span text:style-name="T113"> visible</text:span></text:span></text:p>
        </text:list-item>
      </text:list>
      <text:p text:style-name="P107"><draw:frame draw:style-name="fr5" draw:name="Image21" text:anchor-type="paragraph" svg:width="10.829cm" svg:height="1.305cm" draw:z-index="20"><draw:image xlink:href="Pictures/100002010000013300000025FCC967E62597E8A7.png" xlink:type="simple" xlink:show="embed" xlink:actuate="onLoad"/></draw:frame><text:span text:style-name="_5f_OOoComputerSpecial"><text:span text:style-name="T113"/></text:span></text:p>
      <text:p text:style-name="P107"><text:span text:style-name="_5f_OOoComputerSpecial"><text:span text:style-name="T113"/></text:span></text:p>
      <text:p text:style-name="P107"><text:span text:style-name="_5f_OOoComputerSpecial"><text:span text:style-name="T113"/></text:span></text:p>
      <text:list xml:id="list185320507504740" text:continue-numbering="true" text:style-name="L11">
        <text:list-item>
          <text:p text:style-name="P219"><text:span text:style-name="_5f_OOoComputerSpecial"><text:span text:style-name="T144">True:</text:span></text:span><text:span text:style-name="_5f_OOoComputerSpecial"><text:span text:style-name="T113"> The EOL character/s is/are visible </text:span></text:span><text:span text:style-name="_5f_OOoComputerSpecial"><text:span text:style-name="T114">(marked in green in the image below)</text:span></text:span></text:p>
        </text:list-item>
      </text:list>
      <text:p text:style-name="P107"><draw:frame draw:style-name="fr4" draw:name="Image20" text:anchor-type="paragraph" svg:width="12.522cm" svg:height="2.117cm" draw:z-index="19"><draw:image xlink:href="Pictures/10000201000001630000003CC7E7B249B27F7C2A.png" xlink:type="simple" xlink:show="embed" xlink:actuate="onLoad"/></draw:frame><text:span text:style-name="_5f_OOoComputerSpecial"><text:span text:style-name="T113"/></text:span></text:p>
      <text:h text:style-name="P139" text:outline-level="2"><text:bookmark-start text:name="__RefHeading___Toc6404_2018667005"/><text:soft-page-break/><text:span text:style-name="_5f_OOoComputerSpecial"><text:span text:style-name="T388">3.3. Indentation options</text:span></text:span><text:bookmark-end text:name="__RefHeading___Toc6404_2018667005"/></text:h>
      <text:p text:style-name="P69"><text:span text:style-name="_5f_OOoComputerSpecial"><text:span text:style-name="T389">These options select the indentation character, indentation size, ...</text:span></text:span></text:p>
      <text:h text:style-name="Heading_20_3" text:outline-level="3"><text:bookmark-start text:name="__RefHeading___Toc6406_2018667005"/><text:span text:style-name="_5f_OOoComputerSpecial"><text:span text:style-name="T353">3.3.1. </text:span></text:span><text:span text:style-name="_5f_OOoComputerSpecial"><text:span text:style-name="T389">Indentation character (tabs or spaces)</text:span></text:span><text:bookmark-end text:name="__RefHeading___Toc6406_2018667005"/></text:h>
      <text:p text:style-name="P69"><text:span text:style-name="_5f_OOoComputerSpecial"><text:span text:style-name="T389">This selects whether the </text:span></text:span><text:span text:style-name="_5f_OOoComputerSpecial"><text:span text:style-name="T391">indent</text:span></text:span><text:span text:style-name="_5f_OOoComputerSpecial"><text:span text:style-name="T389">/</text:span></text:span><text:span text:style-name="_5f_OOoComputerSpecial"><text:span text:style-name="T391">unindent</text:span></text:span><text:span text:style-name="_5f_OOoComputerSpecial"><text:span text:style-name="T383"> </text:span></text:span><text:span text:style-name="_5f_OOoComputerSpecial"><text:span text:style-name="T384">functions use either the </text:span></text:span><text:span text:style-name="_5f_OOoComputerSpecial"><text:span text:style-name="T392">TAB ('\t') </text:span></text:span><text:span text:style-name="_5f_OOoComputerSpecial"><text:span text:style-name="T384">character or the </text:span></text:span><text:span text:style-name="_5f_OOoComputerSpecial"><text:span text:style-name="T392">WHITESPACE (' ')</text:span></text:span><text:span text:style-name="_5f_OOoComputerSpecial"><text:span text:style-name="T384"> character.</text:span></text:span></text:p>
      <text:p text:style-name="P70"><text:span text:style-name="_5f_OOoComputerSpecial"><text:span text:style-name="T385">Set with method: </text:span></text:span><text:span text:style-name="_5f_OOoComputerSpecial"><text:span text:style-name="T394">setIndentationsUseTabs</text:span></text:span><text:span text:style-name="_5f_OOoComputerSpecial"><text:span text:style-name="T393">(</text:span></text:span><text:span text:style-name="_5f_OOoComputerSpecial"><text:span text:style-name="T394">use_tabs</text:span></text:span><text:span text:style-name="_5f_OOoComputerSpecial"><text:span text:style-name="T393">)</text:span></text:span><text:span text:style-name="_5f_OOoComputerSpecial"><text:span text:style-name="T392"><text:line-break/></text:span></text:span><text:span text:style-name="_5f_OOoComputerSpecial"><text:span text:style-name="T385">Queried with method: </text:span></text:span><text:span text:style-name="_5f_OOoComputerSpecial"><text:span text:style-name="T394">indentationsUseTabs</text:span></text:span><text:span text:style-name="_5f_OOoComputerSpecial"><text:span text:style-name="T393">()</text:span></text:span></text:p>
      <text:p text:style-name="P71"><text:span text:style-name="_5f_OOoComputerSpecial"><text:span text:style-name="T367">use_tabs</text:span></text:span><text:span text:style-name="Emphasis"><text:span text:style-name="T143"> </text:span></text:span><text:span text:style-name="_5f_OOoComputerSpecial"><text:span text:style-name="T109">parameter options:</text:span></text:span></text:p>
      <text:list xml:id="list7597661076897806598" text:style-name="L12">
        <text:list-item>
          <text:p text:style-name="P220"><text:span text:style-name="_5f_OOoComputerSpecial"><text:span text:style-name="T144">False</text:span></text:span><text:span text:style-name="_5f_OOoComputerSpecial"><text:span text:style-name="T113">: </text:span></text:span><text:span text:style-name="_5f_OOoComputerSpecial"><text:span text:style-name="T115">Indentation uses </text:span></text:span><text:span text:style-name="_5f_OOoComputerSpecial"><text:span text:style-name="T121">the </text:span></text:span><text:span text:style-name="_5f_OOoComputerSpecial"><text:span text:style-name="T115">whitspace </text:span></text:span><text:span text:style-name="_5f_OOoComputerSpecial"><text:span text:style-name="T121">character</text:span></text:span><text:span text:style-name="_5f_OOoComputerSpecial"><text:span text:style-name="T122">s</text:span></text:span></text:p>
        </text:list-item>
        <text:list-item>
          <text:p text:style-name="P220"><text:span text:style-name="_5f_OOoComputerSpecial"><text:span text:style-name="T144">True:</text:span></text:span><text:span text:style-name="_5f_OOoComputerSpecial"><text:span text:style-name="T113"> </text:span></text:span><text:span text:style-name="_5f_OOoComputerSpecial"><text:span text:style-name="T115">Indentation uses </text:span></text:span><text:span text:style-name="_5f_OOoComputerSpecial"><text:span text:style-name="T121">the </text:span></text:span><text:span text:style-name="_5f_OOoComputerSpecial"><text:span text:style-name="T115">tab </text:span></text:span><text:span text:style-name="_5f_OOoComputerSpecial"><text:span text:style-name="T121">character</text:span></text:span></text:p>
        </text:list-item>
      </text:list>
      <text:p text:style-name="P108"><text:span text:style-name="_5f_OOoComputerSpecial"><text:span text:style-name="T115"/></text:span></text:p>
      <text:h text:style-name="P167" text:outline-level="3"><text:bookmark-start text:name="__RefHeading___Toc6057_1487816881"/><text:span text:style-name="_5f_OOoComputerSpecial"><text:span text:style-name="T410">3.3.</text:span></text:span><text:span text:style-name="_5f_OOoComputerSpecial"><text:span text:style-name="T413">2</text:span></text:span><text:span text:style-name="_5f_OOoComputerSpecial"><text:span text:style-name="T410">. Indentation size</text:span></text:span><text:bookmark-end text:name="__RefHeading___Toc6057_1487816881"/></text:h>
      <text:p text:style-name="P72"><text:span text:style-name="_5f_OOoComputerSpecial"><text:span text:style-name="T411">Selects the number of </text:span></text:span><text:span text:style-name="_5f_OOoComputerSpecial"><text:span text:style-name="T412">space </text:span></text:span><text:span text:style-name="_5f_OOoComputerSpecial"><text:span text:style-name="T411">characters to indent by.<text:line-break/></text:span></text:span><text:span text:style-name="_5f_OOoComputerSpecial"><text:span text:style-name="T412">This means the number of space characters when indenting with WHITESPACES or the width of the TAB character in spaces when using TABS for indentation.</text:span></text:span></text:p>
      <text:p text:style-name="P73"><text:span text:style-name="_5f_OOoComputerSpecial"><text:span text:style-name="T385">Set with method: </text:span></text:span><text:span text:style-name="_5f_OOoComputerSpecial"><text:span text:style-name="T395">setTabWidth</text:span></text:span><text:span text:style-name="_5f_OOoComputerSpecial"><text:span text:style-name="T393">(</text:span></text:span><text:span text:style-name="_5f_OOoComputerSpecial"><text:span text:style-name="T395">indentation_size</text:span></text:span><text:span text:style-name="_5f_OOoComputerSpecial"><text:span text:style-name="T393">)</text:span></text:span><text:span text:style-name="_5f_OOoComputerSpecial"><text:span text:style-name="T392"><text:line-break/></text:span></text:span><text:span text:style-name="_5f_OOoComputerSpecial"><text:span text:style-name="T385">Queried with method: </text:span></text:span><text:span text:style-name="_5f_OOoComputerSpecial"><text:span text:style-name="T395">tabWidth</text:span></text:span><text:span text:style-name="_5f_OOoComputerSpecial"><text:span text:style-name="T393">()</text:span></text:span></text:p>
      <text:p text:style-name="P73"><text:span text:style-name="_5f_OOoComputerSpecial"><text:span text:style-name="T368">indentation_size</text:span></text:span><text:span text:style-name="Emphasis"><text:span text:style-name="T143"> </text:span></text:span><text:span text:style-name="_5f_OOoComputerSpecial"><text:span text:style-name="T109">parameter options:</text:span></text:span></text:p>
      <text:list xml:id="list185320913489809" text:continue-numbering="true" text:style-name="L12">
        <text:list-item>
          <text:p text:style-name="P221"><text:span text:style-name="_5f_OOoComputerSpecial"><text:span text:style-name="T145">A number greater than zero: </text:span></text:span><text:span text:style-name="_5f_OOoComputerSpecial"><text:span text:style-name="T116">Number of space characters to indent by</text:span></text:span></text:p>
        </text:list-item>
      </text:list>
      <text:p text:style-name="P109"><draw:frame draw:style-name="fr5" draw:name="Image22" text:anchor-type="paragraph" svg:width="13.686cm" svg:height="1.409cm" draw:z-index="21"><draw:image xlink:href="Pictures/1000020100000184000000280DFA553FAA92F75C.png" xlink:type="simple" xlink:show="embed" xlink:actuate="onLoad"/></draw:frame><text:span text:style-name="_5f_OOoComputerSpecial"><text:span text:style-name="T116"/></text:span></text:p>
      <text:h text:style-name="P168" text:outline-level="3"><text:bookmark-start text:name="__RefHeading___Toc6408_2018667005"/><text:span text:style-name="_5f_OOoComputerSpecial"><text:span text:style-name="T417">3.3.3. Indentation guides</text:span></text:span><text:bookmark-end text:name="__RefHeading___Toc6408_2018667005"/></text:h>
      <text:p text:style-name="P78"><text:span text:style-name="_5f_OOoComputerSpecial"><text:span text:style-name="T417">Q</text:span></text:span><text:span text:style-name="_5f_OOoComputerSpecial"><text:span text:style-name="T418">S</text:span></text:span><text:span text:style-name="_5f_OOoComputerSpecial"><text:span text:style-name="T417">cintilla </text:span></text:span><text:span text:style-name="_5f_OOoComputerSpecial"><text:span text:style-name="T419">can show </text:span></text:span><text:span text:style-name="_5f_OOoComputerSpecial"><text:span text:style-name="T420">vertical </text:span></text:span><text:span text:style-name="_5f_OOoComputerSpecial"><text:span text:style-name="T419">guiding lines at indentation columns </text:span></text:span><text:span text:style-name="_5f_OOoComputerSpecial"><text:span text:style-name="T420">as dotted lines. </text:span></text:span><text:span text:style-name="_5f_OOoComputerSpecial"><text:span text:style-name="T421">These guides are only visual guides, they do not effect the editor's text.</text:span></text:span></text:p>
      <text:p text:style-name="P239"><text:span text:style-name="_5f_OOoComputerSpecial"><text:span text:style-name="T379">Set with method: </text:span></text:span><text:span text:style-name="_5f_OOoComputerSpecial"><text:span text:style-name="T376">setIndentationGuides </text:span></text:span><text:span text:style-name="_5f_OOoComputerSpecial"><text:span text:style-name="T371">(</text:span></text:span><text:span text:style-name="_5f_OOoComputerSpecial"><text:span text:style-name="T369">indents</text:span></text:span><text:span text:style-name="_5f_OOoComputerSpecial"><text:span text:style-name="T371">)</text:span></text:span><text:span text:style-name="_5f_OOoComputerSpecial"><text:span text:style-name="T372"><text:line-break/></text:span></text:span><text:span text:style-name="_5f_OOoComputerSpecial"><text:span text:style-name="T379">Queried with method: </text:span></text:span><text:span text:style-name="_5f_OOoComputerSpecial"><text:span text:style-name="T369">indentationGuides </text:span></text:span><text:span text:style-name="_5f_OOoComputerSpecial"><text:span text:style-name="T371">()</text:span></text:span></text:p>
      <text:p text:style-name="P112"><text:span text:style-name="_5f_OOoComputerSpecial"><text:span text:style-name="T371"/></text:span></text:p>
      <text:list xml:id="list215140339911144554" text:style-name="L13">
        <text:list-item>
          <text:p text:style-name="P222"><text:span text:style-name="_5f_OOoComputerSpecial"><text:span text:style-name="T373">False</text:span></text:span><text:span text:style-name="_5f_OOoComputerSpecial"><text:span text:style-name="T380">: indentation guides not visible</text:span></text:span></text:p>
          <text:p text:style-name="P222"><text:span text:style-name="_5f_OOoComputerSpecial"><text:span text:style-name="T380">Example:</text:span></text:span></text:p>
          <text:p text:style-name="P222"><draw:frame draw:style-name="fr6" draw:name="Image27" text:anchor-type="paragraph" svg:x="1.129cm" svg:y="-0.071cm" svg:width="14.744cm" svg:height="0.67cm" draw:z-index="26"><draw:image xlink:href="Pictures/10000201000001A2000000139406B9ECFB4BF50E.png" xlink:type="simple" xlink:show="embed" xlink:actuate="onLoad"/></draw:frame><text:span text:style-name="_5f_OOoComputerSpecial"><text:span text:style-name="T380"/></text:span></text:p>
        </text:list-item>
        <text:list-item>
          <text:p text:style-name="P222"><text:span text:style-name="_5f_OOoComputerSpecial"><text:span text:style-name="T373">True</text:span></text:span><text:span text:style-name="_5f_OOoComputerSpecial"><text:span text:style-name="T380">: indentation guides visible</text:span></text:span></text:p>
          <text:p text:style-name="P222"><text:span text:style-name="_5f_OOoComputerSpecial"><text:span text:style-name="T380">Example:</text:span></text:span></text:p>
          <text:p text:style-name="P222"><draw:frame draw:style-name="fr5" draw:name="Image28" text:anchor-type="paragraph" svg:width="13.263cm" svg:height="0.67cm" draw:z-index="27"><draw:image xlink:href="Pictures/10000201000001780000001326D2B4B69797BCDC.png" xlink:type="simple" xlink:show="embed" xlink:actuate="onLoad"/></draw:frame><text:soft-page-break/><text:span text:style-name="_5f_OOoComputerSpecial"><text:span text:style-name="T380"/></text:span></text:p>
        </text:list-item>
      </text:list>
      <text:p text:style-name="P112"><text:span text:style-name="_5f_OOoComputerSpecial"><text:span text:style-name="T371"/></text:span></text:p>
      <text:h text:style-name="Heading_20_3" text:outline-level="3"><text:bookmark-start text:name="__RefHeading___Toc5994_1487816881"/><text:span text:style-name="_5f_OOoComputerSpecial"><text:span text:style-name="T353">3.</text:span></text:span><text:span text:style-name="_5f_OOoComputerSpecial"><text:span text:style-name="T413">3.</text:span></text:span><text:span text:style-name="_5f_OOoComputerSpecial"><text:span text:style-name="T417">4</text:span></text:span><text:span text:style-name="_5f_OOoComputerSpecial"><text:span text:style-name="T413">. </text:span></text:span><text:span text:style-name="_5f_OOoComputerSpecial"><text:span text:style-name="T414">Indentation </text:span></text:span><text:span text:style-name="_5f_OOoComputerSpecial"><text:span text:style-name="T415">at space</text:span></text:span><text:span text:style-name="_5f_OOoComputerSpecial"><text:span text:style-name="T416">s</text:span></text:span><text:span text:style-name="_5f_OOoComputerSpecial"><text:span text:style-name="T414"> options</text:span></text:span><text:bookmark-end text:name="__RefHeading___Toc5994_1487816881"/></text:h>
      <text:p text:style-name="P74"><text:span text:style-name="_5f_OOoComputerSpecial"><text:span text:style-name="T414">This one is a little confusing to explain without pictures. When indenting at a place in a line where there are ONLY whitespaces/tabs, if this option it set to </text:span></text:span><text:span text:style-name="_5f_OOoComputerSpecial"><text:span text:style-name="T396">True</text:span></text:span><text:span text:style-name="_5f_OOoComputerSpecial"><text:span text:style-name="T414">, then QScintilla indents and aligns the next NON-whitespace/tab character and the rest of the line to the indentation level and moves the cursor to the <text:s/>NON-whitespace/tab character.<text:line-break/>But if set to </text:span></text:span><text:span text:style-name="_5f_OOoComputerSpecial"><text:span text:style-name="T396">False</text:span></text:span><text:span text:style-name="_5f_OOoComputerSpecial"><text:span text:style-name="T414">, then QScintilla just inserts an indentation, whether whitespaces or tabs.<text:line-break/>This sounds confusing, but take a look at the examples shown in the images below.</text:span></text:span></text:p>
      <text:p text:style-name="P74"><text:span text:style-name="_5f_OOoComputerSpecial"><text:span text:style-name="T385">Set with method: </text:span></text:span><text:span text:style-name="_5f_OOoComputerSpecial"><text:span text:style-name="T396">setTabIndents</text:span></text:span><text:span text:style-name="_5f_OOoComputerSpecial"><text:span text:style-name="T393">(</text:span></text:span><text:span text:style-name="_5f_OOoComputerSpecial"><text:span text:style-name="T396">indents</text:span></text:span><text:span text:style-name="_5f_OOoComputerSpecial"><text:span text:style-name="T393">)</text:span></text:span><text:span text:style-name="_5f_OOoComputerSpecial"><text:span text:style-name="T392"><text:line-break/></text:span></text:span><text:span text:style-name="_5f_OOoComputerSpecial"><text:span text:style-name="T385">Queried with method: </text:span></text:span><text:span text:style-name="_5f_OOoComputerSpecial"><text:span text:style-name="T395">t</text:span></text:span><text:span text:style-name="_5f_OOoComputerSpecial"><text:span text:style-name="T396">abIndents</text:span></text:span><text:span text:style-name="_5f_OOoComputerSpecial"><text:span text:style-name="T393">()</text:span></text:span></text:p>
      <text:p text:style-name="P75"><text:span text:style-name="_5f_OOoComputerSpecial"><text:span text:style-name="T369">indents</text:span></text:span><text:span text:style-name="Emphasis"><text:span text:style-name="T143"> </text:span></text:span><text:span text:style-name="_5f_OOoComputerSpecial"><text:span text:style-name="T109">parameter options:</text:span></text:span></text:p>
      <text:list xml:id="list4709472537794661807" text:style-name="L14">
        <text:list-item>
          <text:p text:style-name="P223"><text:span text:style-name="_5f_OOoComputerSpecial"><text:span text:style-name="T144">False</text:span></text:span><text:span text:style-name="_5f_OOoComputerSpecial"><text:span text:style-name="T113">: </text:span></text:span><text:span text:style-name="_5f_OOoComputerSpecial"><text:span text:style-name="T115">Indentation </text:span></text:span><text:span text:style-name="_5f_OOoComputerSpecial"><text:span text:style-name="T119">simply </text:span></text:span><text:span text:style-name="_5f_OOoComputerSpecial"><text:span text:style-name="T117">inserts an indentation </text:span></text:span><text:span text:style-name="_5f_OOoComputerSpecial"><text:span text:style-name="T119">(whitespaces/tab)</text:span></text:span><text:span text:style-name="_5f_OOoComputerSpecial"><text:span text:style-name="T117"> if indenting in a place in a line where there are only whitespaces to each side of the cursor.<text:line-break/></text:span></text:span><text:span text:style-name="_5f_OOoComputerSpecial"><text:span text:style-name="T120">Example:</text:span></text:span></text:p>
          <text:p text:style-name="P223"><draw:frame draw:style-name="fr7" draw:name="Image25" text:anchor-type="paragraph" svg:y="0.656cm" svg:width="12.063cm" svg:height="0.88cm" draw:z-index="24"><draw:image xlink:href="Pictures/100002010000015600000019AC041EE64F51EEAF.png" xlink:type="simple" xlink:show="embed" xlink:actuate="onLoad"/></draw:frame><text:span text:style-name="_5f_OOoComputerSpecial"><text:span text:style-name="T120">Before indentation<text:line-break/></text:span></text:span><text:span text:style-name="_5f_OOoComputerSpecial"><text:span text:style-name="T117"><text:line-break/></text:span></text:span></text:p>
          <text:p text:style-name="P223"><text:span text:style-name="_5f_OOoComputerSpecial"><text:span text:style-name="T117">After indentation (after pressing the </text:span></text:span><text:span text:style-name="_5f_OOoComputerSpecial"><text:span text:style-name="T146">TAB</text:span></text:span><text:span text:style-name="_5f_OOoComputerSpecial"><text:span text:style-name="T117"> key). </text:span></text:span><text:span text:style-name="_5f_OOoComputerSpecial"><text:span text:style-name="T120">An indentation (whitespaces/tab) is inserted and the cursor moved the width of the indentation forward.</text:span></text:span></text:p>
          <text:p text:style-name="P223"><draw:frame draw:style-name="fr5" draw:name="Image26" text:anchor-type="paragraph" svg:width="12.487cm" svg:height="0.917cm" draw:z-index="25"><draw:image xlink:href="Pictures/10000201000001620000001A36BF10B26C0B86FE.png" xlink:type="simple" xlink:show="embed" xlink:actuate="onLoad"/></draw:frame></text:p>
        </text:list-item>
      </text:list>
      <text:p text:style-name="P110"/>
      <text:p text:style-name="P110"/>
      <text:list xml:id="list185319551103170" text:continue-numbering="true" text:style-name="L14">
        <text:list-item>
          <text:p text:style-name="P223"><text:span text:style-name="_5f_OOoComputerSpecial"><text:span text:style-name="T144">True:</text:span></text:span><text:span text:style-name="_5f_OOoComputerSpecial"><text:span text:style-name="T113"> </text:span></text:span><text:span text:style-name="_5f_OOoComputerSpecial"><text:span text:style-name="T115">Indentation </text:span></text:span><text:span text:style-name="_5f_OOoComputerSpecial"><text:span text:style-name="T119">indents </text:span></text:span><text:span text:style-name="_5f_OOoComputerSpecial"><text:span text:style-name="T120">and aligns the next non-whitespace/tab character to that indentation level and also moves the cursor to that indentation level.<text:line-break/></text:span></text:span><text:span text:style-name="_5f_OOoComputerSpecial"><text:span text:style-name="T117">Example:</text:span></text:span></text:p>
          <text:p text:style-name="P224"><draw:frame draw:style-name="fr7" draw:name="Image23" text:anchor-type="paragraph" svg:y="0.559cm" svg:width="15.626cm" svg:height="0.811cm" draw:z-index="23"><draw:image xlink:href="Pictures/10000201000001BB000000175A3C5051709A7BB4.png" xlink:type="simple" xlink:show="embed" xlink:actuate="onLoad"/></draw:frame><text:span text:style-name="_5f_OOoComputerSpecial"><text:span text:style-name="T117">Before indentation<text:line-break/><text:line-break/>After indentation (after pressing the </text:span></text:span><text:span text:style-name="_5f_OOoComputerSpecial"><text:span text:style-name="T146">TAB</text:span></text:span><text:span text:style-name="_5f_OOoComputerSpecial"><text:span text:style-name="T117"> key). </text:span></text:span><text:span text:style-name="_5f_OOoComputerSpecial"><text:span text:style-name="T118">The next non-whitespace/tab character is aligned to the indentation and the cursor has aligned to the same indentation level.</text:span></text:span></text:p>
        </text:list-item>
      </text:list>
      <text:p text:style-name="P111"><draw:frame draw:style-name="fr2" draw:name="Image24" text:anchor-type="paragraph" svg:width="15.73cm" svg:height="0.953cm" draw:z-index="22"><draw:image xlink:href="Pictures/10000201000001BE0000001BCBEF87E2B4894D66.png" xlink:type="simple" xlink:show="embed" xlink:actuate="onLoad"/></draw:frame></text:p>
      <text:h text:style-name="P169" text:outline-level="3"><text:bookmark-start text:name="__RefHeading___Toc6410_2018667005"/>3.3.<text:span text:style-name="T455">5</text:span>. Automatic indentation<text:bookmark-end text:name="__RefHeading___Toc6410_2018667005"/></text:h>
      <text:p text:style-name="P82">When set to <text:span text:style-name="T8">True</text:span>, automatic indentation <text:span text:style-name="T454">moves the cursor to the same indentation as the previous </text:span><text:span text:style-name="T59">line when adding a new line by either pressing </text:span><text:span text:style-name="T29">Enter</text:span><text:span text:style-name="T59"> or </text:span><text:span text:style-name="T29">Return</text:span><text:span text:style-name="T59">. </text:span><text:span text:style-name="T60">But when set to </text:span><text:span text:style-name="T30">False</text:span><text:span text:style-name="T60">, </text:span><text:span text:style-name="T61">the cursor will always move to the start of the new line.</text:span></text:p>
      <text:p text:style-name="P81"><text:soft-page-break/><text:span text:style-name="T398">N</text:span><text:span text:style-name="T399">OTE</text:span><text:span text:style-name="T386">: A lexer can modify this behaviour with it's </text:span><text:span text:style-name="T8">setAutoIndentStyle </text:span><text:span text:style-name="T386">method!</text:span></text:p>
      <text:p text:style-name="P76"><text:span text:style-name="_5f_OOoComputerSpecial"><text:span text:style-name="T385">Set with method: </text:span></text:span><text:span text:style-name="_5f_OOoComputerSpecial"><text:span text:style-name="T396">set</text:span></text:span><text:span text:style-name="_5f_OOoComputerSpecial"><text:span text:style-name="T397">AutoIndent</text:span></text:span><text:span text:style-name="_5f_OOoComputerSpecial"><text:span text:style-name="T393">(</text:span></text:span><text:span text:style-name="_5f_OOoComputerSpecial"><text:span text:style-name="T397">autoindent_on</text:span></text:span><text:span text:style-name="_5f_OOoComputerSpecial"><text:span text:style-name="T393">)</text:span></text:span><text:span text:style-name="_5f_OOoComputerSpecial"><text:span text:style-name="T392"><text:line-break/></text:span></text:span><text:span text:style-name="_5f_OOoComputerSpecial"><text:span text:style-name="T385">Queried with method: </text:span></text:span><text:span text:style-name="_5f_OOoComputerSpecial"><text:span text:style-name="T397">autoIndent</text:span></text:span><text:span text:style-name="_5f_OOoComputerSpecial"><text:span text:style-name="T393">()</text:span></text:span></text:p>
      <text:p text:style-name="P77"><text:span text:style-name="_5f_OOoComputerSpecial"><text:span text:style-name="T370">autoindent_on</text:span></text:span><text:span text:style-name="Emphasis"><text:span text:style-name="T143"> </text:span></text:span><text:span text:style-name="_5f_OOoComputerSpecial"><text:span text:style-name="T109">parameter options:</text:span></text:span></text:p>
      <text:list xml:id="list4178216577257503337" text:style-name="L15">
        <text:list-item>
          <text:p text:style-name="P189"><draw:frame draw:style-name="fr3" draw:name="Image29" text:anchor-type="paragraph" svg:y="0.711cm" svg:width="12.24cm" svg:height="1.268cm" draw:z-index="28"><draw:image xlink:href="Pictures/100002010000015B00000024E2CF5B7187C1EC3C.png" xlink:type="simple" xlink:show="embed" xlink:actuate="onLoad"/></draw:frame><text:span text:style-name="_5f_OOoComputerSpecial"><text:span text:style-name="T147">False</text:span></text:span><text:span text:style-name="_5f_OOoComputerSpecial"><text:span text:style-name="T123">: </text:span></text:span><text:span text:style-name="_5f_OOoComputerSpecial"><text:span text:style-name="T124">The cursor moves to the start of the line when creating a new line.<text:line-break/></text:span></text:span></text:p>
        </text:list-item>
        <text:list-item>
          <text:p text:style-name="P190"><draw:frame draw:style-name="fr1" draw:name="Image30" text:anchor-type="paragraph" svg:x="2.346cm" svg:y="0.681cm" svg:width="12.31cm" svg:height="1.268cm" draw:z-index="29"><draw:image xlink:href="Pictures/100002010000015D00000024C8C06C64F2B6C7D7.png" xlink:type="simple" xlink:show="embed" xlink:actuate="onLoad"/></draw:frame><text:span text:style-name="_5f_OOoComputerSpecial"><text:span text:style-name="T148">True</text:span></text:span><text:span text:style-name="_5f_OOoComputerSpecial"><text:span text:style-name="T125">: The cursor moves to the same indentation as the previous line.<text:line-break/></text:span></text:span></text:p>
        </text:list-item>
      </text:list>
      <text:p text:style-name="P81"><text:span text:style-name="_5f_OOoComputerSpecial"><text:span text:style-name="T267"/></text:span></text:p>
      <text:h text:style-name="P140" text:outline-level="2"><text:bookmark-start text:name="__RefHeading___Toc6412_2018667005"/><text:span text:style-name="_5f_OOoComputerSpecial"><text:span text:style-name="T388">3.</text:span></text:span><text:span text:style-name="_5f_OOoComputerSpecial"><text:span text:style-name="T422">4</text:span></text:span><text:span text:style-name="_5f_OOoComputerSpecial"><text:span text:style-name="T388">. </text:span></text:span><text:span text:style-name="_5f_OOoComputerSpecial"><text:span text:style-name="T422">Caret </text:span></text:span><text:span text:style-name="_5f_OOoComputerSpecial"><text:span text:style-name="T388">options </text:span></text:span><text:span text:style-name="_5f_OOoComputerSpecial"><text:span text:style-name="T422">(cursor representation)</text:span></text:span><text:bookmark-end text:name="__RefHeading___Toc6412_2018667005"/></text:h>
      <text:p text:style-name="P83"><text:span text:style-name="_5f_OOoComputerSpecial"><text:span text:style-name="T423">These option set the way the cursor symbol looks and behaves.</text:span></text:span></text:p>
      <text:h text:style-name="Heading_20_3" text:outline-level="3"><text:bookmark-start text:name="__RefHeading___Toc6609_61508626"/><text:span text:style-name="_5f_OOoComputerSpecial"><text:span text:style-name="T353">3.4.1. Caret foreground color</text:span></text:span><text:bookmark-end text:name="__RefHeading___Toc6609_61508626"/></text:h>
      <text:p text:style-name="P83"><text:span text:style-name="_5f_OOoComputerSpecial"><text:span text:style-name="T423">This option sets the color of the cursor.</text:span></text:span></text:p>
      <text:p text:style-name="P83"><text:span text:style-name="_5f_OOoComputerSpecial"><text:span text:style-name="T385">Set with method: </text:span></text:span><text:span text:style-name="_5f_OOoComputerSpecial"><text:span text:style-name="T400">setCaretForegroundColor</text:span></text:span><text:span text:style-name="_5f_OOoComputerSpecial"><text:span text:style-name="T393">(</text:span></text:span><text:span text:style-name="_5f_OOoComputerSpecial"><text:span text:style-name="T400">fg_color</text:span></text:span><text:span text:style-name="_5f_OOoComputerSpecial"><text:span text:style-name="T393">)</text:span></text:span><text:span text:style-name="_5f_OOoComputerSpecial"><text:span text:style-name="T392"><text:line-break/></text:span></text:span><text:span text:style-name="_5f_OOoComputerSpecial"><text:span text:style-name="T385">Queried with method: </text:span></text:span><text:span text:style-name="_5f_OOoComputerSpecial"><text:span text:style-name="T401">Not available </text:span></text:span><text:span text:style-name="_5f_OOoComputerSpecial"><text:span text:style-name="T402">directly</text:span></text:span></text:p>
      <text:p text:style-name="P84"><text:span text:style-name="_5f_OOoComputerSpecial"><text:span text:style-name="T374">fg_color</text:span></text:span><text:span text:style-name="Emphasis"><text:span text:style-name="T143"> </text:span></text:span><text:span text:style-name="_5f_OOoComputerSpecial"><text:span text:style-name="T109">parameter options:</text:span></text:span></text:p>
      <text:list xml:id="list7339804658443936441" text:style-name="L16">
        <text:list-item>
          <text:p text:style-name="P192"><draw:frame draw:style-name="fr1" draw:name="Image31" text:anchor-type="paragraph" svg:x="1.676cm" svg:y="1.291cm" svg:width="13.651cm" svg:height="1.305cm" draw:z-index="30"><draw:image xlink:href="Pictures/10000201000001830000002562B908B93D0B4BD4.png" xlink:type="simple" xlink:show="embed" xlink:actuate="onLoad"/></draw:frame><text:span text:style-name="_5f_OOoComputerSpecial"><text:span text:style-name="T149">PyQt5.QtGui.QColor:</text:span></text:span><text:span text:style-name="_5f_OOoComputerSpecial"><text:span text:style-name="T126"> To set the caret color to for example blue, use PyQt5.QtGui.Qcolor("#ff0000ff").<text:line-break/></text:span></text:span></text:p>
        </text:list-item>
      </text:list>
      <text:h text:style-name="Heading_20_3" text:outline-level="3"><text:bookmark-start text:name="__RefHeading___Toc6611_61508626"/>3.4.2. Caret line visibility<text:bookmark-end text:name="__RefHeading___Toc6611_61508626"/></text:h>
      <text:p text:style-name="P85">This option enables or disables the coloring of the line that the cursor is on.</text:p>
      <text:p text:style-name="P85"><text:span text:style-name="_5f_OOoComputerSpecial"><text:span text:style-name="T385">Set with method: </text:span></text:span><text:span text:style-name="_5f_OOoComputerSpecial"><text:span text:style-name="T390">setCaretLineVisible</text:span></text:span><text:span text:style-name="_5f_OOoComputerSpecial"><text:span text:style-name="T393">(</text:span></text:span><text:span text:style-name="_5f_OOoComputerSpecial"><text:span text:style-name="T390">visibility</text:span></text:span><text:span text:style-name="_5f_OOoComputerSpecial"><text:span text:style-name="T393">)</text:span></text:span><text:span text:style-name="_5f_OOoComputerSpecial"><text:span text:style-name="T392"><text:line-break/></text:span></text:span><text:span text:style-name="_5f_OOoComputerSpecial"><text:span text:style-name="T385">Queried with method: </text:span></text:span><text:span text:style-name="_5f_OOoComputerSpecial"><text:span text:style-name="T401">Not available </text:span></text:span><text:span text:style-name="_5f_OOoComputerSpecial"><text:span text:style-name="T402">directly</text:span></text:span></text:p>
      <text:p text:style-name="P85"><text:span text:style-name="_5f_OOoComputerSpecial"><text:span text:style-name="T363">visibility</text:span></text:span><text:span text:style-name="Emphasis"><text:span text:style-name="T143"> </text:span></text:span><text:span text:style-name="_5f_OOoComputerSpecial"><text:span text:style-name="T109">parameter options:</text:span></text:span></text:p>
      <text:list xml:id="list3930691157696474843" text:style-name="L17">
        <text:list-item>
          <text:p text:style-name="P193"><draw:frame draw:style-name="fr1" draw:name="Image32" text:anchor-type="paragraph" svg:x="3.334cm" svg:y="0.656cm" svg:width="10.335cm" svg:height="1.164cm" draw:z-index="32"><draw:image xlink:href="Pictures/10000201000001250000002186B93B97F5393F28.png" xlink:type="simple" xlink:show="embed" xlink:actuate="onLoad"/></draw:frame><text:soft-page-break/><text:span text:style-name="_5f_OOoComputerSpecial"><text:span text:style-name="T133">False</text:span></text:span><text:span text:style-name="_5f_OOoComputerSpecial"><text:span text:style-name="T102">: The line the cursor is on is not colored.<text:line-break/></text:span></text:span></text:p>
        </text:list-item>
        <text:list-item>
          <text:p text:style-name="P193"><text:span text:style-name="_5f_OOoComputerSpecial"><text:span text:style-name="T133">True</text:span></text:span><text:span text:style-name="_5f_OOoComputerSpecial"><text:span text:style-name="T102">: The line the cursor is on is indicated with the caret background color.</text:span></text:span></text:p>
          <text:p text:style-name="P193"><draw:frame draw:style-name="fr6" draw:name="Image33" text:anchor-type="paragraph" svg:x="3.228cm" svg:y="-0.212cm" svg:width="10.546cm" svg:height="1.305cm" draw:z-index="31"><draw:image xlink:href="Pictures/100002010000012B00000025B46B12F18E119231.png" xlink:type="simple" xlink:show="embed" xlink:actuate="onLoad"/></draw:frame><text:span text:style-name="_5f_OOoComputerSpecial"><text:span text:style-name="T102"><text:line-break/></text:span></text:span></text:p>
        </text:list-item>
      </text:list>
      <text:h text:style-name="Heading_20_3" text:outline-level="3"><text:bookmark-start text:name="__RefHeading___Toc6613_61508626"/>3.4.3. Caret line background color<text:bookmark-end text:name="__RefHeading___Toc6613_61508626"/></text:h>
      <text:p text:style-name="Text_20_body"><text:bookmark-start text:name="__RefHeading___Toc6615_61508626"/><text:span text:style-name="T305">This option </text:span><text:span text:style-name="T306">sets the background color of the line that the cursor is on. The caret line visibility option has to be set to </text:span><text:span text:style-name="T307">True</text:span><text:span text:style-name="T306"> for this option to be visible!</text:span><text:bookmark-end text:name="__RefHeading___Toc6615_61508626"/></text:p>
      <text:p text:style-name="Text_20_body"><text:bookmark-start text:name="__RefHeading___Toc6617_61508626"/><text:span text:style-name="_5f_OOoComputerSpecial"><text:span text:style-name="T387">Set with method: </text:span></text:span><text:span text:style-name="_5f_OOoComputerSpecial"><text:span text:style-name="T404">setCaretLineBackgroundColor</text:span></text:span><text:span text:style-name="_5f_OOoComputerSpecial"><text:span text:style-name="T405">(</text:span></text:span><text:span text:style-name="_5f_OOoComputerSpecial"><text:span text:style-name="T404">bg_color</text:span></text:span><text:span text:style-name="_5f_OOoComputerSpecial"><text:span text:style-name="T405">)</text:span></text:span><text:span text:style-name="_5f_OOoComputerSpecial"><text:span text:style-name="T406"><text:line-break/></text:span></text:span><text:span text:style-name="_5f_OOoComputerSpecial"><text:span text:style-name="T387">Queried with method: </text:span></text:span><text:span text:style-name="_5f_OOoComputerSpecial"><text:span text:style-name="T407">Not available </text:span></text:span><text:span text:style-name="_5f_OOoComputerSpecial"><text:span text:style-name="T408">directly</text:span></text:span><text:bookmark-end text:name="__RefHeading___Toc6617_61508626"/></text:p>
      <text:p text:style-name="Text_20_body"><text:span text:style-name="_5f_OOoComputerSpecial"><text:span text:style-name="T375">bg</text:span></text:span><text:span text:style-name="_5f_OOoComputerSpecial"><text:span text:style-name="T374">_color</text:span></text:span><text:span text:style-name="Emphasis"><text:span text:style-name="T143"> </text:span></text:span><text:span text:style-name="_5f_OOoComputerSpecial"><text:span text:style-name="T109">parameter options:</text:span></text:span></text:p>
      <text:list xml:id="list185319223018897" text:continue-list="list7339804658443936441" text:style-name="L16">
        <text:list-item>
          <text:p text:style-name="P191"><draw:frame draw:style-name="fr1" draw:name="Image34" text:anchor-type="paragraph" svg:x="3.387cm" svg:y="1.18cm" svg:width="10.546cm" svg:height="1.305cm" draw:z-index="33"><draw:image xlink:href="Pictures/100002010000012B00000025B46B12F18E119231.png" xlink:type="simple" xlink:show="embed" xlink:actuate="onLoad"/></draw:frame><text:bookmark-start text:name="__RefHeading___Toc6619_61508626"/><text:span text:style-name="_5f_OOoComputerSpecial"><text:span text:style-name="T233">PyQt5.QtGui.QColor:</text:span></text:span><text:span text:style-name="_5f_OOoComputerSpecial"><text:span text:style-name="T234"> To set the caret color to for example </text:span></text:span><text:span text:style-name="_5f_OOoComputerSpecial"><text:span text:style-name="T235">light</text:span></text:span><text:span text:style-name="_5f_OOoComputerSpecial"><text:span text:style-name="T234"> blue, use PyQt5.QtGui.Qcolor("#</text:span></text:span><text:span text:style-name="_5f_OOoComputerSpecial"><text:span text:style-name="T235">1</text:span></text:span><text:span text:style-name="_5f_OOoComputerSpecial"><text:span text:style-name="T234">f0000ff").<text:line-break/><text:line-break/></text:span></text:span><text:bookmark-end text:name="__RefHeading___Toc6619_61508626"/></text:p>
        </text:list-item>
      </text:list>
      <text:h text:style-name="Heading_20_3" text:outline-level="3"><text:bookmark-start text:name="__RefHeading___Toc6621_61508626"/>3.4.3. Caret width<text:bookmark-end text:name="__RefHeading___Toc6621_61508626"/></text:h>
      <text:p text:style-name="Text_20_body">This option sets the caret width in pixels. <text:span text:style-name="T8">0 makes the caret invisible!</text:span></text:p>
      <text:p text:style-name="Text_20_body"><text:bookmark-start text:name="__RefHeading___Toc6623_61508626"/><text:span text:style-name="_5f_OOoComputerSpecial"><text:span text:style-name="T387">Set with method: </text:span></text:span><text:span text:style-name="_5f_OOoComputerSpecial"><text:span text:style-name="T404">setCaretWidth</text:span></text:span><text:span text:style-name="_5f_OOoComputerSpecial"><text:span text:style-name="T405">(</text:span></text:span><text:span text:style-name="_5f_OOoComputerSpecial"><text:span text:style-name="T404">size</text:span></text:span><text:span text:style-name="_5f_OOoComputerSpecial"><text:span text:style-name="T405">)</text:span></text:span><text:span text:style-name="_5f_OOoComputerSpecial"><text:span text:style-name="T406"><text:line-break/></text:span></text:span><text:span text:style-name="_5f_OOoComputerSpecial"><text:span text:style-name="T387">Queried with method: </text:span></text:span><text:span text:style-name="_5f_OOoComputerSpecial"><text:span text:style-name="T407">Not available </text:span></text:span><text:span text:style-name="_5f_OOoComputerSpecial"><text:span text:style-name="T408">directly</text:span></text:span><text:bookmark-end text:name="__RefHeading___Toc6623_61508626"/></text:p>
      <text:p text:style-name="Text_20_body"><text:bookmark-start text:name="__RefHeading___Toc6625_61508626"/><text:span text:style-name="_5f_OOoComputerSpecial"><text:span text:style-name="T377">size</text:span></text:span><text:span text:style-name="Emphasis"><text:span text:style-name="T150"> </text:span></text:span><text:span text:style-name="_5f_OOoComputerSpecial"><text:span text:style-name="T128">parameter options:</text:span></text:span><text:bookmark-end text:name="__RefHeading___Toc6625_61508626"/></text:p>
      <text:list xml:id="list3301864651242339384" text:style-name="L18">
        <text:list-item>
          <text:p text:style-name="P194"><draw:frame draw:style-name="fr3" draw:name="Image35" text:anchor-type="paragraph" svg:y="1cm" svg:width="10.546cm" svg:height="1.268cm" draw:z-index="34"><draw:image xlink:href="Pictures/100002010000012B0000002482EB47F8675B6639.png" xlink:type="simple" xlink:show="embed" xlink:actuate="onLoad"/></draw:frame><text:bookmark-start text:name="__RefHeading___Toc6627_61508626"/><text:span text:style-name="_5f_OOoComputerSpecial"><text:span text:style-name="T151">Integer</text:span></text:span><text:span text:style-name="_5f_OOoComputerSpecial"><text:span text:style-name="T127">: Size of the caret in pixels.<text:line-break/></text:span></text:span><text:bookmark-end text:name="__RefHeading___Toc6627_61508626"/></text:p>
        </text:list-item>
      </text:list>
      <text:h text:style-name="Heading_20_2" text:outline-level="2"><text:span text:style-name="_5f_OOoComputerSpecial"><text:span text:style-name="T353">3.5. Autocompletion – </text:span></text:span><text:span text:style-name="_5f_OOoComputerSpecial"><text:span text:style-name="T424">Basic</text:span></text:span></text:h>
      <text:p text:style-name="P87"><text:span text:style-name="_5f_OOoComputerSpecial"><text:span text:style-name="T426">Autocompletion is the functionality of the QScintilla editor to show suggestions f</text:span></text:span><text:span text:style-name="_5f_OOoComputerSpecial"><text:span text:style-name="T427">or </text:span></text:span><text:span text:style-name="_5f_OOoComputerSpecial"><text:span text:style-name="T426">words from a</text:span></text:span><text:span text:style-name="_5f_OOoComputerSpecial"><text:span text:style-name="T427">n autocompletion</text:span></text:span><text:span text:style-name="_5f_OOoComputerSpecial"><text:span text:style-name="T426"> source </text:span></text:span><text:span text:style-name="_5f_OOoComputerSpecial"><text:span text:style-name="T428">while you are typing characters into the editor</text:span></text:span><text:span text:style-name="_5f_OOoComputerSpecial"><text:span text:style-name="T426">. </text:span></text:span><text:span text:style-name="_5f_OOoComputerSpecial"><text:span text:style-name="T427">The autocompletion source</text:span></text:span><text:span text:style-name="_5f_OOoComputerSpecial"><text:span text:style-name="T426"> is selectable. The suggestions are shown i</text:span></text:span><text:span text:style-name="_5f_OOoComputerSpecial"><text:span text:style-name="T427">n Autocompletion windows, which are described in </text:span></text:span><text:span text:style-name="_5f_OOoComputerSpecial"><text:span text:style-name="T427"><text:bookmark-ref text:reference-format="text" text:ref-name="__RefHeading___Toc1049_1077626958">1.5.4. Autocompletion windows</text:bookmark-ref></text:span></text:span><text:span text:style-name="_5f_OOoComputerSpecial"><text:span text:style-name="T427">.</text:span></text:span></text:p>
      <text:p text:style-name="P86"><text:soft-page-break/><text:span text:style-name="_5f_OOoComputerSpecial"><text:span text:style-name="T425">These are the basic options that do not need a lexer to be set for the editor and no </text:span></text:span><text:span text:style-name="_5f_OOoComputerSpecial"><text:span text:style-name="T403">API</text:span></text:span><text:span text:style-name="_5f_OOoComputerSpecial"><text:span text:style-name="T425">'s loaded (lexer/API autocompletion options will be explained in the </text:span></text:span><text:span text:style-name="_5f_OOoComputerSpecial"><text:span text:style-name="T403">Advanced</text:span></text:span><text:span text:style-name="_5f_OOoComputerSpecial"><text:span text:style-name="T425"> chapter).</text:span></text:span></text:p>
      <text:h text:style-name="P172" text:outline-level="3">3.5.1. Autocompletion case sensitivity</text:h>
      <text:p text:style-name="P87"><text:span text:style-name="_5f_OOoComputerSpecial"><text:span text:style-name="T387">Set with method: </text:span></text:span><text:span text:style-name="_5f_OOoComputerSpecial"><text:span text:style-name="T409">setAutoCompletionCaseSensitivity</text:span></text:span><text:span text:style-name="_5f_OOoComputerSpecial"><text:span text:style-name="T405">(</text:span></text:span><text:span text:style-name="_5f_OOoComputerSpecial"><text:span text:style-name="T409">case_sensitivity</text:span></text:span><text:span text:style-name="_5f_OOoComputerSpecial"><text:span text:style-name="T405">)</text:span></text:span><text:span text:style-name="_5f_OOoComputerSpecial"><text:span text:style-name="T406"><text:line-break/></text:span></text:span><text:span text:style-name="_5f_OOoComputerSpecial"><text:span text:style-name="T387">Queried with method: </text:span></text:span><text:span text:style-name="_5f_OOoComputerSpecial"><text:span text:style-name="T408">autoCompletionCaseSensitivity</text:span></text:span><text:span text:style-name="_5f_OOoComputerSpecial"><text:span text:style-name="T409">()</text:span></text:span></text:p>
      <text:p text:style-name="P87"><text:span text:style-name="_5f_OOoComputerSpecial"><text:span text:style-name="T378">case_sensitivity</text:span></text:span><text:span text:style-name="Emphasis"><text:span text:style-name="T150"> </text:span></text:span><text:span text:style-name="_5f_OOoComputerSpecial"><text:span text:style-name="T128">parameter options:</text:span></text:span></text:p>
      <text:list xml:id="list5814560383945944267" text:style-name="L19">
        <text:list-item>
          <text:p text:style-name="P195"><draw:frame draw:style-name="fr3" draw:name="Image36" text:anchor-type="paragraph" svg:y="1.799cm" svg:width="11.993cm" svg:height="3.844cm" draw:z-index="35"><draw:image xlink:href="Pictures/10000201000001540000006DFB0F83EB46F07C21.png" xlink:type="simple" xlink:show="embed" xlink:actuate="onLoad"/></draw:frame><text:span text:style-name="_5f_OOoComputerSpecial"><text:span text:style-name="T152">False</text:span></text:span><text:span text:style-name="_5f_OOoComputerSpecial"><text:span text:style-name="T129">: Autocompletion is case </text:span></text:span><text:span text:style-name="_5f_OOoComputerSpecial"><text:span text:style-name="T152">IN</text:span></text:span><text:span text:style-name="_5f_OOoComputerSpecial"><text:span text:style-name="T129">-sensitive. </text:span></text:span><text:span text:style-name="_5f_OOoComputerSpecial"><text:span text:style-name="T130">This means that the letters in the word you are typing do not have to match the case <text:s/>of the words in the autocompletion source. Example </text:span></text:span><text:span text:style-name="_5f_OOoComputerSpecial"><text:span text:style-name="T131">(the autocompletion source contains ["will", "wrapped", "Word"])</text:span></text:span><text:span text:style-name="_5f_OOoComputerSpecial"><text:span text:style-name="T130">:<text:line-break/></text:span></text:span></text:p>
        </text:list-item>
        <text:list-item>
          <text:p text:style-name="P196"><draw:frame draw:style-name="fr1" draw:name="Image37" text:anchor-type="paragraph" svg:x="3.069cm" svg:y="2.408cm" svg:width="12.028cm" svg:height="3.844cm" draw:z-index="36"><draw:image xlink:href="Pictures/10000201000001550000006D7B37C867EF2D7EB5.png" xlink:type="simple" xlink:show="embed" xlink:actuate="onLoad"/></draw:frame><text:span text:style-name="_5f_OOoComputerSpecial"><text:span text:style-name="T153">True</text:span></text:span><text:span text:style-name="_5f_OOoComputerSpecial"><text:span text:style-name="T131">: Autocompletion in case sensitive. If you type a word that is in the autocompletion sources but does not match the case of the autocompletion source word, </text:span></text:span><text:span text:style-name="_5f_OOoComputerSpecial"><text:span text:style-name="T132">the word will not appear in the suggestion window. </text:span></text:span><text:span text:style-name="_5f_OOoComputerSpecial"><text:span text:style-name="T130">Example </text:span></text:span><text:span text:style-name="_5f_OOoComputerSpecial"><text:span text:style-name="T131">(the autocompletion source contains ["will", "wrapped", "Word"])</text:span></text:span><text:span text:style-name="_5f_OOoComputerSpecial"><text:span text:style-name="T130">:<text:line-break/></text:span></text:span></text:p>
        </text:list-item>
      </text:list>
      <text:h text:style-name="P130" text:outline-level="1"><text:bookmark-start text:name="__RefHeading___Toc501_279009425"/><text:span text:style-name="T445">4</text:span>. Basic examples<text:bookmark-end text:name="__RefHeading___Toc501_279009425"/></text:h>
      <text:p text:style-name="P52">Below will be the basic learning examples to get you familiarized with how to setup <text:span text:style-name="T277">and put</text:span> the QScintilla editor component <text:span text:style-name="T277">on the screen</text:span> and start editing some text. <text:span text:style-name="T334">Most of the parts of the QScintilla visual description chapter will be explained here briefly.</text:span></text:p>
      <text:p text:style-name="P53">As this is learn-by-example guide, in this chapter the core functionalities will be described in much detail.</text:p>
      <text:p text:style-name="P58"><text:span text:style-name="T324">For all examples below o</text:span>n GNU/Linux <text:span text:style-name="T324">operating systems </text:span>substitute the executing command “<text:span text:style-name="T8">python script_name.py</text:span><text:span text:style-name="T31">” with “</text:span><text:span text:style-name="T8">python3 script_name.py</text:span><text:span text:style-name="T31">” if you have both Python2 and Python3 installed.</text:span></text:p>
      <text:p text:style-name="P59"><text:span text:style-name="T8">ALL THE EXAMPLES SHOULD BE PROVIDED WITH THIS DOCUMENTATION</text:span><text:span text:style-name="T31">. Otherwise the code examples can be copied into your favourite editor, saved and executed with Python 3.</text:span></text:p>
      <text:h text:style-name="Heading_20_2" text:outline-level="2"><text:bookmark-start text:name="__RefHeading___Toc686_2020789143"/><text:span text:style-name="T446">4.1. </text:span>Qscintilla's “Hello World” example<text:bookmark-end text:name="__RefHeading___Toc686_2020789143"/></text:h>
      <text:p text:style-name="P61"><text:span text:style-name="T437">So lets start with the mandatory “Hello World” example. The code is in chapter X, link here: </text:span><text:span text:style-name="T437"><text:bookmark-ref text:reference-format="text" text:ref-name="__RefHeading___Toc2998_908872987">X.1. Hello World</text:bookmark-ref></text:span><text:span text:style-name="T437">.</text:span></text:p>
      <text:p text:style-name="P13"><text:span text:style-name="T351">Execute the example file </text:span><text:span text:style-name="T83">hello_qscintilla.py</text:span><text:span text:style-name="T256"> </text:span><text:span text:style-name="T264">with Python 3, provided along with this documentation.</text:span><text:span text:style-name="T351"> <text:s/>If you do not have the example files, s</text:span>ave the above code to a text file called <text:span text:style-name="T83">hello_qscintilla.py</text:span> and run it using:</text:p>
      <text:p text:style-name="P12"><text:span text:style-name="_5f_BashIdent"><text:span text:style-name="T83">python</text:span></text:span><text:span text:style-name="T83"> </text:span><text:span text:style-name="_5f_BashIdent"><text:span text:style-name="T83">hello_qscintilla.py</text:span></text:span></text:p>
      <text:p text:style-name="P24">A new window should appear with a QScintilla text editing component inside it <text:span text:style-name="T325">with the text “Hello World” already entered into the editor's editing area</text:span>. Click inside the window and type something. You will see that you're already editing text.</text:p>
      <text:h text:style-name="P170" text:outline-level="3"><text:bookmark-start text:name="__RefHeading___Toc1448_1843862561"/><text:span text:style-name="T446">4</text:span>.1.1. Code <text:span text:style-name="T332">breakdown</text:span><text:bookmark-end text:name="__RefHeading___Toc1448_1843862561"/></text:h>
      <text:p text:style-name="P43">Pretty straightforward <text:span text:style-name="T331">code</text:span>, <text:span text:style-name="T326">here are the key points:</text:span></text:p>
      <text:list xml:id="list2302093163999096991" text:style-name="L20">
        <text:list-item>
          <text:p text:style-name="P197"><text:span text:style-name="T326">We import all of the needed modules </text:span><text:span text:style-name="T87">(lines 1 to 6)</text:span></text:p>
        </text:list-item>
        <text:list-item>
          <text:p text:style-name="P197"><text:span text:style-name="T326">Create a PyQt5.QtWidgets.QApplication object instance </text:span><text:span text:style-name="T87">(line 10)</text:span><text:span text:style-name="T250">. </text:span><text:span text:style-name="T249">This is the main object </text:span><text:span text:style-name="T251">which needs to be initialized and</text:span><text:span text:style-name="T249"> handles things like widget initialization </text:span><text:span text:style-name="T251">and</text:span><text:span text:style-name="T249"> finalization.</text:span></text:p>
        </text:list-item>
        <text:list-item>
          <text:p text:style-name="P198"><text:span text:style-name="T249">Create a </text:span><text:span text:style-name="T250">PyQt5.Qsci.QsciScintilla object instance </text:span><text:span text:style-name="T87">(line 1</text:span><text:span text:style-name="T88">3</text:span><text:span text:style-name="T87">)</text:span><text:span text:style-name="T250">. </text:span><text:span text:style-name="T251">This is our main editing object.</text:span></text:p>
        </text:list-item>
        <text:list-item>
          <text:p text:style-name="P198"><text:span text:style-name="T249">Show the QScintilla editor widget using the Qwidget's </text:span><text:a xlink:type="simple" xlink:href="https://doc.qt.io/qt-5/qwidget.html#show" text:style-name="Internet_20_link" text:visited-style-name="Visited_20_Internet_20_Link"><text:span text:style-name="T253">show</text:span></text:a><text:span text:style-name="T249"> method </text:span><text:span text:style-name="T87">(line 1</text:span><text:span text:style-name="T88">6</text:span><text:span text:style-name="T87">)</text:span><text:span text:style-name="T249">. </text:span><text:span text:style-name="T251">As QScintilla inherits from the QWidget object, it has all of QWidget's methods. The </text:span><text:span text:style-name="T254">show</text:span><text:span text:style-name="T257"> method shows the widget and its child widgets </text:span><text:span text:style-name="T258">on the screen </text:span><text:span text:style-name="T259">in a new window</text:span><text:span text:style-name="T257">.<text:line-break/></text:span><text:span text:style-name="T343">This way of displaying the QScintilla editor on the screen in not recommended! Always use a PyQt5.QtWidgets.QMainWindow as the main </text:span><text:soft-page-break/><text:span text:style-name="T343">widget and set it's central widget to be the editor! That way all events in the editor will be handeled properly. </text:span><text:span text:style-name="T344">BUT FOR THIS SIMPLE EXAMPLE IT </text:span><text:span text:style-name="T345">WILL BE</text:span><text:span text:style-name="T344"> OK.</text:span></text:p>
        </text:list-item>
        <text:list-item>
          <text:p text:style-name="P200"><text:span text:style-name="T257">N</text:span><text:span text:style-name="T256">ext is an example of directly setting the QScintilla </text:span><text:span text:style-name="T260">editor's text using the </text:span><text:a xlink:type="simple" xlink:href="http://pyqt.sourceforge.net/Docs/QScintilla2/classQsciScintilla.html#a5786917722e156e26d6afca807d05fee" text:style-name="Internet_20_link" text:visited-style-name="Visited_20_Internet_20_Link"><text:span text:style-name="T260">setText</text:span></text:a><text:span text:style-name="T260"> method </text:span><text:span text:style-name="T89">(line 1</text:span><text:span text:style-name="T90">8</text:span><text:span text:style-name="T89">)</text:span><text:span text:style-name="T260">. This method sets the text to the </text:span><text:span text:style-name="T261">string you enter as the argument </text:span><text:span text:style-name="T255">AND</text:span><text:span text:style-name="T261"> also resets the undo/redo buffer of the editor. </text:span><text:span text:style-name="T262">QScintilla has an internal buffer that you that stores all of the text changes until it runs out of memory and cannot store any more. I personally have never reached this limit.</text:span></text:p>
        </text:list-item>
        <text:list-item>
          <text:p text:style-name="P199"><text:span text:style-name="T262">A</text:span><text:span text:style-name="T256">nd lastly we execute the application </text:span><text:span text:style-name="T89">(line </text:span><text:span text:style-name="T90">21</text:span><text:span text:style-name="T89">)</text:span><text:span text:style-name="T256">. This is called in all PyQt applications, but sometimes with a different style like </text:span><text:span text:style-name="_5f_OOoComputerIdent"><text:span text:style-name="T256">sys</text:span></text:span><text:span text:style-name="_5f_OOoComputerSpecial"><text:span text:style-name="T256">.</text:span></text:span><text:span text:style-name="_5f_OOoComputerIdent"><text:span text:style-name="T256">exit</text:span></text:span><text:span text:style-name="_5f_OOoComputerSpecial"><text:span text:style-name="T256">(</text:span></text:span><text:span text:style-name="_5f_OOoComputerIdent"><text:span text:style-name="T256">app</text:span></text:span><text:span text:style-name="_5f_OOoComputerSpecial"><text:span text:style-name="T256">.</text:span></text:span><text:span text:style-name="_5f_OOoComputerKeyWord"><text:span text:style-name="T256">exec</text:span></text:span><text:span text:style-name="_5f_OOoComputerIdent"><text:span text:style-name="T256">_</text:span></text:span><text:span text:style-name="_5f_OOoComputerSpecial"><text:span text:style-name="T256">()</text:span></text:span><text:span text:style-name="_5f_OOoComputerSpecial"><text:span text:style-name="T263">)</text:span></text:span><text:span text:style-name="_5f_OOoComputerSpecial"><text:span text:style-name="T103">, so that the application does not run any code after the PyQt application is closed.</text:span></text:span></text:p>
        </text:list-item>
      </text:list>
      <text:h text:style-name="P141" text:outline-level="2"><text:bookmark-start text:name="__RefHeading___Toc2672_1144493446"/><text:span text:style-name="T446">4</text:span>.2. <text:span text:style-name="T336">Customization</text:span> example<text:bookmark-end text:name="__RefHeading___Toc2672_1144493446"/></text:h>
      <text:p text:style-name="P62">Let's show some <text:span text:style-name="T337">customizing</text:span> of various QScintilla settings <text:span text:style-name="T335">by modifying the previous example</text:span>. <text:span text:style-name="T352">This example will disable the editor's lexer. Some customization features are only accessible with a lexer, but that will be shown in a later example. The entire code example is in chapter X, link here: </text:span><text:span text:style-name="T352"><text:bookmark-ref text:reference-format="text" text:ref-name="__RefHeading___Toc3009_908872987">X.2. Customization</text:bookmark-ref></text:span></text:p>
      <text:p text:style-name="P116"><text:span text:style-name="_5f_OOoComputerSpecial"><text:span text:style-name="T155">Run the example </text:span></text:span><text:span text:style-name="_5f_OOoComputerSpecial"><text:span text:style-name="T156">customization.py</text:span></text:span><text:span text:style-name="_5f_OOoComputerSpecial"><text:span text:style-name="T104"> or</text:span></text:span><text:span text:style-name="_5f_OOoComputerSpecial"><text:span text:style-name="T155"> </text:span></text:span><text:span text:style-name="_5f_OOoComputerSpecial"><text:span text:style-name="T154">save the code to a file and execute it with Python 3. </text:span></text:span><text:span text:style-name="_5f_OOoComputerSpecial"><text:span text:style-name="T157">There is a lot going on in this example, so each of the sections will be explained in detail in the </text:span></text:span><text:span text:style-name="_5f_OOoComputerSpecial"><text:span text:style-name="T158">next paragraph</text:span></text:span><text:span text:style-name="_5f_OOoComputerSpecial"><text:span text:style-name="T157">.</text:span></text:span></text:p>
      <text:h text:style-name="Heading_20_3" text:outline-level="3"><text:bookmark-start text:name="__RefHeading___Toc2996_908872987"/><text:span text:style-name="_5f_OOoComputerSpecial"><text:span text:style-name="T360">4</text:span></text:span><text:span text:style-name="_5f_OOoComputerSpecial"><text:span text:style-name="T353">.2.1. </text:span></text:span><text:span text:style-name="_5f_OOoComputerSpecial"><text:span text:style-name="T354">Code breakdown</text:span></text:span><text:bookmark-end text:name="__RefHeading___Toc2996_908872987"/></text:h>
      <text:p text:style-name="P60"><text:span text:style-name="_5f_OOoComputerSpecial"><text:span text:style-name="T157">This </text:span></text:span><text:span text:style-name="_5f_OOoComputerSpecial"><text:span text:style-name="T159">example will be broken down into separate sections. </text:span></text:span><text:span text:style-name="_5f_OOoComputerSpecial"><text:span text:style-name="T160">The sections are devided with docstrings, the triple double-quoted strings at the top of each section.</text:span></text:span></text:p>
      <text:list xml:id="list185319981533183" text:continue-list="list6001597101265245325" text:style-name="L10">
        <text:list-item>
          <text:p text:style-name="P188"><text:span text:style-name="_5f_OOoComputerSpecial"><text:span text:style-name="T169">Initialization:</text:span></text:span><text:span text:style-name="_5f_OOoComputerSpecial"><text:span text:style-name="T160"><text:line-break/></text:span></text:span><text:span text:style-name="_5f_OOoComputerSpecial"><text:span text:style-name="T161">Nothing special here, same basic initialization process. The only thing added was the </text:span></text:span><text:span text:style-name="_5f_OOoComputerSpecial"><text:span text:style-name="T163">append </text:span></text:span><text:span text:style-name="_5f_OOoComputerSpecial"><text:span text:style-name="T179">method, which just adds the parameter string to the editors text.</text:span></text:span></text:p>
        </text:list-item>
        <text:list-item>
          <text:p text:style-name="P225">General custumizations:</text:p>
          <text:list>
            <text:list-header>
              <text:p text:style-name="P226"><text:span text:style-name="_5f_OOoComputerLiteral"><text:span text:style-name="T438">"""</text:span></text:span></text:p>
              <text:p text:style-name="P205"><text:span text:style-name="_5f_OOoComputerIdent"><text:span text:style-name="T271">Customization</text:span></text:span><text:span text:style-name="T271"> </text:span><text:span text:style-name="_5f_OOoComputerSpecial"><text:span text:style-name="T271">-</text:span></text:span><text:span text:style-name="T271"> </text:span><text:span text:style-name="_5f_OOoComputerIdent"><text:span text:style-name="T271">GENERAL</text:span></text:span></text:p>
              <text:p text:style-name="P205"><text:span text:style-name="_5f_OOoComputerLiteral">"""</text:span></text:p>
            </text:list-header>
          </text:list>
        </text:list-item>
      </text:list>
      <text:list xml:id="list7254384728138576005" text:style-name="L21">
        <text:list-item>
          <text:list>
            <text:list-item>
              <text:p text:style-name="P207"><text:span text:style-name="_5f_OOoComputerComment"># Disable the lexer</text:span></text:p>
            </text:list-item>
            <text:list-item>
              <text:p text:style-name="P207"><text:span text:style-name="_5f_OOoComputerIdent">editor</text:span><text:span text:style-name="_5f_OOoComputerSpecial">.</text:span><text:span text:style-name="_5f_OOoComputerIdent">setLexer</text:span><text:span text:style-name="_5f_OOoComputerSpecial">(</text:span><text:span text:style-name="_5f_OOoComputerKeyWord">None</text:span><text:span text:style-name="_5f_OOoComputerSpecial">)</text:span></text:p>
            </text:list-item>
            <text:list-item>
              <text:p text:style-name="P207"><text:span text:style-name="_5f_OOoComputerComment"># Set the encoding to UTF-8</text:span></text:p>
            </text:list-item>
            <text:list-item>
              <text:p text:style-name="P207"><text:span text:style-name="_5f_OOoComputerIdent">editor</text:span><text:span text:style-name="_5f_OOoComputerSpecial">.</text:span><text:span text:style-name="_5f_OOoComputerIdent">setUtf8</text:span><text:span text:style-name="_5f_OOoComputerSpecial">(</text:span><text:span text:style-name="_5f_OOoComputerIdent">True</text:span><text:span text:style-name="_5f_OOoComputerSpecial">)</text:span></text:p>
            </text:list-item>
            <text:list-item>
              <text:p text:style-name="P207"><text:span text:style-name="_5f_OOoComputerComment"># Set the End-Of-Line character to Unix style ('\n')</text:span></text:p>
            </text:list-item>
            <text:list-item>
              <text:p text:style-name="P207"><text:span text:style-name="_5f_OOoComputerIdent">editor</text:span><text:span text:style-name="_5f_OOoComputerSpecial">.</text:span><text:span text:style-name="_5f_OOoComputerIdent">setEol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olUnix</text:span><text:span text:style-name="_5f_OOoComputerSpecial">)</text:span></text:p>
            </text:list-item>
            <text:list-item>
              <text:p text:style-name="P207"><text:span text:style-name="_5f_OOoComputerComment"># Make End-Of-Line characters visible</text:span></text:p>
            </text:list-item>
            <text:list-item>
              <text:p text:style-name="P207"><text:span text:style-name="_5f_OOoComputerIdent">editor</text:span><text:span text:style-name="_5f_OOoComputerSpecial">.</text:span><text:span text:style-name="_5f_OOoComputerIdent">setEolVisibility</text:span><text:span text:style-name="_5f_OOoComputerSpecial">(</text:span><text:span text:style-name="_5f_OOoComputerIdent">True</text:span><text:span text:style-name="_5f_OOoComputerSpecial">)</text:span></text:p>
            </text:list-item>
            <text:list-item>
              <text:p text:style-name="P207"><text:soft-page-break/><text:span text:style-name="_5f_OOoComputerComment"># Set the zoom factor, the factor is in points.</text:span></text:p>
            </text:list-item>
            <text:list-item>
              <text:p text:style-name="P207"><text:span text:style-name="_5f_OOoComputerIdent">editor</text:span><text:span text:style-name="_5f_OOoComputerSpecial">.</text:span><text:span text:style-name="_5f_OOoComputerIdent">zoomTo</text:span><text:span text:style-name="_5f_OOoComputerSpecial">(</text:span><text:span text:style-name="_5f_OOoComputerLiteral">4</text:span><text:span text:style-name="_5f_OOoComputerSpecial">)</text:span></text:p>
            </text:list-item>
          </text:list>
        </text:list-item>
      </text:list>
      <text:list xml:id="list185320289716165" text:continue-list="list185319981533183" text:style-name="L10">
        <text:list-item>
          <text:list>
            <text:list-item>
              <text:p text:style-name="P206"><text:span text:style-name="_5f_OOoComputerSpecial"><text:span text:style-name="T197">Disabling the lexer is done in line 2. We s</text:span></text:span><text:span text:style-name="_5f_OOoComputerSpecial"><text:span text:style-name="T198">i</text:span></text:span><text:span text:style-name="_5f_OOoComputerSpecial"><text:span text:style-name="T197">mply set </text:span></text:span><text:span text:style-name="_5f_OOoComputerSpecial"><text:span text:style-name="T200">the lexer</text:span></text:span><text:span text:style-name="_5f_OOoComputerSpecial"><text:span text:style-name="T197"> to </text:span></text:span><text:span text:style-name="_5f_OOoComputerSpecial"><text:span text:style-name="T164">None</text:span></text:span><text:span text:style-name="_5f_OOoComputerSpecial"><text:span text:style-name="T197"> with the </text:span></text:span><text:span text:style-name="_5f_OOoComputerSpecial"><text:span text:style-name="T164">setLexer</text:span></text:span><text:span text:style-name="_5f_OOoComputerSpecial"><text:span text:style-name="T197"> method. </text:span></text:span><text:span text:style-name="_5f_OOoComputerSpecial"><text:span text:style-name="T199">As described in chapter </text:span></text:span><text:span text:style-name="_5f_OOoComputerSpecial"><text:span text:style-name="T199"><text:bookmark-ref text:reference-format="text" text:ref-name="__RefHeading___Toc505_279009425">1.6.1. Default lexer</text:bookmark-ref></text:span></text:span><text:span text:style-name="_5f_OOoComputerSpecial"><text:span text:style-name="T199">, by default the lexer is disabled, so this step can be skipped.</text:span></text:span></text:p>
            </text:list-item>
            <text:list-item>
              <text:p text:style-name="P215"><text:span text:style-name="_5f_OOoComputerSpecial"><text:span text:style-name="T201">In line 4 </text:span></text:span><text:span text:style-name="_5f_OOoComputerSpecial"><text:span text:style-name="T202">we set the editor's encoding to UTF-8 with the </text:span></text:span><text:span text:style-name="_5f_OOoComputerSpecial"><text:span text:style-name="T165">setUtf8</text:span></text:span><text:span text:style-name="_5f_OOoComputerSpecial"><text:span text:style-name="T202"> method. If </text:span></text:span><text:span text:style-name="_5f_OOoComputerSpecial"><text:span text:style-name="T203">the </text:span></text:span><text:span text:style-name="_5f_OOoComputerSpecial"><text:span text:style-name="T165">setUtf8 </text:span></text:span><text:span text:style-name="_5f_OOoComputerSpecial"><text:span text:style-name="T203">method's parameter is </text:span></text:span><text:span text:style-name="_5f_OOoComputerSpecial"><text:span text:style-name="T166">False</text:span></text:span><text:span text:style-name="_5f_OOoComputerSpecial"><text:span text:style-name="T202">, the QScintilla editor</text:span></text:span><text:span text:style-name="_5f_OOoComputerSpecial"><text:span text:style-name="T203">'s encoding</text:span></text:span><text:span text:style-name="_5f_OOoComputerSpecial"><text:span text:style-name="T202"> </text:span></text:span><text:span text:style-name="_5f_OOoComputerSpecial"><text:span text:style-name="T203">will be set to ASCII and</text:span></text:span><text:span text:style-name="_5f_OOoComputerSpecial"><text:span text:style-name="T202"> will show non-ASCII characters as </text:span></text:span><text:span text:style-name="_5f_OOoComputerSpecial"><text:span text:style-name="T165">questionmarks (?)</text:span></text:span><text:span text:style-name="_5f_OOoComputerSpecial"><text:span text:style-name="T180">. </text:span></text:span><text:span text:style-name="_5f_OOoComputerSpecial"><text:span text:style-name="T181">Be careful when changing the encoding from UTF-8 to ASCII at runtime, you will get some interesting squiggles and symbols if you used UTF-8 characters.</text:span></text:span></text:p>
            </text:list-item>
            <text:list-item>
              <text:p text:style-name="P216"><text:span text:style-name="_5f_OOoComputerSpecial"><text:span text:style-name="T189">Line 6 set the End-Of-Line mode for the editor's document </text:span></text:span><text:span text:style-name="_5f_OOoComputerSpecial"><text:span text:style-name="T190">with the </text:span></text:span><text:span text:style-name="_5f_OOoComputerIdent"><text:span text:style-name="T292">setEolMode</text:span></text:span><text:span text:style-name="_5f_OOoComputerIdent"><text:span text:style-name="T55"> </text:span></text:span><text:span text:style-name="_5f_OOoComputerIdent"><text:span text:style-name="T56">method</text:span></text:span><text:span text:style-name="_5f_OOoComputerSpecial"><text:span text:style-name="T189">. This selects how line endings will be interpreted when using the </text:span></text:span><text:span text:style-name="_5f_OOoComputerSpecial"><text:span text:style-name="T171">text</text:span></text:span><text:span text:style-name="_5f_OOoComputerSpecial"><text:span text:style-name="T189"> method. This comes into play when you will be saving or manipulating the editor's text in code. In the above example the line endings are set to </text:span></text:span><text:span text:style-name="_5f_OOoComputerSpecial"><text:span text:style-name="T171">Unix</text:span></text:span><text:span text:style-name="_5f_OOoComputerSpecial"><text:span text:style-name="T189"> mode, which means the </text:span></text:span><text:span text:style-name="_5f_OOoComputerSpecial"><text:span text:style-name="T171">Line-Feed </text:span></text:span><text:span text:style-name="_5f_OOoComputerSpecial"><text:span text:style-name="T172">(\n)</text:span></text:span><text:span text:style-name="_5f_OOoComputerSpecial"><text:span text:style-name="T189"> character. </text:span></text:span><text:span text:style-name="_5f_OOoComputerSpecial"><text:span text:style-name="T195">All End-Of-Line options are described in </text:span></text:span><text:span text:style-name="_5f_OOoComputerSpecial"><text:span text:style-name="T195"><text:bookmark-ref text:reference-format="text" text:ref-name="__RefHeading___Toc5094_828957953">3.2. End-Of-Line (EOL) options </text:bookmark-ref></text:span></text:span><text:span text:style-name="_5f_OOoComputerSpecial"><text:span text:style-name="T195">.</text:span></text:span></text:p>
            </text:list-item>
            <text:list-item>
              <text:p text:style-name="P217"><draw:frame draw:style-name="fr3" draw:name="Image9" text:anchor-type="paragraph" svg:y="1.281cm" svg:width="12.522cm" svg:height="2.117cm" draw:z-index="5"><draw:image xlink:href="Pictures/10000201000001630000003CC7E7B249B27F7C2A.png" xlink:type="simple" xlink:show="embed" xlink:actuate="onLoad"/></draw:frame><text:span text:style-name="_5f_OOoComputerSpecial"><text:span text:style-name="T191">Line 8 we set the End-Of-Line </text:span></text:span><text:span text:style-name="_5f_OOoComputerSpecial"><text:span text:style-name="T192">(EOL)</text:span></text:span><text:span text:style-name="_5f_OOoComputerSpecial"><text:span text:style-name="T191"> character to be visible with the </text:span></text:span><text:span text:style-name="_5f_OOoComputerIdent"><text:span text:style-name="T292">setEolVisibility</text:span></text:span><text:span text:style-name="_5f_OOoComputerIdent"><text:span text:style-name="T294"> </text:span></text:span><text:span text:style-name="_5f_OOoComputerIdent"><text:span text:style-name="T295">method. </text:span></text:span><text:span text:style-name="_5f_OOoComputerIdent"><text:span text:style-name="T296">In the below example the EOL character is circled in green:</text:span></text:span></text:p>
            </text:list-item>
            <text:list-item>
              <text:p text:style-name="P218"><text:span text:style-name="_5f_OOoComputerIdent"><text:span text:style-name="T297">In line 10 we set the zoom factor for the editor with the </text:span></text:span><text:span text:style-name="_5f_OOoComputerIdent"><text:span text:style-name="T292">zoomTo</text:span></text:span><text:span text:style-name="_5f_OOoComputerIdent"><text:span text:style-name="T294"> </text:span></text:span><text:span text:style-name="_5f_OOoComputerIdent"><text:span text:style-name="T297">method. This sets the current base font size to the size you set the parameter of the method to. Experiment with different parameters to se the effects. This recalculates all the font sizes in the editor.</text:span></text:span></text:p>
              <text:p text:style-name="P215"><text:span text:style-name="_5f_OOoComputerSpecial"><text:span text:style-name="T181"/></text:span></text:p>
            </text:list-item>
          </text:list>
        </text:list-item>
        <text:list-item>
          <text:p text:style-name="P227"><text:span text:style-name="_5f_OOoComputerSpecial"><text:span text:style-name="T170">Line wrapping</text:span></text:span><text:span text:style-name="_5f_OOoComputerSpecial"><text:span text:style-name="T162"> custumizations:</text:span></text:span></text:p>
        </text:list-item>
      </text:list>
      <text:list xml:id="list5007607579821787829" text:style-name="L22">
        <text:list-item>
          <text:list>
            <text:list-item>
              <text:p text:style-name="P229"><text:span text:style-name="_5f_OOoComputerLiteral"><text:span text:style-name="T271">"""</text:span></text:span></text:p>
            </text:list-item>
            <text:list-item>
              <text:p text:style-name="P229"><text:span text:style-name="_5f_OOoComputerIdent"><text:span text:style-name="T271">Customization</text:span></text:span><text:span text:style-name="T271"> </text:span><text:span text:style-name="_5f_OOoComputerSpecial"><text:span text:style-name="T271">-</text:span></text:span><text:span text:style-name="T271"> </text:span><text:span text:style-name="_5f_OOoComputerIdent"><text:span text:style-name="T271">LINE</text:span></text:span><text:span text:style-name="T271"> </text:span><text:span text:style-name="_5f_OOoComputerIdent"><text:span text:style-name="T271">WRAPPING</text:span></text:span></text:p>
            </text:list-item>
            <text:list-item>
              <text:p text:style-name="P229"><text:span text:style-name="_5f_OOoComputerLiteral"><text:span text:style-name="T271">"""</text:span></text:span></text:p>
            </text:list-item>
            <text:list-item>
              <text:p text:style-name="P229"><text:span text:style-name="_5f_OOoComputerComment"># Set the text wrapping mode to word wrap</text:span></text:p>
            </text:list-item>
            <text:list-item>
              <text:p text:style-name="P229"><text:span text:style-name="_5f_OOoComputerIdent">editor</text:span><text:span text:style-name="_5f_OOoComputerSpecial">.</text:span><text:span text:style-name="_5f_OOoComputerIdent">setWrap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WrapWord</text:span><text:span text:style-name="_5f_OOoComputerSpecial">)</text:span></text:p>
            </text:list-item>
            <text:list-item>
              <text:p text:style-name="P229"><text:span text:style-name="_5f_OOoComputerComment"># Set the text wrapping mode visual indication</text:span></text:p>
            </text:list-item>
            <text:list-item>
              <text:p text:style-name="P229"><text:span text:style-name="_5f_OOoComputerIdent"><text:span text:style-name="T442">editor</text:span></text:span><text:span text:style-name="_5f_OOoComputerSpecial"><text:span text:style-name="T442">.</text:span></text:span><text:span text:style-name="_5f_OOoComputerIdent"><text:span text:style-name="T442">setWrapVisualFlags</text:span></text:span><text:span text:style-name="_5f_OOoComputerSpecial"><text:span text:style-name="T442">(</text:span></text:span><text:span text:style-name="_5f_OOoComputerIdent"><text:span text:style-name="T442">PyQt5</text:span></text:span><text:span text:style-name="_5f_OOoComputerSpecial"><text:span text:style-name="T442">.</text:span></text:span><text:span text:style-name="_5f_OOoComputerIdent"><text:span text:style-name="T442">Qsci</text:span></text:span><text:span text:style-name="_5f_OOoComputerSpecial"><text:span text:style-name="T442">.</text:span></text:span><text:span text:style-name="_5f_OOoComputerIdent"><text:span text:style-name="T442">QsciScintilla</text:span></text:span><text:span text:style-name="_5f_OOoComputerSpecial"><text:span text:style-name="T442">.</text:span></text:span><text:span text:style-name="_5f_OOoComputerIdent"><text:span text:style-name="T442">WrapFlagByText</text:span></text:span><text:span text:style-name="_5f_OOoComputerSpecial"><text:span text:style-name="T442">)</text:span></text:span></text:p>
            </text:list-item>
            <text:list-item>
              <text:p text:style-name="P229"><text:span text:style-name="_5f_OOoComputerComment"># Set the text wrapping to indent the wrapped lines</text:span></text:p>
            </text:list-item>
            <text:list-item>
              <text:p text:style-name="P230"><text:span text:style-name="_5f_OOoComputerIdent"><text:span text:style-name="T82">editor</text:span></text:span><text:span text:style-name="_5f_OOoComputerSpecial"><text:span text:style-name="T82">.</text:span></text:span><text:span text:style-name="_5f_OOoComputerIdent"><text:span text:style-name="T82">setWrapIndentMode</text:span></text:span><text:span text:style-name="_5f_OOoComputerSpecial"><text:span text:style-name="T82">(</text:span></text:span><text:span text:style-name="_5f_OOoComputerIdent"><text:span text:style-name="T82">PyQt5</text:span></text:span><text:span text:style-name="_5f_OOoComputerSpecial"><text:span text:style-name="T82">.</text:span></text:span><text:span text:style-name="_5f_OOoComputerIdent"><text:span text:style-name="T82">Qsci</text:span></text:span><text:span text:style-name="_5f_OOoComputerSpecial"><text:span text:style-name="T82">.</text:span></text:span><text:span text:style-name="_5f_OOoComputerIdent"><text:span text:style-name="T82">QsciScintilla</text:span></text:span><text:span text:style-name="_5f_OOoComputerSpecial"><text:span text:style-name="T82">.</text:span></text:span><text:span text:style-name="_5f_OOoComputerIdent"><text:span text:style-name="T82">WrapIndentSame</text:span></text:span><text:span text:style-name="_5f_OOoComputerSpecial"><text:span text:style-name="T82">)</text:span></text:span></text:p>
            </text:list-item>
          </text:list>
        </text:list-item>
      </text:list>
      <text:list xml:id="list8314139213722641847" text:style-name="L23">
        <text:list-item>
          <text:list>
            <text:list-item>
              <text:p text:style-name="P231"><text:span text:style-name="_5f_OOoComputerSpecial"><text:span text:style-name="T181">Wrapping mode is selected in line </text:span></text:span><text:span text:style-name="_5f_OOoComputerSpecial"><text:span text:style-name="T188">5</text:span></text:span><text:span text:style-name="_5f_OOoComputerSpecial"><text:span text:style-name="T181"> </text:span></text:span><text:span text:style-name="_5f_OOoComputerSpecial"><text:span text:style-name="T182">with the </text:span></text:span><text:span text:style-name="_5f_OOoComputerIdent"><text:span text:style-name="T292">setWrapMode</text:span></text:span><text:span text:style-name="_5f_OOoComputerIdent"><text:span text:style-name="T294"> </text:span></text:span><text:span text:style-name="_5f_OOoComputerIdent"><text:span text:style-name="T293">method</text:span></text:span><text:span text:style-name="_5f_OOoComputerSpecial"><text:span text:style-name="T181">. </text:span></text:span><text:span text:style-name="_5f_OOoComputerSpecial"><text:span text:style-name="T182">There are </text:span></text:span><text:span text:style-name="_5f_OOoComputerSpecial"><text:span text:style-name="T183">4</text:span></text:span><text:span text:style-name="_5f_OOoComputerSpecial"><text:span text:style-name="T182"> wrap modes to choose from, </text:span></text:span><text:span text:style-name="_5f_OOoComputerSpecial"><text:span text:style-name="T193">described in </text:span></text:span><text:span text:style-name="_5f_OOoComputerSpecial"><text:span text:style-name="T193"><text:bookmark-ref text:reference-format="text" text:ref-name="__RefHeading___Toc4472_770503392">3.1.1. Text wrapping mode</text:bookmark-ref></text:span></text:span><text:span text:style-name="_5f_OOoComputerSpecial"><text:span text:style-name="T193">. </text:span></text:span><text:span text:style-name="_5f_OOoComputerSpecial"><text:span text:style-name="T194">Here we selected to wrap text at word boundaries.</text:span></text:span></text:p>
            </text:list-item>
          </text:list>
        </text:list-item>
      </text:list>
      <text:list xml:id="list185321364929156" text:continue-list="list185320289716165" text:style-name="L10">
        <text:list-item>
          <text:list>
            <text:list-item>
              <text:p text:style-name="P232"><text:soft-page-break/>Choosing how wrapping is indicated is set in line 7 with <text:span text:style-name="_5f_OOoComputerIdent"><text:span text:style-name="T298">setWrapVisualFlags</text:span></text:span><text:span text:style-name="_5f_OOoComputerIdent"><text:span text:style-name="T301"> </text:span></text:span><text:span text:style-name="_5f_OOoComputerIdent"><text:span text:style-name="T300">methods.</text:span></text:span></text:p>
              <text:p text:style-name="P232"><text:span text:style-name="_5f_OOoComputerIdent"><text:span text:style-name="T300"/></text:span></text:p>
            </text:list-item>
          </text:list>
        </text:list-item>
        <text:list-item>
          <text:p text:style-name="P228"><text:span text:style-name="_5f_OOoComputerSpecial"><text:span text:style-name="T221">Indentatio</text:span></text:span><text:span text:style-name="_5f_OOoComputerSpecial"><text:span text:style-name="T223">n</text:span></text:span><text:span text:style-name="_5f_OOoComputerSpecial"><text:span text:style-name="T221"> cust</text:span></text:span><text:span text:style-name="_5f_OOoComputerSpecial"><text:span text:style-name="T223">o</text:span></text:span><text:span text:style-name="_5f_OOoComputerSpecial"><text:span text:style-name="T221">mizations:</text:span></text:span><text:span text:style-name="_5f_OOoComputerSpecial"><text:span text:style-name="T225"><text:line-break/></text:span></text:span><text:span text:style-name="_5f_OOoComputerSpecial"><text:span text:style-name="T208">These customizations effect the indentation functionality when</text:span></text:span><text:span text:style-name="_5f_OOoComputerSpecial"><text:span text:style-name="T205"> pressing the </text:span></text:span><text:span text:style-name="_5f_OOoComputerSpecial"><text:span text:style-name="T222">T</text:span></text:span><text:span text:style-name="_5f_OOoComputerSpecial"><text:span text:style-name="T224">ab / </text:span></text:span><text:span text:style-name="_5f_OOoComputerSpecial"><text:span text:style-name="T222">Shift + Tab</text:span></text:span><text:span text:style-name="_5f_OOoComputerSpecial"><text:span text:style-name="T205"> button</text:span></text:span><text:span text:style-name="_5f_OOoComputerSpecial"><text:span text:style-name="T204">s</text:span></text:span><text:span text:style-name="_5f_OOoComputerSpecial"><text:span text:style-name="T205"> </text:span></text:span><text:span text:style-name="_5f_OOoComputerSpecial"><text:span text:style-name="T204">or using the </text:span></text:span><text:span text:style-name="_5f_OOoComputerSpecial"><text:span text:style-name="T222">indent / unindent</text:span></text:span><text:span text:style-name="_5f_OOoComputerSpecial"><text:span text:style-name="T204"> methods.</text:span></text:span></text:p>
        </text:list-item>
      </text:list>
      <text:list xml:id="list3997020986200848694" text:style-name="L24">
        <text:list-item>
          <text:list>
            <text:list-item>
              <text:p text:style-name="P208"><text:span text:style-name="_5f_OOoComputerLiteral">"""</text:span></text:p>
            </text:list-item>
            <text:list-item>
              <text:p text:style-name="P208"><text:span text:style-name="_5f_OOoComputerIdent"><text:span text:style-name="T271">Customization</text:span></text:span><text:span text:style-name="T271"> </text:span><text:span text:style-name="_5f_OOoComputerSpecial"><text:span text:style-name="T271">-</text:span></text:span><text:span text:style-name="T271"> </text:span><text:span text:style-name="_5f_OOoComputerIdent"><text:span text:style-name="T271">INDENTATION</text:span></text:span></text:p>
            </text:list-item>
            <text:list-item>
              <text:p text:style-name="P208"><text:span text:style-name="_5f_OOoComputerLiteral">"""</text:span></text:p>
            </text:list-item>
            <text:list-item>
              <text:p text:style-name="P208"><text:span text:style-name="_5f_OOoComputerComment"># Set indentation with spaces instead of tabs</text:span></text:p>
            </text:list-item>
            <text:list-item>
              <text:p text:style-name="P208"><text:span text:style-name="_5f_OOoComputerIdent">editor</text:span><text:span text:style-name="_5f_OOoComputerSpecial">.</text:span><text:span text:style-name="_5f_OOoComputerIdent">setIndentationsUseTabs</text:span><text:span text:style-name="_5f_OOoComputerSpecial">(</text:span><text:span text:style-name="_5f_OOoComputerIdent">False</text:span><text:span text:style-name="_5f_OOoComputerSpecial">)</text:span></text:p>
            </text:list-item>
            <text:list-item>
              <text:p text:style-name="P208"><text:span text:style-name="_5f_OOoComputerComment"># Set the tab width to 4 spaces</text:span></text:p>
            </text:list-item>
            <text:list-item>
              <text:p text:style-name="P208"><text:span text:style-name="_5f_OOoComputerIdent">editor</text:span><text:span text:style-name="_5f_OOoComputerSpecial">.</text:span><text:span text:style-name="_5f_OOoComputerIdent">setTabWidth</text:span><text:span text:style-name="_5f_OOoComputerSpecial">(</text:span><text:span text:style-name="_5f_OOoComputerLiteral">4</text:span><text:span text:style-name="_5f_OOoComputerSpecial">)</text:span></text:p>
            </text:list-item>
            <text:list-item>
              <text:p text:style-name="P208"><text:span text:style-name="_5f_OOoComputerComment"># Set tab indent mode, True indents the </text:span><text:span text:style-name="_5f_OOoComputerComment"><text:span text:style-name="T451">with the next</text:span></text:span></text:p>
            </text:list-item>
            <text:list-item>
              <text:p text:style-name="P209"><text:span text:style-name="_5f_OOoComputerComment"># </text:span><text:span text:style-name="_5f_OOoComputerComment"><text:span text:style-name="T451">non-whitespace character </text:span></text:span><text:span text:style-name="_5f_OOoComputerComment">while False inserts </text:span></text:p>
            </text:list-item>
            <text:list-item>
              <text:p text:style-name="P209"><text:span text:style-name="_5f_OOoComputerComment"><text:span text:style-name="T451"># </text:span></text:span><text:span text:style-name="_5f_OOoComputerComment">a tab character</text:span></text:p>
            </text:list-item>
            <text:list-item>
              <text:p text:style-name="P208"><text:span text:style-name="_5f_OOoComputerIdent">editor</text:span><text:span text:style-name="_5f_OOoComputerSpecial">.</text:span><text:span text:style-name="_5f_OOoComputerIdent">setTabIndents</text:span><text:span text:style-name="_5f_OOoComputerSpecial">(</text:span><text:span text:style-name="_5f_OOoComputerIdent"><text:span text:style-name="T452">True</text:span></text:span><text:span text:style-name="_5f_OOoComputerSpecial">)</text:span></text:p>
            </text:list-item>
            <text:list-item>
              <text:p text:style-name="P208"><text:span text:style-name="_5f_OOoComputerComment"># Set autoindentation mode to maintain the indentation</text:span></text:p>
            </text:list-item>
            <text:list-item>
              <text:p text:style-name="P208"><text:span text:style-name="_5f_OOoComputerComment"><text:span text:style-name="T349">#</text:span></text:span><text:span text:style-name="_5f_OOoComputerComment"> level of the previous line (the editor's lexer HAS</text:span></text:p>
            </text:list-item>
            <text:list-item>
              <text:p text:style-name="P208"><text:span text:style-name="_5f_OOoComputerComment"><text:span text:style-name="T350">#</text:span></text:span><text:span text:style-name="_5f_OOoComputerComment"> to be disabled)</text:span></text:p>
            </text:list-item>
            <text:list-item>
              <text:p text:style-name="P208"><text:span text:style-name="_5f_OOoComputerIdent">editor</text:span><text:span text:style-name="_5f_OOoComputerSpecial">.</text:span><text:span text:style-name="_5f_OOoComputerIdent">setAutoIndent</text:span><text:span text:style-name="_5f_OOoComputerSpecial">(</text:span><text:span text:style-name="_5f_OOoComputerIdent">True</text:span><text:span text:style-name="_5f_OOoComputerSpecial">)</text:span></text:p>
            </text:list-item>
            <text:list-item>
              <text:p text:style-name="P208"><text:span text:style-name="_5f_OOoComputerComment"># Make the backspace jump back to the tab width guides </text:span></text:p>
            </text:list-item>
            <text:list-item>
              <text:p text:style-name="P208"><text:span text:style-name="_5f_OOoComputerComment"><text:span text:style-name="T346"># </text:span></text:span><text:span text:style-name="_5f_OOoComputerComment">instead of deleting one character, but only when</text:span></text:p>
            </text:list-item>
            <text:list-item>
              <text:p text:style-name="P210"><text:span text:style-name="_5f_OOoComputerComment"><text:span text:style-name="T350">#</text:span></text:span><text:span text:style-name="_5f_OOoComputerComment"> there are ONLY whitespaces / </text:span><text:span text:style-name="_5f_OOoComputerComment"><text:span text:style-name="T444">tab characters</text:span></text:span><text:span text:style-name="_5f_OOoComputerComment"> on the </text:span></text:p>
            </text:list-item>
            <text:list-item>
              <text:p text:style-name="P210"><text:span text:style-name="_5f_OOoComputerComment"><text:span text:style-name="T444"># </text:span></text:span><text:span text:style-name="_5f_OOoComputerComment">left side of th</text:span><text:span text:style-name="_5f_OOoComputerComment"><text:span text:style-name="T444">e</text:span></text:span><text:span text:style-name="_5f_OOoComputerComment"> curso</text:span><text:span text:style-name="_5f_OOoComputerComment"><text:span text:style-name="T350">r</text:span></text:span></text:p>
            </text:list-item>
            <text:list-item>
              <text:p text:style-name="P208"><text:span text:style-name="_5f_OOoComputerIdent">editor</text:span><text:span text:style-name="_5f_OOoComputerSpecial">.</text:span><text:span text:style-name="_5f_OOoComputerIdent">setBackspaceUnindents</text:span><text:span text:style-name="_5f_OOoComputerSpecial">(</text:span><text:span text:style-name="_5f_OOoComputerIdent">True</text:span><text:span text:style-name="_5f_OOoComputerSpecial">)</text:span></text:p>
            </text:list-item>
            <text:list-item>
              <text:p text:style-name="P208"><text:span text:style-name="_5f_OOoComputerComment"># Set indentation guides to be visible</text:span></text:p>
            </text:list-item>
            <text:list-item>
              <text:p text:style-name="P208"><text:span text:style-name="_5f_OOoComputerIdent"><text:span text:style-name="T443">editor</text:span></text:span><text:span text:style-name="_5f_OOoComputerSpecial"><text:span text:style-name="T443">.</text:span></text:span><text:span text:style-name="_5f_OOoComputerIdent"><text:span text:style-name="T443">setIndentationGuides</text:span></text:span><text:span text:style-name="_5f_OOoComputerSpecial"><text:span text:style-name="T443">(</text:span></text:span><text:span text:style-name="_5f_OOoComputerIdent"><text:span text:style-name="T443">True</text:span></text:span><text:span text:style-name="_5f_OOoComputerSpecial"><text:span text:style-name="T443">)</text:span></text:span></text:p>
            </text:list-item>
          </text:list>
        </text:list-item>
      </text:list>
      <text:list xml:id="list7041482419780667428" text:style-name="L25">
        <text:list-item>
          <text:list>
            <text:list-item>
              <text:p text:style-name="P233"><text:span text:style-name="_5f_OOoComputerSpecial"><text:span text:style-name="T206">In line 5 we choose the indentation functionality to use whitespace </text:span></text:span><text:span text:style-name="_5f_OOoComputerSpecial"><text:span text:style-name="T207">characters</text:span></text:span><text:span text:style-name="_5f_OOoComputerSpecial"><text:span text:style-name="T206"> instead of the tab character (\t) with the </text:span></text:span><text:span text:style-name="_5f_OOoComputerIdent"><text:span text:style-name="T299">setIndentationsUseTabs</text:span></text:span><text:span text:style-name="_5f_OOoComputerIdent"><text:span text:style-name="T302"> </text:span></text:span><text:span text:style-name="_5f_OOoComputerIdent"><text:span text:style-name="T303">method.</text:span></text:span></text:p>
            </text:list-item>
            <text:list-item>
              <text:p text:style-name="P234"><text:span text:style-name="_5f_OOoComputerSpecial"><text:span text:style-name="T205">Line </text:span></text:span><text:span text:style-name="_5f_OOoComputerSpecial"><text:span text:style-name="T206">7</text:span></text:span><text:span text:style-name="_5f_OOoComputerSpecial"><text:span text:style-name="T205"> sets the number of characters the </text:span></text:span><text:span text:style-name="_5f_OOoComputerSpecial"><text:span text:style-name="T209">indentation</text:span></text:span><text:span text:style-name="_5f_OOoComputerSpecial"><text:span text:style-name="T205"> functionality indents / </text:span></text:span><text:span text:style-name="_5f_OOoComputerSpecial"><text:span text:style-name="T209">unindents</text:span></text:span><text:span text:style-name="_5f_OOoComputerSpecial"><text:span text:style-name="T205"> by </text:span></text:span><text:span text:style-name="_5f_OOoComputerSpecial"><text:span text:style-name="T210">with the </text:span></text:span><text:span text:style-name="_5f_OOoComputerIdent"><text:span text:style-name="T299">setTabWidth</text:span></text:span><text:span text:style-name="_5f_OOoComputerIdent"><text:span text:style-name="T302"> </text:span></text:span><text:span text:style-name="_5f_OOoComputerIdent"><text:span text:style-name="T304">method</text:span></text:span><text:span text:style-name="_5f_OOoComputerSpecial"><text:span text:style-name="T205">.</text:span></text:span><text:span text:style-name="_5f_OOoComputerSpecial"><text:span text:style-name="T204"> In the above example the indentation is increased or decreased by 4 characters </text:span></text:span><text:span text:style-name="_5f_OOoComputerSpecial"><text:span text:style-name="T211">when indenting / unindenting </text:span></text:span><text:span text:style-name="_5f_OOoComputerSpecial"><text:span text:style-name="T213">(pressing </text:span></text:span><text:span text:style-name="_5f_OOoComputerSpecial"><text:span text:style-name="T227">Tab</text:span></text:span><text:span text:style-name="_5f_OOoComputerSpecial"><text:span text:style-name="T213"> or </text:span></text:span><text:span text:style-name="_5f_OOoComputerSpecial"><text:span text:style-name="T227">Shift+Tab</text:span></text:span><text:span text:style-name="_5f_OOoComputerSpecial"><text:span text:style-name="T213">)</text:span></text:span><text:span text:style-name="_5f_OOoComputerSpecial"><text:span text:style-name="T204">. </text:span></text:span><text:span text:style-name="_5f_OOoComputerSpecial"><text:span text:style-name="T220">More details in chapter </text:span></text:span><text:span text:style-name="_5f_OOoComputerSpecial"><text:span text:style-name="T220"><text:bookmark-ref text:reference-format="text" text:ref-name="__RefHeading___Toc6057_1487816881">3.3.2. Indentation size</text:bookmark-ref></text:span></text:span><text:span text:style-name="_5f_OOoComputerSpecial"><text:span text:style-name="T220">.</text:span></text:span></text:p>
            </text:list-item>
            <text:list-item>
              <text:p text:style-name="P235"><text:span text:style-name="_5f_OOoComputerSpecial"><text:span text:style-name="T212">Line 1</text:span></text:span><text:span text:style-name="_5f_OOoComputerSpecial"><text:span text:style-name="T216">1</text:span></text:span><text:span text:style-name="_5f_OOoComputerSpecial"><text:span text:style-name="T212"> sets the </text:span></text:span><text:span text:style-name="_5f_OOoComputerSpecial"><text:span text:style-name="T214">special indentation functionality. When </text:span></text:span><text:span text:style-name="_5f_OOoComputerSpecial"><text:span text:style-name="T215">set to </text:span></text:span><text:span text:style-name="_5f_OOoComputerSpecial"><text:span text:style-name="T228">False</text:span></text:span><text:span text:style-name="_5f_OOoComputerSpecial"><text:span text:style-name="T215"> and when</text:span></text:span><text:span text:style-name="_5f_OOoComputerSpecial"><text:span text:style-name="T214"> the cursor is in set to a whitespace character in a line and then indent is executed (e.g.: by pressing </text:span></text:span><text:span text:style-name="_5f_OOoComputerSpecial"><text:span text:style-name="T226">Tab</text:span></text:span><text:span text:style-name="_5f_OOoComputerSpecial"><text:span text:style-name="T214">), </text:span></text:span><text:span text:style-name="_5f_OOoComputerSpecial"><text:span text:style-name="T215">a Tab character is inserted. For more detailed explanation see chapter </text:span></text:span><text:span text:style-name="_5f_OOoComputerSpecial"><text:span text:style-name="T215"><text:bookmark-ref text:reference-format="text" text:ref-name="__RefHeading___Toc5994_1487816881">3.3.4. Indentation at spaces options</text:bookmark-ref></text:span></text:span><text:span text:style-name="_5f_OOoComputerSpecial"><text:span text:style-name="T215">.</text:span></text:span></text:p>
            </text:list-item>
            <text:list-item>
              <text:p text:style-name="P236"><text:soft-page-break/><text:span text:style-name="_5f_OOoComputerSpecial"><text:span text:style-name="T217">Line 15 sets smart indentation on with the </text:span></text:span><text:span text:style-name="_5f_OOoComputerSpecial"><text:span text:style-name="T229">setAutoIndent</text:span></text:span><text:span text:style-name="_5f_OOoComputerSpecial"><text:span text:style-name="T217"> method, which means that when inserting a new line character/s by pressing </text:span></text:span><text:span text:style-name="_5f_OOoComputerSpecial"><text:span text:style-name="T229">Enter/</text:span></text:span><text:span text:style-name="_5f_OOoComputerSpecial"><text:span text:style-name="T230">Return</text:span></text:span><text:span text:style-name="_5f_OOoComputerSpecial"><text:span text:style-name="T217">, </text:span></text:span><text:span text:style-name="_5f_OOoComputerSpecial"><text:span text:style-name="T218">the new line will be indented to the same indentation level as the previous NON empty line.</text:span></text:span></text:p>
            </text:list-item>
            <text:list-item>
              <text:p text:style-name="P237"><text:span text:style-name="_5f_OOoComputerSpecial"><text:span text:style-name="T218">Line 20 </text:span></text:span><text:span text:style-name="_5f_OOoComputerSpecial"><text:span text:style-name="T219">set</text:span></text:span><text:span text:style-name="_5f_OOoComputerSpecial"><text:span text:style-name="T220">s the</text:span></text:span><text:span text:style-name="_5f_OOoComputerSpecial"><text:span text:style-name="T219"> </text:span></text:span><text:span text:style-name="_5f_OOoComputerSpecial"><text:span text:style-name="T232">B</text:span></text:span><text:span text:style-name="_5f_OOoComputerSpecial"><text:span text:style-name="T231">ackspace</text:span></text:span><text:span text:style-name="_5f_OOoComputerSpecial"><text:span text:style-name="T219"> key functionality with the </text:span></text:span><text:span text:style-name="_5f_OOoComputerSpecial"><text:span text:style-name="T231">setBackspaceUnindents</text:span></text:span><text:span text:style-name="_5f_OOoComputerSpecial"><text:span text:style-name="T219"> method. When set to </text:span></text:span><text:span text:style-name="_5f_OOoComputerSpecial"><text:span text:style-name="T231">True</text:span></text:span><text:span text:style-name="_5f_OOoComputerSpecial"><text:span text:style-name="T219">, this makes pressing the backspace key unindent to columns aligned to the tab width property. Basicaly when pressing backspace and there are only whitespaces before the cursor position, the cursor will move exactly like as if it was unindenting.</text:span></text:span></text:p>
            </text:list-item>
            <text:list-item>
              <text:p text:style-name="P238"><text:span text:style-name="_5f_OOoComputerSpecial"><text:span text:style-name="T220">Line 22 makes the indentation guides (vertical dots where indentations align) visible if set to </text:span></text:span><text:span text:style-name="_5f_OOoComputerSpecial"><text:span text:style-name="T232">True</text:span></text:span><text:span text:style-name="_5f_OOoComputerSpecial"><text:span text:style-name="T220"> with the </text:span></text:span><text:span text:style-name="_5f_OOoComputerSpecial"><text:span text:style-name="T232">setIndentationGuides</text:span></text:span><text:span text:style-name="_5f_OOoComputerSpecial"><text:span text:style-name="T220"> method.</text:span></text:span></text:p>
            </text:list-item>
          </text:list>
        </text:list-item>
      </text:list>
      <text:p text:style-name="P115"><text:span text:style-name="_5f_OOoComputerSpecial"><text:span text:style-name="T179"/></text:span></text:p>
      <text:p text:style-name="P60"><text:span text:style-name="_5f_OOoComputerSpecial"><text:span text:style-name="T100"/></text:span></text:p>
      <text:h text:style-name="P131" text:outline-level="1"><text:bookmark-start text:name="__RefHeading___Toc5096_828957953"/><text:span text:style-name="_5f_OOoComputerSpecial"><text:span text:style-name="T359">FUTURE CHAPTERS:</text:span></text:span><text:bookmark-end text:name="__RefHeading___Toc5096_828957953"/></text:h>
      <text:list xml:id="list688838604390749867" text:style-name="L26">
        <text:list-item>
          <text:list>
            <text:list-item>
              <text:h text:style-name="P142" text:outline-level="2"><text:span text:style-name="_5f_OOoComputerSpecial"><text:span text:style-name="T429">Creating </text:span></text:span><text:span text:style-name="_5f_OOoComputerSpecial"><text:span text:style-name="T430">a </text:span></text:span><text:span text:style-name="_5f_OOoComputerSpecial"><text:span text:style-name="T433">Nim</text:span></text:span><text:span text:style-name="_5f_OOoComputerSpecial"><text:span text:style-name="T434"> </text:span></text:span><text:span text:style-name="_5f_OOoComputerSpecial"><text:span text:style-name="T436">programming language</text:span></text:span><text:span text:style-name="_5f_OOoComputerSpecial"><text:span text:style-name="T430"> lexe</text:span></text:span><text:span text:style-name="_5f_OOoComputerSpecial"><text:span text:style-name="T431">r</text:span></text:span></text:h>
            </text:list-item>
            <text:list-item>
              <text:h text:style-name="P142" text:outline-level="2"><text:span text:style-name="_5f_OOoComputerSpecial"><text:span text:style-name="T432">Show an example of a </text:span></text:span><text:span text:style-name="_5f_OOoComputerSpecial"><text:span text:style-name="T435">Cython</text:span></text:span><text:span text:style-name="_5f_OOoComputerSpecial"><text:span text:style-name="T432"> compiled lexer</text:span></text:span></text:h>
            </text:list-item>
          </text:list>
        </text:list-item>
      </text:list>
      <text:h text:style-name="P132" text:outline-level="1"><text:bookmark-start text:name="__RefHeading___Toc3007_908872987"/><text:span text:style-name="_5f_OOoComputerSpecial"><text:span text:style-name="T357">X</text:span></text:span><text:span text:style-name="_5f_OOoComputerSpecial"><text:span text:style-name="T355">. Appendix: </text:span></text:span><text:span text:style-name="_5f_OOoComputerSpecial"><text:span text:style-name="T356">c</text:span></text:span><text:span text:style-name="_5f_OOoComputerSpecial"><text:span text:style-name="T355">ode examples</text:span></text:span><text:bookmark-end text:name="__RefHeading___Toc3007_908872987"/></text:h>
      <text:h text:style-name="P143" text:outline-level="2"><text:bookmark-start text:name="__RefHeading___Toc2998_908872987"/><text:span text:style-name="_5f_OOoComputerSpecial"><text:span text:style-name="T358">X.1. Hello World</text:span></text:span><text:bookmark-end text:name="__RefHeading___Toc2998_908872987"/></text:h>
      <text:p text:style-name="P98"><text:span text:style-name="_5f_OOoComputerComment"><text:span text:style-name="T72"># Import the PyQt module with all of the graphical widgets</text:span></text:span></text:p>
      <text:p text:style-name="P98"><text:span text:style-name="_5f_OOoComputerKeyWord">import</text:span> <text:span text:style-name="_5f_OOoComputerIdent">PyQt</text:span><text:span text:style-name="_5f_OOoComputerIdent"><text:span text:style-name="T315">5</text:span></text:span><text:span text:style-name="_5f_OOoComputerSpecial">.</text:span><text:span text:style-name="_5f_OOoComputerIdent">QtGui</text:span></text:p>
      <text:p text:style-name="P98"><text:span text:style-name="_5f_OOoComputerComment"><text:span text:style-name="T72"># Import the QScintilla module</text:span></text:span></text:p>
      <text:p text:style-name="P98"><text:span text:style-name="_5f_OOoComputerKeyWord">import</text:span> <text:span text:style-name="_5f_OOoComputerIdent">PyQt</text:span><text:span text:style-name="_5f_OOoComputerIdent"><text:span text:style-name="T315">5</text:span></text:span><text:span text:style-name="_5f_OOoComputerSpecial">.</text:span><text:span text:style-name="_5f_OOoComputerIdent">Qsci</text:span></text:p>
      <text:p text:style-name="P98"><text:span text:style-name="_5f_OOoComputerComment"><text:span text:style-name="T72"># Import Python's sys module needed to get the application arguments</text:span></text:span></text:p>
      <text:p text:style-name="P98"><text:span text:style-name="_5f_OOoComputerKeyWord">import</text:span> <text:span text:style-name="_5f_OOoComputerIdent">sys</text:span></text:p>
      <text:p text:style-name="P98"/>
      <text:p text:style-name="P98"><text:span text:style-name="_5f_OOoComputerComment"><text:span text:style-name="T72"># Create the main PyQt application object and give it the</text:span></text:span></text:p>
      <text:p text:style-name="P98"><text:span text:style-name="_5f_OOoComputerComment"><text:span text:style-name="T72"># command line arguments passed to the Python application</text:span></text:span></text:p>
      <text:p text:style-name="P98"><text:span text:style-name="_5f_OOoComputerIdent">application</text:span> <text:span text:style-name="_5f_OOoComputerSpecial">=</text:span> <text:span text:style-name="_5f_OOoComputerIdent">PyQt</text:span><text:span text:style-name="_5f_OOoComputerIdent"><text:span text:style-name="T315">5</text:span></text:span><text:span text:style-name="_5f_OOoComputerSpecial">.</text:span><text:span text:style-name="_5f_OOoComputerIdent">Qt</text:span><text:span text:style-name="_5f_OOoComputerIdent"><text:span text:style-name="T315">Widgets</text:span></text:span><text:span text:style-name="_5f_OOoComputerSpecial">.</text:span><text:span text:style-name="_5f_OOoComputerIdent">Q</text:span><text:span text:style-name="_5f_OOoComputerIdent"><text:span text:style-name="T321">A</text:span></text:span><text:span text:style-name="_5f_OOoComputerIdent">pplication</text:span><text:span text:style-name="_5f_OOoComputerSpecial">(</text:span><text:span text:style-name="_5f_OOoComputerIdent">sys</text:span><text:span text:style-name="_5f_OOoComputerSpecial">.</text:span><text:span text:style-name="_5f_OOoComputerIdent">argv</text:span><text:span text:style-name="_5f_OOoComputerSpecial">)</text:span></text:p>
      <text:p text:style-name="P98"/>
      <text:p text:style-name="P98"><text:span text:style-name="_5f_OOoComputerComment"><text:span text:style-name="T72"># Create a QScintil</text:span></text:span><text:span text:style-name="_5f_OOoComputerComment"><text:span text:style-name="T76">l</text:span></text:span><text:span text:style-name="_5f_OOoComputerComment"><text:span text:style-name="T72">a editor instance</text:span></text:span></text:p>
      <text:p text:style-name="P98"><text:span text:style-name="_5f_OOoComputerIdent">editor</text:span> <text:span text:style-name="_5f_OOoComputerSpecial">=</text:span> <text:span text:style-name="_5f_OOoComputerIdent">PyQt</text:span><text:span text:style-name="_5f_OOoComputerIdent"><text:span text:style-name="T315">5</text:span></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p>
      <text:p text:style-name="P98"><text:span text:style-name="_5f_OOoComputerComment"><text:span text:style-name="T72"># </text:span></text:span><text:span text:style-name="_5f_OOoComputerComment"><text:span text:style-name="T77">Put the “Hello World” text into the editing area of the editor</text:span></text:span></text:p>
      <text:p text:style-name="P98"><text:span text:style-name="_5f_OOoComputerIdent">editor</text:span><text:span text:style-name="_5f_OOoComputerSpecial">.</text:span><text:span text:style-name="_5f_OOoComputerIdent"><text:span text:style-name="T323">setText</text:span></text:span><text:span text:style-name="_5f_OOoComputerSpecial">("</text:span><text:span text:style-name="_5f_OOoComputerSpecial"><text:span text:style-name="T323">Hello World</text:span></text:span><text:span text:style-name="_5f_OOoComputerSpecial">")</text:span></text:p>
      <text:p text:style-name="P98"><text:span text:style-name="_5f_OOoComputerComment"><text:span text:style-name="T72"># </text:span></text:span><text:span text:style-name="_5f_OOoComputerComment"><text:span text:style-name="T73">As the QScintilla object inherits from the Q</text:span></text:span><text:span text:style-name="_5f_OOoComputerComment"><text:span text:style-name="T75">W</text:span></text:span><text:span text:style-name="_5f_OOoComputerComment"><text:span text:style-name="T73">idget </text:span></text:span><text:span text:style-name="_5f_OOoComputerComment"><text:span text:style-name="T74">object</text:span></text:span><text:span text:style-name="_5f_OOoComputerComment"><text:span text:style-name="T73"> it has</text:span></text:span></text:p>
      <text:p text:style-name="P98"><text:span text:style-name="_5f_OOoComputerComment"><text:span text:style-name="T73"># </text:span></text:span><text:span text:style-name="_5f_OOoComputerComment"><text:span text:style-name="T78">the </text:span></text:span><text:span text:style-name="_5f_OOoComputerComment"><text:span text:style-name="T73">show method which displays the widget on the screen. </text:span></text:span><text:span text:style-name="_5f_OOoComputerComment"><text:span text:style-name="T79">THIS WAY</text:span></text:span></text:p>
      <text:p text:style-name="P98"><text:span text:style-name="_5f_OOoComputerComment"><text:span text:style-name="T79"># OF DISPLAYING THE EDIT</text:span></text:span><text:span text:style-name="_5f_OOoComputerComment"><text:span text:style-name="T80">OR</text:span></text:span><text:span text:style-name="_5f_OOoComputerComment"><text:span text:style-name="T79"> SHOULD NOT BE USE FOR ANYTHING OTHER THAN</text:span></text:span></text:p>
      <text:p text:style-name="P98"><text:span text:style-name="_5f_OOoComputerComment"><text:span text:style-name="T79"># TESTING PURPOSES! USE THE QMainWindow WIDGET AND SET IT'S CENTRAL</text:span></text:span></text:p>
      <text:p text:style-name="P98"><text:span text:style-name="_5f_OOoComputerComment"><text:span text:style-name="T79"># WIDGET TO BE THE EDITOR, </text:span></text:span><text:span text:style-name="_5f_OOoComputerComment"><text:span text:style-name="T81">SO THAT THE EVENTS ARE PROPERLY HANDLED</text:span></text:span><text:span text:style-name="_5f_OOoComputerComment"><text:span text:style-name="T79">!</text:span></text:span></text:p>
      <text:p text:style-name="P98"><text:span text:style-name="_5f_OOoComputerIdent">editor</text:span><text:span text:style-name="_5f_OOoComputerSpecial">.</text:span><text:span text:style-name="_5f_OOoComputerIdent">show</text:span><text:span text:style-name="_5f_OOoComputerSpecial">()</text:span></text:p>
      <text:p text:style-name="P98"/>
      <text:p text:style-name="P98"><text:span text:style-name="_5f_OOoComputerComment"><text:span text:style-name="T72"># Execute the application</text:span></text:span></text:p>
      <text:p text:style-name="P99"><text:span text:style-name="_5f_OOoComputerIdent"><text:span text:style-name="T71">application</text:span></text:span><text:span text:style-name="_5f_OOoComputerSpecial"><text:span text:style-name="T71">.</text:span></text:span><text:span text:style-name="_5f_OOoComputerKeyWord"><text:span text:style-name="T71">exec</text:span></text:span><text:span text:style-name="_5f_OOoComputerIdent"><text:span text:style-name="T71">_</text:span></text:span><text:span text:style-name="_5f_OOoComputerSpecial"><text:span text:style-name="T71">()</text:span></text:span></text:p>
      <text:h text:style-name="P143" text:outline-level="2"><text:bookmark-start text:name="__RefHeading___Toc3009_908872987"/><text:span text:style-name="_5f_OOoComputerSpecial"><text:span text:style-name="T358">X.2. Customization</text:span></text:span><text:bookmark-end text:name="__RefHeading___Toc3009_908872987"/></text:h>
      <text:p text:style-name="P94"><text:span text:style-name="_5f_OOoComputerLiteral">"""</text:span></text:p>
      <text:p text:style-name="P94"><text:span text:style-name="_5f_OOoComputerIdent"><text:span text:style-name="T274">Initialization</text:span></text:span></text:p>
      <text:p text:style-name="P94"><text:span text:style-name="_5f_OOoComputerLiteral"><text:span text:style-name="T438">"""</text:span></text:span></text:p>
      <text:p text:style-name="P93"><text:span text:style-name="_5f_OOoComputerComment"># Import the PyQt5 module with some of the GUI widgets</text:span></text:p>
      <text:p text:style-name="P93"><text:span text:style-name="_5f_OOoComputerKeyWord">import</text:span> <text:span text:style-name="_5f_OOoComputerIdent">PyQt5</text:span><text:span text:style-name="_5f_OOoComputerSpecial">.</text:span><text:span text:style-name="_5f_OOoComputerIdent">QtWidgets</text:span></text:p>
      <text:p text:style-name="P93"><text:span text:style-name="_5f_OOoComputerComment"># Import the QScintilla module</text:span></text:p>
      <text:p text:style-name="P93"><text:span text:style-name="_5f_OOoComputerKeyWord">import</text:span> <text:span text:style-name="_5f_OOoComputerIdent">PyQt5</text:span><text:span text:style-name="_5f_OOoComputerSpecial">.</text:span><text:span text:style-name="_5f_OOoComputerIdent">Qsci</text:span></text:p>
      <text:p text:style-name="P93"><text:span text:style-name="_5f_OOoComputerComment"># Import Python's sys module needed to get the</text:span></text:p>
      <text:p text:style-name="P93"><text:span text:style-name="_5f_OOoComputerComment"><text:span text:style-name="T348">#</text:span></text:span><text:span text:style-name="_5f_OOoComputerComment"> application arguments</text:span></text:p>
      <text:p text:style-name="P93"><text:span text:style-name="_5f_OOoComputerKeyWord">import</text:span> <text:span text:style-name="_5f_OOoComputerIdent">sys</text:span></text:p>
      <text:p text:style-name="P93"/>
      <text:p text:style-name="P93"><text:span text:style-name="_5f_OOoComputerComment"># Create the main PyQt application object</text:span></text:p>
      <text:p text:style-name="P93"><text:span text:style-name="_5f_OOoComputerIdent">application</text:span> <text:span text:style-name="_5f_OOoComputerSpecial">=</text:span> <text:span text:style-name="_5f_OOoComputerIdent">PyQt5</text:span><text:span text:style-name="_5f_OOoComputerSpecial">.</text:span><text:span text:style-name="_5f_OOoComputerIdent">QtWidgets</text:span><text:span text:style-name="_5f_OOoComputerSpecial">.</text:span><text:span text:style-name="_5f_OOoComputerIdent">QApplication</text:span><text:span text:style-name="_5f_OOoComputerSpecial">(</text:span><text:span text:style-name="_5f_OOoComputerIdent">sys</text:span><text:span text:style-name="_5f_OOoComputerSpecial">.</text:span><text:span text:style-name="_5f_OOoComputerIdent">argv</text:span><text:span text:style-name="_5f_OOoComputerSpecial">)</text:span></text:p>
      <text:p text:style-name="P93"/>
      <text:p text:style-name="P93"><text:span text:style-name="_5f_OOoComputerComment"># Create a QScintila editor instance</text:span></text:p>
      <text:p text:style-name="P93"><text:soft-page-break/><text:span text:style-name="_5f_OOoComputerIdent">editor</text:span> <text:span text:style-name="_5f_OOoComputerSpecial">=</text:span> <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p>
      <text:p text:style-name="P93"><text:span text:style-name="_5f_OOoComputerComment"># Set the initial text</text:span></text:p>
      <text:p text:style-name="P93"><text:span text:style-name="_5f_OOoComputerIdent">editor</text:span><text:span text:style-name="_5f_OOoComputerSpecial">.</text:span><text:span text:style-name="_5f_OOoComputerIdent">setText</text:span><text:span text:style-name="_5f_OOoComputerSpecial">(</text:span><text:span text:style-name="_5f_OOoComputerLiteral">"Inicialization example."</text:span><text:span text:style-name="_5f_OOoComputerSpecial">)</text:span></text:p>
      <text:p text:style-name="P93"><text:span text:style-name="_5f_OOoComputerComment"># Append some text</text:span></text:p>
      <text:p text:style-name="P93"><text:span text:style-name="_5f_OOoComputerIdent">editor</text:span><text:span text:style-name="_5f_OOoComputerSpecial">.</text:span><text:span text:style-name="_5f_OOoComputerIdent">append</text:span><text:span text:style-name="_5f_OOoComputerSpecial">(</text:span><text:span text:style-name="_5f_OOoComputerLiteral">"\nAdded text."</text:span><text:span text:style-name="_5f_OOoComputerSpecial">)</text:span></text:p>
      <text:p text:style-name="P93"/>
      <text:p text:style-name="P93"><text:span text:style-name="_5f_OOoComputerLiteral">"""</text:span></text:p>
      <text:p text:style-name="P93"><text:span text:style-name="_5f_OOoComputerIdent"><text:span text:style-name="T271">Customization</text:span></text:span><text:span text:style-name="T271"> </text:span><text:span text:style-name="_5f_OOoComputerSpecial"><text:span text:style-name="T271">-</text:span></text:span><text:span text:style-name="T271"> </text:span><text:span text:style-name="_5f_OOoComputerIdent"><text:span text:style-name="T271">GENERAL</text:span></text:span></text:p>
      <text:p text:style-name="P93"><text:span text:style-name="_5f_OOoComputerLiteral">"""</text:span></text:p>
      <text:p text:style-name="P93"><text:span text:style-name="_5f_OOoComputerComment"># Disable the lexer</text:span></text:p>
      <text:p text:style-name="P93"><text:span text:style-name="_5f_OOoComputerIdent">editor</text:span><text:span text:style-name="_5f_OOoComputerSpecial">.</text:span><text:span text:style-name="_5f_OOoComputerIdent">setLexer</text:span><text:span text:style-name="_5f_OOoComputerSpecial">(</text:span><text:span text:style-name="_5f_OOoComputerKeyWord">None</text:span><text:span text:style-name="_5f_OOoComputerSpecial">)</text:span></text:p>
      <text:p text:style-name="P93"><text:span text:style-name="_5f_OOoComputerComment"># Set the encoding to UTF-8</text:span></text:p>
      <text:p text:style-name="P93"><text:span text:style-name="_5f_OOoComputerIdent">editor</text:span><text:span text:style-name="_5f_OOoComputerSpecial">.</text:span><text:span text:style-name="_5f_OOoComputerIdent">setUtf8</text:span><text:span text:style-name="_5f_OOoComputerSpecial">(</text:span><text:span text:style-name="_5f_OOoComputerIdent">True</text:span><text:span text:style-name="_5f_OOoComputerSpecial">)</text:span></text:p>
      <text:p text:style-name="P93"><text:span text:style-name="_5f_OOoComputerComment"># Set the End-Of-Line character to Unix style ('\n')</text:span></text:p>
      <text:p text:style-name="P93"><text:span text:style-name="_5f_OOoComputerIdent">editor</text:span><text:span text:style-name="_5f_OOoComputerSpecial">.</text:span><text:span text:style-name="_5f_OOoComputerIdent">setEol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olUnix</text:span><text:span text:style-name="_5f_OOoComputerSpecial">)</text:span></text:p>
      <text:p text:style-name="P93"><text:span text:style-name="_5f_OOoComputerComment"># Make End-Of-Line characters visible</text:span></text:p>
      <text:p text:style-name="P93"><text:span text:style-name="_5f_OOoComputerIdent">editor</text:span><text:span text:style-name="_5f_OOoComputerSpecial">.</text:span><text:span text:style-name="_5f_OOoComputerIdent">setEolVisibility</text:span><text:span text:style-name="_5f_OOoComputerSpecial">(</text:span><text:span text:style-name="_5f_OOoComputerIdent">True</text:span><text:span text:style-name="_5f_OOoComputerSpecial">)</text:span></text:p>
      <text:p text:style-name="P93"><text:span text:style-name="_5f_OOoComputerComment"># Set the zoom factor, the factor is in points.</text:span></text:p>
      <text:p text:style-name="P93"><text:span text:style-name="_5f_OOoComputerIdent">editor</text:span><text:span text:style-name="_5f_OOoComputerSpecial">.</text:span><text:span text:style-name="_5f_OOoComputerIdent">zoomTo</text:span><text:span text:style-name="_5f_OOoComputerSpecial">(</text:span><text:span text:style-name="_5f_OOoComputerLiteral">4</text:span><text:span text:style-name="_5f_OOoComputerSpecial">)</text:span></text:p>
      <text:p text:style-name="P93"/>
      <text:p text:style-name="P97"><text:span text:style-name="_5f_OOoComputerLiteral"><text:span text:style-name="T271">"""</text:span></text:span></text:p>
      <text:p text:style-name="P97"><text:span text:style-name="_5f_OOoComputerIdent"><text:span text:style-name="T271">Customization</text:span></text:span><text:span text:style-name="T271"> </text:span><text:span text:style-name="_5f_OOoComputerSpecial"><text:span text:style-name="T271">-</text:span></text:span><text:span text:style-name="T271"> </text:span><text:span text:style-name="_5f_OOoComputerIdent"><text:span text:style-name="T271">LINE</text:span></text:span><text:span text:style-name="T271"> </text:span><text:span text:style-name="_5f_OOoComputerIdent"><text:span text:style-name="T271">WRAPPING</text:span></text:span></text:p>
      <text:p text:style-name="P97"><text:span text:style-name="_5f_OOoComputerLiteral"><text:span text:style-name="T271">"""</text:span></text:span></text:p>
      <text:p text:style-name="P97"><text:span text:style-name="_5f_OOoComputerComment"># Set the text wrapping mode to word wrap</text:span></text:p>
      <text:p text:style-name="P97"><text:span text:style-name="_5f_OOoComputerIdent">editor</text:span><text:span text:style-name="_5f_OOoComputerSpecial">.</text:span><text:span text:style-name="_5f_OOoComputerIdent">setWrap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WrapWord</text:span><text:span text:style-name="_5f_OOoComputerSpecial">)</text:span></text:p>
      <text:p text:style-name="P97"><text:span text:style-name="_5f_OOoComputerComment"># Set the text wrapping mode visual indication</text:span></text:p>
      <text:p text:style-name="P97"><text:span text:style-name="_5f_OOoComputerIdent"><text:span text:style-name="T441">editor</text:span></text:span><text:span text:style-name="_5f_OOoComputerSpecial"><text:span text:style-name="T441">.</text:span></text:span><text:span text:style-name="_5f_OOoComputerIdent"><text:span text:style-name="T441">setWrapVisualFlags</text:span></text:span><text:span text:style-name="_5f_OOoComputerSpecial"><text:span text:style-name="T441">(</text:span></text:span><text:span text:style-name="_5f_OOoComputerIdent"><text:span text:style-name="T441">PyQt5</text:span></text:span><text:span text:style-name="_5f_OOoComputerSpecial"><text:span text:style-name="T441">.</text:span></text:span><text:span text:style-name="_5f_OOoComputerIdent"><text:span text:style-name="T441">Qsci</text:span></text:span><text:span text:style-name="_5f_OOoComputerSpecial"><text:span text:style-name="T441">.</text:span></text:span><text:span text:style-name="_5f_OOoComputerIdent"><text:span text:style-name="T441">QsciScintilla</text:span></text:span><text:span text:style-name="_5f_OOoComputerSpecial"><text:span text:style-name="T441">.</text:span></text:span><text:span text:style-name="_5f_OOoComputerIdent"><text:span text:style-name="T441">WrapFlagByText</text:span></text:span><text:span text:style-name="_5f_OOoComputerSpecial"><text:span text:style-name="T441">)</text:span></text:span></text:p>
      <text:p text:style-name="P97"><text:span text:style-name="_5f_OOoComputerComment"># Set the text wrapping to indent the wrapped lines</text:span></text:p>
      <text:p text:style-name="P97"><text:span text:style-name="_5f_OOoComputerIdent"><text:span text:style-name="T441">editor</text:span></text:span><text:span text:style-name="_5f_OOoComputerSpecial"><text:span text:style-name="T441">.</text:span></text:span><text:span text:style-name="_5f_OOoComputerIdent"><text:span text:style-name="T441">setWrapIndentMode</text:span></text:span><text:span text:style-name="_5f_OOoComputerSpecial"><text:span text:style-name="T441">(</text:span></text:span><text:span text:style-name="_5f_OOoComputerIdent"><text:span text:style-name="T441">PyQt5</text:span></text:span><text:span text:style-name="_5f_OOoComputerSpecial"><text:span text:style-name="T441">.</text:span></text:span><text:span text:style-name="_5f_OOoComputerIdent"><text:span text:style-name="T441">Qsci</text:span></text:span><text:span text:style-name="_5f_OOoComputerSpecial"><text:span text:style-name="T441">.</text:span></text:span><text:span text:style-name="_5f_OOoComputerIdent"><text:span text:style-name="T441">QsciScintilla</text:span></text:span><text:span text:style-name="_5f_OOoComputerSpecial"><text:span text:style-name="T441">.</text:span></text:span><text:span text:style-name="_5f_OOoComputerIdent"><text:span text:style-name="T441">WrapIndentSame</text:span></text:span><text:span text:style-name="_5f_OOoComputerSpecial"><text:span text:style-name="T441">)</text:span></text:span></text:p>
      <text:p text:style-name="P93"/>
      <text:p text:style-name="P93"><text:span text:style-name="_5f_OOoComputerLiteral">"""</text:span></text:p>
      <text:p text:style-name="P93"><text:span text:style-name="_5f_OOoComputerIdent"><text:span text:style-name="T271">Customization</text:span></text:span><text:span text:style-name="T271"> </text:span><text:span text:style-name="_5f_OOoComputerSpecial"><text:span text:style-name="T271">-</text:span></text:span><text:span text:style-name="T271"> </text:span><text:span text:style-name="_5f_OOoComputerIdent"><text:span text:style-name="T271">EDGE</text:span></text:span><text:span text:style-name="T271"> </text:span><text:span text:style-name="_5f_OOoComputerIdent"><text:span text:style-name="T271">MARKER</text:span></text:span></text:p>
      <text:p text:style-name="P93"><text:span text:style-name="_5f_OOoComputerLiteral">"""</text:span></text:p>
      <text:p text:style-name="P93"><text:span text:style-name="_5f_OOoComputerComment"># Set the edge marker's position and set it to color the background</text:span></text:p>
      <text:p text:style-name="P93"><text:span text:style-name="_5f_OOoComputerComment"># when a line goes over the limit of 50 characters</text:span></text:p>
      <text:p text:style-name="P93"><text:span text:style-name="_5f_OOoComputerIdent">editor</text:span><text:span text:style-name="_5f_OOoComputerSpecial">.</text:span><text:span text:style-name="_5f_OOoComputerIdent">setEdge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dgeBackground</text:span><text:span text:style-name="_5f_OOoComputerSpecial">)</text:span></text:p>
      <text:p text:style-name="P93"><text:span text:style-name="_5f_OOoComputerIdent">editor</text:span><text:span text:style-name="_5f_OOoComputerSpecial">.</text:span><text:span text:style-name="_5f_OOoComputerIdent">setEdgeColumn</text:span><text:span text:style-name="_5f_OOoComputerSpecial">(</text:span><text:span text:style-name="_5f_OOoComputerLiteral">50</text:span><text:span text:style-name="_5f_OOoComputerSpecial">)</text:span></text:p>
      <text:p text:style-name="P93"><text:span text:style-name="_5f_OOoComputerIdent">edge_color</text:span> <text:span text:style-name="_5f_OOoComputerSpecial">=</text:span> <text:span text:style-name="_5f_OOoComputerIdent">caret_f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ff00ff00"</text:span><text:span text:style-name="_5f_OOoComputerSpecial">)</text:span></text:p>
      <text:p text:style-name="P93"><text:span text:style-name="_5f_OOoComputerIdent">editor</text:span><text:span text:style-name="_5f_OOoComputerSpecial">.</text:span><text:span text:style-name="_5f_OOoComputerIdent">setEdgeColor</text:span><text:span text:style-name="_5f_OOoComputerSpecial">(</text:span><text:span text:style-name="_5f_OOoComputerIdent">edge_color</text:span><text:span text:style-name="_5f_OOoComputerSpecial">)</text:span></text:p>
      <text:p text:style-name="P93"><text:span text:style-name="_5f_OOoComputerComment"># Add a long line that will display the edge marker coloring</text:span></text:p>
      <text:p text:style-name="P93"><text:span text:style-name="_5f_OOoComputerIdent">editor</text:span><text:span text:style-name="_5f_OOoComputerSpecial">.</text:span><text:span text:style-name="_5f_OOoComputerIdent">append</text:span><text:span text:style-name="_5f_OOoComputerSpecial">(</text:span><text:span text:style-name="_5f_OOoComputerLiteral">"\nSome long line that will display the edge marker's functionality."</text:span><text:span text:style-name="_5f_OOoComputerSpecial">)</text:span></text:p>
      <text:p text:style-name="P93"/>
      <text:p text:style-name="P93"><text:soft-page-break/><text:span text:style-name="_5f_OOoComputerLiteral">"""</text:span></text:p>
      <text:p text:style-name="P93"><text:span text:style-name="_5f_OOoComputerIdent"><text:span text:style-name="T271">Customization</text:span></text:span><text:span text:style-name="T271"> </text:span><text:span text:style-name="_5f_OOoComputerSpecial"><text:span text:style-name="T271">-</text:span></text:span><text:span text:style-name="T271"> </text:span><text:span text:style-name="_5f_OOoComputerIdent"><text:span text:style-name="T271">INDENTATION</text:span></text:span></text:p>
      <text:p text:style-name="P93"><text:span text:style-name="_5f_OOoComputerLiteral">"""</text:span></text:p>
      <text:p text:style-name="P93"><text:span text:style-name="_5f_OOoComputerComment"># Set indentation with spaces instead of tabs</text:span></text:p>
      <text:p text:style-name="P93"><text:span text:style-name="_5f_OOoComputerIdent">editor</text:span><text:span text:style-name="_5f_OOoComputerSpecial">.</text:span><text:span text:style-name="_5f_OOoComputerIdent">setIndentationsUseTabs</text:span><text:span text:style-name="_5f_OOoComputerSpecial">(</text:span><text:span text:style-name="_5f_OOoComputerIdent">False</text:span><text:span text:style-name="_5f_OOoComputerSpecial">)</text:span></text:p>
      <text:p text:style-name="P95"><text:span text:style-name="_5f_OOoComputerComment"># Set the tab width to 4 spaces</text:span></text:p>
      <text:p text:style-name="P95"><text:span text:style-name="_5f_OOoComputerIdent">editor</text:span><text:span text:style-name="_5f_OOoComputerSpecial">.</text:span><text:span text:style-name="_5f_OOoComputerIdent">setTabWidth</text:span><text:span text:style-name="_5f_OOoComputerSpecial">(</text:span><text:span text:style-name="_5f_OOoComputerLiteral">4</text:span><text:span text:style-name="_5f_OOoComputerSpecial">)</text:span></text:p>
      <text:p text:style-name="P96"><text:span text:style-name="_5f_OOoComputerComment"><text:span text:style-name="T450"># Set tab indent mode, see the 3.3.4 chapter in QSciDocs</text:span></text:span></text:p>
      <text:p text:style-name="P96"><text:span text:style-name="_5f_OOoComputerComment"><text:span text:style-name="T450"># for a detailed explanation</text:span></text:span></text:p>
      <text:p text:style-name="P93"><text:span text:style-name="_5f_OOoComputerIdent">editor</text:span><text:span text:style-name="_5f_OOoComputerSpecial">.</text:span><text:span text:style-name="_5f_OOoComputerIdent">setTabIndents</text:span><text:span text:style-name="_5f_OOoComputerSpecial">(</text:span><text:span text:style-name="_5f_OOoComputerIdent"><text:span text:style-name="T453">True</text:span></text:span><text:span text:style-name="_5f_OOoComputerSpecial">)</text:span></text:p>
      <text:p text:style-name="P93"><text:span text:style-name="_5f_OOoComputerComment"># Set autoindentation mode to maintain the indentation</text:span></text:p>
      <text:p text:style-name="P93"><text:span text:style-name="_5f_OOoComputerComment"><text:span text:style-name="T349">#</text:span></text:span><text:span text:style-name="_5f_OOoComputerComment"> level of the previous line (the editor's lexer HAS</text:span></text:p>
      <text:p text:style-name="P93"><text:span text:style-name="_5f_OOoComputerComment"><text:span text:style-name="T350">#</text:span></text:span><text:span text:style-name="_5f_OOoComputerComment"> to be disabled)</text:span></text:p>
      <text:p text:style-name="P93"><text:span text:style-name="_5f_OOoComputerIdent">editor</text:span><text:span text:style-name="_5f_OOoComputerSpecial">.</text:span><text:span text:style-name="_5f_OOoComputerIdent">setAutoIndent</text:span><text:span text:style-name="_5f_OOoComputerSpecial">(</text:span><text:span text:style-name="_5f_OOoComputerIdent">True</text:span><text:span text:style-name="_5f_OOoComputerSpecial">)</text:span></text:p>
      <text:p text:style-name="P93"><text:span text:style-name="_5f_OOoComputerComment"># Make the backspace jump back to the tab width guides </text:span></text:p>
      <text:p text:style-name="P93"><text:span text:style-name="_5f_OOoComputerComment"><text:span text:style-name="T346"># </text:span></text:span><text:span text:style-name="_5f_OOoComputerComment">instead of deleting one character, but only when</text:span></text:p>
      <text:p text:style-name="P93"><text:span text:style-name="_5f_OOoComputerComment"><text:span text:style-name="T350">#</text:span></text:span><text:span text:style-name="_5f_OOoComputerComment"> there are ONLY whitespaces on the left side of the</text:span></text:p>
      <text:p text:style-name="P93"><text:span text:style-name="_5f_OOoComputerComment"><text:span text:style-name="T350">#</text:span></text:span><text:span text:style-name="_5f_OOoComputerComment"> curso</text:span><text:span text:style-name="_5f_OOoComputerComment"><text:span text:style-name="T350">r</text:span></text:span></text:p>
      <text:p text:style-name="P93"><text:span text:style-name="_5f_OOoComputerIdent">editor</text:span><text:span text:style-name="_5f_OOoComputerSpecial">.</text:span><text:span text:style-name="_5f_OOoComputerIdent">setBackspaceUnindents</text:span><text:span text:style-name="_5f_OOoComputerSpecial">(</text:span><text:span text:style-name="_5f_OOoComputerIdent">True</text:span><text:span text:style-name="_5f_OOoComputerSpecial">)</text:span></text:p>
      <text:p text:style-name="P93"><text:span text:style-name="_5f_OOoComputerComment"># Set indentation guides to be visible</text:span></text:p>
      <text:p text:style-name="P93"><text:span text:style-name="_5f_OOoComputerIdent">editor</text:span><text:span text:style-name="_5f_OOoComputerSpecial">.</text:span><text:span text:style-name="_5f_OOoComputerIdent">setIndentationGuides</text:span><text:span text:style-name="_5f_OOoComputerSpecial">(</text:span><text:span text:style-name="_5f_OOoComputerIdent">True</text:span><text:span text:style-name="_5f_OOoComputerSpecial">)</text:span></text:p>
      <text:p text:style-name="P93"/>
      <text:p text:style-name="P93"><text:span text:style-name="_5f_OOoComputerLiteral">"""</text:span></text:p>
      <text:p text:style-name="P93"><text:span text:style-name="_5f_OOoComputerIdent"><text:span text:style-name="T271">Customization</text:span></text:span><text:span text:style-name="T271"> </text:span><text:span text:style-name="_5f_OOoComputerSpecial"><text:span text:style-name="T271">-</text:span></text:span><text:span text:style-name="T271"> </text:span><text:span text:style-name="_5f_OOoComputerIdent"><text:span text:style-name="T271">CARET</text:span></text:span><text:span text:style-name="T271"> </text:span><text:span text:style-name="_5f_OOoComputerSpecial"><text:span text:style-name="T271">(</text:span></text:span><text:span text:style-name="_5f_OOoComputerIdent"><text:span text:style-name="T271">the</text:span></text:span><text:span text:style-name="T271"> </text:span><text:span text:style-name="_5f_OOoComputerIdent"><text:span text:style-name="T271">blinking</text:span></text:span><text:span text:style-name="T271"> </text:span><text:span text:style-name="_5f_OOoComputerIdent"><text:span text:style-name="T271">cursor</text:span></text:span><text:span text:style-name="T271"> </text:span><text:span text:style-name="_5f_OOoComputerIdent"><text:span text:style-name="T271">indicator</text:span></text:span><text:span text:style-name="_5f_OOoComputerSpecial"><text:span text:style-name="T271">)</text:span></text:span></text:p>
      <text:p text:style-name="P93"><text:span text:style-name="_5f_OOoComputerLiteral">"""</text:span></text:p>
      <text:p text:style-name="P93"><text:span text:style-name="_5f_OOoComputerComment"># Set the caret color to red</text:span></text:p>
      <text:p text:style-name="P93"><text:span text:style-name="_5f_OOoComputerIdent">caret_f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ffff0000"</text:span><text:span text:style-name="_5f_OOoComputerSpecial">)</text:span></text:p>
      <text:p text:style-name="P93"><text:span text:style-name="_5f_OOoComputerIdent">editor</text:span><text:span text:style-name="_5f_OOoComputerSpecial">.</text:span><text:span text:style-name="_5f_OOoComputerIdent">setCaretForegroundColor</text:span><text:span text:style-name="_5f_OOoComputerSpecial">(</text:span><text:span text:style-name="_5f_OOoComputerIdent">caret_fg_color</text:span><text:span text:style-name="_5f_OOoComputerSpecial">)</text:span></text:p>
      <text:p text:style-name="P93"><text:span text:style-name="_5f_OOoComputerComment"># Enable and set the caret line background color to slightly transparent blue</text:span></text:p>
      <text:p text:style-name="P93"><text:span text:style-name="_5f_OOoComputerIdent">editor</text:span><text:span text:style-name="_5f_OOoComputerSpecial">.</text:span><text:span text:style-name="_5f_OOoComputerIdent">setCaretLineVisible</text:span><text:span text:style-name="_5f_OOoComputerSpecial">(</text:span><text:span text:style-name="_5f_OOoComputerIdent">True</text:span><text:span text:style-name="_5f_OOoComputerSpecial">)</text:span></text:p>
      <text:p text:style-name="P93"><text:span text:style-name="_5f_OOoComputerIdent">caret_b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7f0000ff"</text:span><text:span text:style-name="_5f_OOoComputerSpecial">)</text:span></text:p>
      <text:p text:style-name="P93"><text:span text:style-name="_5f_OOoComputerIdent">editor</text:span><text:span text:style-name="_5f_OOoComputerSpecial">.</text:span><text:span text:style-name="_5f_OOoComputerIdent">setCaretLineBackgroundColor</text:span><text:span text:style-name="_5f_OOoComputerSpecial">(</text:span><text:span text:style-name="_5f_OOoComputerIdent">caret_bg_color</text:span><text:span text:style-name="_5f_OOoComputerSpecial">)</text:span></text:p>
      <text:p text:style-name="P93"><text:span text:style-name="_5f_OOoComputerComment"># Set the caret width of 4 pixels</text:span></text:p>
      <text:p text:style-name="P93"><text:span text:style-name="_5f_OOoComputerIdent">editor</text:span><text:span text:style-name="_5f_OOoComputerSpecial">.</text:span><text:span text:style-name="_5f_OOoComputerIdent">setCaretWidth</text:span><text:span text:style-name="_5f_OOoComputerSpecial">(</text:span><text:span text:style-name="_5f_OOoComputerLiteral">4</text:span><text:span text:style-name="_5f_OOoComputerSpecial">)</text:span></text:p>
      <text:p text:style-name="P93"/>
      <text:p text:style-name="P93"><text:span text:style-name="_5f_OOoComputerLiteral">"""</text:span></text:p>
      <text:p text:style-name="P93"><text:span text:style-name="_5f_OOoComputerIdent"><text:span text:style-name="T271">Customization</text:span></text:span><text:span text:style-name="T271"> </text:span><text:span text:style-name="_5f_OOoComputerSpecial"><text:span text:style-name="T271">-</text:span></text:span><text:span text:style-name="T271"> </text:span><text:span text:style-name="_5f_OOoComputerIdent"><text:span text:style-name="T271">AUTOCOMPLETION</text:span></text:span><text:span text:style-name="T271"> </text:span><text:span text:style-name="_5f_OOoComputerSpecial"><text:span text:style-name="T271">(</text:span></text:span><text:span text:style-name="_5f_OOoComputerIdent"><text:span text:style-name="T271">Partially</text:span></text:span><text:span text:style-name="T271"> </text:span><text:span text:style-name="_5f_OOoComputerIdent"><text:span text:style-name="T271">usable</text:span></text:span><text:span text:style-name="T271"> </text:span><text:span text:style-name="_5f_OOoComputerIdent"><text:span text:style-name="T271">without</text:span></text:span><text:span text:style-name="T271"> </text:span><text:span text:style-name="_5f_OOoComputerIdent"><text:span text:style-name="T271">a</text:span></text:span><text:span text:style-name="T271"> </text:span><text:span text:style-name="_5f_OOoComputerIdent"><text:span text:style-name="T271">lexer</text:span></text:span><text:span text:style-name="_5f_OOoComputerSpecial"><text:span text:style-name="T271">)</text:span></text:span></text:p>
      <text:p text:style-name="P93"><text:span text:style-name="_5f_OOoComputerLiteral">"""</text:span></text:p>
      <text:p text:style-name="P93"><text:span text:style-name="_5f_OOoComputerComment"># Set the autocompletions to case INsensitive</text:span></text:p>
      <text:p text:style-name="P93"><text:span text:style-name="_5f_OOoComputerIdent">editor</text:span><text:span text:style-name="_5f_OOoComputerSpecial">.</text:span><text:span text:style-name="_5f_OOoComputerIdent">setAutoCompletionCaseSensitivity</text:span><text:span text:style-name="_5f_OOoComputerSpecial">(</text:span><text:span text:style-name="_5f_OOoComputerIdent">False</text:span><text:span text:style-name="_5f_OOoComputerSpecial">)</text:span></text:p>
      <text:p text:style-name="P93"><text:span text:style-name="_5f_OOoComputerComment"># Set the autocompletion to not replace the word to the right of the cursor</text:span></text:p>
      <text:p text:style-name="P93"><text:span text:style-name="_5f_OOoComputerIdent">editor</text:span><text:span text:style-name="_5f_OOoComputerSpecial">.</text:span><text:span text:style-name="_5f_OOoComputerIdent">setAutoCompletionReplaceWord</text:span><text:span text:style-name="_5f_OOoComputerSpecial">(</text:span><text:span text:style-name="_5f_OOoComputerIdent">False</text:span><text:span text:style-name="_5f_OOoComputerSpecial">)</text:span></text:p>
      <text:p text:style-name="P93"><text:soft-page-break/><text:span text:style-name="_5f_OOoComputerComment"># Set the autocompletion source to be the words in the</text:span></text:p>
      <text:p text:style-name="P93"><text:span text:style-name="_5f_OOoComputerComment"><text:span text:style-name="T346"># </text:span></text:span><text:span text:style-name="_5f_OOoComputerComment">document</text:span></text:p>
      <text:p text:style-name="P93"><text:span text:style-name="_5f_OOoComputerIdent"><text:span text:style-name="T72">editor</text:span></text:span><text:span text:style-name="_5f_OOoComputerSpecial"><text:span text:style-name="T72">.</text:span></text:span><text:span text:style-name="_5f_OOoComputerIdent"><text:span text:style-name="T72">setAutoCompletionSource</text:span></text:span><text:span text:style-name="_5f_OOoComputerSpecial"><text:span text:style-name="T72">(</text:span></text:span><text:span text:style-name="_5f_OOoComputerIdent"><text:span text:style-name="T72">PyQt5</text:span></text:span><text:span text:style-name="_5f_OOoComputerSpecial"><text:span text:style-name="T72">.</text:span></text:span><text:span text:style-name="_5f_OOoComputerIdent"><text:span text:style-name="T72">Qsci</text:span></text:span><text:span text:style-name="_5f_OOoComputerSpecial"><text:span text:style-name="T72">.</text:span></text:span><text:span text:style-name="_5f_OOoComputerIdent"><text:span text:style-name="T72">QsciScintilla</text:span></text:span><text:span text:style-name="_5f_OOoComputerSpecial"><text:span text:style-name="T72">.</text:span></text:span><text:span text:style-name="_5f_OOoComputerIdent"><text:span text:style-name="T72">AcsDocument</text:span></text:span><text:span text:style-name="_5f_OOoComputerSpecial"><text:span text:style-name="T72">)</text:span></text:span></text:p>
      <text:p text:style-name="P93"><text:span text:style-name="_5f_OOoComputerComment"># Set the autocompletion dialog to appear as soon as 1 character is typed</text:span></text:p>
      <text:p text:style-name="P93"><text:span text:style-name="_5f_OOoComputerIdent">editor</text:span><text:span text:style-name="_5f_OOoComputerSpecial">.</text:span><text:span text:style-name="_5f_OOoComputerIdent">setAutoCompletionThreshold</text:span><text:span text:style-name="_5f_OOoComputerSpecial">(</text:span><text:span text:style-name="_5f_OOoComputerLiteral">1</text:span><text:span text:style-name="_5f_OOoComputerSpecial">)</text:span></text:p>
      <text:p text:style-name="P93"/>
      <text:p text:style-name="P93"><text:span text:style-name="_5f_OOoComputerComment"># For the QScintilla editor to properly process events we</text:span></text:p>
      <text:p text:style-name="P93"><text:span text:style-name="_5f_OOoComputerComment"><text:span text:style-name="T347">#</text:span></text:span><text:span text:style-name="_5f_OOoComputerComment"> need to add it to a QMainWindow object.</text:span></text:p>
      <text:p text:style-name="P93"><text:span text:style-name="_5f_OOoComputerIdent">main_window</text:span> <text:span text:style-name="_5f_OOoComputerSpecial">=</text:span> <text:span text:style-name="_5f_OOoComputerIdent">PyQt5</text:span><text:span text:style-name="_5f_OOoComputerSpecial">.</text:span><text:span text:style-name="_5f_OOoComputerIdent">QtWidgets</text:span><text:span text:style-name="_5f_OOoComputerSpecial">.</text:span><text:span text:style-name="_5f_OOoComputerIdent">QMainWindow</text:span><text:span text:style-name="_5f_OOoComputerSpecial">()</text:span></text:p>
      <text:p text:style-name="P93"><text:span text:style-name="_5f_OOoComputerComment"># Set the central widget of the main window to </text:span></text:p>
      <text:p text:style-name="P100"><text:span text:style-name="_5f_OOoComputerComment"><text:span text:style-name="T350"># </text:span></text:span><text:span text:style-name="_5f_OOoComputerComment">be the editor</text:span></text:p>
      <text:p text:style-name="P101"><text:span text:style-name="_5f_OOoComputerIdent">main_window</text:span><text:span text:style-name="_5f_OOoComputerSpecial">.</text:span><text:span text:style-name="_5f_OOoComputerIdent">setCentralWidget</text:span><text:span text:style-name="_5f_OOoComputerSpecial">(</text:span><text:span text:style-name="_5f_OOoComputerIdent">editor</text:span><text:span text:style-name="_5f_OOoComputerSpecial">)</text:span></text:p>
      <text:p text:style-name="P92"><text:span text:style-name="_5f_OOoComputerComment"># Resize the main window and show it on the screen</text:span></text:p>
      <text:p text:style-name="P92"><text:span text:style-name="_5f_OOoComputerIdent">main_window</text:span><text:span text:style-name="_5f_OOoComputerSpecial">.</text:span><text:span text:style-name="_5f_OOoComputerIdent">resize</text:span><text:span text:style-name="_5f_OOoComputerSpecial">(</text:span><text:span text:style-name="_5f_OOoComputerLiteral">800</text:span><text:span text:style-name="_5f_OOoComputerSpecial">,</text:span> <text:span text:style-name="_5f_OOoComputerLiteral">600</text:span><text:span text:style-name="_5f_OOoComputerSpecial">)</text:span></text:p>
      <text:p text:style-name="P92"><text:span text:style-name="_5f_OOoComputerIdent">main_window</text:span><text:span text:style-name="_5f_OOoComputerSpecial">.</text:span><text:span text:style-name="_5f_OOoComputerIdent">show</text:span><text:span text:style-name="_5f_OOoComputerSpecial">()</text:span></text:p>
      <text:p text:style-name="P92"/>
      <text:p text:style-name="P92"><text:span text:style-name="_5f_OOoComputerComment"># Execute the application</text:span></text:p>
      <text:p text:style-name="P92"><text:span text:style-name="_5f_OOoComputerIdent"><text:span text:style-name="T438">application</text:span></text:span><text:span text:style-name="_5f_OOoComputerSpecial"><text:span text:style-name="T438">.</text:span></text:span><text:span text:style-name="_5f_OOoComputerKeyWord"><text:span text:style-name="T438">exec</text:span></text:span><text:span text:style-name="_5f_OOoComputerIdent"><text:span text:style-name="T438">_</text:span></text:span><text:span text:style-name="_5f_OOoComputerSpecial"><text:span text:style-name="T438">()</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ucida console" svg:font-family="'lucida console', sans-serif"/>
    <style:font-face style:name="Calibri" svg:font-family="Calibri" style:font-family-generic="swiss"/>
    <style:font-face style:name="Courier New" svg:font-family="'Courier New'" style:font-family-generic="swiss"/>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Calibri1" svg:font-family="Calibri" style:font-family-generic="swiss" style:font-pitch="variable"/>
    <style:font-face style:name="Microsoft YaHei" svg:font-family="'Microsoft YaHei'" style:font-adornments="Navadno"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mbria" fo:font-family="Cambria" style:font-style-name="Regular" style:font-family-generic="roman" style:font-pitch="variable" style:font-size-asian="10.5pt"/>
    </style:style>
    <style:style style:name="Heading" style:family="paragraph" style:next-style-name="Text_20_body" style:auto-update="true" style:class="text" style:master-page-name="">
      <style:paragraph-properties fo:margin-top="0.423cm" fo:margin-bottom="0.212cm" loext:contextual-spacing="false" style:page-number="auto" fo:keep-with-next="always" style:writing-mode="page"/>
      <style:text-properties style:font-name="Cambria" fo:font-family="Cambria" style:font-style-name="Regular" style:font-family-generic="roman" style:font-pitch="variable" fo:font-size="14pt" fo:font-weight="bold" style:font-name-asian="Microsoft YaHei" style:font-family-asian="'Microsoft YaHei'" style:font-style-name-asian="Navadno" style:font-family-generic-asian="swiss"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size-asian="10.5pt"/>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auto-update="true" style:default-outline-level="3" style:class="text">
      <style:paragraph-properties fo:margin-top="0.247cm" fo:margin-bottom="0.212cm" loext:contextual-spacing="false" style:writing-mode="page"/>
      <style:text-properties style:font-name="Cambria1" fo:font-family="Cambria" style:font-family-generic="roman"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ic Kukovec</meta:initial-creator>
    <meta:creation-date>2016-11-14T10:06:37.528000000</meta:creation-date>
    <dc:date>2017-01-30T18:51:59.324000000</dc:date>
    <dc:creator>Matic Kukovec</dc:creator>
    <meta:editing-duration>P1DT9H47M12S</meta:editing-duration>
    <meta:editing-cycles>456</meta:editing-cycles>
    <meta:generator>LibreOffice/5.2.2.2$Windows_x86 LibreOffice_project/8f96e87c890bf8fa77463cd4b640a2312823f3ad</meta:generator>
    <meta:document-statistic meta:table-count="0" meta:image-count="37" meta:object-count="0" meta:page-count="34" meta:paragraph-count="605" meta:word-count="6237" meta:character-count="40796" meta:non-whitespace-character-count="35344"/>
  </office:meta>
</office:document-meta>
</file>